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2945in"/>
    </style:style>
    <style:style style:name="co3" style:family="table-column">
      <style:table-column-properties fo:break-before="auto" style:column-width="1.5201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1.5957in"/>
    </style:style>
    <style:style style:name="co6" style:family="table-column">
      <style:table-column-properties fo:break-before="auto" style:column-width="1.8646in"/>
    </style:style>
    <style:style style:name="co7" style:family="table-column">
      <style:table-column-properties fo:break-before="auto" style:column-width="1.7898in"/>
    </style:style>
    <style:style style:name="co8" style:family="table-column">
      <style:table-column-properties fo:break-before="auto" style:column-width="1.3693in"/>
    </style:style>
    <style:style style:name="co9" style:family="table-column">
      <style:table-column-properties fo:break-before="auto" style:column-width="1.6709in"/>
    </style:style>
    <style:style style:name="co10" style:family="table-column">
      <style:table-column-properties fo:break-before="auto" style:column-width="1.972in"/>
    </style:style>
    <style:style style:name="co11" style:family="table-column">
      <style:table-column-properties fo:break-before="auto" style:column-width="2.2736in"/>
    </style:style>
    <style:style style:name="co12" style:family="table-column">
      <style:table-column-properties fo:break-before="auto" style:column-width="1.713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1" table:number-columns-repeated="2" table:default-cell-style-name="ce1"/>
        <table:table-column table:style-name="co5" table:number-columns-repeated="2" table:default-cell-style-name="Default"/>
        <table:table-column table:style-name="co12" table:default-cell-style-name="Default"/>
        <table:table-row table:style-name="ro1">
          <table:table-cell office:value-type="string">
            <text:p>VARIABLES</text:p>
          </table:table-cell>
          <table:table-cell office:value-type="string">
            <text:p>=</text:p>
          </table:table-cell>
          <table:table-cell office:value-type="string">
            <text:p>X</text:p>
          </table:table-cell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Y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Z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u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v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w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rho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velAv[0]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velAv[1]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ufluc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vfluc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Smag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Smag2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vorticity_k</text:p>
          </table:table-cell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ZONE</text:p>
          </table:table-cell>
          <table:table-cell table:number-columns-repeated="12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y+</text:p>
          </table:table-cell>
          <table:table-cell/>
          <table:table-cell office:value-type="string">
            <text:p>u+</text:p>
          </table:table-cell>
          <table:table-cell table:number-columns-repeated="4"/>
          <table:table-cell office:value-type="string">
            <text:p>u_av+</text:p>
          </table:table-cell>
          <table:table-cell/>
          <table:table-cell table:style-name="Default"/>
          <table:table-cell table:style-name="Default" office:value-type="string">
            <text:p>u_fluc+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DT=(DOUBLE</text:p>
          </table:table-cell>
          <table:table-cell table:number-columns-repeated="3" office:value-type="string">
            <text:p>DOUBLE</text:p>
          </table:table-cell>
          <table:table-cell/>
          <table:table-cell office:value-type="string">
            <text:p>DOUBLE</text:p>
          </table:table-cell>
          <table:table-cell/>
          <table:table-cell table:number-columns-repeated="4" office:value-type="string">
            <text:p>DOUBLE</text:p>
          </table:table-cell>
          <table:table-cell/>
          <table:table-cell office:value-type="string">
            <text:p>DOUBLE</text:p>
          </table:table-cell>
          <table:table-cell table:style-name="Default" office:value-type="string">
            <text:p>DOUBLE</text:p>
          </table:table-cell>
          <table:table-cell table:style-name="Default"/>
          <table:table-cell table:style-name="Default" office:value-type="string">
            <text:p>DOUBLE</text:p>
          </table:table-cell>
          <table:table-cell office:value-type="string">
            <text:p>DOUBLE</text:p>
          </table:table-cell>
          <table:table-cell office:value-type="string">
            <text:p>DOUBLE)</text:p>
          </table:table-cell>
          <table:table-cell/>
        </table:table-row>
        <table:table-row table:style-name="ro1">
          <table:table-cell/>
          <table:table-cell office:value-type="float" office:value="44.5107281932384">
            <text:p>44.5107281932384</text:p>
          </table:table-cell>
          <table:table-cell office:value-type="float" office:value="64.7811680165234">
            <text:p>64.7811680165234</text:p>
          </table:table-cell>
          <table:table-cell office:value-type="float" office:value="1">
            <text:p>1</text:p>
          </table:table-cell>
          <table:table-cell table:formula="of:=[.C18]*([.$G$213]/0.00356)" office:value-type="float" office:value="87.3366613362861">
            <text:p>87.3366613362861</text:p>
          </table:table-cell>
          <table:table-cell office:value-type="float" office:value="0.000418615293453763">
            <text:p>0.000418615293453763</text:p>
          </table:table-cell>
          <table:table-cell table:formula="of:=[.F18]/[.$G$213]" office:value-type="float" office:value="0.0872202406974107">
            <text:p>0.0872202406974107</text:p>
          </table:table-cell>
          <table:table-cell office:value-type="float" office:value="0.0683812997085886">
            <text:p>0.0683812997085886</text:p>
          </table:table-cell>
          <table:table-cell office:value-type="float" office:value="-0.0682669345248251">
            <text:p>-0.0682669345248251</text:p>
          </table:table-cell>
          <table:table-cell office:value-type="float" office:value="1.06768919132203">
            <text:p>1.06768919132203</text:p>
          </table:table-cell>
          <table:table-cell office:value-type="float" office:value="0.000832507987661362">
            <text:p>0.000832507987661362</text:p>
          </table:table-cell>
          <table:table-cell table:formula="of:=[.K18]/[.$G$213]" office:value-type="float" office:value="0.17345650816353">
            <text:p>0.17345650816353</text:p>
          </table:table-cell>
          <table:table-cell table:style-name="ce1" office:value-type="float" office:value="0.00000044873140822508">
            <text:p>4.49E-007</text:p>
          </table:table-cell>
          <table:table-cell office:value-type="float" office:value="0.000000182781822499448">
            <text:p>1.83E-007</text:p>
          </table:table-cell>
          <table:table-cell table:formula="of:=[.N18]/[.$G$213]/[.$G$213]" office:value-type="float" office:value="0.00793482556467327">
            <text:p>7.93E-003</text:p>
          </table:table-cell>
          <table:table-cell office:value-type="float" office:value="0.0000000000295612461983627">
            <text:p>2.96E-011</text:p>
          </table:table-cell>
          <table:table-cell office:value-type="float" office:value="0.241306765785902">
            <text:p>0.241306765785902</text:p>
          </table:table-cell>
          <table:table-cell office:value-type="float" office:value="0.110326767183386">
            <text:p>0.110326767183386</text:p>
          </table:table-cell>
          <table:table-cell office:value-type="float" office:value="-0.00210451433611535">
            <text:p>-0.00210451433611535</text:p>
          </table:table-cell>
        </table:table-row>
        <table:table-row table:style-name="ro1">
          <table:table-cell/>
          <table:table-cell office:value-type="float" office:value="44.509607689277">
            <text:p>44.509607689277</text:p>
          </table:table-cell>
          <table:table-cell office:value-type="float" office:value="64.4455478358122">
            <text:p>64.4455478358122</text:p>
          </table:table-cell>
          <table:table-cell office:value-type="float" office:value="1">
            <text:p>1</text:p>
          </table:table-cell>
          <table:table-cell table:formula="of:=[.C19]*([.$G$213]/0.00356)" office:value-type="float" office:value="86.8841849923443">
            <text:p>86.8841849923443</text:p>
          </table:table-cell>
          <table:table-cell office:value-type="float" office:value="0.00106650380602462">
            <text:p>0.00106650380602462</text:p>
          </table:table-cell>
          <table:table-cell table:formula="of:=[.F19]/[.$G$213]" office:value-type="float" office:value="0.222210511944534">
            <text:p>0.222210511944534</text:p>
          </table:table-cell>
          <table:table-cell office:value-type="float" office:value="0.0389912784663693">
            <text:p>0.0389912784663693</text:p>
          </table:table-cell>
          <table:table-cell office:value-type="float" office:value="-0.0390763611698228">
            <text:p>-0.0390763611698228</text:p>
          </table:table-cell>
          <table:table-cell office:value-type="float" office:value="1.03798041673893">
            <text:p>1.03798041673893</text:p>
          </table:table-cell>
          <table:table-cell office:value-type="float" office:value="0.00210931364225781">
            <text:p>0.00210931364225781</text:p>
          </table:table-cell>
          <table:table-cell table:formula="of:=[.K19]/[.$G$213]" office:value-type="float" office:value="0.439484286553852">
            <text:p>0.439484286553852</text:p>
          </table:table-cell>
          <table:table-cell table:style-name="ce1" office:value-type="float" office:value="0.00000113694299602717">
            <text:p>1.14E-006</text:p>
          </table:table-cell>
          <table:table-cell office:value-type="float" office:value="0.00000046311336756699">
            <text:p>4.63E-007</text:p>
          </table:table-cell>
          <table:table-cell table:formula="of:=[.N19]/[.$G$213]/[.$G$213]" office:value-type="float" office:value="0.0201044268957521">
            <text:p>2.01E-002</text:p>
          </table:table-cell>
          <table:table-cell office:value-type="float" office:value="0.000000000074899337182594">
            <text:p>7.49E-011</text:p>
          </table:table-cell>
          <table:table-cell office:value-type="float" office:value="0.138461839361002">
            <text:p>0.138461839361002</text:p>
          </table:table-cell>
          <table:table-cell office:value-type="float" office:value="0.0895876671159974">
            <text:p>0.0895876671159974</text:p>
          </table:table-cell>
          <table:table-cell office:value-type="float" office:value="-0.00237115757650583">
            <text:p>-0.00237115757650583</text:p>
          </table:table-cell>
        </table:table-row>
        <table:table-row table:style-name="ro1">
          <table:table-cell/>
          <table:table-cell office:value-type="float" office:value="44.5084871853155">
            <text:p>44.5084871853155</text:p>
          </table:table-cell>
          <table:table-cell office:value-type="float" office:value="64.1099276551011">
            <text:p>64.1099276551011</text:p>
          </table:table-cell>
          <table:table-cell office:value-type="float" office:value="1">
            <text:p>1</text:p>
          </table:table-cell>
          <table:table-cell table:formula="of:=[.C20]*([.$G$213]/0.00356)" office:value-type="float" office:value="86.4317086484026">
            <text:p>86.4317086484026</text:p>
          </table:table-cell>
          <table:table-cell office:value-type="float" office:value="0.00171436148390853">
            <text:p>0.00171436148390853</text:p>
          </table:table-cell>
          <table:table-cell table:formula="of:=[.F20]/[.$G$213]" office:value-type="float" office:value="0.357194358656148">
            <text:p>0.357194358656148</text:p>
          </table:table-cell>
          <table:table-cell office:value-type="float" office:value="0.00960127504929251">
            <text:p>0.00960127504929251</text:p>
          </table:table-cell>
          <table:table-cell office:value-type="float" office:value="-0.00988587375842025">
            <text:p>-0.00988587375842025</text:p>
          </table:table-cell>
          <table:table-cell office:value-type="float" office:value="1.00827166389713">
            <text:p>1.00827166389713</text:p>
          </table:table-cell>
          <table:table-cell office:value-type="float" office:value="0.00338612219186482">
            <text:p>0.00338612219186482</text:p>
          </table:table-cell>
          <table:table-cell table:formula="of:=[.K20]/[.$G$213]" office:value-type="float" office:value="0.705512668131687">
            <text:p>0.705512668131687</text:p>
          </table:table-cell>
          <table:table-cell table:style-name="ce1" office:value-type="float" office:value="0.00000182515769394786">
            <text:p>1.83E-006</text:p>
          </table:table-cell>
          <table:table-cell office:value-type="float" office:value="0.000000743443689321194">
            <text:p>7.43E-007</text:p>
          </table:table-cell>
          <table:table-cell table:formula="of:=[.N20]/[.$G$213]/[.$G$213]" office:value-type="float" office:value="0.0322739751210142">
            <text:p>3.23E-002</text:p>
          </table:table-cell>
          <table:table-cell office:value-type="float" office:value="0.000000000120237052682411">
            <text:p>1.20E-010</text:p>
          </table:table-cell>
          <table:table-cell office:value-type="float" office:value="0.0356168969511022">
            <text:p>0.0356168969511022</text:p>
          </table:table-cell>
          <table:table-cell office:value-type="float" office:value="0.0688485213678894">
            <text:p>0.0688485213678894</text:p>
          </table:table-cell>
          <table:table-cell office:value-type="float" office:value="-0.00263777441834599">
            <text:p>-0.00263777441834599</text:p>
          </table:table-cell>
        </table:table-row>
        <table:table-row table:style-name="ro1">
          <table:table-cell/>
          <table:table-cell office:value-type="float" office:value="44.5073666813541">
            <text:p>44.5073666813541</text:p>
          </table:table-cell>
          <table:table-cell office:value-type="float" office:value="63.7743074743899">
            <text:p>63.7743074743899</text:p>
          </table:table-cell>
          <table:table-cell office:value-type="float" office:value="1">
            <text:p>1</text:p>
          </table:table-cell>
          <table:table-cell table:formula="of:=[.C21]*([.$G$213]/0.00356)" office:value-type="float" office:value="85.9792323044608">
            <text:p>85.9792323044608</text:p>
          </table:table-cell>
          <table:table-cell office:value-type="float" office:value="0.00272155453431302">
            <text:p>0.00272155453431302</text:p>
          </table:table-cell>
          <table:table-cell table:formula="of:=[.F21]/[.$G$213]" office:value-type="float" office:value="0.567047227528322">
            <text:p>0.567047227528322</text:p>
          </table:table-cell>
          <table:table-cell table:style-name="ce1" office:value-type="float" office:value="-0.0000584753556117609">
            <text:p>-5.85E-005</text:p>
          </table:table-cell>
          <table:table-cell office:value-type="float" office:value="-0.000446086366033476">
            <text:p>-0.000446086366033476</text:p>
          </table:table-cell>
          <table:table-cell office:value-type="float" office:value="0.998541433228996">
            <text:p>0.998541433228996</text:p>
          </table:table-cell>
          <table:table-cell office:value-type="float" office:value="0.00548980041169296">
            <text:p>0.00548980041169296</text:p>
          </table:table-cell>
          <table:table-cell table:formula="of:=[.K21]/[.$G$213]" office:value-type="float" office:value="1.14382279094037">
            <text:p>1.14382279094037</text:p>
          </table:table-cell>
          <table:table-cell table:style-name="ce1" office:value-type="float" office:value="0.00000463229792384088">
            <text:p>4.63E-006</text:p>
          </table:table-cell>
          <table:table-cell office:value-type="float" office:value="0.00000232556579051017">
            <text:p>2.33E-006</text:p>
          </table:table-cell>
          <table:table-cell table:formula="of:=[.N21]/[.$G$213]/[.$G$213]" office:value-type="float" office:value="0.100956203601293">
            <text:p>1.01E-001</text:p>
          </table:table-cell>
          <table:table-cell office:value-type="float" office:value="0.00000000142778663183928">
            <text:p>1.43E-009</text:p>
          </table:table-cell>
          <table:table-cell office:value-type="float" office:value="0.00185927334668619">
            <text:p>0.00185927334668619</text:p>
          </table:table-cell>
          <table:table-cell office:value-type="float" office:value="0.0485742201880791">
            <text:p>0.0485742201880791</text:p>
          </table:table-cell>
          <table:table-cell office:value-type="float" office:value="-0.00284102478981735">
            <text:p>-0.00284102478981735</text:p>
          </table:table-cell>
        </table:table-row>
        <table:table-row table:style-name="ro1">
          <table:table-cell/>
          <table:table-cell office:value-type="float" office:value="44.5062461773926">
            <text:p>44.5062461773926</text:p>
          </table:table-cell>
          <table:table-cell office:value-type="float" office:value="63.4386872936788">
            <text:p>63.4386872936788</text:p>
          </table:table-cell>
          <table:table-cell office:value-type="float" office:value="1">
            <text:p>1</text:p>
          </table:table-cell>
          <table:table-cell table:formula="of:=[.C22]*([.$G$213]/0.00356)" office:value-type="float" office:value="85.5267559605191">
            <text:p>85.5267559605191</text:p>
          </table:table-cell>
          <table:table-cell office:value-type="float" office:value="0.00390381607915577">
            <text:p>0.00390381607915577</text:p>
          </table:table-cell>
          <table:table-cell table:formula="of:=[.F22]/[.$G$213]" office:value-type="float" office:value="0.813376346700521">
            <text:p>0.813376346700521</text:p>
          </table:table-cell>
          <table:table-cell office:value-type="float" office:value="-0.000108293886095703">
            <text:p>-0.000108293886095703</text:p>
          </table:table-cell>
          <table:table-cell office:value-type="float" office:value="-0.000626104465667099">
            <text:p>-0.000626104465667099</text:p>
          </table:table-cell>
          <table:table-cell office:value-type="float" office:value="0.998542106023539">
            <text:p>0.998542106023539</text:p>
          </table:table-cell>
          <table:table-cell office:value-type="float" office:value="0.0079962153794656">
            <text:p>0.0079962153794656</text:p>
          </table:table-cell>
          <table:table-cell table:formula="of:=[.K22]/[.$G$213]" office:value-type="float" office:value="1.66604479332612">
            <text:p>1.66604479332612</text:p>
          </table:table-cell>
          <table:table-cell table:style-name="ce1" office:value-type="float" office:value="0.00000847143003255155">
            <text:p>8.47E-006</text:p>
          </table:table-cell>
          <table:table-cell office:value-type="float" office:value="0.00000454176406384377">
            <text:p>4.54E-006</text:p>
          </table:table-cell>
          <table:table-cell table:formula="of:=[.N22]/[.$G$213]/[.$G$213]" office:value-type="float" office:value="0.19716460373192">
            <text:p>1.97E-001</text:p>
          </table:table-cell>
          <table:table-cell office:value-type="float" office:value="0.00000000335012676678649">
            <text:p>3.35E-009</text:p>
          </table:table-cell>
          <table:table-cell office:value-type="float" office:value="0.00175189588729097">
            <text:p>0.00175189588729097</text:p>
          </table:table-cell>
          <table:table-cell office:value-type="float" office:value="0.0285263476286276">
            <text:p>0.0285263476286276</text:p>
          </table:table-cell>
          <table:table-cell office:value-type="float" office:value="-0.00301344896150583">
            <text:p>-0.00301344896150583</text:p>
          </table:table-cell>
        </table:table-row>
        <table:table-row table:style-name="ro1">
          <table:table-cell/>
          <table:table-cell office:value-type="float" office:value="44.5051256734312">
            <text:p>44.5051256734312</text:p>
          </table:table-cell>
          <table:table-cell office:value-type="float" office:value="63.1030671129676">
            <text:p>63.1030671129676</text:p>
          </table:table-cell>
          <table:table-cell office:value-type="float" office:value="1">
            <text:p>1</text:p>
          </table:table-cell>
          <table:table-cell table:formula="of:=[.C23]*([.$G$213]/0.00356)" office:value-type="float" office:value="85.0742796165773">
            <text:p>85.0742796165773</text:p>
          </table:table-cell>
          <table:table-cell office:value-type="float" office:value="0.00508602141810727">
            <text:p>0.00508602141810727</text:p>
          </table:table-cell>
          <table:table-cell table:formula="of:=[.F23]/[.$G$213]" office:value-type="float" office:value="1.05969375514108">
            <text:p>1.05969375514108</text:p>
          </table:table-cell>
          <table:table-cell office:value-type="float" office:value="-0.000158056750329815">
            <text:p>-0.000158056750329815</text:p>
          </table:table-cell>
          <table:table-cell office:value-type="float" office:value="-0.000806279033431956">
            <text:p>-0.000806279033431956</text:p>
          </table:table-cell>
          <table:table-cell office:value-type="float" office:value="0.998542778378993">
            <text:p>0.998542778378993</text:p>
          </table:table-cell>
          <table:table-cell office:value-type="float" office:value="0.0105026364618875">
            <text:p>0.0105026364618875</text:p>
          </table:table-cell>
          <table:table-cell table:formula="of:=[.K23]/[.$G$213]" office:value-type="float" office:value="2.18826806972452">
            <text:p>2.18826806972452</text:p>
          </table:table-cell>
          <table:table-cell table:style-name="ce1" office:value-type="float" office:value="0.00001231064398292">
            <text:p>1.23E-005</text:p>
          </table:table-cell>
          <table:table-cell office:value-type="float" office:value="0.00000675794490974996">
            <text:p>6.76E-006</text:p>
          </table:table-cell>
          <table:table-cell table:formula="of:=[.N23]/[.$G$213]/[.$G$213]" office:value-type="float" office:value="0.2933722473125">
            <text:p>2.93E-001</text:p>
          </table:table-cell>
          <table:table-cell office:value-type="float" office:value="0.00000000527245831679952">
            <text:p>5.27E-009</text:p>
          </table:table-cell>
          <table:table-cell office:value-type="float" office:value="0.00164450752529586">
            <text:p>0.00164450752529586</text:p>
          </table:table-cell>
          <table:table-cell office:value-type="float" office:value="0.00847845430338137">
            <text:p>0.00847845430338137</text:p>
          </table:table-cell>
          <table:table-cell office:value-type="float" office:value="-0.00318582879555447">
            <text:p>-0.00318582879555447</text:p>
          </table:table-cell>
        </table:table-row>
        <table:table-row table:style-name="ro1">
          <table:table-cell/>
          <table:table-cell office:value-type="float" office:value="44.5040051694697">
            <text:p>44.5040051694697</text:p>
          </table:table-cell>
          <table:table-cell office:value-type="float" office:value="62.7674469322564">
            <text:p>62.7674469322564</text:p>
          </table:table-cell>
          <table:table-cell office:value-type="float" office:value="1">
            <text:p>1</text:p>
          </table:table-cell>
          <table:table-cell table:formula="of:=[.C24]*([.$G$213]/0.00356)" office:value-type="float" office:value="84.6218032726355">
            <text:p>84.6218032726355</text:p>
          </table:table-cell>
          <table:table-cell office:value-type="float" office:value="0.0061403876939695">
            <text:p>0.0061403876939695</text:p>
          </table:table-cell>
          <table:table-cell table:formula="of:=[.F24]/[.$G$213]" office:value-type="float" office:value="1.27937536210103">
            <text:p>1.27937536210103</text:p>
          </table:table-cell>
          <table:table-cell office:value-type="float" office:value="-0.000236537443383168">
            <text:p>-0.000236537443383168</text:p>
          </table:table-cell>
          <table:table-cell office:value-type="float" office:value="-0.000946259691942437">
            <text:p>-0.000946259691942437</text:p>
          </table:table-cell>
          <table:table-cell office:value-type="float" office:value="0.998543222023938">
            <text:p>0.998543222023938</text:p>
          </table:table-cell>
          <table:table-cell office:value-type="float" office:value="0.0129184026056531">
            <text:p>0.0129184026056531</text:p>
          </table:table-cell>
          <table:table-cell table:formula="of:=[.K24]/[.$G$213]" office:value-type="float" office:value="2.69160301190853">
            <text:p>2.69160301190853</text:p>
          </table:table-cell>
          <table:table-cell table:style-name="ce1" office:value-type="float" office:value="0.0000178242690829969">
            <text:p>1.78E-005</text:p>
          </table:table-cell>
          <table:table-cell office:value-type="float" office:value="0.0000103334661656653">
            <text:p>1.03E-005</text:p>
          </table:table-cell>
          <table:table-cell table:formula="of:=[.N24]/[.$G$213]/[.$G$213]" office:value-type="float" office:value="0.448590841155744">
            <text:p>4.49E-001</text:p>
          </table:table-cell>
          <table:table-cell office:value-type="float" office:value="0.0000000124181425444448">
            <text:p>1.24E-008</text:p>
          </table:table-cell>
          <table:table-cell office:value-type="float" office:value="0.00156589063675474">
            <text:p>0.00156589063675474</text:p>
          </table:table-cell>
          <table:table-cell office:value-type="float" office:value="0.00225296233300075">
            <text:p>0.00225296233300075</text:p>
          </table:table-cell>
          <table:table-cell office:value-type="float" office:value="-0.00312733587458132">
            <text:p>-0.00312733587458132</text:p>
          </table:table-cell>
        </table:table-row>
        <table:table-row table:style-name="ro1">
          <table:table-cell/>
          <table:table-cell office:value-type="float" office:value="44.5028846655083">
            <text:p>44.5028846655083</text:p>
          </table:table-cell>
          <table:table-cell office:value-type="float" office:value="62.4318267515453">
            <text:p>62.4318267515453</text:p>
          </table:table-cell>
          <table:table-cell office:value-type="float" office:value="1">
            <text:p>1</text:p>
          </table:table-cell>
          <table:table-cell table:formula="of:=[.C25]*([.$G$213]/0.00356)" office:value-type="float" office:value="84.1693269286938">
            <text:p>84.1693269286938</text:p>
          </table:table-cell>
          <table:table-cell office:value-type="float" office:value="0.00713813783489157">
            <text:p>0.00713813783489157</text:p>
          </table:table-cell>
          <table:table-cell table:formula="of:=[.F25]/[.$G$213]" office:value-type="float" office:value="1.48726076143538">
            <text:p>1.48726076143538</text:p>
          </table:table-cell>
          <table:table-cell office:value-type="float" office:value="-0.000327783671886033">
            <text:p>-0.000327783671886033</text:p>
          </table:table-cell>
          <table:table-cell office:value-type="float" office:value="-0.00106835315469232">
            <text:p>-0.00106835315469232</text:p>
          </table:table-cell>
          <table:table-cell office:value-type="float" office:value="0.998543564304785">
            <text:p>0.998543564304785</text:p>
          </table:table-cell>
          <table:table-cell office:value-type="float" office:value="0.0152939889063033">
            <text:p>0.0152939889063033</text:p>
          </table:table-cell>
          <table:table-cell table:formula="of:=[.K25]/[.$G$213]" office:value-type="float" office:value="3.18656631635614">
            <text:p>3.18656631635614</text:p>
          </table:table-cell>
          <table:table-cell table:style-name="ce1" office:value-type="float" office:value="0.0000240798422905436">
            <text:p>2.41E-005</text:p>
          </table:table-cell>
          <table:table-cell office:value-type="float" office:value="0.0000145114620811124">
            <text:p>1.45E-005</text:p>
          </table:table-cell>
          <table:table-cell table:formula="of:=[.N25]/[.$G$213]/[.$G$213]" office:value-type="float" office:value="0.629963738885168">
            <text:p>6.30E-001</text:p>
          </table:table-cell>
          <table:table-cell office:value-type="float" office:value="0.0000000218788213815547">
            <text:p>2.19E-008</text:p>
          </table:table-cell>
          <table:table-cell office:value-type="float" office:value="0.00150004442682114">
            <text:p>0.00150004442682114</text:p>
          </table:table-cell>
          <table:table-cell office:value-type="float" office:value="0.00215355192493756">
            <text:p>0.00215355192493756</text:p>
          </table:table-cell>
          <table:table-cell office:value-type="float" office:value="-0.00296653816803583">
            <text:p>-0.00296653816803583</text:p>
          </table:table-cell>
        </table:table-row>
        <table:table-row table:style-name="ro1">
          <table:table-cell/>
          <table:table-cell office:value-type="float" office:value="44.5017641615468">
            <text:p>44.5017641615468</text:p>
          </table:table-cell>
          <table:table-cell office:value-type="float" office:value="62.0962065708341">
            <text:p>62.0962065708341</text:p>
          </table:table-cell>
          <table:table-cell office:value-type="float" office:value="1">
            <text:p>1</text:p>
          </table:table-cell>
          <table:table-cell table:formula="of:=[.C26]*([.$G$213]/0.00356)" office:value-type="float" office:value="83.716850584752">
            <text:p>83.716850584752</text:p>
          </table:table-cell>
          <table:table-cell office:value-type="float" office:value="0.00813582978058452">
            <text:p>0.00813582978058452</text:p>
          </table:table-cell>
          <table:table-cell table:formula="of:=[.F26]/[.$G$213]" office:value-type="float" office:value="1.69513403555124">
            <text:p>1.69513403555124</text:p>
          </table:table-cell>
          <table:table-cell office:value-type="float" office:value="-0.000418977356559862">
            <text:p>-0.000418977356559862</text:p>
          </table:table-cell>
          <table:table-cell office:value-type="float" office:value="-0.001190548425056">
            <text:p>-0.001190548425056</text:p>
          </table:table-cell>
          <table:table-cell office:value-type="float" office:value="0.998543906585632">
            <text:p>0.998543906585632</text:p>
          </table:table-cell>
          <table:table-cell office:value-type="float" office:value="0.0176695776128711">
            <text:p>0.0176695776128711</text:p>
          </table:table-cell>
          <table:table-cell table:formula="of:=[.K26]/[.$G$213]" office:value-type="float" office:value="3.68153012208671">
            <text:p>3.68153012208671</text:p>
          </table:table-cell>
          <table:table-cell table:style-name="ce1" office:value-type="float" office:value="0.0000303356209671217">
            <text:p>3.03E-005</text:p>
          </table:table-cell>
          <table:table-cell office:value-type="float" office:value="0.0000186894338838367">
            <text:p>1.87E-005</text:p>
          </table:table-cell>
          <table:table-cell table:formula="of:=[.N26]/[.$G$213]/[.$G$213]" office:value-type="float" office:value="0.811335589846119">
            <text:p>8.11E-001</text:p>
          </table:table-cell>
          <table:table-cell office:value-type="float" office:value="0.0000000313394810074387">
            <text:p>3.13E-008</text:p>
          </table:table-cell>
          <table:table-cell office:value-type="float" office:value="0.00143417154244226">
            <text:p>0.00143417154244226</text:p>
          </table:table-cell>
          <table:table-cell office:value-type="float" office:value="0.00205411728518144">
            <text:p>0.00205411728518144</text:p>
          </table:table-cell>
          <table:table-cell office:value-type="float" office:value="-0.00280571600319355">
            <text:p>-0.00280571600319355</text:p>
          </table:table-cell>
        </table:table-row>
        <table:table-row table:style-name="ro1">
          <table:table-cell/>
          <table:table-cell office:value-type="float" office:value="44.5006436575853">
            <text:p>44.5006436575853</text:p>
          </table:table-cell>
          <table:table-cell office:value-type="float" office:value="61.7605863901229">
            <text:p>61.7605863901229</text:p>
          </table:table-cell>
          <table:table-cell office:value-type="float" office:value="1">
            <text:p>1</text:p>
          </table:table-cell>
          <table:table-cell table:formula="of:=[.C27]*([.$G$213]/0.00356)" office:value-type="float" office:value="83.2643742408102">
            <text:p>83.2643742408102</text:p>
          </table:table-cell>
          <table:table-cell office:value-type="float" office:value="0.00904200577629046">
            <text:p>0.00904200577629046</text:p>
          </table:table-cell>
          <table:table-cell table:formula="of:=[.F27]/[.$G$213]" office:value-type="float" office:value="1.88393958015425">
            <text:p>1.88393958015425</text:p>
          </table:table-cell>
          <table:table-cell office:value-type="float" office:value="-0.000520695302250057">
            <text:p>-0.000520695302250057</text:p>
          </table:table-cell>
          <table:table-cell office:value-type="float" office:value="-0.00130690428612008">
            <text:p>-0.00130690428612008</text:p>
          </table:table-cell>
          <table:table-cell office:value-type="float" office:value="0.998544241731397">
            <text:p>0.998544241731397</text:p>
          </table:table-cell>
          <table:table-cell office:value-type="float" office:value="0.0198989804267153">
            <text:p>0.0198989804267153</text:p>
          </table:table-cell>
          <table:table-cell table:formula="of:=[.K27]/[.$G$213]" office:value-type="float" office:value="4.14603548793392">
            <text:p>4.14603548793392</text:p>
          </table:table-cell>
          <table:table-cell table:style-name="ce1" office:value-type="float" office:value="0.0000366844596769039">
            <text:p>3.67E-005</text:p>
          </table:table-cell>
          <table:table-cell office:value-type="float" office:value="0.0000237109701843404">
            <text:p>2.37E-005</text:p>
          </table:table-cell>
          <table:table-cell table:formula="of:=[.N27]/[.$G$213]/[.$G$213]" office:value-type="float" office:value="1.02932780628379">
            <text:p>1.03E+000</text:p>
          </table:table-cell>
          <table:table-cell office:value-type="float" office:value="0.0000000485766157238671">
            <text:p>4.86E-008</text:p>
          </table:table-cell>
          <table:table-cell office:value-type="float" office:value="0.00138964237667709">
            <text:p>0.00138964237667709</text:p>
          </table:table-cell>
          <table:table-cell office:value-type="float" office:value="0.00197335689589801">
            <text:p>0.00197335689589801</text:p>
          </table:table-cell>
          <table:table-cell office:value-type="float" office:value="-0.00267610307540628">
            <text:p>-0.00267610307540628</text:p>
          </table:table-cell>
        </table:table-row>
        <table:table-row table:style-name="ro1">
          <table:table-cell/>
          <table:table-cell office:value-type="float" office:value="44.4995231536239">
            <text:p>44.4995231536239</text:p>
          </table:table-cell>
          <table:table-cell office:value-type="float" office:value="61.4249662094118">
            <text:p>61.4249662094118</text:p>
          </table:table-cell>
          <table:table-cell office:value-type="float" office:value="1">
            <text:p>1</text:p>
          </table:table-cell>
          <table:table-cell table:formula="of:=[.C28]*([.$G$213]/0.00356)" office:value-type="float" office:value="82.8118978968685">
            <text:p>82.8118978968685</text:p>
          </table:table-cell>
          <table:table-cell office:value-type="float" office:value="0.00991139761999147">
            <text:p>0.00991139761999147</text:p>
          </table:table-cell>
          <table:table-cell table:formula="of:=[.F28]/[.$G$213]" office:value-type="float" office:value="2.06508099341307">
            <text:p>2.06508099341307</text:p>
          </table:table-cell>
          <table:table-cell office:value-type="float" office:value="-0.000626634640631656">
            <text:p>-0.000626634640631656</text:p>
          </table:table-cell>
          <table:table-cell office:value-type="float" office:value="-0.00142092332798885">
            <text:p>-0.00142092332798885</text:p>
          </table:table-cell>
          <table:table-cell office:value-type="float" office:value="0.998544574038406">
            <text:p>0.998544574038406</text:p>
          </table:table-cell>
          <table:table-cell office:value-type="float" office:value="0.0220696399125369">
            <text:p>0.0220696399125369</text:p>
          </table:table-cell>
          <table:table-cell table:formula="of:=[.K28]/[.$G$213]" office:value-type="float" office:value="4.59830143661309">
            <text:p>4.59830143661309</text:p>
          </table:table-cell>
          <table:table-cell table:style-name="ce1" office:value-type="float" office:value="0.0000430707398820836">
            <text:p>4.31E-005</text:p>
          </table:table-cell>
          <table:table-cell office:value-type="float" office:value="0.0000290714803781351">
            <text:p>2.91E-005</text:p>
          </table:table-cell>
          <table:table-cell table:formula="of:=[.N28]/[.$G$213]/[.$G$213]" office:value-type="float" office:value="1.2620353739389">
            <text:p>1.26E+000</text:p>
          </table:table-cell>
          <table:table-cell office:value-type="float" office:value="0.000000068938663481978">
            <text:p>6.89E-008</text:p>
          </table:table-cell>
          <table:table-cell office:value-type="float" office:value="0.00135368837487604">
            <text:p>0.00135368837487604</text:p>
          </table:table-cell>
          <table:table-cell office:value-type="float" office:value="0.00190010085687993">
            <text:p>0.00190010085687993</text:p>
          </table:table-cell>
          <table:table-cell office:value-type="float" office:value="-0.00255903209671603">
            <text:p>-0.00255903209671603</text:p>
          </table:table-cell>
        </table:table-row>
        <table:table-row table:style-name="ro1">
          <table:table-cell/>
          <table:table-cell office:value-type="float" office:value="44.4984026496624">
            <text:p>44.4984026496624</text:p>
          </table:table-cell>
          <table:table-cell office:value-type="float" office:value="61.0893460287006">
            <text:p>61.0893460287006</text:p>
          </table:table-cell>
          <table:table-cell office:value-type="float" office:value="1">
            <text:p>1</text:p>
          </table:table-cell>
          <table:table-cell table:formula="of:=[.C29]*([.$G$213]/0.00356)" office:value-type="float" office:value="82.3594215529267">
            <text:p>82.3594215529267</text:p>
          </table:table-cell>
          <table:table-cell office:value-type="float" office:value="0.0107807771113673">
            <text:p>0.0107807771113673</text:p>
          </table:table-cell>
          <table:table-cell table:formula="of:=[.F29]/[.$G$213]" office:value-type="float" office:value="2.24621983301346">
            <text:p>2.24621983301346</text:p>
          </table:table-cell>
          <table:table-cell office:value-type="float" office:value="-0.000732563581353891">
            <text:p>-0.000732563581353891</text:p>
          </table:table-cell>
          <table:table-cell office:value-type="float" office:value="-0.00153495546827683">
            <text:p>-0.00153495546827683</text:p>
          </table:table-cell>
          <table:table-cell office:value-type="float" office:value="0.998544906383779">
            <text:p>0.998544906383779</text:p>
          </table:table-cell>
          <table:table-cell office:value-type="float" office:value="0.0242402999126892">
            <text:p>0.0242402999126892</text:p>
          </table:table-cell>
          <table:table-cell table:formula="of:=[.K29]/[.$G$213]" office:value-type="float" office:value="5.05056749245521">
            <text:p>5.05056749245521</text:p>
          </table:table-cell>
          <table:table-cell table:style-name="ce1" office:value-type="float" office:value="0.0000494570822008808">
            <text:p>4.95E-005</text:p>
          </table:table-cell>
          <table:table-cell office:value-type="float" office:value="0.000034431982204177">
            <text:p>3.44E-005</text:p>
          </table:table-cell>
          <table:table-cell table:formula="of:=[.N29]/[.$G$213]/[.$G$213]" office:value-type="float" office:value="1.49474257833765">
            <text:p>1.49E+000</text:p>
          </table:table-cell>
          <table:table-cell office:value-type="float" office:value="0.0000000893007039682843">
            <text:p>8.93E-008</text:p>
          </table:table-cell>
          <table:table-cell office:value-type="float" office:value="0.00131773214595783">
            <text:p>0.00131773214595783</text:p>
          </table:table-cell>
          <table:table-cell office:value-type="float" office:value="0.00182684514478844">
            <text:p>0.00182684514478844</text:p>
          </table:table-cell>
          <table:table-cell office:value-type="float" office:value="-0.00244196213080136">
            <text:p>-0.00244196213080136</text:p>
          </table:table-cell>
        </table:table-row>
        <table:table-row table:style-name="ro1">
          <table:table-cell/>
          <table:table-cell office:value-type="float" office:value="44.497282145701">
            <text:p>44.497282145701</text:p>
          </table:table-cell>
          <table:table-cell office:value-type="float" office:value="60.7537258479895">
            <text:p>60.7537258479895</text:p>
          </table:table-cell>
          <table:table-cell office:value-type="float" office:value="1">
            <text:p>1</text:p>
          </table:table-cell>
          <table:table-cell table:formula="of:=[.C30]*([.$G$213]/0.00356)" office:value-type="float" office:value="81.906945208985">
            <text:p>81.906945208985</text:p>
          </table:table-cell>
          <table:table-cell office:value-type="float" office:value="0.0115804697187948">
            <text:p>0.0115804697187948</text:p>
          </table:table-cell>
          <table:table-cell table:formula="of:=[.F30]/[.$G$213]" office:value-type="float" office:value="2.41283911996856">
            <text:p>2.41283911996856</text:p>
          </table:table-cell>
          <table:table-cell office:value-type="float" office:value="-0.000827958272868045">
            <text:p>-0.000827958272868045</text:p>
          </table:table-cell>
          <table:table-cell office:value-type="float" office:value="-0.00168403736046818">
            <text:p>-0.00168403736046818</text:p>
          </table:table-cell>
          <table:table-cell office:value-type="float" office:value="0.998544996524277">
            <text:p>0.998544996524277</text:p>
          </table:table-cell>
          <table:table-cell office:value-type="float" office:value="0.0262238036644011">
            <text:p>0.0262238036644011</text:p>
          </table:table-cell>
          <table:table-cell table:formula="of:=[.K30]/[.$G$213]" office:value-type="float" office:value="5.46383876408313">
            <text:p>5.46383876408313</text:p>
          </table:table-cell>
          <table:table-cell table:style-name="ce1" office:value-type="float" office:value="0.0000558128375710721">
            <text:p>5.58E-005</text:p>
          </table:table-cell>
          <table:table-cell office:value-type="float" office:value="0.0000397634105485043">
            <text:p>3.98E-005</text:p>
          </table:table-cell>
          <table:table-cell table:formula="of:=[.N30]/[.$G$213]/[.$G$213]" office:value-type="float" office:value="1.72618766048152">
            <text:p>1.73E+000</text:p>
          </table:table-cell>
          <table:table-cell office:value-type="float" office:value="0.000000117488276786433">
            <text:p>1.17E-007</text:p>
          </table:table-cell>
          <table:table-cell office:value-type="float" office:value="0.00129423000112705">
            <text:p>0.00129423000112705</text:p>
          </table:table-cell>
          <table:table-cell office:value-type="float" office:value="0.00176226309375564">
            <text:p>0.00176226309375564</text:p>
          </table:table-cell>
          <table:table-cell office:value-type="float" office:value="-0.00234506890898946">
            <text:p>-0.00234506890898946</text:p>
          </table:table-cell>
        </table:table-row>
        <table:table-row table:style-name="ro1">
          <table:table-cell/>
          <table:table-cell office:value-type="float" office:value="44.4961616417395">
            <text:p>44.4961616417395</text:p>
          </table:table-cell>
          <table:table-cell office:value-type="float" office:value="60.4181056672783">
            <text:p>60.4181056672783</text:p>
          </table:table-cell>
          <table:table-cell office:value-type="float" office:value="1">
            <text:p>1</text:p>
          </table:table-cell>
          <table:table-cell table:formula="of:=[.C31]*([.$G$213]/0.00356)" office:value-type="float" office:value="81.4544688650432">
            <text:p>81.4544688650432</text:p>
          </table:table-cell>
          <table:table-cell office:value-type="float" office:value="0.0123548402550415">
            <text:p>0.0123548402550415</text:p>
          </table:table-cell>
          <table:table-cell table:formula="of:=[.F31]/[.$G$213]" office:value-type="float" office:value="2.57418244787992">
            <text:p>2.57418244787992</text:p>
          </table:table-cell>
          <table:table-cell office:value-type="float" office:value="-0.000919463805819934">
            <text:p>-0.000919463805819934</text:p>
          </table:table-cell>
          <table:table-cell office:value-type="float" office:value="-0.00184586135434505">
            <text:p>-0.00184586135434505</text:p>
          </table:table-cell>
          <table:table-cell office:value-type="float" office:value="0.998544998795043">
            <text:p>0.998544998795043</text:p>
          </table:table-cell>
          <table:table-cell office:value-type="float" office:value="0.0281394061384305">
            <text:p>0.0281394061384305</text:p>
          </table:table-cell>
          <table:table-cell table:formula="of:=[.K31]/[.$G$213]" office:value-type="float" office:value="5.86296252157159">
            <text:p>5.86296252157159</text:p>
          </table:table-cell>
          <table:table-cell table:style-name="ce1" office:value-type="float" office:value="0.0000621579111820763">
            <text:p>6.22E-005</text:p>
          </table:table-cell>
          <table:table-cell office:value-type="float" office:value="0.0000450842840082173">
            <text:p>4.51E-005</text:p>
          </table:table-cell>
          <table:table-cell table:formula="of:=[.N31]/[.$G$213]/[.$G$213]" office:value-type="float" office:value="1.95717453968637">
            <text:p>1.96E+000</text:p>
          </table:table-cell>
          <table:table-cell office:value-type="float" office:value="0.000000148514809975833">
            <text:p>1.49E-007</text:p>
          </table:table-cell>
          <table:table-cell office:value-type="float" office:value="0.00127524762040257">
            <text:p>0.00127524762040257</text:p>
          </table:table-cell>
          <table:table-cell office:value-type="float" office:value="0.00170086218955169">
            <text:p>0.00170086218955169</text:p>
          </table:table-cell>
          <table:table-cell office:value-type="float" office:value="-0.00225553655603636">
            <text:p>-0.00225553655603636</text:p>
          </table:table-cell>
        </table:table-row>
        <table:table-row table:style-name="ro1">
          <table:table-cell/>
          <table:table-cell office:value-type="float" office:value="44.4950411377781">
            <text:p>44.4950411377781</text:p>
          </table:table-cell>
          <table:table-cell office:value-type="float" office:value="60.0824854865671">
            <text:p>60.0824854865671</text:p>
          </table:table-cell>
          <table:table-cell office:value-type="float" office:value="1">
            <text:p>1</text:p>
          </table:table-cell>
          <table:table-cell table:formula="of:=[.C32]*([.$G$213]/0.00356)" office:value-type="float" office:value="81.0019925211013">
            <text:p>81.0019925211013</text:p>
          </table:table-cell>
          <table:table-cell office:value-type="float" office:value="0.0131292393280264">
            <text:p>0.0131292393280264</text:p>
          </table:table-cell>
          <table:table-cell table:formula="of:=[.F32]/[.$G$213]" office:value-type="float" office:value="2.73553172153959">
            <text:p>2.73553172153959</text:p>
          </table:table-cell>
          <table:table-cell office:value-type="float" office:value="-0.00101101708335595">
            <text:p>-0.00101101708335595</text:p>
          </table:table-cell>
          <table:table-cell office:value-type="float" office:value="-0.00200766667651563">
            <text:p>-0.00200766667651563</text:p>
          </table:table-cell>
          <table:table-cell office:value-type="float" office:value="0.998545001065809">
            <text:p>0.998545001065809</text:p>
          </table:table-cell>
          <table:table-cell office:value-type="float" office:value="0.0300550105159215">
            <text:p>0.0300550105159215</text:p>
          </table:table-cell>
          <table:table-cell table:formula="of:=[.K32]/[.$G$213]" office:value-type="float" office:value="6.2620866756542">
            <text:p>6.2620866756542</text:p>
          </table:table-cell>
          <table:table-cell table:style-name="ce1" office:value-type="float" office:value="0.0000685026910059017">
            <text:p>6.85E-005</text:p>
          </table:table-cell>
          <table:table-cell office:value-type="float" office:value="0.0000504051626292032">
            <text:p>5.04E-005</text:p>
          </table:table-cell>
          <table:table-cell table:formula="of:=[.N32]/[.$G$213]/[.$G$213]" office:value-type="float" office:value="2.18816164294961">
            <text:p>2.19E+000</text:p>
          </table:table-cell>
          <table:table-cell office:value-type="float" office:value="0.000000179541393993143">
            <text:p>1.80E-007</text:p>
          </table:table-cell>
          <table:table-cell office:value-type="float" office:value="0.00125626415252809">
            <text:p>0.00125626415252809</text:p>
          </table:table-cell>
          <table:table-cell office:value-type="float" office:value="0.00163943691243197">
            <text:p>0.00163943691243197</text:p>
          </table:table-cell>
          <table:table-cell office:value-type="float" office:value="-0.0021659752221196">
            <text:p>-0.0021659752221196</text:p>
          </table:table-cell>
        </table:table-row>
        <table:table-row table:style-name="ro1">
          <table:table-cell/>
          <table:table-cell office:value-type="float" office:value="44.4939206338166">
            <text:p>44.4939206338166</text:p>
          </table:table-cell>
          <table:table-cell office:value-type="float" office:value="59.746865305856">
            <text:p>59.746865305856</text:p>
          </table:table-cell>
          <table:table-cell office:value-type="float" office:value="1">
            <text:p>1</text:p>
          </table:table-cell>
          <table:table-cell table:formula="of:=[.C33]*([.$G$213]/0.00356)" office:value-type="float" office:value="80.5495161771596">
            <text:p>80.5495161771596</text:p>
          </table:table-cell>
          <table:table-cell office:value-type="float" office:value="0.0138490751116395">
            <text:p>0.0138490751116395</text:p>
          </table:table-cell>
          <table:table-cell table:formula="of:=[.F33]/[.$G$213]" office:value-type="float" office:value="2.88551250650171">
            <text:p>2.88551250650171</text:p>
          </table:table-cell>
          <table:table-cell office:value-type="float" office:value="-0.00107450796359399">
            <text:p>-0.00107450796359399</text:p>
          </table:table-cell>
          <table:table-cell office:value-type="float" office:value="-0.00220824588391624">
            <text:p>-0.00220824588391624</text:p>
          </table:table-cell>
          <table:table-cell office:value-type="float" office:value="0.998545259832636">
            <text:p>0.998545259832636</text:p>
          </table:table-cell>
          <table:table-cell office:value-type="float" office:value="0.0317721571965499">
            <text:p>0.0317721571965499</text:p>
          </table:table-cell>
          <table:table-cell table:formula="of:=[.K33]/[.$G$213]" office:value-type="float" office:value="6.61986134165243">
            <text:p>6.61986134165243</text:p>
          </table:table-cell>
          <table:table-cell table:style-name="ce1" office:value-type="float" office:value="0.0000758115204909788">
            <text:p>7.58E-005</text:p>
          </table:table-cell>
          <table:table-cell office:value-type="float" office:value="0.0000547197550326839">
            <text:p>5.47E-005</text:p>
          </table:table-cell>
          <table:table-cell table:formula="of:=[.N33]/[.$G$213]/[.$G$213]" office:value-type="float" office:value="2.37546439349739">
            <text:p>2.38E+000</text:p>
          </table:table-cell>
          <table:table-cell office:value-type="float" office:value="0.000000218018330495214">
            <text:p>2.18E-007</text:p>
          </table:table-cell>
          <table:table-cell office:value-type="float" office:value="0.00123771355122348">
            <text:p>0.00123771355122348</text:p>
          </table:table-cell>
          <table:table-cell office:value-type="float" office:value="0.00158645475831593">
            <text:p>0.00158645475831593</text:p>
          </table:table-cell>
          <table:table-cell office:value-type="float" office:value="-0.00209009640883677">
            <text:p>-0.00209009640883677</text:p>
          </table:table-cell>
        </table:table-row>
        <table:table-row table:style-name="ro1">
          <table:table-cell/>
          <table:table-cell office:value-type="float" office:value="44.4928001298552">
            <text:p>44.4928001298552</text:p>
          </table:table-cell>
          <table:table-cell office:value-type="float" office:value="59.4112451251448">
            <text:p>59.4112451251448</text:p>
          </table:table-cell>
          <table:table-cell office:value-type="float" office:value="1">
            <text:p>1</text:p>
          </table:table-cell>
          <table:table-cell table:formula="of:=[.C34]*([.$G$213]/0.00356)" office:value-type="float" office:value="80.0970398332178">
            <text:p>80.0970398332178</text:p>
          </table:table-cell>
          <table:table-cell office:value-type="float" office:value="0.0145511555954876">
            <text:p>0.0145511555954876</text:p>
          </table:table-cell>
          <table:table-cell table:formula="of:=[.F34]/[.$G$213]" office:value-type="float" office:value="3.03179390077416">
            <text:p>3.03179390077416</text:p>
          </table:table-cell>
          <table:table-cell office:value-type="float" office:value="-0.00112872731864581">
            <text:p>-0.00112872731864581</text:p>
          </table:table-cell>
          <table:table-cell office:value-type="float" office:value="-0.00242139701602585">
            <text:p>-0.00242139701602585</text:p>
          </table:table-cell>
          <table:table-cell office:value-type="float" office:value="0.99854560218027">
            <text:p>0.99854560218027</text:p>
          </table:table-cell>
          <table:table-cell office:value-type="float" office:value="0.0334246273118405">
            <text:p>0.0334246273118405</text:p>
          </table:table-cell>
          <table:table-cell table:formula="of:=[.K34]/[.$G$213]" office:value-type="float" office:value="6.9641603757651">
            <text:p>6.9641603757651</text:p>
          </table:table-cell>
          <table:table-cell table:style-name="ce1" office:value-type="float" office:value="0.0000834349565827103">
            <text:p>8.34E-005</text:p>
          </table:table-cell>
          <table:table-cell office:value-type="float" office:value="0.0000587065516253143">
            <text:p>5.87E-005</text:p>
          </table:table-cell>
          <table:table-cell table:formula="of:=[.N34]/[.$G$213]/[.$G$213]" office:value-type="float" office:value="2.54853704969356">
            <text:p>2.55E+000</text:p>
          </table:table-cell>
          <table:table-cell office:value-type="float" office:value="0.000000258922909089451">
            <text:p>2.59E-007</text:p>
          </table:table-cell>
          <table:table-cell office:value-type="float" office:value="0.00121930429046745">
            <text:p>0.00121930429046745</text:p>
          </table:table-cell>
          <table:table-cell office:value-type="float" office:value="0.00153632517944135">
            <text:p>0.00153632517944135</text:p>
          </table:table-cell>
          <table:table-cell office:value-type="float" office:value="-0.00201878026002753">
            <text:p>-0.00201878026002753</text:p>
          </table:table-cell>
        </table:table-row>
        <table:table-row table:style-name="ro1">
          <table:table-cell/>
          <table:table-cell office:value-type="float" office:value="44.4916796258937">
            <text:p>44.4916796258937</text:p>
          </table:table-cell>
          <table:table-cell office:value-type="float" office:value="59.0756249444336">
            <text:p>59.0756249444336</text:p>
          </table:table-cell>
          <table:table-cell office:value-type="float" office:value="1">
            <text:p>1</text:p>
          </table:table-cell>
          <table:table-cell table:formula="of:=[.C35]*([.$G$213]/0.00356)" office:value-type="float" office:value="79.644563489276">
            <text:p>79.644563489276</text:p>
          </table:table-cell>
          <table:table-cell office:value-type="float" office:value="0.0152532154079178">
            <text:p>0.0152532154079178</text:p>
          </table:table-cell>
          <table:table-cell table:formula="of:=[.F35]/[.$G$213]" office:value-type="float" office:value="3.17807098807055">
            <text:p>3.17807098807055</text:p>
          </table:table-cell>
          <table:table-cell office:value-type="float" office:value="-0.00118305409599601">
            <text:p>-0.00118305409599601</text:p>
          </table:table-cell>
          <table:table-cell office:value-type="float" office:value="-0.00263460116004607">
            <text:p>-0.00263460116004607</text:p>
          </table:table-cell>
          <table:table-cell office:value-type="float" office:value="0.998545944527904">
            <text:p>0.998545944527904</text:p>
          </table:table-cell>
          <table:table-cell office:value-type="float" office:value="0.0350771041081153">
            <text:p>0.0350771041081153</text:p>
          </table:table-cell>
          <table:table-cell table:formula="of:=[.K35]/[.$G$213]" office:value-type="float" office:value="7.30846080188867">
            <text:p>7.30846080188867</text:p>
          </table:table-cell>
          <table:table-cell table:style-name="ce1" office:value-type="float" office:value="0.0000910579999277644">
            <text:p>9.11E-005</text:p>
          </table:table-cell>
          <table:table-cell office:value-type="float" office:value="0.0000626932564340327">
            <text:p>6.27E-005</text:p>
          </table:table-cell>
          <table:table-cell table:formula="of:=[.N35]/[.$G$213]/[.$G$213]" office:value-type="float" office:value="2.72160572141621">
            <text:p>2.72E+000</text:p>
          </table:table-cell>
          <table:table-cell office:value-type="float" office:value="0.000000299827572780784">
            <text:p>3.00E-007</text:p>
          </table:table-cell>
          <table:table-cell office:value-type="float" office:value="0.00120089478625183">
            <text:p>0.00120089478625183</text:p>
          </table:table-cell>
          <table:table-cell office:value-type="float" office:value="0.00148611003867498">
            <text:p>0.00148611003867498</text:p>
          </table:table-cell>
          <table:table-cell office:value-type="float" office:value="-0.00194737618550371">
            <text:p>-0.00194737618550371</text:p>
          </table:table-cell>
        </table:table-row>
        <table:table-row table:style-name="ro1">
          <table:table-cell/>
          <table:table-cell office:value-type="float" office:value="44.4905591219323">
            <text:p>44.4905591219323</text:p>
          </table:table-cell>
          <table:table-cell office:value-type="float" office:value="58.7400047637225">
            <text:p>58.7400047637225</text:p>
          </table:table-cell>
          <table:table-cell office:value-type="float" office:value="1">
            <text:p>1</text:p>
          </table:table-cell>
          <table:table-cell table:formula="of:=[.C36]*([.$G$213]/0.00356)" office:value-type="float" office:value="79.1920871453343">
            <text:p>79.1920871453343</text:p>
          </table:table-cell>
          <table:table-cell office:value-type="float" office:value="0.0159098672967868">
            <text:p>0.0159098672967868</text:p>
          </table:table-cell>
          <table:table-cell table:formula="of:=[.F36]/[.$G$213]" office:value-type="float" office:value="3.31488714528505">
            <text:p>3.31488714528505</text:p>
          </table:table-cell>
          <table:table-cell office:value-type="float" office:value="-0.00119861819411238">
            <text:p>-0.00119861819411238</text:p>
          </table:table-cell>
          <table:table-cell office:value-type="float" office:value="-0.00287665700444205">
            <text:p>-0.00287665700444205</text:p>
          </table:table-cell>
          <table:table-cell office:value-type="float" office:value="0.998546023427835">
            <text:p>0.998546023427835</text:p>
          </table:table-cell>
          <table:table-cell office:value-type="float" office:value="0.0365421252725066">
            <text:p>0.0365421252725066</text:p>
          </table:table-cell>
          <table:table-cell table:formula="of:=[.K36]/[.$G$213]" office:value-type="float" office:value="7.61370406601018">
            <text:p>7.61370406601018</text:p>
          </table:table-cell>
          <table:table-cell office:value-type="float" office:value="0.000100035217509535">
            <text:p>0.000100035217509535</text:p>
          </table:table-cell>
          <table:table-cell office:value-type="float" office:value="0.000064949031290539">
            <text:p>6.49E-005</text:p>
          </table:table-cell>
          <table:table-cell table:formula="of:=[.N36]/[.$G$213]/[.$G$213]" office:value-type="float" office:value="2.81953219875838">
            <text:p>2.82E+000</text:p>
          </table:table-cell>
          <table:table-cell office:value-type="float" office:value="0.000000347705562838563">
            <text:p>3.48E-007</text:p>
          </table:table-cell>
          <table:table-cell office:value-type="float" office:value="0.00117952780613725">
            <text:p>0.00117952780613725</text:p>
          </table:table-cell>
          <table:table-cell office:value-type="float" office:value="0.00146566966406978">
            <text:p>0.00146566966406978</text:p>
          </table:table-cell>
          <table:table-cell office:value-type="float" office:value="-0.00191260568844821">
            <text:p>-0.00191260568844821</text:p>
          </table:table-cell>
        </table:table-row>
        <table:table-row table:style-name="ro1">
          <table:table-cell/>
          <table:table-cell office:value-type="float" office:value="44.4894386179708">
            <text:p>44.4894386179708</text:p>
          </table:table-cell>
          <table:table-cell office:value-type="float" office:value="58.4043845830113">
            <text:p>58.4043845830113</text:p>
          </table:table-cell>
          <table:table-cell office:value-type="float" office:value="1">
            <text:p>1</text:p>
          </table:table-cell>
          <table:table-cell table:formula="of:=[.C37]*([.$G$213]/0.00356)" office:value-type="float" office:value="78.7396108013925">
            <text:p>78.7396108013925</text:p>
          </table:table-cell>
          <table:table-cell office:value-type="float" office:value="0.0165535215468424">
            <text:p>0.0165535215468424</text:p>
          </table:table-cell>
          <table:table-cell table:formula="of:=[.F37]/[.$G$213]" office:value-type="float" office:value="3.44899519029359">
            <text:p>3.44899519029359</text:p>
          </table:table-cell>
          <table:table-cell office:value-type="float" office:value="-0.00120276405365316">
            <text:p>-0.00120276405365316</text:p>
          </table:table-cell>
          <table:table-cell office:value-type="float" office:value="-0.0031269896247135">
            <text:p>-0.0031269896247135</text:p>
          </table:table-cell>
          <table:table-cell office:value-type="float" office:value="0.998546025698601">
            <text:p>0.998546025698601</text:p>
          </table:table-cell>
          <table:table-cell office:value-type="float" office:value="0.0379526137267688">
            <text:p>0.0379526137267688</text:p>
          </table:table-cell>
          <table:table-cell table:formula="of:=[.K37]/[.$G$213]" office:value-type="float" office:value="7.90758521274678">
            <text:p>7.90758521274678</text:p>
          </table:table-cell>
          <table:table-cell office:value-type="float" office:value="0.000109406336032409">
            <text:p>0.000109406336032409</text:p>
          </table:table-cell>
          <table:table-cell office:value-type="float" office:value="0.0000667015958741791">
            <text:p>6.67E-005</text:p>
          </table:table-cell>
          <table:table-cell table:formula="of:=[.N37]/[.$G$213]/[.$G$213]" office:value-type="float" office:value="2.89561358405068">
            <text:p>2.90E+000</text:p>
          </table:table-cell>
          <table:table-cell office:value-type="float" office:value="0.000000397611718827689">
            <text:p>3.98E-007</text:p>
          </table:table-cell>
          <table:table-cell office:value-type="float" office:value="0.00115744918293632">
            <text:p>0.00115744918293632</text:p>
          </table:table-cell>
          <table:table-cell office:value-type="float" office:value="0.00145427737946087">
            <text:p>0.00145427737946087</text:p>
          </table:table-cell>
          <table:table-cell office:value-type="float" office:value="-0.00188901101283974">
            <text:p>-0.00188901101283974</text:p>
          </table:table-cell>
        </table:table-row>
        <table:table-row table:style-name="ro1">
          <table:table-cell/>
          <table:table-cell office:value-type="float" office:value="44.4883181140093">
            <text:p>44.4883181140093</text:p>
          </table:table-cell>
          <table:table-cell office:value-type="float" office:value="58.0687644023001">
            <text:p>58.0687644023001</text:p>
          </table:table-cell>
          <table:table-cell office:value-type="float" office:value="1">
            <text:p>1</text:p>
          </table:table-cell>
          <table:table-cell table:formula="of:=[.C38]*([.$G$213]/0.00356)" office:value-type="float" office:value="78.2871344574507">
            <text:p>78.2871344574507</text:p>
          </table:table-cell>
          <table:table-cell office:value-type="float" office:value="0.0171969879099042">
            <text:p>0.0171969879099042</text:p>
          </table:table-cell>
          <table:table-cell table:formula="of:=[.F38]/[.$G$213]" office:value-type="float" office:value="3.58306408826408">
            <text:p>3.58306408826408</text:p>
          </table:table-cell>
          <table:table-cell office:value-type="float" office:value="-0.0012070380265551">
            <text:p>-0.0012070380265551</text:p>
          </table:table-cell>
          <table:table-cell office:value-type="float" office:value="-0.00337742534147733">
            <text:p>-0.00337742534147733</text:p>
          </table:table-cell>
          <table:table-cell office:value-type="float" office:value="0.998546027969368">
            <text:p>0.998546027969368</text:p>
          </table:table-cell>
          <table:table-cell office:value-type="float" office:value="0.0393631087929931">
            <text:p>0.0393631087929931</text:p>
          </table:table-cell>
          <table:table-cell table:formula="of:=[.K38]/[.$G$213]" office:value-type="float" office:value="8.20146773711323">
            <text:p>8.20146773711323</text:p>
          </table:table-cell>
          <table:table-cell office:value-type="float" office:value="0.000118777444182876">
            <text:p>0.000118777444182876</text:p>
          </table:table-cell>
          <table:table-cell office:value-type="float" office:value="0.0000684539225107103">
            <text:p>6.85E-005</text:p>
          </table:table-cell>
          <table:table-cell table:formula="of:=[.N38]/[.$G$213]/[.$G$213]" office:value-type="float" office:value="2.97168463971185">
            <text:p>2.97E+000</text:p>
          </table:table-cell>
          <table:table-cell office:value-type="float" office:value="0.000000447518025884291">
            <text:p>4.48E-007</text:p>
          </table:table-cell>
          <table:table-cell office:value-type="float" office:value="0.00113523772589923">
            <text:p>0.00113523772589923</text:p>
          </table:table-cell>
          <table:table-cell office:value-type="float" office:value="0.00144253871639958">
            <text:p>0.00144253871639958</text:p>
          </table:table-cell>
          <table:table-cell office:value-type="float" office:value="-0.00186495133252831">
            <text:p>-0.00186495133252831</text:p>
          </table:table-cell>
        </table:table-row>
        <table:table-row table:style-name="ro1">
          <table:table-cell/>
          <table:table-cell office:value-type="float" office:value="44.4871976100479">
            <text:p>44.4871976100479</text:p>
          </table:table-cell>
          <table:table-cell office:value-type="float" office:value="57.733144221589">
            <text:p>57.733144221589</text:p>
          </table:table-cell>
          <table:table-cell office:value-type="float" office:value="1">
            <text:p>1</text:p>
          </table:table-cell>
          <table:table-cell table:formula="of:=[.C39]*([.$G$213]/0.00356)" office:value-type="float" office:value="77.834658113509">
            <text:p>77.834658113509</text:p>
          </table:table-cell>
          <table:table-cell office:value-type="float" office:value="0.0178559183568837">
            <text:p>0.0178559183568837</text:p>
          </table:table-cell>
          <table:table-cell table:formula="of:=[.F39]/[.$G$213]" office:value-type="float" office:value="3.7203549925553">
            <text:p>3.7203549925553</text:p>
          </table:table-cell>
          <table:table-cell office:value-type="float" office:value="-0.00117706106355631">
            <text:p>-0.00117706106355631</text:p>
          </table:table-cell>
          <table:table-cell office:value-type="float" office:value="-0.00364687049884029">
            <text:p>-0.00364687049884029</text:p>
          </table:table-cell>
          <table:table-cell office:value-type="float" office:value="0.998545226995018">
            <text:p>0.998545226995018</text:p>
          </table:table-cell>
          <table:table-cell office:value-type="float" office:value="0.0406003598929814">
            <text:p>0.0406003598929814</text:p>
          </table:table-cell>
          <table:table-cell table:formula="of:=[.K39]/[.$G$213]" office:value-type="float" office:value="8.45925415923312">
            <text:p>8.45925415923312</text:p>
          </table:table-cell>
          <table:table-cell office:value-type="float" office:value="0.000128705439382435">
            <text:p>0.000128705439382435</text:p>
          </table:table-cell>
          <table:table-cell office:value-type="float" office:value="0.0000684150457019332">
            <text:p>6.84E-005</text:p>
          </table:table-cell>
          <table:table-cell table:formula="of:=[.N39]/[.$G$213]/[.$G$213]" office:value-type="float" office:value="2.96999694072768">
            <text:p>2.97E+000</text:p>
          </table:table-cell>
          <table:table-cell office:value-type="float" office:value="0.000000503783376545054">
            <text:p>5.04E-007</text:p>
          </table:table-cell>
          <table:table-cell office:value-type="float" office:value="0.00116039854738041">
            <text:p>0.00116039854738041</text:p>
          </table:table-cell>
          <table:table-cell office:value-type="float" office:value="0.00153109803324685">
            <text:p>0.00153109803324685</text:p>
          </table:table-cell>
          <table:table-cell office:value-type="float" office:value="-0.00198764406268006">
            <text:p>-0.00198764406268006</text:p>
          </table:table-cell>
        </table:table-row>
        <table:table-row table:style-name="ro1">
          <table:table-cell/>
          <table:table-cell office:value-type="float" office:value="44.4860771060864">
            <text:p>44.4860771060864</text:p>
          </table:table-cell>
          <table:table-cell office:value-type="float" office:value="57.3975240408778">
            <text:p>57.3975240408778</text:p>
          </table:table-cell>
          <table:table-cell office:value-type="float" office:value="1">
            <text:p>1</text:p>
          </table:table-cell>
          <table:table-cell table:formula="of:=[.C40]*([.$G$213]/0.00356)" office:value-type="float" office:value="77.3821817695672">
            <text:p>77.3821817695672</text:p>
          </table:table-cell>
          <table:table-cell office:value-type="float" office:value="0.0185202454102822">
            <text:p>0.0185202454102822</text:p>
          </table:table-cell>
          <table:table-cell table:formula="of:=[.F40]/[.$G$213]" office:value-type="float" office:value="3.85877030228077">
            <text:p>3.85877030228077</text:p>
          </table:table-cell>
          <table:table-cell office:value-type="float" office:value="-0.0011382953659063">
            <text:p>-0.0011382953659063</text:p>
          </table:table-cell>
          <table:table-cell office:value-type="float" office:value="-0.00392106774795846">
            <text:p>-0.00392106774795846</text:p>
          </table:table-cell>
          <table:table-cell office:value-type="float" office:value="0.998544218207572">
            <text:p>0.998544218207572</text:p>
          </table:table-cell>
          <table:table-cell office:value-type="float" office:value="0.0417929618330715">
            <text:p>0.0417929618330715</text:p>
          </table:table-cell>
          <table:table-cell table:formula="of:=[.K40]/[.$G$213]" office:value-type="float" office:value="8.70773774284196">
            <text:p>8.70773774284196</text:p>
          </table:table-cell>
          <table:table-cell office:value-type="float" office:value="0.000138776782266845">
            <text:p>0.000138776782266845</text:p>
          </table:table-cell>
          <table:table-cell office:value-type="float" office:value="0.0000679150266645476">
            <text:p>6.79E-005</text:p>
          </table:table-cell>
          <table:table-cell table:formula="of:=[.N40]/[.$G$213]/[.$G$213]" office:value-type="float" office:value="2.94829038486552">
            <text:p>2.95E+000</text:p>
          </table:table-cell>
          <table:table-cell office:value-type="float" office:value="0.000000561687475354565">
            <text:p>5.62E-007</text:p>
          </table:table-cell>
          <table:table-cell office:value-type="float" office:value="0.00119876150426911">
            <text:p>0.00119876150426911</text:p>
          </table:table-cell>
          <table:table-cell office:value-type="float" office:value="0.00164673482656787">
            <text:p>0.00164673482656787</text:p>
          </table:table-cell>
          <table:table-cell office:value-type="float" office:value="-0.00215003386555407">
            <text:p>-0.00215003386555407</text:p>
          </table:table-cell>
        </table:table-row>
        <table:table-row table:style-name="ro1">
          <table:table-cell/>
          <table:table-cell office:value-type="float" office:value="44.484956602125">
            <text:p>44.484956602125</text:p>
          </table:table-cell>
          <table:table-cell office:value-type="float" office:value="57.0619038601667">
            <text:p>57.0619038601667</text:p>
          </table:table-cell>
          <table:table-cell office:value-type="float" office:value="1">
            <text:p>1</text:p>
          </table:table-cell>
          <table:table-cell table:formula="of:=[.C41]*([.$G$213]/0.00356)" office:value-type="float" office:value="76.9297054256255">
            <text:p>76.9297054256255</text:p>
          </table:table-cell>
          <table:table-cell office:value-type="float" office:value="0.0191832743182818">
            <text:p>0.0191832743182818</text:p>
          </table:table-cell>
          <table:table-cell table:formula="of:=[.F41]/[.$G$213]" office:value-type="float" office:value="3.9969151380032">
            <text:p>3.9969151380032</text:p>
          </table:table-cell>
          <table:table-cell office:value-type="float" office:value="-0.00109949548457156">
            <text:p>-0.00109949548457156</text:p>
          </table:table-cell>
          <table:table-cell office:value-type="float" office:value="-0.004195399552859">
            <text:p>-0.004195399552859</text:p>
          </table:table-cell>
          <table:table-cell office:value-type="float" office:value="0.998543210183207">
            <text:p>0.998543210183207</text:p>
          </table:table-cell>
          <table:table-cell office:value-type="float" office:value="0.042985570211665">
            <text:p>0.042985570211665</text:p>
          </table:table-cell>
          <table:table-cell table:formula="of:=[.K41]/[.$G$213]" office:value-type="float" office:value="8.95622266793981">
            <text:p>8.95622266793981</text:p>
          </table:table-cell>
          <table:table-cell office:value-type="float" office:value="0.000148848265900371">
            <text:p>0.000148848265900371</text:p>
          </table:table-cell>
          <table:table-cell office:value-type="float" office:value="0.0000674146197520334">
            <text:p>6.74E-005</text:p>
          </table:table-cell>
          <table:table-cell table:formula="of:=[.N41]/[.$G$213]/[.$G$213]" office:value-type="float" office:value="2.92656699077819">
            <text:p>2.93E+000</text:p>
          </table:table-cell>
          <table:table-cell office:value-type="float" office:value="0.000000619591458454749">
            <text:p>6.20E-007</text:p>
          </table:table-cell>
          <table:table-cell office:value-type="float" office:value="0.00123620947527986">
            <text:p>0.00123620947527986</text:p>
          </table:table-cell>
          <table:table-cell office:value-type="float" office:value="0.00176123848051927">
            <text:p>0.00176123848051927</text:p>
          </table:table-cell>
          <table:table-cell office:value-type="float" office:value="-0.00231069372001757">
            <text:p>-0.00231069372001757</text:p>
          </table:table-cell>
        </table:table-row>
        <table:table-row table:style-name="ro1">
          <table:table-cell/>
          <table:table-cell office:value-type="float" office:value="44.4838360981635">
            <text:p>44.4838360981635</text:p>
          </table:table-cell>
          <table:table-cell office:value-type="float" office:value="56.7262836794555">
            <text:p>56.7262836794555</text:p>
          </table:table-cell>
          <table:table-cell office:value-type="float" office:value="1">
            <text:p>1</text:p>
          </table:table-cell>
          <table:table-cell table:formula="of:=[.C42]*([.$G$213]/0.00356)" office:value-type="float" office:value="76.4772290816837">
            <text:p>76.4772290816837</text:p>
          </table:table-cell>
          <table:table-cell office:value-type="float" office:value="0.0200906499573738">
            <text:p>0.0200906499573738</text:p>
          </table:table-cell>
          <table:table-cell table:formula="of:=[.F42]/[.$G$213]" office:value-type="float" office:value="4.18597063330443">
            <text:p>4.18597063330443</text:p>
          </table:table-cell>
          <table:table-cell office:value-type="float" office:value="-0.00105753060273965">
            <text:p>-0.00105753060273965</text:p>
          </table:table-cell>
          <table:table-cell office:value-type="float" office:value="-0.00445103792022387">
            <text:p>-0.00445103792022387</text:p>
          </table:table-cell>
          <table:table-cell office:value-type="float" office:value="0.998540562525055">
            <text:p>0.998540562525055</text:p>
          </table:table-cell>
          <table:table-cell office:value-type="float" office:value="0.0440212167944647">
            <text:p>0.0440212167944647</text:p>
          </table:table-cell>
          <table:table-cell table:formula="of:=[.K42]/[.$G$213]" office:value-type="float" office:value="9.17200394884807">
            <text:p>9.17200394884807</text:p>
          </table:table-cell>
          <table:table-cell office:value-type="float" office:value="0.00015845237794679">
            <text:p>0.00015845237794679</text:p>
          </table:table-cell>
          <table:table-cell office:value-type="float" office:value="0.0000656860050586924">
            <text:p>6.57E-005</text:p>
          </table:table-cell>
          <table:table-cell table:formula="of:=[.N42]/[.$G$213]/[.$G$213]" office:value-type="float" office:value="2.8515253051629">
            <text:p>2.85E+000</text:p>
          </table:table-cell>
          <table:table-cell office:value-type="float" office:value="0.000000683574409498333">
            <text:p>6.84E-007</text:p>
          </table:table-cell>
          <table:table-cell office:value-type="float" office:value="0.00143675950428488">
            <text:p>0.00143675950428488</text:p>
          </table:table-cell>
          <table:table-cell office:value-type="float" office:value="0.00204362585224795">
            <text:p>0.00204362585224795</text:p>
          </table:table-cell>
          <table:table-cell office:value-type="float" office:value="-0.00273048243775069">
            <text:p>-0.00273048243775069</text:p>
          </table:table-cell>
        </table:table-row>
        <table:table-row table:style-name="ro1">
          <table:table-cell/>
          <table:table-cell office:value-type="float" office:value="44.4827155942021">
            <text:p>44.4827155942021</text:p>
          </table:table-cell>
          <table:table-cell office:value-type="float" office:value="56.3906634987443">
            <text:p>56.3906634987443</text:p>
          </table:table-cell>
          <table:table-cell office:value-type="float" office:value="1">
            <text:p>1</text:p>
          </table:table-cell>
          <table:table-cell table:formula="of:=[.C43]*([.$G$213]/0.00356)" office:value-type="float" office:value="76.0247527377419">
            <text:p>76.0247527377419</text:p>
          </table:table-cell>
          <table:table-cell office:value-type="float" office:value="0.021058213260172">
            <text:p>0.021058213260172</text:p>
          </table:table-cell>
          <table:table-cell table:formula="of:=[.F43]/[.$G$213]" office:value-type="float" office:value="4.38756647913169">
            <text:p>4.38756647913169</text:p>
          </table:table-cell>
          <table:table-cell office:value-type="float" office:value="-0.00101542189767155">
            <text:p>-0.00101542189767155</text:p>
          </table:table-cell>
          <table:table-cell office:value-type="float" office:value="-0.0047017032680651">
            <text:p>-0.0047017032680651</text:p>
          </table:table-cell>
          <table:table-cell office:value-type="float" office:value="0.998537544046265">
            <text:p>0.998537544046265</text:p>
          </table:table-cell>
          <table:table-cell office:value-type="float" office:value="0.0450213717500214">
            <text:p>0.0450213717500214</text:p>
          </table:table-cell>
          <table:table-cell table:formula="of:=[.K43]/[.$G$213]" office:value-type="float" office:value="9.38039040133204">
            <text:p>9.38039040133204</text:p>
          </table:table-cell>
          <table:table-cell office:value-type="float" office:value="0.000167950719512795">
            <text:p>0.000167950719512795</text:p>
          </table:table-cell>
          <table:table-cell office:value-type="float" office:value="0.0000636797944152758">
            <text:p>6.37E-005</text:p>
          </table:table-cell>
          <table:table-cell table:formula="of:=[.N43]/[.$G$213]/[.$G$213]" office:value-type="float" office:value="2.76443277438595">
            <text:p>2.76E+000</text:p>
          </table:table-cell>
          <table:table-cell office:value-type="float" office:value="0.000000748933444419039">
            <text:p>7.49E-007</text:p>
          </table:table-cell>
          <table:table-cell office:value-type="float" office:value="0.00167647540332442">
            <text:p>0.00167647540332442</text:p>
          </table:table-cell>
          <table:table-cell office:value-type="float" office:value="0.00236565215589347">
            <text:p>0.00236565215589347</text:p>
          </table:table-cell>
          <table:table-cell office:value-type="float" office:value="-0.00321131791622123">
            <text:p>-0.00321131791622123</text:p>
          </table:table-cell>
        </table:table-row>
        <table:table-row table:style-name="ro1">
          <table:table-cell/>
          <table:table-cell office:value-type="float" office:value="44.4815950902406">
            <text:p>44.4815950902406</text:p>
          </table:table-cell>
          <table:table-cell office:value-type="float" office:value="56.0550433180332">
            <text:p>56.0550433180332</text:p>
          </table:table-cell>
          <table:table-cell office:value-type="float" office:value="1">
            <text:p>1</text:p>
          </table:table-cell>
          <table:table-cell table:formula="of:=[.C44]*([.$G$213]/0.00356)" office:value-type="float" office:value="75.5722763938002">
            <text:p>75.5722763938002</text:p>
          </table:table-cell>
          <table:table-cell office:value-type="float" office:value="0.022021169857267">
            <text:p>0.022021169857267</text:p>
          </table:table-cell>
          <table:table-cell table:formula="of:=[.F44]/[.$G$213]" office:value-type="float" office:value="4.58820249863026">
            <text:p>4.58820249863026</text:p>
          </table:table-cell>
          <table:table-cell office:value-type="float" office:value="-0.000972778296981254">
            <text:p>-0.000972778296981254</text:p>
          </table:table-cell>
          <table:table-cell office:value-type="float" office:value="-0.00495306559962844">
            <text:p>-0.00495306559962844</text:p>
          </table:table-cell>
          <table:table-cell office:value-type="float" office:value="0.998534525567475">
            <text:p>0.998534525567475</text:p>
          </table:table-cell>
          <table:table-cell office:value-type="float" office:value="0.0460215202023336">
            <text:p>0.0460215202023336</text:p>
          </table:table-cell>
          <table:table-cell table:formula="of:=[.K44]/[.$G$213]" office:value-type="float" office:value="9.58877549883791">
            <text:p>9.58877549883791</text:p>
          </table:table-cell>
          <table:table-cell office:value-type="float" office:value="0.000177449125998342">
            <text:p>0.000177449125998342</text:p>
          </table:table-cell>
          <table:table-cell office:value-type="float" office:value="0.000061673418885633">
            <text:p>6.17E-005</text:p>
          </table:table-cell>
          <table:table-cell table:formula="of:=[.N44]/[.$G$213]/[.$G$213]" office:value-type="float" office:value="2.67733308565736">
            <text:p>2.68E+000</text:p>
          </table:table-cell>
          <table:table-cell office:value-type="float" office:value="0.000000814291300504665">
            <text:p>8.14E-007</text:p>
          </table:table-cell>
          <table:table-cell office:value-type="float" office:value="0.00191406041533025">
            <text:p>0.00191406041533025</text:p>
          </table:table-cell>
          <table:table-cell office:value-type="float" office:value="0.00268611649537575">
            <text:p>0.00268611649537575</text:p>
          </table:table-cell>
          <table:table-cell office:value-type="float" office:value="-0.00368986969458479">
            <text:p>-0.00368986969458479</text:p>
          </table:table-cell>
        </table:table-row>
        <table:table-row table:style-name="ro1">
          <table:table-cell/>
          <table:table-cell office:value-type="float" office:value="44.4804745862792">
            <text:p>44.4804745862792</text:p>
          </table:table-cell>
          <table:table-cell office:value-type="float" office:value="55.719423137322">
            <text:p>55.719423137322</text:p>
          </table:table-cell>
          <table:table-cell office:value-type="float" office:value="1">
            <text:p>1</text:p>
          </table:table-cell>
          <table:table-cell table:formula="of:=[.C45]*([.$G$213]/0.00356)" office:value-type="float" office:value="75.1198000498584">
            <text:p>75.1198000498584</text:p>
          </table:table-cell>
          <table:table-cell office:value-type="float" office:value="0.0235146688742492">
            <text:p>0.0235146688742492</text:p>
          </table:table-cell>
          <table:table-cell table:formula="of:=[.F45]/[.$G$213]" office:value-type="float" office:value="4.89937924200196">
            <text:p>4.89937924200196</text:p>
          </table:table-cell>
          <table:table-cell office:value-type="float" office:value="-0.000969099965975307">
            <text:p>-0.000969099965975307</text:p>
          </table:table-cell>
          <table:table-cell office:value-type="float" office:value="-0.00510561571627186">
            <text:p>-0.00510561571627186</text:p>
          </table:table-cell>
          <table:table-cell office:value-type="float" office:value="0.998532209483422">
            <text:p>0.998532209483422</text:p>
          </table:table-cell>
          <table:table-cell office:value-type="float" office:value="0.0468822913797948">
            <text:p>0.0468822913797948</text:p>
          </table:table-cell>
          <table:table-cell table:formula="of:=[.K45]/[.$G$213]" office:value-type="float" office:value="9.76812076036466">
            <text:p>9.76812076036466</text:p>
          </table:table-cell>
          <table:table-cell office:value-type="float" office:value="0.000186071431500091">
            <text:p>0.000186071431500091</text:p>
          </table:table-cell>
          <table:table-cell office:value-type="float" office:value="0.000059233498378142">
            <text:p>5.92E-005</text:p>
          </table:table-cell>
          <table:table-cell table:formula="of:=[.N45]/[.$G$213]/[.$G$213]" office:value-type="float" office:value="2.57141257696636">
            <text:p>2.57E+000</text:p>
          </table:table-cell>
          <table:table-cell office:value-type="float" office:value="0.00000088558687023355">
            <text:p>8.86E-007</text:p>
          </table:table-cell>
          <table:table-cell office:value-type="float" office:value="0.00228182467585939">
            <text:p>0.00228182467585939</text:p>
          </table:table-cell>
          <table:table-cell office:value-type="float" office:value="0.00306650071756798">
            <text:p>0.00306650071756798</text:p>
          </table:table-cell>
          <table:table-cell office:value-type="float" office:value="-0.00426073042847972">
            <text:p>-0.00426073042847972</text:p>
          </table:table-cell>
        </table:table-row>
        <table:table-row table:style-name="ro1">
          <table:table-cell/>
          <table:table-cell office:value-type="float" office:value="44.4793540823177">
            <text:p>44.4793540823177</text:p>
          </table:table-cell>
          <table:table-cell office:value-type="float" office:value="55.3838029566108">
            <text:p>55.3838029566108</text:p>
          </table:table-cell>
          <table:table-cell office:value-type="float" office:value="1">
            <text:p>1</text:p>
          </table:table-cell>
          <table:table-cell table:formula="of:=[.C46]*([.$G$213]/0.00356)" office:value-type="float" office:value="74.6673237059165">
            <text:p>74.6673237059165</text:p>
          </table:table-cell>
          <table:table-cell office:value-type="float" office:value="0.0251200451481856">
            <text:p>0.0251200451481856</text:p>
          </table:table-cell>
          <table:table-cell table:formula="of:=[.F46]/[.$G$213]" office:value-type="float" office:value="5.23386607803561">
            <text:p>5.23386607803561</text:p>
          </table:table-cell>
          <table:table-cell office:value-type="float" office:value="-0.000974142882897935">
            <text:p>-0.000974142882897935</text:p>
          </table:table-cell>
          <table:table-cell office:value-type="float" office:value="-0.00523685942830398">
            <text:p>-0.00523685942830398</text:p>
          </table:table-cell>
          <table:table-cell office:value-type="float" office:value="0.998530053345208">
            <text:p>0.998530053345208</text:p>
          </table:table-cell>
          <table:table-cell office:value-type="float" office:value="0.0477157093418916">
            <text:p>0.0477157093418916</text:p>
          </table:table-cell>
          <table:table-cell table:formula="of:=[.K46]/[.$G$213]" office:value-type="float" office:value="9.94176686549354">
            <text:p>9.94176686549354</text:p>
          </table:table-cell>
          <table:table-cell office:value-type="float" office:value="0.000194521926484826">
            <text:p>0.000194521926484826</text:p>
          </table:table-cell>
          <table:table-cell office:value-type="float" office:value="0.0000567083147977768">
            <text:p>5.67E-005</text:p>
          </table:table-cell>
          <table:table-cell table:formula="of:=[.N46]/[.$G$213]/[.$G$213]" office:value-type="float" office:value="2.46179067389646">
            <text:p>2.46E+000</text:p>
          </table:table-cell>
          <table:table-cell office:value-type="float" office:value="0.000000958050681106988">
            <text:p>9.58E-007</text:p>
          </table:table-cell>
          <table:table-cell office:value-type="float" office:value="0.00267509125312699">
            <text:p>0.00267509125312699</text:p>
          </table:table-cell>
          <table:table-cell office:value-type="float" office:value="0.00345773210389501">
            <text:p>0.00345773210389501</text:p>
          </table:table-cell>
          <table:table-cell office:value-type="float" office:value="-0.00484819433708331">
            <text:p>-0.00484819433708331</text:p>
          </table:table-cell>
        </table:table-row>
        <table:table-row table:style-name="ro1">
          <table:table-cell/>
          <table:table-cell office:value-type="float" office:value="44.4782335783563">
            <text:p>44.4782335783563</text:p>
          </table:table-cell>
          <table:table-cell office:value-type="float" office:value="55.0481827758997">
            <text:p>55.0481827758997</text:p>
          </table:table-cell>
          <table:table-cell office:value-type="float" office:value="1">
            <text:p>1</text:p>
          </table:table-cell>
          <table:table-cell table:formula="of:=[.C47]*([.$G$213]/0.00356)" office:value-type="float" office:value="74.2148473619749">
            <text:p>74.2148473619749</text:p>
          </table:table-cell>
          <table:table-cell office:value-type="float" office:value="0.0267180486061298">
            <text:p>0.0267180486061298</text:p>
          </table:table-cell>
          <table:table-cell table:formula="of:=[.F47]/[.$G$213]" office:value-type="float" office:value="5.56681675713588">
            <text:p>5.56681675713588</text:p>
          </table:table-cell>
          <table:table-cell office:value-type="float" office:value="-0.000978167179188917">
            <text:p>-0.000978167179188917</text:p>
          </table:table-cell>
          <table:table-cell office:value-type="float" office:value="-0.00536992036783506">
            <text:p>-0.00536992036783506</text:p>
          </table:table-cell>
          <table:table-cell office:value-type="float" office:value="0.998527876258497">
            <text:p>0.998527876258497</text:p>
          </table:table-cell>
          <table:table-cell office:value-type="float" office:value="0.0485491370508581">
            <text:p>0.0485491370508581</text:p>
          </table:table-cell>
          <table:table-cell table:formula="of:=[.K47]/[.$G$213]" office:value-type="float" office:value="10.1154150014233">
            <text:p>10.1154150014233</text:p>
          </table:table-cell>
          <table:table-cell office:value-type="float" office:value="0.000202972362654203">
            <text:p>0.000202972362654203</text:p>
          </table:table-cell>
          <table:table-cell office:value-type="float" office:value="0.0000541833303940595">
            <text:p>5.42E-005</text:p>
          </table:table-cell>
          <table:table-cell table:formula="of:=[.N47]/[.$G$213]/[.$G$213]" office:value-type="float" office:value="2.35217741737541">
            <text:p>2.35E+000</text:p>
          </table:table-cell>
          <table:table-cell office:value-type="float" office:value="0.00000103051128994411">
            <text:p>1.03E-006</text:p>
          </table:table-cell>
          <table:table-cell office:value-type="float" office:value="0.00306839200126531">
            <text:p>0.00306839200126531</text:p>
          </table:table-cell>
          <table:table-cell office:value-type="float" office:value="0.00384982208307209">
            <text:p>0.00384982208307209</text:p>
          </table:table-cell>
          <table:table-cell office:value-type="float" office:value="-0.00543708242975206">
            <text:p>-0.00543708242975206</text:p>
          </table:table-cell>
        </table:table-row>
        <table:table-row table:style-name="ro1">
          <table:table-cell/>
          <table:table-cell office:value-type="float" office:value="44.4771130743948">
            <text:p>44.4771130743948</text:p>
          </table:table-cell>
          <table:table-cell office:value-type="float" office:value="54.7125625951885">
            <text:p>54.7125625951885</text:p>
          </table:table-cell>
          <table:table-cell office:value-type="float" office:value="1">
            <text:p>1</text:p>
          </table:table-cell>
          <table:table-cell table:formula="of:=[.C48]*([.$G$213]/0.00356)" office:value-type="float" office:value="73.762371018033">
            <text:p>73.762371018033</text:p>
          </table:table-cell>
          <table:table-cell office:value-type="float" office:value="0.0287509736671759">
            <text:p>0.0287509736671759</text:p>
          </table:table-cell>
          <table:table-cell table:formula="of:=[.F48]/[.$G$213]" office:value-type="float" office:value="5.99038516449466">
            <text:p>5.99038516449466</text:p>
          </table:table-cell>
          <table:table-cell office:value-type="float" office:value="-0.00101912373221871">
            <text:p>-0.00101912373221871</text:p>
          </table:table-cell>
          <table:table-cell office:value-type="float" office:value="-0.00534742033784775">
            <text:p>-0.00534742033784775</text:p>
          </table:table-cell>
          <table:table-cell office:value-type="float" office:value="0.998530581964043">
            <text:p>0.998530581964043</text:p>
          </table:table-cell>
          <table:table-cell office:value-type="float" office:value="0.0492689697032606">
            <text:p>0.0492689697032606</text:p>
          </table:table-cell>
          <table:table-cell table:formula="of:=[.K48]/[.$G$213]" office:value-type="float" office:value="10.2653951339847">
            <text:p>10.2653951339847</text:p>
          </table:table-cell>
          <table:table-cell office:value-type="float" office:value="0.000210439046016902">
            <text:p>0.000210439046016902</text:p>
          </table:table-cell>
          <table:table-cell office:value-type="float" office:value="0.0000518033430988781">
            <text:p>5.18E-005</text:p>
          </table:table-cell>
          <table:table-cell table:formula="of:=[.N48]/[.$G$213]/[.$G$213]" office:value-type="float" office:value="2.24885869686391">
            <text:p>2.25E+000</text:p>
          </table:table-cell>
          <table:table-cell office:value-type="float" office:value="0.00000111013480988749">
            <text:p>1.11E-006</text:p>
          </table:table-cell>
          <table:table-cell office:value-type="float" office:value="0.0032376252040085">
            <text:p>0.0032376252040085</text:p>
          </table:table-cell>
          <table:table-cell office:value-type="float" office:value="0.00399775816109727">
            <text:p>0.00399775816109727</text:p>
          </table:table-cell>
          <table:table-cell office:value-type="float" office:value="-0.0056657424902317">
            <text:p>-0.0056657424902317</text:p>
          </table:table-cell>
        </table:table-row>
        <table:table-row table:style-name="ro1">
          <table:table-cell/>
          <table:table-cell office:value-type="float" office:value="44.4759925704333">
            <text:p>44.4759925704333</text:p>
          </table:table-cell>
          <table:table-cell office:value-type="float" office:value="54.3769424144773">
            <text:p>54.3769424144773</text:p>
          </table:table-cell>
          <table:table-cell office:value-type="float" office:value="1">
            <text:p>1</text:p>
          </table:table-cell>
          <table:table-cell table:formula="of:=[.C49]*([.$G$213]/0.00356)" office:value-type="float" office:value="73.3098946740912">
            <text:p>73.3098946740912</text:p>
          </table:table-cell>
          <table:table-cell office:value-type="float" office:value="0.0308602851621457">
            <text:p>0.0308602851621457</text:p>
          </table:table-cell>
          <table:table-cell table:formula="of:=[.F49]/[.$G$213]" office:value-type="float" office:value="6.4298690036521">
            <text:p>6.4298690036521</text:p>
          </table:table-cell>
          <table:table-cell office:value-type="float" office:value="-0.001066902806282">
            <text:p>-0.001066902806282</text:p>
          </table:table-cell>
          <table:table-cell office:value-type="float" office:value="-0.00529659744067047">
            <text:p>-0.00529659744067047</text:p>
          </table:table-cell>
          <table:table-cell office:value-type="float" office:value="0.998534177713718">
            <text:p>0.998534177713718</text:p>
          </table:table-cell>
          <table:table-cell office:value-type="float" office:value="0.0499697533129223">
            <text:p>0.0499697533129223</text:p>
          </table:table-cell>
          <table:table-cell table:formula="of:=[.K49]/[.$G$213]" office:value-type="float" office:value="10.4114063191165">
            <text:p>10.4114063191165</text:p>
          </table:table-cell>
          <table:table-cell office:value-type="float" office:value="0.000217740871977456">
            <text:p>0.000217740871977456</text:p>
          </table:table-cell>
          <table:table-cell office:value-type="float" office:value="0.0000494468909015197">
            <text:p>4.94E-005</text:p>
          </table:table-cell>
          <table:table-cell table:formula="of:=[.N49]/[.$G$213]/[.$G$213]" office:value-type="float" office:value="2.14656166928291">
            <text:p>2.15E+000</text:p>
          </table:table-cell>
          <table:table-cell office:value-type="float" office:value="0.00000119096480135443">
            <text:p>1.19E-006</text:p>
          </table:table-cell>
          <table:table-cell office:value-type="float" office:value="0.00336397339813461">
            <text:p>0.00336397339813461</text:p>
          </table:table-cell>
          <table:table-cell office:value-type="float" office:value="0.00409966837657105">
            <text:p>0.00409966837657105</text:p>
          </table:table-cell>
          <table:table-cell office:value-type="float" office:value="-0.00582625163533128">
            <text:p>-0.00582625163533128</text:p>
          </table:table-cell>
        </table:table-row>
        <table:table-row table:style-name="ro1">
          <table:table-cell/>
          <table:table-cell office:value-type="float" office:value="44.4748720664719">
            <text:p>44.4748720664719</text:p>
          </table:table-cell>
          <table:table-cell office:value-type="float" office:value="54.0413222337662">
            <text:p>54.0413222337662</text:p>
          </table:table-cell>
          <table:table-cell office:value-type="float" office:value="1">
            <text:p>1</text:p>
          </table:table-cell>
          <table:table-cell table:formula="of:=[.C50]*([.$G$213]/0.00356)" office:value-type="float" office:value="72.8574183301495">
            <text:p>72.8574183301495</text:p>
          </table:table-cell>
          <table:table-cell office:value-type="float" office:value="0.0329662780649347">
            <text:p>0.0329662780649347</text:p>
          </table:table-cell>
          <table:table-cell table:formula="of:=[.F50]/[.$G$213]" office:value-type="float" office:value="6.86866140030061">
            <text:p>6.86866140030061</text:p>
          </table:table-cell>
          <table:table-cell office:value-type="float" office:value="-0.00111407974712496">
            <text:p>-0.00111407974712496</text:p>
          </table:table-cell>
          <table:table-cell office:value-type="float" office:value="-0.00524791607264309">
            <text:p>-0.00524791607264309</text:p>
          </table:table-cell>
          <table:table-cell office:value-type="float" office:value="0.99853770525504">
            <text:p>0.99853770525504</text:p>
          </table:table-cell>
          <table:table-cell office:value-type="float" office:value="0.0506705438286797">
            <text:p>0.0506705438286797</text:p>
          </table:table-cell>
          <table:table-cell table:formula="of:=[.K50]/[.$G$213]" office:value-type="float" office:value="10.5574189431622">
            <text:p>10.5574189431622</text:p>
          </table:table-cell>
          <table:table-cell office:value-type="float" office:value="0.000225042652310351">
            <text:p>0.000225042652310351</text:p>
          </table:table-cell>
          <table:table-cell office:value-type="float" office:value="0.0000470911733261136">
            <text:p>4.71E-005</text:p>
          </table:table-cell>
          <table:table-cell table:formula="of:=[.N50]/[.$G$213]/[.$G$213]" office:value-type="float" office:value="2.04429653271257">
            <text:p>2.04E+000</text:p>
          </table:table-cell>
          <table:table-cell office:value-type="float" office:value="0.00000127178930012138">
            <text:p>1.27E-006</text:p>
          </table:table-cell>
          <table:table-cell office:value-type="float" office:value="0.00349539790838334">
            <text:p>0.00349539790838334</text:p>
          </table:table-cell>
          <table:table-cell office:value-type="float" office:value="0.0042064392685235">
            <text:p>0.0042064392685235</text:p>
          </table:table-cell>
          <table:table-cell office:value-type="float" office:value="-0.00599416463734374">
            <text:p>-0.00599416463734374</text:p>
          </table:table-cell>
        </table:table-row>
        <table:table-row table:style-name="ro1">
          <table:table-cell/>
          <table:table-cell office:value-type="float" office:value="44.4737515625104">
            <text:p>44.4737515625104</text:p>
          </table:table-cell>
          <table:table-cell office:value-type="float" office:value="53.705702053055">
            <text:p>53.705702053055</text:p>
          </table:table-cell>
          <table:table-cell office:value-type="float" office:value="1">
            <text:p>1</text:p>
          </table:table-cell>
          <table:table-cell table:formula="of:=[.C51]*([.$G$213]/0.00356)" office:value-type="float" office:value="72.4049419862077">
            <text:p>72.4049419862077</text:p>
          </table:table-cell>
          <table:table-cell office:value-type="float" office:value="0.0349063906368236">
            <text:p>0.0349063906368236</text:p>
          </table:table-cell>
          <table:table-cell table:formula="of:=[.F51]/[.$G$213]" office:value-type="float" office:value="7.27289193880795">
            <text:p>7.27289193880795</text:p>
          </table:table-cell>
          <table:table-cell office:value-type="float" office:value="-0.00113288769159235">
            <text:p>-0.00113288769159235</text:p>
          </table:table-cell>
          <table:table-cell office:value-type="float" office:value="-0.0050617430015239">
            <text:p>-0.0050617430015239</text:p>
          </table:table-cell>
          <table:table-cell office:value-type="float" office:value="0.998543741234378">
            <text:p>0.998543741234378</text:p>
          </table:table-cell>
          <table:table-cell office:value-type="float" office:value="0.0512774532011993">
            <text:p>0.0512774532011993</text:p>
          </table:table-cell>
          <table:table-cell table:formula="of:=[.K51]/[.$G$213]" office:value-type="float" office:value="10.6838710398258">
            <text:p>10.6838710398258</text:p>
          </table:table-cell>
          <table:table-cell office:value-type="float" office:value="0.00023115046551754">
            <text:p>0.00023115046551754</text:p>
          </table:table-cell>
          <table:table-cell office:value-type="float" office:value="0.0000452621458079039">
            <text:p>4.53E-005</text:p>
          </table:table-cell>
          <table:table-cell table:formula="of:=[.N51]/[.$G$213]/[.$G$213]" office:value-type="float" office:value="1.9648957798832">
            <text:p>1.96E+000</text:p>
          </table:table-cell>
          <table:table-cell office:value-type="float" office:value="0.00000136199309170103">
            <text:p>1.36E-006</text:p>
          </table:table-cell>
          <table:table-cell office:value-type="float" office:value="0.00321559405951226">
            <text:p>0.00321559405951226</text:p>
          </table:table-cell>
          <table:table-cell office:value-type="float" office:value="0.00392921011898257">
            <text:p>0.00392921011898257</text:p>
          </table:table-cell>
          <table:table-cell office:value-type="float" office:value="-0.00558583883079958">
            <text:p>-0.00558583883079958</text:p>
          </table:table-cell>
        </table:table-row>
        <table:table-row table:style-name="ro1">
          <table:table-cell/>
          <table:table-cell office:value-type="float" office:value="44.472631058549">
            <text:p>44.472631058549</text:p>
          </table:table-cell>
          <table:table-cell office:value-type="float" office:value="53.3700818723439">
            <text:p>53.3700818723439</text:p>
          </table:table-cell>
          <table:table-cell office:value-type="float" office:value="1">
            <text:p>1</text:p>
          </table:table-cell>
          <table:table-cell table:formula="of:=[.C52]*([.$G$213]/0.00356)" office:value-type="float" office:value="71.952465642266">
            <text:p>71.952465642266</text:p>
          </table:table-cell>
          <table:table-cell office:value-type="float" office:value="0.0368165366856976">
            <text:p>0.0368165366856976</text:p>
          </table:table-cell>
          <table:table-cell table:formula="of:=[.F52]/[.$G$213]" office:value-type="float" office:value="7.67087882737919">
            <text:p>7.67087882737919</text:p>
          </table:table-cell>
          <table:table-cell office:value-type="float" office:value="-0.00114688198395835">
            <text:p>-0.00114688198395835</text:p>
          </table:table-cell>
          <table:table-cell office:value-type="float" office:value="-0.00485507642347861">
            <text:p>-0.00485507642347861</text:p>
          </table:table-cell>
          <table:table-cell office:value-type="float" office:value="0.998550129422296">
            <text:p>0.998550129422296</text:p>
          </table:table-cell>
          <table:table-cell office:value-type="float" office:value="0.051871189025902">
            <text:p>0.051871189025902</text:p>
          </table:table-cell>
          <table:table-cell table:formula="of:=[.K52]/[.$G$213]" office:value-type="float" office:value="10.8075783729095">
            <text:p>10.8075783729095</text:p>
          </table:table-cell>
          <table:table-cell office:value-type="float" office:value="0.000237090743896892">
            <text:p>0.000237090743896892</text:p>
          </table:table-cell>
          <table:table-cell office:value-type="float" office:value="0.0000435063699309434">
            <text:p>4.35E-005</text:p>
          </table:table-cell>
          <table:table-cell table:formula="of:=[.N52]/[.$G$213]/[.$G$213]" office:value-type="float" office:value="1.88867498766309">
            <text:p>1.89E+000</text:p>
          </table:table-cell>
          <table:table-cell office:value-type="float" office:value="0.00000145350944742778">
            <text:p>1.45E-006</text:p>
          </table:table-cell>
          <table:table-cell office:value-type="float" office:value="0.00287286286684017">
            <text:p>0.00287286286684017</text:p>
          </table:table-cell>
          <table:table-cell office:value-type="float" office:value="0.00359326119598481">
            <text:p>0.00359326119598481</text:p>
          </table:table-cell>
          <table:table-cell office:value-type="float" office:value="-0.00508880376467084">
            <text:p>-0.00508880376467084</text:p>
          </table:table-cell>
        </table:table-row>
        <table:table-row table:style-name="ro1">
          <table:table-cell/>
          <table:table-cell office:value-type="float" office:value="44.4715105545875">
            <text:p>44.4715105545875</text:p>
          </table:table-cell>
          <table:table-cell office:value-type="float" office:value="53.0344616916327">
            <text:p>53.0344616916327</text:p>
          </table:table-cell>
          <table:table-cell office:value-type="float" office:value="1">
            <text:p>1</text:p>
          </table:table-cell>
          <table:table-cell table:formula="of:=[.C53]*([.$G$213]/0.00356)" office:value-type="float" office:value="71.4999892983242">
            <text:p>71.4999892983242</text:p>
          </table:table-cell>
          <table:table-cell office:value-type="float" office:value="0.0387330847863905">
            <text:p>0.0387330847863905</text:p>
          </table:table-cell>
          <table:table-cell table:formula="of:=[.F53]/[.$G$213]" office:value-type="float" office:value="8.07019961012327">
            <text:p>8.07019961012327</text:p>
          </table:table-cell>
          <table:table-cell office:value-type="float" office:value="-0.00116167265509263">
            <text:p>-0.00116167265509263</text:p>
          </table:table-cell>
          <table:table-cell office:value-type="float" office:value="-0.00464954955576712">
            <text:p>-0.00464954955576712</text:p>
          </table:table-cell>
          <table:table-cell office:value-type="float" office:value="0.998556517610213">
            <text:p>0.998556517610213</text:p>
          </table:table-cell>
          <table:table-cell office:value-type="float" office:value="0.0524649169301777">
            <text:p>0.0524649169301777</text:p>
          </table:table-cell>
          <table:table-cell table:formula="of:=[.K53]/[.$G$213]" office:value-type="float" office:value="10.9312840557393">
            <text:p>10.9312840557393</text:p>
          </table:table-cell>
          <table:table-cell office:value-type="float" office:value="0.00024303091723586">
            <text:p>0.00024303091723586</text:p>
          </table:table-cell>
          <table:table-cell office:value-type="float" office:value="0.0000417512660259746">
            <text:p>4.18E-005</text:p>
          </table:table-cell>
          <table:table-cell table:formula="of:=[.N53]/[.$G$213]/[.$G$213]" office:value-type="float" office:value="1.81248336672744">
            <text:p>1.81E+000</text:p>
          </table:table-cell>
          <table:table-cell office:value-type="float" office:value="0.00000154503000178585">
            <text:p>1.55E-006</text:p>
          </table:table-cell>
          <table:table-cell office:value-type="float" office:value="0.00253510628291839">
            <text:p>0.00253510628291839</text:p>
          </table:table-cell>
          <table:table-cell office:value-type="float" office:value="0.00326191816630337">
            <text:p>0.00326191816630337</text:p>
          </table:table-cell>
          <table:table-cell office:value-type="float" office:value="-0.00459924921183704">
            <text:p>-0.00459924921183704</text:p>
          </table:table-cell>
        </table:table-row>
        <table:table-row table:style-name="ro1">
          <table:table-cell/>
          <table:table-cell office:value-type="float" office:value="44.4703900506261">
            <text:p>44.4703900506261</text:p>
          </table:table-cell>
          <table:table-cell office:value-type="float" office:value="52.6988415109215">
            <text:p>52.6988415109215</text:p>
          </table:table-cell>
          <table:table-cell office:value-type="float" office:value="1">
            <text:p>1</text:p>
          </table:table-cell>
          <table:table-cell table:formula="of:=[.C54]*([.$G$213]/0.00356)" office:value-type="float" office:value="71.0475129543824">
            <text:p>71.0475129543824</text:p>
          </table:table-cell>
          <table:table-cell office:value-type="float" office:value="0.0399598589995099">
            <text:p>0.0399598589995099</text:p>
          </table:table-cell>
          <table:table-cell table:formula="of:=[.F54]/[.$G$213]" office:value-type="float" office:value="8.32580312920844">
            <text:p>8.32580312920844</text:p>
          </table:table-cell>
          <table:table-cell office:value-type="float" office:value="-0.00108835291950957">
            <text:p>-0.00108835291950957</text:p>
          </table:table-cell>
          <table:table-cell office:value-type="float" office:value="-0.00433873915744686">
            <text:p>-0.00433873915744686</text:p>
          </table:table-cell>
          <table:table-cell office:value-type="float" office:value="0.99855732320981">
            <text:p>0.99855732320981</text:p>
          </table:table-cell>
          <table:table-cell office:value-type="float" office:value="0.0529781460649154">
            <text:p>0.0529781460649154</text:p>
          </table:table-cell>
          <table:table-cell table:formula="of:=[.K54]/[.$G$213]" office:value-type="float" office:value="11.0382174845097">
            <text:p>11.0382174845097</text:p>
          </table:table-cell>
          <table:table-cell office:value-type="float" office:value="0.000247728657727773">
            <text:p>0.000247728657727773</text:p>
          </table:table-cell>
          <table:table-cell office:value-type="float" office:value="0.0000407080401231529">
            <text:p>4.07E-005</text:p>
          </table:table-cell>
          <table:table-cell table:formula="of:=[.N54]/[.$G$213]/[.$G$213]" office:value-type="float" office:value="1.76719540838321">
            <text:p>1.77E+000</text:p>
          </table:table-cell>
          <table:table-cell office:value-type="float" office:value="0.00000164216265508282">
            <text:p>1.64E-006</text:p>
          </table:table-cell>
          <table:table-cell office:value-type="float" office:value="0.00208762862210955">
            <text:p>0.00208762862210955</text:p>
          </table:table-cell>
          <table:table-cell office:value-type="float" office:value="0.00279800878812549">
            <text:p>0.00279800878812549</text:p>
          </table:table-cell>
          <table:table-cell office:value-type="float" office:value="-0.00386930980546726">
            <text:p>-0.00386930980546726</text:p>
          </table:table-cell>
        </table:table-row>
        <table:table-row table:style-name="ro1">
          <table:table-cell/>
          <table:table-cell office:value-type="float" office:value="44.4692695466646">
            <text:p>44.4692695466646</text:p>
          </table:table-cell>
          <table:table-cell office:value-type="float" office:value="52.3632213302104">
            <text:p>52.3632213302104</text:p>
          </table:table-cell>
          <table:table-cell office:value-type="float" office:value="1">
            <text:p>1</text:p>
          </table:table-cell>
          <table:table-cell table:formula="of:=[.C55]*([.$G$213]/0.00356)" office:value-type="float" office:value="70.5950366104407">
            <text:p>70.5950366104407</text:p>
          </table:table-cell>
          <table:table-cell office:value-type="float" office:value="0.04109563431878">
            <text:p>0.04109563431878</text:p>
          </table:table-cell>
          <table:table-cell table:formula="of:=[.F55]/[.$G$213]" office:value-type="float" office:value="8.56244664958154">
            <text:p>8.56244664958154</text:p>
          </table:table-cell>
          <table:table-cell office:value-type="float" office:value="-0.00100292353907379">
            <text:p>-0.00100292353907379</text:p>
          </table:table-cell>
          <table:table-cell office:value-type="float" office:value="-0.00401558027484909">
            <text:p>-0.00401558027484909</text:p>
          </table:table-cell>
          <table:table-cell office:value-type="float" office:value="0.998557336130563">
            <text:p>0.998557336130563</text:p>
          </table:table-cell>
          <table:table-cell office:value-type="float" office:value="0.0534821606008921">
            <text:p>0.0534821606008921</text:p>
          </table:table-cell>
          <table:table-cell table:formula="of:=[.K55]/[.$G$213]" office:value-type="float" office:value="11.1432310132325">
            <text:p>11.1432310132325</text:p>
          </table:table-cell>
          <table:table-cell office:value-type="float" office:value="0.000252283704243134">
            <text:p>0.000252283704243134</text:p>
          </table:table-cell>
          <table:table-cell office:value-type="float" office:value="0.0000397461086991554">
            <text:p>3.97E-005</text:p>
          </table:table-cell>
          <table:table-cell table:formula="of:=[.N55]/[.$G$213]/[.$G$213]" office:value-type="float" office:value="1.7254365619606">
            <text:p>1.73E+000</text:p>
          </table:table-cell>
          <table:table-cell office:value-type="float" office:value="0.00000173992060093499">
            <text:p>1.74E-006</text:p>
          </table:table-cell>
          <table:table-cell office:value-type="float" office:value="0.00162861886097689">
            <text:p>0.00162861886097689</text:p>
          </table:table-cell>
          <table:table-cell office:value-type="float" office:value="0.00231999108719457">
            <text:p>0.00231999108719457</text:p>
          </table:table-cell>
          <table:table-cell office:value-type="float" office:value="-0.00311141366926248">
            <text:p>-0.00311141366926248</text:p>
          </table:table-cell>
        </table:table-row>
        <table:table-row table:style-name="ro1">
          <table:table-cell/>
          <table:table-cell office:value-type="float" office:value="44.4681490427032">
            <text:p>44.4681490427032</text:p>
          </table:table-cell>
          <table:table-cell office:value-type="float" office:value="52.0276011494992">
            <text:p>52.0276011494992</text:p>
          </table:table-cell>
          <table:table-cell office:value-type="float" office:value="1">
            <text:p>1</text:p>
          </table:table-cell>
          <table:table-cell table:formula="of:=[.C56]*([.$G$213]/0.00356)" office:value-type="float" office:value="70.1425602664989">
            <text:p>70.1425602664989</text:p>
          </table:table-cell>
          <table:table-cell office:value-type="float" office:value="0.0422430373985918">
            <text:p>0.0422430373985918</text:p>
          </table:table-cell>
          <table:table-cell table:formula="of:=[.F56]/[.$G$213]" office:value-type="float" office:value="8.80151286231461">
            <text:p>8.80151286231461</text:p>
          </table:table-cell>
          <table:table-cell office:value-type="float" office:value="-0.000919447378826582">
            <text:p>-0.000919447378826582</text:p>
          </table:table-cell>
          <table:table-cell office:value-type="float" office:value="-0.00369271126862419">
            <text:p>-0.00369271126862419</text:p>
          </table:table-cell>
          <table:table-cell office:value-type="float" office:value="0.99855749730212">
            <text:p>0.99855749730212</text:p>
          </table:table-cell>
          <table:table-cell office:value-type="float" office:value="0.0539861781151216">
            <text:p>0.0539861781151216</text:p>
          </table:table-cell>
          <table:table-cell table:formula="of:=[.K56]/[.$G$213]" office:value-type="float" office:value="11.2482451624866">
            <text:p>11.2482451624866</text:p>
          </table:table-cell>
          <table:table-cell office:value-type="float" office:value="0.000256839253597175">
            <text:p>0.000256839253597175</text:p>
          </table:table-cell>
          <table:table-cell office:value-type="float" office:value="0.0000387843372399048">
            <text:p>3.88E-005</text:p>
          </table:table-cell>
          <table:table-cell table:formula="of:=[.N56]/[.$G$213]/[.$G$213]" office:value-type="float" office:value="1.68368465984103">
            <text:p>1.68E+000</text:p>
          </table:table-cell>
          <table:table-cell office:value-type="float" office:value="0.00000183769483276034">
            <text:p>1.84E-006</text:p>
          </table:table-cell>
          <table:table-cell office:value-type="float" office:value="0.00116862308446916">
            <text:p>0.00116862308446916</text:p>
          </table:table-cell>
          <table:table-cell office:value-type="float" office:value="0.00184095078388094">
            <text:p>0.00184095078388094</text:p>
          </table:table-cell>
          <table:table-cell office:value-type="float" office:value="-0.00235395053791481">
            <text:p>-0.00235395053791481</text:p>
          </table:table-cell>
        </table:table-row>
        <table:table-row table:style-name="ro1">
          <table:table-cell/>
          <table:table-cell office:value-type="float" office:value="44.4670285387417">
            <text:p>44.4670285387417</text:p>
          </table:table-cell>
          <table:table-cell office:value-type="float" office:value="51.691980968788">
            <text:p>51.691980968788</text:p>
          </table:table-cell>
          <table:table-cell office:value-type="float" office:value="1">
            <text:p>1</text:p>
          </table:table-cell>
          <table:table-cell table:formula="of:=[.C57]*([.$G$213]/0.00356)" office:value-type="float" office:value="69.6900839225571">
            <text:p>69.6900839225571</text:p>
          </table:table-cell>
          <table:table-cell office:value-type="float" office:value="0.0427466647569606">
            <text:p>0.0427466647569606</text:p>
          </table:table-cell>
          <table:table-cell table:formula="of:=[.F57]/[.$G$213]" office:value-type="float" office:value="8.90644572096942">
            <text:p>8.90644572096942</text:p>
          </table:table-cell>
          <table:table-cell office:value-type="float" office:value="-0.000760143406261048">
            <text:p>-0.000760143406261048</text:p>
          </table:table-cell>
          <table:table-cell office:value-type="float" office:value="-0.00326025377875034">
            <text:p>-0.00326025377875034</text:p>
          </table:table-cell>
          <table:table-cell office:value-type="float" office:value="0.998552747343555">
            <text:p>0.998552747343555</text:p>
          </table:table-cell>
          <table:table-cell office:value-type="float" office:value="0.0544207828866261">
            <text:p>0.0544207828866261</text:p>
          </table:table-cell>
          <table:table-cell table:formula="of:=[.K57]/[.$G$213]" office:value-type="float" office:value="11.3387968775616">
            <text:p>11.3387968775616</text:p>
          </table:table-cell>
          <table:table-cell office:value-type="float" office:value="0.000260597808844876">
            <text:p>0.000260597808844876</text:p>
          </table:table-cell>
          <table:table-cell office:value-type="float" office:value="0.0000385005007948639">
            <text:p>3.85E-005</text:p>
          </table:table-cell>
          <table:table-cell table:formula="of:=[.N57]/[.$G$213]/[.$G$213]" office:value-type="float" office:value="1.67136290568901">
            <text:p>1.67E+000</text:p>
          </table:table-cell>
          <table:table-cell office:value-type="float" office:value="0.00000193314814331887">
            <text:p>1.93E-006</text:p>
          </table:table-cell>
          <table:table-cell office:value-type="float" office:value="0.000966350506006016">
            <text:p>0.000966350506006016</text:p>
          </table:table-cell>
          <table:table-cell office:value-type="float" office:value="0.00155976865728611">
            <text:p>0.00155976865728611</text:p>
          </table:table-cell>
          <table:table-cell office:value-type="float" office:value="-0.00181227709792733">
            <text:p>-0.00181227709792733</text:p>
          </table:table-cell>
        </table:table-row>
        <table:table-row table:style-name="ro1">
          <table:table-cell/>
          <table:table-cell office:value-type="float" office:value="44.4659080347802">
            <text:p>44.4659080347802</text:p>
          </table:table-cell>
          <table:table-cell office:value-type="float" office:value="51.3563607880769">
            <text:p>51.3563607880769</text:p>
          </table:table-cell>
          <table:table-cell office:value-type="float" office:value="1">
            <text:p>1</text:p>
          </table:table-cell>
          <table:table-cell table:formula="of:=[.C58]*([.$G$213]/0.00356)" office:value-type="float" office:value="69.2376075786154">
            <text:p>69.2376075786154</text:p>
          </table:table-cell>
          <table:table-cell office:value-type="float" office:value="0.0431839381436008">
            <text:p>0.0431839381436008</text:p>
          </table:table-cell>
          <table:table-cell table:formula="of:=[.F58]/[.$G$213]" office:value-type="float" office:value="8.99755345312767">
            <text:p>8.99755345312767</text:p>
          </table:table-cell>
          <table:table-cell office:value-type="float" office:value="-0.000592017946047542">
            <text:p>-0.000592017946047542</text:p>
          </table:table-cell>
          <table:table-cell office:value-type="float" office:value="-0.00281783439787122">
            <text:p>-0.00281783439787122</text:p>
          </table:table-cell>
          <table:table-cell office:value-type="float" office:value="0.998547522760898">
            <text:p>0.998547522760898</text:p>
          </table:table-cell>
          <table:table-cell office:value-type="float" office:value="0.0548492222915441">
            <text:p>0.0548492222915441</text:p>
          </table:table-cell>
          <table:table-cell table:formula="of:=[.K58]/[.$G$213]" office:value-type="float" office:value="11.4280640128182">
            <text:p>11.4280640128182</text:p>
          </table:table-cell>
          <table:table-cell office:value-type="float" office:value="0.000264283513831977">
            <text:p>0.000264283513831977</text:p>
          </table:table-cell>
          <table:table-cell office:value-type="float" office:value="0.0000382776280838713">
            <text:p>3.83E-005</text:p>
          </table:table-cell>
          <table:table-cell table:formula="of:=[.N58]/[.$G$213]/[.$G$213]" office:value-type="float" office:value="1.66168767616854">
            <text:p>1.66E+000</text:p>
          </table:table-cell>
          <table:table-cell office:value-type="float" office:value="0.00000202837302676977">
            <text:p>2.03E-006</text:p>
          </table:table-cell>
          <table:table-cell office:value-type="float" office:value="0.000791428588594521">
            <text:p>0.000791428588594521</text:p>
          </table:table-cell>
          <table:table-cell office:value-type="float" office:value="0.00130140975983098">
            <text:p>0.00130140975983098</text:p>
          </table:table-cell>
          <table:table-cell office:value-type="float" office:value="-0.00129510794759528">
            <text:p>-0.00129510794759528</text:p>
          </table:table-cell>
        </table:table-row>
        <table:table-row table:style-name="ro1">
          <table:table-cell/>
          <table:table-cell office:value-type="float" office:value="44.4647875308188">
            <text:p>44.4647875308188</text:p>
          </table:table-cell>
          <table:table-cell office:value-type="float" office:value="51.0207406073657">
            <text:p>51.0207406073657</text:p>
          </table:table-cell>
          <table:table-cell office:value-type="float" office:value="1">
            <text:p>1</text:p>
          </table:table-cell>
          <table:table-cell table:formula="of:=[.C59]*([.$G$213]/0.00356)" office:value-type="float" office:value="68.7851312346736">
            <text:p>68.7851312346736</text:p>
          </table:table-cell>
          <table:table-cell office:value-type="float" office:value="0.0436295928397147">
            <text:p>0.0436295928397147</text:p>
          </table:table-cell>
          <table:table-cell table:formula="of:=[.F59]/[.$G$213]" office:value-type="float" office:value="9.0904074660384">
            <text:p>9.0904074660384</text:p>
          </table:table-cell>
          <table:table-cell office:value-type="float" office:value="-0.000425852539939518">
            <text:p>-0.000425852539939518</text:p>
          </table:table-cell>
          <table:table-cell office:value-type="float" office:value="-0.00237555217778">
            <text:p>-0.00237555217778</text:p>
          </table:table-cell>
          <table:table-cell office:value-type="float" office:value="0.99854233158753">
            <text:p>0.99854233158753</text:p>
          </table:table-cell>
          <table:table-cell office:value-type="float" office:value="0.0552776088803083">
            <text:p>0.0552776088803083</text:p>
          </table:table-cell>
          <table:table-cell table:formula="of:=[.K59]/[.$G$213]" office:value-type="float" office:value="11.517320143609">
            <text:p>11.517320143609</text:p>
          </table:table-cell>
          <table:table-cell office:value-type="float" office:value="0.000267970604475439">
            <text:p>0.000267970604475439</text:p>
          </table:table-cell>
          <table:table-cell office:value-type="float" office:value="0.0000380545475004346">
            <text:p>3.81E-005</text:p>
          </table:table-cell>
          <table:table-cell table:formula="of:=[.N59]/[.$G$213]/[.$G$213]" office:value-type="float" office:value="1.65200342260201">
            <text:p>1.65E+000</text:p>
          </table:table-cell>
          <table:table-cell office:value-type="float" office:value="0.00000212361769063915">
            <text:p>2.12E-006</text:p>
          </table:table-cell>
          <table:table-cell office:value-type="float" office:value="0.00061239011835452">
            <text:p>0.00061239011835452</text:p>
          </table:table-cell>
          <table:table-cell office:value-type="float" office:value="0.00103812483097961">
            <text:p>0.00103812483097961</text:p>
          </table:table-cell>
          <table:table-cell office:value-type="float" office:value="-0.000772940963150291">
            <text:p>-0.000772940963150291</text:p>
          </table:table-cell>
        </table:table-row>
        <table:table-row table:style-name="ro1">
          <table:table-cell/>
          <table:table-cell office:value-type="float" office:value="44.4636670268573">
            <text:p>44.4636670268573</text:p>
          </table:table-cell>
          <table:table-cell office:value-type="float" office:value="50.6851204266545">
            <text:p>50.6851204266545</text:p>
          </table:table-cell>
          <table:table-cell office:value-type="float" office:value="1">
            <text:p>1</text:p>
          </table:table-cell>
          <table:table-cell table:formula="of:=[.C60]*([.$G$213]/0.00356)" office:value-type="float" office:value="68.3326548907318">
            <text:p>68.3326548907318</text:p>
          </table:table-cell>
          <table:table-cell office:value-type="float" office:value="0.0437909279576198">
            <text:p>0.0437909279576198</text:p>
          </table:table-cell>
          <table:table-cell table:formula="of:=[.F60]/[.$G$213]" office:value-type="float" office:value="9.12402231011285">
            <text:p>9.12402231011285</text:p>
          </table:table-cell>
          <table:table-cell office:value-type="float" office:value="-0.000244755188030169">
            <text:p>-0.000244755188030169</text:p>
          </table:table-cell>
          <table:table-cell office:value-type="float" office:value="-0.00184028314890267">
            <text:p>-0.00184028314890267</text:p>
          </table:table-cell>
          <table:table-cell office:value-type="float" office:value="0.998537919297994">
            <text:p>0.998537919297994</text:p>
          </table:table-cell>
          <table:table-cell office:value-type="float" office:value="0.0556466876881051">
            <text:p>0.0556466876881051</text:p>
          </table:table-cell>
          <table:table-cell table:formula="of:=[.K60]/[.$G$213]" office:value-type="float" office:value="11.5942192511088">
            <text:p>11.5942192511088</text:p>
          </table:table-cell>
          <table:table-cell office:value-type="float" office:value="0.00027178947175749">
            <text:p>0.00027178947175749</text:p>
          </table:table-cell>
          <table:table-cell office:value-type="float" office:value="0.0000382953628172474">
            <text:p>3.83E-005</text:p>
          </table:table-cell>
          <table:table-cell table:formula="of:=[.N60]/[.$G$213]/[.$G$213]" office:value-type="float" office:value="1.66245756681658">
            <text:p>1.66E+000</text:p>
          </table:table-cell>
          <table:table-cell office:value-type="float" office:value="0.00000221438161473274">
            <text:p>2.21E-006</text:p>
          </table:table-cell>
          <table:table-cell office:value-type="float" office:value="0.000605575205788602">
            <text:p>0.000605575205788602</text:p>
          </table:table-cell>
          <table:table-cell office:value-type="float" office:value="0.000946348908666047">
            <text:p>0.000946348908666047</text:p>
          </table:table-cell>
          <table:table-cell office:value-type="float" office:value="-0.00057117861840085">
            <text:p>-0.00057117861840085</text:p>
          </table:table-cell>
        </table:table-row>
        <table:table-row table:style-name="ro1">
          <table:table-cell/>
          <table:table-cell office:value-type="float" office:value="44.4625465228959">
            <text:p>44.4625465228959</text:p>
          </table:table-cell>
          <table:table-cell office:value-type="float" office:value="50.3495002459434">
            <text:p>50.3495002459434</text:p>
          </table:table-cell>
          <table:table-cell office:value-type="float" office:value="1">
            <text:p>1</text:p>
          </table:table-cell>
          <table:table-cell table:formula="of:=[.C61]*([.$G$213]/0.00356)" office:value-type="float" office:value="67.8801785467901">
            <text:p>67.8801785467901</text:p>
          </table:table-cell>
          <table:table-cell office:value-type="float" office:value="0.0439302057791418">
            <text:p>0.0439302057791418</text:p>
          </table:table-cell>
          <table:table-cell table:formula="of:=[.F61]/[.$G$213]" office:value-type="float" office:value="9.15304142457648">
            <text:p>9.15304142457648</text:p>
          </table:table-cell>
          <table:table-cell table:style-name="ce1" office:value-type="float" office:value="-0.0000613836952281172">
            <text:p>-6.14E-005</text:p>
          </table:table-cell>
          <table:table-cell office:value-type="float" office:value="-0.00129955125425642">
            <text:p>-0.00129955125425642</text:p>
          </table:table-cell>
          <table:table-cell office:value-type="float" office:value="0.998533558312274">
            <text:p>0.998533558312274</text:p>
          </table:table-cell>
          <table:table-cell office:value-type="float" office:value="0.0560118186890308">
            <text:p>0.0560118186890308</text:p>
          </table:table-cell>
          <table:table-cell table:formula="of:=[.K61]/[.$G$213]" office:value-type="float" office:value="11.670295816597">
            <text:p>11.670295816597</text:p>
          </table:table-cell>
          <table:table-cell office:value-type="float" office:value="0.000275615184416508">
            <text:p>0.000275615184416508</text:p>
          </table:table-cell>
          <table:table-cell office:value-type="float" office:value="0.0000385668614675893">
            <text:p>3.86E-005</text:p>
          </table:table-cell>
          <table:table-cell table:formula="of:=[.N61]/[.$G$213]/[.$G$213]" office:value-type="float" office:value="1.67424371930182">
            <text:p>1.67E+000</text:p>
          </table:table-cell>
          <table:table-cell office:value-type="float" office:value="0.00000230481893337756">
            <text:p>2.30E-006</text:p>
          </table:table-cell>
          <table:table-cell office:value-type="float" office:value="0.000610697830235861">
            <text:p>0.000610697830235861</text:p>
          </table:table-cell>
          <table:table-cell office:value-type="float" office:value="0.000867398987927705">
            <text:p>0.000867398987927705</text:p>
          </table:table-cell>
          <table:table-cell office:value-type="float" office:value="-0.000395510366570116">
            <text:p>-0.000395510366570116</text:p>
          </table:table-cell>
        </table:table-row>
        <table:table-row table:style-name="ro1">
          <table:table-cell/>
          <table:table-cell office:value-type="float" office:value="44.4614260189344">
            <text:p>44.4614260189344</text:p>
          </table:table-cell>
          <table:table-cell office:value-type="float" office:value="50.0138800652322">
            <text:p>50.0138800652322</text:p>
          </table:table-cell>
          <table:table-cell office:value-type="float" office:value="1">
            <text:p>1</text:p>
          </table:table-cell>
          <table:table-cell table:formula="of:=[.C62]*([.$G$213]/0.00356)" office:value-type="float" office:value="67.4277022028482">
            <text:p>67.4277022028482</text:p>
          </table:table-cell>
          <table:table-cell office:value-type="float" office:value="0.0440727136138818">
            <text:p>0.0440727136138818</text:p>
          </table:table-cell>
          <table:table-cell table:formula="of:=[.F62]/[.$G$213]" office:value-type="float" office:value="9.18273352575305">
            <text:p>9.18273352575305</text:p>
          </table:table-cell>
          <table:table-cell office:value-type="float" office:value="0.000120735810860548">
            <text:p>0.000120735810860548</text:p>
          </table:table-cell>
          <table:table-cell office:value-type="float" office:value="-0.000758177140869375">
            <text:p>-0.000758177140869375</text:p>
          </table:table-cell>
          <table:table-cell office:value-type="float" office:value="0.998529197326554">
            <text:p>0.998529197326554</text:p>
          </table:table-cell>
          <table:table-cell office:value-type="float" office:value="0.0563769897538147">
            <text:p>0.0563769897538147</text:p>
          </table:table-cell>
          <table:table-cell table:formula="of:=[.K62]/[.$G$213]" office:value-type="float" office:value="11.7463807295571">
            <text:p>11.7463807295571</text:p>
          </table:table-cell>
          <table:table-cell office:value-type="float" office:value="0.000279442676728013">
            <text:p>0.000279442676728013</text:p>
          </table:table-cell>
          <table:table-cell office:value-type="float" office:value="0.0000388382366631317">
            <text:p>3.88E-005</text:p>
          </table:table-cell>
          <table:table-cell table:formula="of:=[.N62]/[.$G$213]/[.$G$213]" office:value-type="float" office:value="1.6860245124341">
            <text:p>1.69E+000</text:p>
          </table:table-cell>
          <table:table-cell office:value-type="float" office:value="0.00000239528677701465">
            <text:p>2.40E-006</text:p>
          </table:table-cell>
          <table:table-cell office:value-type="float" office:value="0.000615244758781243">
            <text:p>0.000615244758781243</text:p>
          </table:table-cell>
          <table:table-cell office:value-type="float" office:value="0.000786965828884289">
            <text:p>0.000786965828884289</text:p>
          </table:table-cell>
          <table:table-cell office:value-type="float" office:value="-0.000215001830077963">
            <text:p>-0.000215001830077963</text:p>
          </table:table-cell>
        </table:table-row>
        <table:table-row table:style-name="ro1">
          <table:table-cell/>
          <table:table-cell office:value-type="float" office:value="44.460305514973">
            <text:p>44.460305514973</text:p>
          </table:table-cell>
          <table:table-cell office:value-type="float" office:value="49.6782598845211">
            <text:p>49.6782598845211</text:p>
          </table:table-cell>
          <table:table-cell office:value-type="float" office:value="1">
            <text:p>1</text:p>
          </table:table-cell>
          <table:table-cell table:formula="of:=[.C63]*([.$G$213]/0.00356)" office:value-type="float" office:value="66.9752258589066">
            <text:p>66.9752258589066</text:p>
          </table:table-cell>
          <table:table-cell office:value-type="float" office:value="0.0441813904613341">
            <text:p>0.0441813904613341</text:p>
          </table:table-cell>
          <table:table-cell table:formula="of:=[.F63]/[.$G$213]" office:value-type="float" office:value="9.20537679975964">
            <text:p>9.20537679975964</text:p>
          </table:table-cell>
          <table:table-cell office:value-type="float" office:value="0.000265918330546659">
            <text:p>0.000265918330546659</text:p>
          </table:table-cell>
          <table:table-cell office:value-type="float" office:value="-0.000214850080074947">
            <text:p>-0.000214850080074947</text:p>
          </table:table-cell>
          <table:table-cell office:value-type="float" office:value="0.998527406086343">
            <text:p>0.998527406086343</text:p>
          </table:table-cell>
          <table:table-cell office:value-type="float" office:value="0.0566904087329645">
            <text:p>0.0566904087329645</text:p>
          </table:table-cell>
          <table:table-cell table:formula="of:=[.K63]/[.$G$213]" office:value-type="float" office:value="11.8116828798322">
            <text:p>11.8116828798322</text:p>
          </table:table-cell>
          <table:table-cell office:value-type="float" office:value="0.000284127440681017">
            <text:p>0.000284127440681017</text:p>
          </table:table-cell>
          <table:table-cell office:value-type="float" office:value="0.0000392828855868705">
            <text:p>3.93E-005</text:p>
          </table:table-cell>
          <table:table-cell table:formula="of:=[.N63]/[.$G$213]/[.$G$213]" office:value-type="float" office:value="1.70532737088655">
            <text:p>1.71E+000</text:p>
          </table:table-cell>
          <table:table-cell office:value-type="float" office:value="0.00000247307641648943">
            <text:p>2.47E-006</text:p>
          </table:table-cell>
          <table:table-cell office:value-type="float" office:value="0.000596250263248859">
            <text:p>0.000596250263248859</text:p>
          </table:table-cell>
          <table:table-cell office:value-type="float" office:value="0.000740356709137221">
            <text:p>0.000740356709137221</text:p>
          </table:table-cell>
          <table:table-cell office:value-type="float" office:value="-0.000235751344560497">
            <text:p>-0.000235751344560497</text:p>
          </table:table-cell>
        </table:table-row>
        <table:table-row table:style-name="ro1">
          <table:table-cell/>
          <table:table-cell office:value-type="float" office:value="44.4591850110115">
            <text:p>44.4591850110115</text:p>
          </table:table-cell>
          <table:table-cell office:value-type="float" office:value="49.3426397038099">
            <text:p>49.3426397038099</text:p>
          </table:table-cell>
          <table:table-cell office:value-type="float" office:value="1">
            <text:p>1</text:p>
          </table:table-cell>
          <table:table-cell table:formula="of:=[.C64]*([.$G$213]/0.00356)" office:value-type="float" office:value="66.5227495149647">
            <text:p>66.5227495149647</text:p>
          </table:table-cell>
          <table:table-cell office:value-type="float" office:value="0.0442886567786708">
            <text:p>0.0442886567786708</text:p>
          </table:table-cell>
          <table:table-cell table:formula="of:=[.F64]/[.$G$213]" office:value-type="float" office:value="9.22772618393919">
            <text:p>9.22772618393919</text:p>
          </table:table-cell>
          <table:table-cell office:value-type="float" office:value="0.000409860347579295">
            <text:p>0.000409860347579295</text:p>
          </table:table-cell>
          <table:table-cell office:value-type="float" office:value="0.000325981562573893">
            <text:p>0.000325981562573893</text:p>
          </table:table-cell>
          <table:table-cell office:value-type="float" office:value="0.998525725706525">
            <text:p>0.998525725706525</text:p>
          </table:table-cell>
          <table:table-cell office:value-type="float" office:value="0.0570016033060835">
            <text:p>0.0570016033060835</text:p>
          </table:table-cell>
          <table:table-cell table:formula="of:=[.K64]/[.$G$213]" office:value-type="float" office:value="11.8765215658421">
            <text:p>11.8765215658421</text:p>
          </table:table-cell>
          <table:table-cell office:value-type="float" office:value="0.000288849186668734">
            <text:p>0.000288849186668734</text:p>
          </table:table-cell>
          <table:table-cell office:value-type="float" office:value="0.0000397351034870793">
            <text:p>3.97E-005</text:p>
          </table:table-cell>
          <table:table-cell table:formula="of:=[.N64]/[.$G$213]/[.$G$213]" office:value-type="float" office:value="1.7249588096495">
            <text:p>1.72E+000</text:p>
          </table:table-cell>
          <table:table-cell office:value-type="float" office:value="0.00000255032768544236">
            <text:p>2.55E-006</text:p>
          </table:table-cell>
          <table:table-cell office:value-type="float" office:value="0.000576256462025273">
            <text:p>0.000576256462025273</text:p>
          </table:table-cell>
          <table:table-cell office:value-type="float" office:value="0.00069539600245984">
            <text:p>0.00069539600245984</text:p>
          </table:table-cell>
          <table:table-cell office:value-type="float" office:value="-0.000269028109065783">
            <text:p>-0.000269028109065783</text:p>
          </table:table-cell>
        </table:table-row>
        <table:table-row table:style-name="ro1">
          <table:table-cell/>
          <table:table-cell office:value-type="float" office:value="44.4580645070501">
            <text:p>44.4580645070501</text:p>
          </table:table-cell>
          <table:table-cell office:value-type="float" office:value="49.0070195230987">
            <text:p>49.0070195230987</text:p>
          </table:table-cell>
          <table:table-cell office:value-type="float" office:value="1">
            <text:p>1</text:p>
          </table:table-cell>
          <table:table-cell table:formula="of:=[.C65]*([.$G$213]/0.00356)" office:value-type="float" office:value="66.0702731710229">
            <text:p>66.0702731710229</text:p>
          </table:table-cell>
          <table:table-cell office:value-type="float" office:value="0.0443958754807469">
            <text:p>0.0443958754807469</text:p>
          </table:table-cell>
          <table:table-cell table:formula="of:=[.F65]/[.$G$213]" office:value-type="float" office:value="9.25006564728079">
            <text:p>9.25006564728079</text:p>
          </table:table-cell>
          <table:table-cell office:value-type="float" office:value="0.000553459073584422">
            <text:p>0.000553459073584422</text:p>
          </table:table-cell>
          <table:table-cell office:value-type="float" office:value="0.00086932205441023">
            <text:p>0.00086932205441023</text:p>
          </table:table-cell>
          <table:table-cell office:value-type="float" office:value="0.998524045326706">
            <text:p>0.998524045326706</text:p>
          </table:table-cell>
          <table:table-cell office:value-type="float" office:value="0.0573127898940347">
            <text:p>0.0573127898940347</text:p>
          </table:table-cell>
          <table:table-cell table:formula="of:=[.K65]/[.$G$213]" office:value-type="float" office:value="11.9413585881089">
            <text:p>11.9413585881089</text:p>
          </table:table-cell>
          <table:table-cell office:value-type="float" office:value="0.000293570933811713">
            <text:p>0.000293570933811713</text:p>
          </table:table-cell>
          <table:table-cell office:value-type="float" office:value="0.0000401872301216246">
            <text:p>4.02E-005</text:p>
          </table:table-cell>
          <table:table-cell table:formula="of:=[.N65]/[.$G$213]/[.$G$213]" office:value-type="float" office:value="1.74458628643687">
            <text:p>1.74E+000</text:p>
          </table:table-cell>
          <table:table-cell office:value-type="float" office:value="0.00000262757061485089">
            <text:p>2.63E-006</text:p>
          </table:table-cell>
          <table:table-cell office:value-type="float" office:value="0.000556246822165669">
            <text:p>0.000556246822165669</text:p>
          </table:table-cell>
          <table:table-cell office:value-type="float" office:value="0.000650251267236632">
            <text:p>0.000650251267236632</text:p>
          </table:table-cell>
          <table:table-cell office:value-type="float" office:value="-0.000298565572622484">
            <text:p>-0.000298565572622484</text:p>
          </table:table-cell>
        </table:table-row>
        <table:table-row table:style-name="ro1">
          <table:table-cell/>
          <table:table-cell office:value-type="float" office:value="44.4569440030886">
            <text:p>44.4569440030886</text:p>
          </table:table-cell>
          <table:table-cell office:value-type="float" office:value="48.6713993423876">
            <text:p>48.6713993423876</text:p>
          </table:table-cell>
          <table:table-cell office:value-type="float" office:value="1">
            <text:p>1</text:p>
          </table:table-cell>
          <table:table-cell table:formula="of:=[.C66]*([.$G$213]/0.00356)" office:value-type="float" office:value="65.6177968270812">
            <text:p>65.6177968270812</text:p>
          </table:table-cell>
          <table:table-cell office:value-type="float" office:value="0.0446008191558554">
            <text:p>0.0446008191558554</text:p>
          </table:table-cell>
          <table:table-cell table:formula="of:=[.F66]/[.$G$213]" office:value-type="float" office:value="9.2927665159588">
            <text:p>9.2927665159588</text:p>
          </table:table-cell>
          <table:table-cell office:value-type="float" office:value="0.000632156912861341">
            <text:p>0.000632156912861341</text:p>
          </table:table-cell>
          <table:table-cell office:value-type="float" office:value="0.00128410346487262">
            <text:p>0.00128410346487262</text:p>
          </table:table-cell>
          <table:table-cell office:value-type="float" office:value="0.998523677217294">
            <text:p>0.998523677217294</text:p>
          </table:table-cell>
          <table:table-cell office:value-type="float" office:value="0.0575789920483127">
            <text:p>0.0575789920483127</text:p>
          </table:table-cell>
          <table:table-cell table:formula="of:=[.K66]/[.$G$213]" office:value-type="float" office:value="11.9968229161767">
            <text:p>11.9968229161767</text:p>
          </table:table-cell>
          <table:table-cell office:value-type="float" office:value="0.000299043700798487">
            <text:p>0.000299043700798487</text:p>
          </table:table-cell>
          <table:table-cell office:value-type="float" office:value="0.0000405997433870478">
            <text:p>4.06E-005</text:p>
          </table:table-cell>
          <table:table-cell table:formula="of:=[.N66]/[.$G$213]/[.$G$213]" office:value-type="float" office:value="1.76249408908095">
            <text:p>1.76E+000</text:p>
          </table:table-cell>
          <table:table-cell office:value-type="float" office:value="0.00000268511235747499">
            <text:p>2.69E-006</text:p>
          </table:table-cell>
          <table:table-cell office:value-type="float" office:value="0.000560438967601055">
            <text:p>0.000560438967601055</text:p>
          </table:table-cell>
          <table:table-cell office:value-type="float" office:value="0.000692029154346172">
            <text:p>0.000692029154346172</text:p>
          </table:table-cell>
          <table:table-cell office:value-type="float" office:value="-0.000452042163699604">
            <text:p>-0.000452042163699604</text:p>
          </table:table-cell>
        </table:table-row>
        <table:table-row table:style-name="ro1">
          <table:table-cell/>
          <table:table-cell office:value-type="float" office:value="44.4558234991272">
            <text:p>44.4558234991272</text:p>
          </table:table-cell>
          <table:table-cell office:value-type="float" office:value="48.3357791616764">
            <text:p>48.3357791616764</text:p>
          </table:table-cell>
          <table:table-cell office:value-type="float" office:value="1">
            <text:p>1</text:p>
          </table:table-cell>
          <table:table-cell table:formula="of:=[.C67]*([.$G$213]/0.00356)" office:value-type="float" office:value="65.1653204831394">
            <text:p>65.1653204831394</text:p>
          </table:table-cell>
          <table:table-cell office:value-type="float" office:value="0.0448114199483006">
            <text:p>0.0448114199483006</text:p>
          </table:table-cell>
          <table:table-cell table:formula="of:=[.F67]/[.$G$213]" office:value-type="float" office:value="9.33664606860626">
            <text:p>9.33664606860626</text:p>
          </table:table-cell>
          <table:table-cell office:value-type="float" office:value="0.000708725651396362">
            <text:p>0.000708725651396362</text:p>
          </table:table-cell>
          <table:table-cell office:value-type="float" office:value="0.00169186630192304">
            <text:p>0.00169186630192304</text:p>
          </table:table-cell>
          <table:table-cell office:value-type="float" office:value="0.998523426666664">
            <text:p>0.998523426666664</text:p>
          </table:table-cell>
          <table:table-cell office:value-type="float" office:value="0.0578442243643668">
            <text:p>0.0578442243643668</text:p>
          </table:table-cell>
          <table:table-cell table:formula="of:=[.K67]/[.$G$213]" office:value-type="float" office:value="12.0520851744093">
            <text:p>12.0520851744093</text:p>
          </table:table-cell>
          <table:table-cell office:value-type="float" office:value="0.000304534233815486">
            <text:p>0.000304534233815486</text:p>
          </table:table-cell>
          <table:table-cell office:value-type="float" office:value="0.0000410115165076969">
            <text:p>4.10E-005</text:p>
          </table:table-cell>
          <table:table-cell table:formula="of:=[.N67]/[.$G$213]/[.$G$213]" office:value-type="float" office:value="1.78036976096064">
            <text:p>1.78E+000</text:p>
          </table:table-cell>
          <table:table-cell office:value-type="float" office:value="0.00000274226681495816">
            <text:p>2.74E-006</text:p>
          </table:table-cell>
          <table:table-cell office:value-type="float" office:value="0.000569260894728351">
            <text:p>0.000569260894728351</text:p>
          </table:table-cell>
          <table:table-cell office:value-type="float" office:value="0.000737785858156188">
            <text:p>0.000737785858156188</text:p>
          </table:table-cell>
          <table:table-cell office:value-type="float" office:value="-0.000611477386147714">
            <text:p>-0.000611477386147714</text:p>
          </table:table-cell>
        </table:table-row>
        <table:table-row table:style-name="ro1">
          <table:table-cell/>
          <table:table-cell office:value-type="float" office:value="44.4547029951657">
            <text:p>44.4547029951657</text:p>
          </table:table-cell>
          <table:table-cell office:value-type="float" office:value="48.0001589809652">
            <text:p>48.0001589809652</text:p>
          </table:table-cell>
          <table:table-cell office:value-type="float" office:value="1">
            <text:p>1</text:p>
          </table:table-cell>
          <table:table-cell table:formula="of:=[.C68]*([.$G$213]/0.00356)" office:value-type="float" office:value="64.7128441391976">
            <text:p>64.7128441391976</text:p>
          </table:table-cell>
          <table:table-cell office:value-type="float" office:value="0.0450185417496061">
            <text:p>0.0450185417496061</text:p>
          </table:table-cell>
          <table:table-cell table:formula="of:=[.F68]/[.$G$213]" office:value-type="float" office:value="9.37980075895333">
            <text:p>9.37980075895333</text:p>
          </table:table-cell>
          <table:table-cell office:value-type="float" office:value="0.000786018248702989">
            <text:p>0.000786018248702989</text:p>
          </table:table-cell>
          <table:table-cell office:value-type="float" office:value="0.00210379308656807">
            <text:p>0.00210379308656807</text:p>
          </table:table-cell>
          <table:table-cell office:value-type="float" office:value="0.998523088860562">
            <text:p>0.998523088860562</text:p>
          </table:table-cell>
          <table:table-cell office:value-type="float" office:value="0.0581094653418096">
            <text:p>0.0581094653418096</text:p>
          </table:table-cell>
          <table:table-cell table:formula="of:=[.K68]/[.$G$213]" office:value-type="float" office:value="12.1073492372784">
            <text:p>12.1073492372784</text:p>
          </table:table-cell>
          <table:table-cell office:value-type="float" office:value="0.000310023087685943">
            <text:p>0.000310023087685943</text:p>
          </table:table-cell>
          <table:table-cell office:value-type="float" office:value="0.0000414231862480551">
            <text:p>4.14E-005</text:p>
          </table:table-cell>
          <table:table-cell table:formula="of:=[.N68]/[.$G$213]/[.$G$213]" office:value-type="float" office:value="1.79824094495109">
            <text:p>1.80E+000</text:p>
          </table:table-cell>
          <table:table-cell office:value-type="float" office:value="0.00000279938855492884">
            <text:p>2.80E-006</text:p>
          </table:table-cell>
          <table:table-cell office:value-type="float" office:value="0.000574074353206065">
            <text:p>0.000574074353206065</text:p>
          </table:table-cell>
          <table:table-cell office:value-type="float" office:value="0.000781474397269567">
            <text:p>0.000781474397269567</text:p>
          </table:table-cell>
          <table:table-cell office:value-type="float" office:value="-0.000767685530789516">
            <text:p>-0.000767685530789516</text:p>
          </table:table-cell>
        </table:table-row>
        <table:table-row table:style-name="ro1">
          <table:table-cell/>
          <table:table-cell office:value-type="float" office:value="44.4535824912043">
            <text:p>44.4535824912043</text:p>
          </table:table-cell>
          <table:table-cell office:value-type="float" office:value="47.6645388002541">
            <text:p>47.6645388002541</text:p>
          </table:table-cell>
          <table:table-cell office:value-type="float" office:value="1">
            <text:p>1</text:p>
          </table:table-cell>
          <table:table-cell table:formula="of:=[.C69]*([.$G$213]/0.00356)" office:value-type="float" office:value="64.2603677952559">
            <text:p>64.2603677952559</text:p>
          </table:table-cell>
          <table:table-cell office:value-type="float" office:value="0.0454269574245089">
            <text:p>0.0454269574245089</text:p>
          </table:table-cell>
          <table:table-cell table:formula="of:=[.F69]/[.$G$213]" office:value-type="float" office:value="9.46489586662539">
            <text:p>9.46489586662539</text:p>
          </table:table-cell>
          <table:table-cell office:value-type="float" office:value="0.000793085741435808">
            <text:p>0.000793085741435808</text:p>
          </table:table-cell>
          <table:table-cell office:value-type="float" office:value="0.00229915214543756">
            <text:p>0.00229915214543756</text:p>
          </table:table-cell>
          <table:table-cell office:value-type="float" office:value="0.998524270677929">
            <text:p>0.998524270677929</text:p>
          </table:table-cell>
          <table:table-cell office:value-type="float" office:value="0.0583376205083391">
            <text:p>0.0583376205083391</text:p>
          </table:table-cell>
          <table:table-cell table:formula="of:=[.K69]/[.$G$213]" office:value-type="float" office:value="12.1548863169127">
            <text:p>12.1548863169127</text:p>
          </table:table-cell>
          <table:table-cell office:value-type="float" office:value="0.000315803793069837">
            <text:p>0.000315803793069837</text:p>
          </table:table-cell>
          <table:table-cell office:value-type="float" office:value="0.0000417455568258116">
            <text:p>4.17E-005</text:p>
          </table:table-cell>
          <table:table-cell table:formula="of:=[.N69]/[.$G$213]/[.$G$213]" office:value-type="float" office:value="1.81223552201954">
            <text:p>1.81E+000</text:p>
          </table:table-cell>
          <table:table-cell office:value-type="float" office:value="0.00000284824616063298">
            <text:p>2.85E-006</text:p>
          </table:table-cell>
          <table:table-cell office:value-type="float" office:value="0.000692158466292828">
            <text:p>0.000692158466292828</text:p>
          </table:table-cell>
          <table:table-cell office:value-type="float" office:value="0.000911003737144226">
            <text:p>0.000911003737144226</text:p>
          </table:table-cell>
          <table:table-cell office:value-type="float" office:value="-0.000979938045646995">
            <text:p>-0.000979938045646995</text:p>
          </table:table-cell>
        </table:table-row>
        <table:table-row table:style-name="ro1">
          <table:table-cell/>
          <table:table-cell office:value-type="float" office:value="44.4524619872428">
            <text:p>44.4524619872428</text:p>
          </table:table-cell>
          <table:table-cell office:value-type="float" office:value="47.3289186195429">
            <text:p>47.3289186195429</text:p>
          </table:table-cell>
          <table:table-cell office:value-type="float" office:value="1">
            <text:p>1</text:p>
          </table:table-cell>
          <table:table-cell table:formula="of:=[.C70]*([.$G$213]/0.00356)" office:value-type="float" office:value="63.8078914513141">
            <text:p>63.8078914513141</text:p>
          </table:table-cell>
          <table:table-cell office:value-type="float" office:value="0.0458417861081539">
            <text:p>0.0458417861081539</text:p>
          </table:table-cell>
          <table:table-cell table:formula="of:=[.F70]/[.$G$213]" office:value-type="float" office:value="9.55132715139091">
            <text:p>9.55132715139091</text:p>
          </table:table-cell>
          <table:table-cell office:value-type="float" office:value="0.000798643136842646">
            <text:p>0.000798643136842646</text:p>
          </table:table-cell>
          <table:table-cell office:value-type="float" office:value="0.00249018101846478">
            <text:p>0.00249018101846478</text:p>
          </table:table-cell>
          <table:table-cell office:value-type="float" office:value="0.998525498551255">
            <text:p>0.998525498551255</text:p>
          </table:table-cell>
          <table:table-cell office:value-type="float" office:value="0.058565734368802">
            <text:p>0.058565734368802</text:p>
          </table:table-cell>
          <table:table-cell table:formula="of:=[.K70]/[.$G$213]" office:value-type="float" office:value="12.2024147902559">
            <text:p>12.2024147902559</text:p>
          </table:table-cell>
          <table:table-cell office:value-type="float" office:value="0.000321585826610205">
            <text:p>0.000321585826610205</text:p>
          </table:table-cell>
          <table:table-cell office:value-type="float" office:value="0.0000420679324693092">
            <text:p>4.21E-005</text:p>
          </table:table-cell>
          <table:table-cell table:formula="of:=[.N70]/[.$G$213]/[.$G$213]" office:value-type="float" office:value="1.82623031899921">
            <text:p>1.83E+000</text:p>
          </table:table-cell>
          <table:table-cell office:value-type="float" office:value="0.00000289709177557564">
            <text:p>2.90E-006</text:p>
          </table:table-cell>
          <table:table-cell office:value-type="float" office:value="0.00081259349003574">
            <text:p>0.00081259349003574</text:p>
          </table:table-cell>
          <table:table-cell office:value-type="float" office:value="0.00104126511532216">
            <text:p>0.00104126511532216</text:p>
          </table:table-cell>
          <table:table-cell office:value-type="float" office:value="-0.00119250053042972">
            <text:p>-0.00119250053042972</text:p>
          </table:table-cell>
        </table:table-row>
        <table:table-row table:style-name="ro1">
          <table:table-cell/>
          <table:table-cell office:value-type="float" office:value="44.4513414832813">
            <text:p>44.4513414832813</text:p>
          </table:table-cell>
          <table:table-cell office:value-type="float" office:value="46.9932984388318">
            <text:p>46.9932984388318</text:p>
          </table:table-cell>
          <table:table-cell office:value-type="float" office:value="1">
            <text:p>1</text:p>
          </table:table-cell>
          <table:table-cell table:formula="of:=[.C71]*([.$G$213]/0.00356)" office:value-type="float" office:value="63.3554151073724">
            <text:p>63.3554151073724</text:p>
          </table:table-cell>
          <table:table-cell office:value-type="float" office:value="0.0462544951809512">
            <text:p>0.0462544951809512</text:p>
          </table:table-cell>
          <table:table-cell table:formula="of:=[.F71]/[.$G$213]" office:value-type="float" office:value="9.63731680640423">
            <text:p>9.63731680640423</text:p>
          </table:table-cell>
          <table:table-cell office:value-type="float" office:value="0.000804720702475665">
            <text:p>0.000804720702475665</text:p>
          </table:table-cell>
          <table:table-cell office:value-type="float" office:value="0.00268128395467062">
            <text:p>0.00268128395467062</text:p>
          </table:table-cell>
          <table:table-cell office:value-type="float" office:value="0.998526712115707">
            <text:p>0.998526712115707</text:p>
          </table:table-cell>
          <table:table-cell office:value-type="float" office:value="0.0587932451468027">
            <text:p>0.0587932451468027</text:p>
          </table:table-cell>
          <table:table-cell table:formula="of:=[.K71]/[.$G$213]" office:value-type="float" office:value="12.2498176088552">
            <text:p>12.2498176088552</text:p>
          </table:table-cell>
          <table:table-cell office:value-type="float" office:value="0.000327363190051303">
            <text:p>0.000327363190051303</text:p>
          </table:table-cell>
          <table:table-cell office:value-type="float" office:value="0.0000423888615459688">
            <text:p>4.24E-005</text:p>
          </table:table-cell>
          <table:table-cell table:formula="of:=[.N71]/[.$G$213]/[.$G$213]" office:value-type="float" office:value="1.84016231840212">
            <text:p>1.84E+000</text:p>
          </table:table-cell>
          <table:table-cell office:value-type="float" office:value="0.00000294566437869136">
            <text:p>2.95E-006</text:p>
          </table:table-cell>
          <table:table-cell office:value-type="float" office:value="0.000930337937464402">
            <text:p>0.000930337937464402</text:p>
          </table:table-cell>
          <table:table-cell office:value-type="float" office:value="0.0011701426279055">
            <text:p>0.0011701426279055</text:p>
          </table:table-cell>
          <table:table-cell office:value-type="float" office:value="-0.00140340916228495">
            <text:p>-0.00140340916228495</text:p>
          </table:table-cell>
        </table:table-row>
        <table:table-row table:style-name="ro1">
          <table:table-cell/>
          <table:table-cell office:value-type="float" office:value="44.4502209793199">
            <text:p>44.4502209793199</text:p>
          </table:table-cell>
          <table:table-cell office:value-type="float" office:value="46.6576782581206">
            <text:p>46.6576782581206</text:p>
          </table:table-cell>
          <table:table-cell office:value-type="float" office:value="1">
            <text:p>1</text:p>
          </table:table-cell>
          <table:table-cell table:formula="of:=[.C72]*([.$G$213]/0.00356)" office:value-type="float" office:value="62.9029387634306">
            <text:p>62.9029387634306</text:p>
          </table:table-cell>
          <table:table-cell office:value-type="float" office:value="0.0468659372481897">
            <text:p>0.0468659372481897</text:p>
          </table:table-cell>
          <table:table-cell table:formula="of:=[.F72]/[.$G$213]" office:value-type="float" office:value="9.76471330889955">
            <text:p>9.76471330889955</text:p>
          </table:table-cell>
          <table:table-cell office:value-type="float" office:value="0.000765553702852752">
            <text:p>0.000765553702852752</text:p>
          </table:table-cell>
          <table:table-cell office:value-type="float" office:value="0.00267342074151979">
            <text:p>0.00267342074151979</text:p>
          </table:table-cell>
          <table:table-cell office:value-type="float" office:value="0.99852939606097">
            <text:p>0.99852939606097</text:p>
          </table:table-cell>
          <table:table-cell office:value-type="float" office:value="0.0589900188392701">
            <text:p>0.0589900188392701</text:p>
          </table:table-cell>
          <table:table-cell table:formula="of:=[.K72]/[.$G$213]" office:value-type="float" office:value="12.2908162276069">
            <text:p>12.2908162276069</text:p>
          </table:table-cell>
          <table:table-cell office:value-type="float" office:value="0.000332968362901027">
            <text:p>0.000332968362901027</text:p>
          </table:table-cell>
          <table:table-cell office:value-type="float" office:value="0.000042641062764351">
            <text:p>4.26E-005</text:p>
          </table:table-cell>
          <table:table-cell table:formula="of:=[.N72]/[.$G$213]/[.$G$213]" office:value-type="float" office:value="1.85111074121406">
            <text:p>1.85E+000</text:p>
          </table:table-cell>
          <table:table-cell office:value-type="float" office:value="0.00000298045036680701">
            <text:p>2.98E-006</text:p>
          </table:table-cell>
          <table:table-cell office:value-type="float" office:value="0.00102611898316119">
            <text:p>0.00102611898316119</text:p>
          </table:table-cell>
          <table:table-cell office:value-type="float" office:value="0.00126423138042557">
            <text:p>0.00126423138042557</text:p>
          </table:table-cell>
          <table:table-cell office:value-type="float" office:value="-0.00154672733668574">
            <text:p>-0.00154672733668574</text:p>
          </table:table-cell>
        </table:table-row>
        <table:table-row table:style-name="ro1">
          <table:table-cell/>
          <table:table-cell office:value-type="float" office:value="44.4491004753584">
            <text:p>44.4491004753584</text:p>
          </table:table-cell>
          <table:table-cell office:value-type="float" office:value="46.3220580774094">
            <text:p>46.3220580774094</text:p>
          </table:table-cell>
          <table:table-cell office:value-type="float" office:value="1">
            <text:p>1</text:p>
          </table:table-cell>
          <table:table-cell table:formula="of:=[.C73]*([.$G$213]/0.00356)" office:value-type="float" office:value="62.4504624194888">
            <text:p>62.4504624194888</text:p>
          </table:table-cell>
          <table:table-cell office:value-type="float" office:value="0.0474819755952776">
            <text:p>0.0474819755952776</text:p>
          </table:table-cell>
          <table:table-cell table:formula="of:=[.F73]/[.$G$213]" office:value-type="float" office:value="9.8930674654535">
            <text:p>9.8930674654535</text:p>
          </table:table-cell>
          <table:table-cell office:value-type="float" office:value="0.000725273479486197">
            <text:p>0.000725273479486197</text:p>
          </table:table-cell>
          <table:table-cell office:value-type="float" office:value="0.00266311281565856">
            <text:p>0.00266311281565856</text:p>
          </table:table-cell>
          <table:table-cell office:value-type="float" office:value="0.998532183157068">
            <text:p>0.998532183157068</text:p>
          </table:table-cell>
          <table:table-cell office:value-type="float" office:value="0.0591868027709748">
            <text:p>0.0591868027709748</text:p>
          </table:table-cell>
          <table:table-cell table:formula="of:=[.K73]/[.$G$213]" office:value-type="float" office:value="12.3318169797463">
            <text:p>12.3318169797463</text:p>
          </table:table-cell>
          <table:table-cell office:value-type="float" office:value="0.000338573943127813">
            <text:p>0.000338573943127813</text:p>
          </table:table-cell>
          <table:table-cell office:value-type="float" office:value="0.0000428935032241715">
            <text:p>4.29E-005</text:p>
          </table:table-cell>
          <table:table-cell table:formula="of:=[.N73]/[.$G$213]/[.$G$213]" office:value-type="float" office:value="1.86206954984585">
            <text:p>1.86E+000</text:p>
          </table:table-cell>
          <table:table-cell office:value-type="float" office:value="0.0000030152373617921">
            <text:p>3.02E-006</text:p>
          </table:table-cell>
          <table:table-cell office:value-type="float" office:value="0.00111883389280721">
            <text:p>0.00111883389280721</text:p>
          </table:table-cell>
          <table:table-cell office:value-type="float" office:value="0.00135582838966443">
            <text:p>0.00135582838966443</text:p>
          </table:table-cell>
          <table:table-cell office:value-type="float" office:value="-0.00168585901997146">
            <text:p>-0.00168585901997146</text:p>
          </table:table-cell>
        </table:table-row>
        <table:table-row table:style-name="ro1">
          <table:table-cell/>
          <table:table-cell office:value-type="float" office:value="44.447979971397">
            <text:p>44.447979971397</text:p>
          </table:table-cell>
          <table:table-cell office:value-type="float" office:value="45.9864378966983">
            <text:p>45.9864378966983</text:p>
          </table:table-cell>
          <table:table-cell office:value-type="float" office:value="1">
            <text:p>1</text:p>
          </table:table-cell>
          <table:table-cell table:formula="of:=[.C74]*([.$G$213]/0.00356)" office:value-type="float" office:value="61.9979860755471">
            <text:p>61.9979860755471</text:p>
          </table:table-cell>
          <table:table-cell office:value-type="float" office:value="0.0480963092431365">
            <text:p>0.0480963092431365</text:p>
          </table:table-cell>
          <table:table-cell table:formula="of:=[.F74]/[.$G$213]" office:value-type="float" office:value="10.0210664408199">
            <text:p>10.0210664408199</text:p>
          </table:table-cell>
          <table:table-cell office:value-type="float" office:value="0.000685830111377514">
            <text:p>0.000685830111377514</text:p>
          </table:table-cell>
          <table:table-cell office:value-type="float" office:value="0.00265046342225665">
            <text:p>0.00265046342225665</text:p>
          </table:table-cell>
          <table:table-cell office:value-type="float" office:value="0.998534889986389">
            <text:p>0.998534889986389</text:p>
          </table:table-cell>
          <table:table-cell office:value-type="float" office:value="0.0593826334034373">
            <text:p>0.0593826334034373</text:p>
          </table:table-cell>
          <table:table-cell table:formula="of:=[.K74]/[.$G$213]" office:value-type="float" office:value="12.3726191080164">
            <text:p>12.3726191080164</text:p>
          </table:table-cell>
          <table:table-cell office:value-type="float" office:value="0.000344147782867733">
            <text:p>0.000344147782867733</text:p>
          </table:table-cell>
          <table:table-cell office:value-type="float" office:value="0.0000431436598118954">
            <text:p>4.31E-005</text:p>
          </table:table-cell>
          <table:table-cell table:formula="of:=[.N74]/[.$G$213]/[.$G$213]" office:value-type="float" office:value="1.87292921225812">
            <text:p>1.87E+000</text:p>
          </table:table-cell>
          <table:table-cell office:value-type="float" office:value="0.00000304898851559256">
            <text:p>3.05E-006</text:p>
          </table:table-cell>
          <table:table-cell office:value-type="float" office:value="0.00121000825361424">
            <text:p>0.00121000825361424</text:p>
          </table:table-cell>
          <table:table-cell office:value-type="float" office:value="0.00144560436147929">
            <text:p>0.00144560436147929</text:p>
          </table:table-cell>
          <table:table-cell office:value-type="float" office:value="-0.001822826615226">
            <text:p>-0.001822826615226</text:p>
          </table:table-cell>
        </table:table-row>
        <table:table-row table:style-name="ro1">
          <table:table-cell/>
          <table:table-cell office:value-type="float" office:value="44.4468594674355">
            <text:p>44.4468594674355</text:p>
          </table:table-cell>
          <table:table-cell office:value-type="float" office:value="45.6508177159871">
            <text:p>45.6508177159871</text:p>
          </table:table-cell>
          <table:table-cell office:value-type="float" office:value="1">
            <text:p>1</text:p>
          </table:table-cell>
          <table:table-cell table:formula="of:=[.C75]*([.$G$213]/0.00356)" office:value-type="float" office:value="61.5455097316053">
            <text:p>61.5455097316053</text:p>
          </table:table-cell>
          <table:table-cell office:value-type="float" office:value="0.0487769062263589">
            <text:p>0.0487769062263589</text:p>
          </table:table-cell>
          <table:table-cell table:formula="of:=[.F75]/[.$G$213]" office:value-type="float" office:value="10.1628716582185">
            <text:p>10.1628716582185</text:p>
          </table:table-cell>
          <table:table-cell office:value-type="float" office:value="0.000640405799912872">
            <text:p>0.000640405799912872</text:p>
          </table:table-cell>
          <table:table-cell office:value-type="float" office:value="0.00252543503745266">
            <text:p>0.00252543503745266</text:p>
          </table:table-cell>
          <table:table-cell office:value-type="float" office:value="0.99853808631772">
            <text:p>0.99853808631772</text:p>
          </table:table-cell>
          <table:table-cell office:value-type="float" office:value="0.0595560639199691">
            <text:p>0.0595560639199691</text:p>
          </table:table-cell>
          <table:table-cell table:formula="of:=[.K75]/[.$G$213]" office:value-type="float" office:value="12.4087540787944">
            <text:p>12.4087540787944</text:p>
          </table:table-cell>
          <table:table-cell office:value-type="float" office:value="0.00034897734503511">
            <text:p>0.00034897734503511</text:p>
          </table:table-cell>
          <table:table-cell office:value-type="float" office:value="0.0000433451376675963">
            <text:p>4.33E-005</text:p>
          </table:table-cell>
          <table:table-cell table:formula="of:=[.N75]/[.$G$213]/[.$G$213]" office:value-type="float" office:value="1.88167565989864">
            <text:p>1.88E+000</text:p>
          </table:table-cell>
          <table:table-cell office:value-type="float" office:value="0.0000030581650233316">
            <text:p>3.06E-006</text:p>
          </table:table-cell>
          <table:table-cell office:value-type="float" office:value="0.0011933909422267">
            <text:p>0.0011933909422267</text:p>
          </table:table-cell>
          <table:table-cell office:value-type="float" office:value="0.00143426770533427">
            <text:p>0.00143426770533427</text:p>
          </table:table-cell>
          <table:table-cell office:value-type="float" office:value="-0.00181117611719488">
            <text:p>-0.00181117611719488</text:p>
          </table:table-cell>
        </table:table-row>
        <table:table-row table:style-name="ro1">
          <table:table-cell/>
          <table:table-cell office:value-type="float" office:value="44.4457389634741">
            <text:p>44.4457389634741</text:p>
          </table:table-cell>
          <table:table-cell office:value-type="float" office:value="45.3151975352759">
            <text:p>45.3151975352759</text:p>
          </table:table-cell>
          <table:table-cell office:value-type="float" office:value="1">
            <text:p>1</text:p>
          </table:table-cell>
          <table:table-cell table:formula="of:=[.C76]*([.$G$213]/0.00356)" office:value-type="float" office:value="61.0930333876634">
            <text:p>61.0930333876634</text:p>
          </table:table-cell>
          <table:table-cell office:value-type="float" office:value="0.0494565048494414">
            <text:p>0.0494565048494414</text:p>
          </table:table-cell>
          <table:table-cell table:formula="of:=[.F76]/[.$G$213]" office:value-type="float" office:value="10.3044688631219">
            <text:p>10.3044688631219</text:p>
          </table:table-cell>
          <table:table-cell office:value-type="float" office:value="0.000594797814388531">
            <text:p>0.000594797814388531</text:p>
          </table:table-cell>
          <table:table-cell office:value-type="float" office:value="0.00239989063194718">
            <text:p>0.00239989063194718</text:p>
          </table:table-cell>
          <table:table-cell office:value-type="float" office:value="0.998541227667485">
            <text:p>0.998541227667485</text:p>
          </table:table-cell>
          <table:table-cell office:value-type="float" office:value="0.0597294671478557">
            <text:p>0.0597294671478557</text:p>
          </table:table-cell>
          <table:table-cell table:formula="of:=[.K76]/[.$G$213]" office:value-type="float" office:value="12.4448833638694">
            <text:p>12.4448833638694</text:p>
          </table:table-cell>
          <table:table-cell office:value-type="float" office:value="0.00035380397619985">
            <text:p>0.00035380397619985</text:p>
          </table:table-cell>
          <table:table-cell office:value-type="float" office:value="0.0000435464420082569">
            <text:p>4.35E-005</text:p>
          </table:table-cell>
          <table:table-cell table:formula="of:=[.N76]/[.$G$213]/[.$G$213]" office:value-type="float" office:value="1.89041457499814">
            <text:p>1.89E+000</text:p>
          </table:table-cell>
          <table:table-cell office:value-type="float" office:value="0.00000306739417531672">
            <text:p>3.07E-006</text:p>
          </table:table-cell>
          <table:table-cell office:value-type="float" office:value="0.00117288528314793">
            <text:p>0.00117288528314793</text:p>
          </table:table-cell>
          <table:table-cell office:value-type="float" office:value="0.00141949285675874">
            <text:p>0.00141949285675874</text:p>
          </table:table-cell>
          <table:table-cell office:value-type="float" office:value="-0.00179437443256229">
            <text:p>-0.00179437443256229</text:p>
          </table:table-cell>
        </table:table-row>
        <table:table-row table:style-name="ro1">
          <table:table-cell/>
          <table:table-cell office:value-type="float" office:value="44.4446184595126">
            <text:p>44.4446184595126</text:p>
          </table:table-cell>
          <table:table-cell office:value-type="float" office:value="44.9795773545648">
            <text:p>44.9795773545648</text:p>
          </table:table-cell>
          <table:table-cell office:value-type="float" office:value="1">
            <text:p>1</text:p>
          </table:table-cell>
          <table:table-cell table:formula="of:=[.C77]*([.$G$213]/0.00356)" office:value-type="float" office:value="60.6405570437218">
            <text:p>60.6405570437218</text:p>
          </table:table-cell>
          <table:table-cell office:value-type="float" office:value="0.0501312790676218">
            <text:p>0.0501312790676218</text:p>
          </table:table-cell>
          <table:table-cell table:formula="of:=[.F77]/[.$G$213]" office:value-type="float" office:value="10.4450608831614">
            <text:p>10.4450608831614</text:p>
          </table:table-cell>
          <table:table-cell office:value-type="float" office:value="0.000550570724945018">
            <text:p>0.000550570724945018</text:p>
          </table:table-cell>
          <table:table-cell office:value-type="float" office:value="0.00227316059991122">
            <text:p>0.00227316059991122</text:p>
          </table:table-cell>
          <table:table-cell office:value-type="float" office:value="0.998544330958452">
            <text:p>0.998544330958452</text:p>
          </table:table-cell>
          <table:table-cell office:value-type="float" office:value="0.0599019658782075">
            <text:p>0.0599019658782075</text:p>
          </table:table-cell>
          <table:table-cell table:formula="of:=[.K77]/[.$G$213]" office:value-type="float" office:value="12.4808241931142">
            <text:p>12.4808241931142</text:p>
          </table:table-cell>
          <table:table-cell office:value-type="float" office:value="0.000358555545478994">
            <text:p>0.000358555545478994</text:p>
          </table:table-cell>
          <table:table-cell office:value-type="float" office:value="0.0000437444596801628">
            <text:p>4.37E-005</text:p>
          </table:table-cell>
          <table:table-cell table:formula="of:=[.N77]/[.$G$213]/[.$G$213]" office:value-type="float" office:value="1.89901081101226">
            <text:p>1.90E+000</text:p>
          </table:table-cell>
          <table:table-cell office:value-type="float" office:value="0.00000307616679033169">
            <text:p>3.08E-006</text:p>
          </table:table-cell>
          <table:table-cell office:value-type="float" office:value="0.00115132001830215">
            <text:p>0.00115132001830215</text:p>
          </table:table-cell>
          <table:table-cell office:value-type="float" office:value="0.00140292008095545">
            <text:p>0.00140292008095545</text:p>
          </table:table-cell>
          <table:table-cell office:value-type="float" office:value="-0.00177519832617199">
            <text:p>-0.00177519832617199</text:p>
          </table:table-cell>
        </table:table-row>
        <table:table-row table:style-name="ro1">
          <table:table-cell/>
          <table:table-cell office:value-type="float" office:value="44.4434979555512">
            <text:p>44.4434979555512</text:p>
          </table:table-cell>
          <table:table-cell office:value-type="float" office:value="44.6439571738536">
            <text:p>44.6439571738536</text:p>
          </table:table-cell>
          <table:table-cell office:value-type="float" office:value="1">
            <text:p>1</text:p>
          </table:table-cell>
          <table:table-cell table:formula="of:=[.C78]*([.$G$213]/0.00356)" office:value-type="float" office:value="60.1880806997799">
            <text:p>60.1880806997799</text:p>
          </table:table-cell>
          <table:table-cell office:value-type="float" office:value="0.0507165045071509">
            <text:p>0.0507165045071509</text:p>
          </table:table-cell>
          <table:table-cell table:formula="of:=[.F78]/[.$G$213]" office:value-type="float" office:value="10.5669950420328">
            <text:p>10.5669950420328</text:p>
          </table:table-cell>
          <table:table-cell office:value-type="float" office:value="0.000524879772211555">
            <text:p>0.000524879772211555</text:p>
          </table:table-cell>
          <table:table-cell office:value-type="float" office:value="0.00212033227008541">
            <text:p>0.00212033227008541</text:p>
          </table:table-cell>
          <table:table-cell office:value-type="float" office:value="0.998546015813015">
            <text:p>0.998546015813015</text:p>
          </table:table-cell>
          <table:table-cell office:value-type="float" office:value="0.0600600923721592">
            <text:p>0.0600600923721592</text:p>
          </table:table-cell>
          <table:table-cell table:formula="of:=[.K78]/[.$G$213]" office:value-type="float" office:value="12.5137705070181">
            <text:p>12.5137705070181</text:p>
          </table:table-cell>
          <table:table-cell office:value-type="float" office:value="0.000362104327950142">
            <text:p>0.000362104327950142</text:p>
          </table:table-cell>
          <table:table-cell office:value-type="float" office:value="0.0000438891291208696">
            <text:p>4.39E-005</text:p>
          </table:table-cell>
          <table:table-cell table:formula="of:=[.N78]/[.$G$213]/[.$G$213]" office:value-type="float" office:value="1.90529112248333">
            <text:p>1.91E+000</text:p>
          </table:table-cell>
          <table:table-cell office:value-type="float" office:value="0.00000307868905702165">
            <text:p>3.08E-006</text:p>
          </table:table-cell>
          <table:table-cell office:value-type="float" office:value="0.00105462864686408">
            <text:p>0.00105462864686408</text:p>
          </table:table-cell>
          <table:table-cell office:value-type="float" office:value="0.00130663025095675">
            <text:p>0.00130663025095675</text:p>
          </table:table-cell>
          <table:table-cell office:value-type="float" office:value="-0.00164151577081316">
            <text:p>-0.00164151577081316</text:p>
          </table:table-cell>
        </table:table-row>
        <table:table-row table:style-name="ro1">
          <table:table-cell/>
          <table:table-cell office:value-type="float" office:value="44.4423774515897">
            <text:p>44.4423774515897</text:p>
          </table:table-cell>
          <table:table-cell office:value-type="float" office:value="44.3083369931424">
            <text:p>44.3083369931424</text:p>
          </table:table-cell>
          <table:table-cell office:value-type="float" office:value="1">
            <text:p>1</text:p>
          </table:table-cell>
          <table:table-cell table:formula="of:=[.C79]*([.$G$213]/0.00356)" office:value-type="float" office:value="59.7356043558381">
            <text:p>59.7356043558381</text:p>
          </table:table-cell>
          <table:table-cell office:value-type="float" office:value="0.0512964286855249">
            <text:p>0.0512964286855249</text:p>
          </table:table-cell>
          <table:table-cell table:formula="of:=[.F79]/[.$G$213]" office:value-type="float" office:value="10.687824661053">
            <text:p>10.687824661053</text:p>
          </table:table-cell>
          <table:table-cell office:value-type="float" office:value="0.000499222643634914">
            <text:p>0.000499222643634914</text:p>
          </table:table-cell>
          <table:table-cell office:value-type="float" office:value="0.00196764742753501">
            <text:p>0.00196764742753501</text:p>
          </table:table-cell>
          <table:table-cell office:value-type="float" office:value="0.998547700667579">
            <text:p>0.998547700667579</text:p>
          </table:table-cell>
          <table:table-cell office:value-type="float" office:value="0.0602182362536293">
            <text:p>0.0602182362536293</text:p>
          </table:table-cell>
          <table:table-cell table:formula="of:=[.K79]/[.$G$213]" office:value-type="float" office:value="12.546720443684">
            <text:p>12.546720443684</text:p>
          </table:table-cell>
          <table:table-cell office:value-type="float" office:value="0.000365642739625228">
            <text:p>0.000365642739625228</text:p>
          </table:table-cell>
          <table:table-cell office:value-type="float" office:value="0.0000440339195178613">
            <text:p>4.40E-005</text:p>
          </table:table-cell>
          <table:table-cell table:formula="of:=[.N79]/[.$G$213]/[.$G$213]" office:value-type="float" office:value="1.91157668484319">
            <text:p>1.91E+000</text:p>
          </table:table-cell>
          <table:table-cell office:value-type="float" office:value="0.00000308121649894259">
            <text:p>3.08E-006</text:p>
          </table:table-cell>
          <table:table-cell office:value-type="float" office:value="0.000956937177837047">
            <text:p>0.000956937177837047</text:p>
          </table:table-cell>
          <table:table-cell office:value-type="float" office:value="0.00120875507774706">
            <text:p>0.00120875507774706</text:p>
          </table:table-cell>
          <table:table-cell office:value-type="float" office:value="-0.00150593589642673">
            <text:p>-0.00150593589642673</text:p>
          </table:table-cell>
        </table:table-row>
        <table:table-row table:style-name="ro1">
          <table:table-cell/>
          <table:table-cell office:value-type="float" office:value="44.4412569476282">
            <text:p>44.4412569476282</text:p>
          </table:table-cell>
          <table:table-cell office:value-type="float" office:value="43.9727168124313">
            <text:p>43.9727168124313</text:p>
          </table:table-cell>
          <table:table-cell office:value-type="float" office:value="1">
            <text:p>1</text:p>
          </table:table-cell>
          <table:table-cell table:formula="of:=[.C80]*([.$G$213]/0.00356)" office:value-type="float" office:value="59.2831280118964">
            <text:p>59.2831280118964</text:p>
          </table:table-cell>
          <table:table-cell office:value-type="float" office:value="0.0518676053680576">
            <text:p>0.0518676053680576</text:p>
          </table:table-cell>
          <table:table-cell table:formula="of:=[.F80]/[.$G$213]" office:value-type="float" office:value="10.8068317028651">
            <text:p>10.8068317028651</text:p>
          </table:table-cell>
          <table:table-cell office:value-type="float" office:value="0.000475078364291969">
            <text:p>0.000475078364291969</text:p>
          </table:table-cell>
          <table:table-cell office:value-type="float" office:value="0.00181657428545583">
            <text:p>0.00181657428545583</text:p>
          </table:table-cell>
          <table:table-cell office:value-type="float" office:value="0.998549235098208">
            <text:p>0.998549235098208</text:p>
          </table:table-cell>
          <table:table-cell office:value-type="float" office:value="0.0603753522470115">
            <text:p>0.0603753522470115</text:p>
          </table:table-cell>
          <table:table-cell table:formula="of:=[.K80]/[.$G$213]" office:value-type="float" office:value="12.5794562155836">
            <text:p>12.5794562155836</text:p>
          </table:table-cell>
          <table:table-cell office:value-type="float" office:value="0.00036906007387938">
            <text:p>0.00036906007387938</text:p>
          </table:table-cell>
          <table:table-cell office:value-type="float" office:value="0.0000441703559694198">
            <text:p>4.42E-005</text:p>
          </table:table-cell>
          <table:table-cell table:formula="of:=[.N80]/[.$G$213]/[.$G$213]" office:value-type="float" office:value="1.9174995902447">
            <text:p>1.92E+000</text:p>
          </table:table-cell>
          <table:table-cell office:value-type="float" office:value="0.00000308369289228776">
            <text:p>3.08E-006</text:p>
          </table:table-cell>
          <table:table-cell office:value-type="float" office:value="0.000860162626464671">
            <text:p>0.000860162626464671</text:p>
          </table:table-cell>
          <table:table-cell office:value-type="float" office:value="0.00111085760950414">
            <text:p>0.00111085760950414</text:p>
          </table:table-cell>
          <table:table-cell office:value-type="float" office:value="-0.00137002493962914">
            <text:p>-0.00137002493962914</text:p>
          </table:table-cell>
        </table:table-row>
        <table:table-row table:style-name="ro1">
          <table:table-cell/>
          <table:table-cell office:value-type="float" office:value="44.4401364436668">
            <text:p>44.4401364436668</text:p>
          </table:table-cell>
          <table:table-cell office:value-type="float" office:value="43.6370966317201">
            <text:p>43.6370966317201</text:p>
          </table:table-cell>
          <table:table-cell office:value-type="float" office:value="1">
            <text:p>1</text:p>
          </table:table-cell>
          <table:table-cell table:formula="of:=[.C81]*([.$G$213]/0.00356)" office:value-type="float" office:value="58.8306516679546">
            <text:p>58.8306516679546</text:p>
          </table:table-cell>
          <table:table-cell office:value-type="float" office:value="0.052281177070641">
            <text:p>0.052281177070641</text:p>
          </table:table-cell>
          <table:table-cell table:formula="of:=[.F81]/[.$G$213]" office:value-type="float" office:value="10.8930010903888">
            <text:p>10.8930010903888</text:p>
          </table:table-cell>
          <table:table-cell office:value-type="float" office:value="0.000468406157037075">
            <text:p>0.000468406157037075</text:p>
          </table:table-cell>
          <table:table-cell office:value-type="float" office:value="0.0016853056105401">
            <text:p>0.0016853056105401</text:p>
          </table:table-cell>
          <table:table-cell office:value-type="float" office:value="0.998549069534519">
            <text:p>0.998549069534519</text:p>
          </table:table-cell>
          <table:table-cell office:value-type="float" office:value="0.0605210443934438">
            <text:p>0.0605210443934438</text:p>
          </table:table-cell>
          <table:table-cell table:formula="of:=[.K81]/[.$G$213]" office:value-type="float" office:value="12.6098117813698">
            <text:p>12.6098117813698</text:p>
          </table:table-cell>
          <table:table-cell office:value-type="float" office:value="0.000370994144246444">
            <text:p>0.000370994144246444</text:p>
          </table:table-cell>
          <table:table-cell office:value-type="float" office:value="0.0000442137219048992">
            <text:p>4.42E-005</text:p>
          </table:table-cell>
          <table:table-cell table:formula="of:=[.N81]/[.$G$213]/[.$G$213]" office:value-type="float" office:value="1.91938216876795">
            <text:p>1.92E+000</text:p>
          </table:table-cell>
          <table:table-cell office:value-type="float" office:value="0.00000308564971735405">
            <text:p>3.09E-006</text:p>
          </table:table-cell>
          <table:table-cell office:value-type="float" office:value="0.000762667811980406">
            <text:p>0.000762667811980406</text:p>
          </table:table-cell>
          <table:table-cell office:value-type="float" office:value="0.000995140047743563">
            <text:p>0.000995140047743563</text:p>
          </table:table-cell>
          <table:table-cell office:value-type="float" office:value="-0.00120934698421944">
            <text:p>-0.00120934698421944</text:p>
          </table:table-cell>
        </table:table-row>
        <table:table-row table:style-name="ro1">
          <table:table-cell/>
          <table:table-cell office:value-type="float" office:value="44.4390159397053">
            <text:p>44.4390159397053</text:p>
          </table:table-cell>
          <table:table-cell office:value-type="float" office:value="43.301476451009">
            <text:p>43.301476451009</text:p>
          </table:table-cell>
          <table:table-cell office:value-type="float" office:value="1">
            <text:p>1</text:p>
          </table:table-cell>
          <table:table-cell table:formula="of:=[.C82]*([.$G$213]/0.00356)" office:value-type="float" office:value="58.3781753240129">
            <text:p>58.3781753240129</text:p>
          </table:table-cell>
          <table:table-cell office:value-type="float" office:value="0.0526892538900658">
            <text:p>0.0526892538900658</text:p>
          </table:table-cell>
          <table:table-cell table:formula="of:=[.F82]/[.$G$213]" office:value-type="float" office:value="10.97802559611">
            <text:p>10.97802559611</text:p>
          </table:table-cell>
          <table:table-cell office:value-type="float" office:value="0.00046148245251328">
            <text:p>0.00046148245251328</text:p>
          </table:table-cell>
          <table:table-cell office:value-type="float" office:value="0.00155394119205051">
            <text:p>0.00155394119205051</text:p>
          </table:table-cell>
          <table:table-cell office:value-type="float" office:value="0.998548842176965">
            <text:p>0.998548842176965</text:p>
          </table:table-cell>
          <table:table-cell office:value-type="float" office:value="0.0606667488077758">
            <text:p>0.0606667488077758</text:p>
          </table:table-cell>
          <table:table-cell table:formula="of:=[.K82]/[.$G$213]" office:value-type="float" office:value="12.6401699032241">
            <text:p>12.6401699032241</text:p>
          </table:table-cell>
          <table:table-cell office:value-type="float" office:value="0.000372914613786603">
            <text:p>0.000372914613786603</text:p>
          </table:table-cell>
          <table:table-cell office:value-type="float" office:value="0.0000442571976604444">
            <text:p>4.43E-005</text:p>
          </table:table-cell>
          <table:table-cell table:formula="of:=[.N82]/[.$G$213]/[.$G$213]" office:value-type="float" office:value="1.92126951474046">
            <text:p>1.92E+000</text:p>
          </table:table-cell>
          <table:table-cell office:value-type="float" office:value="0.00000308756387621545">
            <text:p>3.09E-006</text:p>
          </table:table-cell>
          <table:table-cell office:value-type="float" office:value="0.000666773095823105">
            <text:p>0.000666773095823105</text:p>
          </table:table-cell>
          <table:table-cell office:value-type="float" office:value="0.000880099662688447">
            <text:p>0.000880099662688447</text:p>
          </table:table-cell>
          <table:table-cell office:value-type="float" office:value="-0.00104973151198953">
            <text:p>-0.00104973151198953</text:p>
          </table:table-cell>
        </table:table-row>
        <table:table-row table:style-name="ro1">
          <table:table-cell/>
          <table:table-cell office:value-type="float" office:value="44.4378954357439">
            <text:p>44.4378954357439</text:p>
          </table:table-cell>
          <table:table-cell office:value-type="float" office:value="42.9658562702978">
            <text:p>42.9658562702978</text:p>
          </table:table-cell>
          <table:table-cell office:value-type="float" office:value="1">
            <text:p>1</text:p>
          </table:table-cell>
          <table:table-cell table:formula="of:=[.C83]*([.$G$213]/0.00356)" office:value-type="float" office:value="57.9256989800711">
            <text:p>57.9256989800711</text:p>
          </table:table-cell>
          <table:table-cell office:value-type="float" office:value="0.0530873001653547">
            <text:p>0.0530873001653547</text:p>
          </table:table-cell>
          <table:table-cell table:formula="of:=[.F83]/[.$G$213]" office:value-type="float" office:value="11.0609601961648">
            <text:p>11.0609601961648</text:p>
          </table:table-cell>
          <table:table-cell office:value-type="float" office:value="0.000455584477441474">
            <text:p>0.000455584477441474</text:p>
          </table:table-cell>
          <table:table-cell office:value-type="float" office:value="0.00142568923372742">
            <text:p>0.00142568923372742</text:p>
          </table:table-cell>
          <table:table-cell office:value-type="float" office:value="0.998548623582208">
            <text:p>0.998548623582208</text:p>
          </table:table-cell>
          <table:table-cell office:value-type="float" office:value="0.0608119409204804">
            <text:p>0.0608119409204804</text:p>
          </table:table-cell>
          <table:table-cell table:formula="of:=[.K83]/[.$G$213]" office:value-type="float" office:value="12.6704212848995">
            <text:p>12.6704212848995</text:p>
          </table:table-cell>
          <table:table-cell office:value-type="float" office:value="0.000374623000948888">
            <text:p>0.000374623000948888</text:p>
          </table:table-cell>
          <table:table-cell office:value-type="float" office:value="0.0000442941892658851">
            <text:p>4.43E-005</text:p>
          </table:table-cell>
          <table:table-cell table:formula="of:=[.N83]/[.$G$213]/[.$G$213]" office:value-type="float" office:value="1.92287537429759">
            <text:p>1.92E+000</text:p>
          </table:table-cell>
          <table:table-cell office:value-type="float" office:value="0.00000308846556034009">
            <text:p>3.09E-006</text:p>
          </table:table-cell>
          <table:table-cell office:value-type="float" office:value="0.000573880192819424">
            <text:p>0.000573880192819424</text:p>
          </table:table-cell>
          <table:table-cell office:value-type="float" office:value="0.000767058761135183">
            <text:p>0.000767058761135183</text:p>
          </table:table-cell>
          <table:table-cell office:value-type="float" office:value="-0.000892498861295508">
            <text:p>-0.000892498861295508</text:p>
          </table:table-cell>
        </table:table-row>
        <table:table-row table:style-name="ro1">
          <table:table-cell/>
          <table:table-cell office:value-type="float" office:value="44.4367749317824">
            <text:p>44.4367749317824</text:p>
          </table:table-cell>
          <table:table-cell office:value-type="float" office:value="42.6302360895866">
            <text:p>42.6302360895866</text:p>
          </table:table-cell>
          <table:table-cell office:value-type="float" office:value="1">
            <text:p>1</text:p>
          </table:table-cell>
          <table:table-cell table:formula="of:=[.C84]*([.$G$213]/0.00356)" office:value-type="float" office:value="57.4732226361293">
            <text:p>57.4732226361293</text:p>
          </table:table-cell>
          <table:table-cell office:value-type="float" office:value="0.0533491541363452">
            <text:p>0.0533491541363452</text:p>
          </table:table-cell>
          <table:table-cell table:formula="of:=[.F84]/[.$G$213]" office:value-type="float" office:value="11.1155185621264">
            <text:p>11.1155185621264</text:p>
          </table:table-cell>
          <table:table-cell office:value-type="float" office:value="0.000456563486151656">
            <text:p>0.000456563486151656</text:p>
          </table:table-cell>
          <table:table-cell office:value-type="float" office:value="0.0013240892951734">
            <text:p>0.0013240892951734</text:p>
          </table:table-cell>
          <table:table-cell office:value-type="float" office:value="0.998547946767834">
            <text:p>0.998547946767834</text:p>
          </table:table-cell>
          <table:table-cell office:value-type="float" office:value="0.0609527159308413">
            <text:p>0.0609527159308413</text:p>
          </table:table-cell>
          <table:table-cell table:formula="of:=[.K84]/[.$G$213]" office:value-type="float" office:value="12.6997523448963">
            <text:p>12.6997523448963</text:p>
          </table:table-cell>
          <table:table-cell office:value-type="float" office:value="0.000374340895744638">
            <text:p>0.000374340895744638</text:p>
          </table:table-cell>
          <table:table-cell office:value-type="float" office:value="0.0000442748800882985">
            <text:p>4.43E-005</text:p>
          </table:table-cell>
          <table:table-cell table:formula="of:=[.N84]/[.$G$213]/[.$G$213]" office:value-type="float" office:value="1.9220371347295">
            <text:p>1.92E+000</text:p>
          </table:table-cell>
          <table:table-cell office:value-type="float" office:value="0.00000308005766374001">
            <text:p>3.08E-006</text:p>
          </table:table-cell>
          <table:table-cell office:value-type="float" office:value="0.000521360869938354">
            <text:p>0.000521360869938354</text:p>
          </table:table-cell>
          <table:table-cell office:value-type="float" office:value="0.000677541914517351">
            <text:p>0.000677541914517351</text:p>
          </table:table-cell>
          <table:table-cell office:value-type="float" office:value="-0.000765514601574612">
            <text:p>-0.000765514601574612</text:p>
          </table:table-cell>
        </table:table-row>
        <table:table-row table:style-name="ro1">
          <table:table-cell/>
          <table:table-cell office:value-type="float" office:value="44.435654427821">
            <text:p>44.435654427821</text:p>
          </table:table-cell>
          <table:table-cell office:value-type="float" office:value="42.2946159088755">
            <text:p>42.2946159088755</text:p>
          </table:table-cell>
          <table:table-cell office:value-type="float" office:value="1">
            <text:p>1</text:p>
          </table:table-cell>
          <table:table-cell table:formula="of:=[.C85]*([.$G$213]/0.00356)" office:value-type="float" office:value="57.0207462921876">
            <text:p>57.0207462921876</text:p>
          </table:table-cell>
          <table:table-cell office:value-type="float" office:value="0.0536072377726716">
            <text:p>0.0536072377726716</text:p>
          </table:table-cell>
          <table:table-cell table:formula="of:=[.F85]/[.$G$213]" office:value-type="float" office:value="11.1692913631503">
            <text:p>11.1692913631503</text:p>
          </table:table-cell>
          <table:table-cell office:value-type="float" office:value="0.000457583806681708">
            <text:p>0.000457583806681708</text:p>
          </table:table-cell>
          <table:table-cell office:value-type="float" office:value="0.0012221264418326">
            <text:p>0.0012221264418326</text:p>
          </table:table-cell>
          <table:table-cell office:value-type="float" office:value="0.99854726995346">
            <text:p>0.99854726995346</text:p>
          </table:table-cell>
          <table:table-cell office:value-type="float" office:value="0.0610934329323658">
            <text:p>0.0610934329323658</text:p>
          </table:table-cell>
          <table:table-cell table:formula="of:=[.K85]/[.$G$213]" office:value-type="float" office:value="12.7290713185103">
            <text:p>12.7290713185103</text:p>
          </table:table-cell>
          <table:table-cell office:value-type="float" office:value="0.000374056989000465">
            <text:p>0.000374056989000465</text:p>
          </table:table-cell>
          <table:table-cell office:value-type="float" office:value="0.000044254740835274">
            <text:p>4.43E-005</text:p>
          </table:table-cell>
          <table:table-cell table:formula="of:=[.N85]/[.$G$213]/[.$G$213]" office:value-type="float" office:value="1.9211628603757">
            <text:p>1.92E+000</text:p>
          </table:table-cell>
          <table:table-cell office:value-type="float" office:value="0.0000030716368923094">
            <text:p>3.07E-006</text:p>
          </table:table-cell>
          <table:table-cell office:value-type="float" office:value="0.000470749072585903">
            <text:p>0.000470749072585903</text:p>
          </table:table-cell>
          <table:table-cell office:value-type="float" office:value="0.000589423523565117">
            <text:p>0.000589423523565117</text:p>
          </table:table-cell>
          <table:table-cell office:value-type="float" office:value="-0.000640071909453788">
            <text:p>-0.000640071909453788</text:p>
          </table:table-cell>
        </table:table-row>
        <table:table-row table:style-name="ro1">
          <table:table-cell/>
          <table:table-cell office:value-type="float" office:value="44.4345339238595">
            <text:p>44.4345339238595</text:p>
          </table:table-cell>
          <table:table-cell office:value-type="float" office:value="41.9589957281643">
            <text:p>41.9589957281643</text:p>
          </table:table-cell>
          <table:table-cell office:value-type="float" office:value="1">
            <text:p>1</text:p>
          </table:table-cell>
          <table:table-cell table:formula="of:=[.C86]*([.$G$213]/0.00356)" office:value-type="float" office:value="56.5682699482458">
            <text:p>56.5682699482458</text:p>
          </table:table-cell>
          <table:table-cell office:value-type="float" office:value="0.0538565935359308">
            <text:p>0.0538565935359308</text:p>
          </table:table-cell>
          <table:table-cell table:formula="of:=[.F86]/[.$G$213]" office:value-type="float" office:value="11.2212456754529">
            <text:p>11.2212456754529</text:p>
          </table:table-cell>
          <table:table-cell office:value-type="float" office:value="0.000458568433023463">
            <text:p>0.000458568433023463</text:p>
          </table:table-cell>
          <table:table-cell office:value-type="float" office:value="0.00112210842378069">
            <text:p>0.00112210842378069</text:p>
          </table:table-cell>
          <table:table-cell office:value-type="float" office:value="0.998546595583131">
            <text:p>0.998546595583131</text:p>
          </table:table-cell>
          <table:table-cell office:value-type="float" office:value="0.0612336657293424">
            <text:p>0.0612336657293424</text:p>
          </table:table-cell>
          <table:table-cell table:formula="of:=[.K86]/[.$G$213]" office:value-type="float" office:value="12.7582894060891">
            <text:p>12.7582894060891</text:p>
          </table:table-cell>
          <table:table-cell office:value-type="float" office:value="0.000373408868610996">
            <text:p>0.000373408868610996</text:p>
          </table:table-cell>
          <table:table-cell office:value-type="float" office:value="0.0000442298631313725">
            <text:p>4.42E-005</text:p>
          </table:table-cell>
          <table:table-cell table:formula="of:=[.N86]/[.$G$213]/[.$G$213]" office:value-type="float" office:value="1.92008288295667">
            <text:p>1.92E+000</text:p>
          </table:table-cell>
          <table:table-cell office:value-type="float" office:value="0.00000306327223669627">
            <text:p>3.06E-006</text:p>
          </table:table-cell>
          <table:table-cell office:value-type="float" office:value="0.000423204863163062">
            <text:p>0.000423204863163062</text:p>
          </table:table-cell>
          <table:table-cell office:value-type="float" office:value="0.000503923353173598">
            <text:p>0.000503923353173598</text:p>
          </table:table-cell>
          <table:table-cell office:value-type="float" office:value="-0.000518363286377106">
            <text:p>-0.000518363286377106</text:p>
          </table:table-cell>
        </table:table-row>
        <table:table-row table:style-name="ro1">
          <table:table-cell/>
          <table:table-cell office:value-type="float" office:value="44.4334134198981">
            <text:p>44.4334134198981</text:p>
          </table:table-cell>
          <table:table-cell office:value-type="float" office:value="41.6233755474531">
            <text:p>41.6233755474531</text:p>
          </table:table-cell>
          <table:table-cell office:value-type="float" office:value="1">
            <text:p>1</text:p>
          </table:table-cell>
          <table:table-cell table:formula="of:=[.C87]*([.$G$213]/0.00356)" office:value-type="float" office:value="56.115793604304">
            <text:p>56.115793604304</text:p>
          </table:table-cell>
          <table:table-cell office:value-type="float" office:value="0.0540166213498175">
            <text:p>0.0540166213498175</text:p>
          </table:table-cell>
          <table:table-cell table:formula="of:=[.F87]/[.$G$213]" office:value-type="float" office:value="11.2545881372878">
            <text:p>11.2545881372878</text:p>
          </table:table-cell>
          <table:table-cell office:value-type="float" office:value="0.000459588253201244">
            <text:p>0.000459588253201244</text:p>
          </table:table-cell>
          <table:table-cell office:value-type="float" office:value="0.00103350192024351">
            <text:p>0.00103350192024351</text:p>
          </table:table-cell>
          <table:table-cell office:value-type="float" office:value="0.998545938773279">
            <text:p>0.998545938773279</text:p>
          </table:table-cell>
          <table:table-cell office:value-type="float" office:value="0.0613700099782833">
            <text:p>0.0613700099782833</text:p>
          </table:table-cell>
          <table:table-cell table:formula="of:=[.K87]/[.$G$213]" office:value-type="float" office:value="12.7866972984817">
            <text:p>12.7866972984817</text:p>
          </table:table-cell>
          <table:table-cell office:value-type="float" office:value="0.000370131152596135">
            <text:p>0.000370131152596135</text:p>
          </table:table-cell>
          <table:table-cell office:value-type="float" office:value="0.0000441650793944648">
            <text:p>4.42E-005</text:p>
          </table:table-cell>
          <table:table-cell table:formula="of:=[.N87]/[.$G$213]/[.$G$213]" office:value-type="float" office:value="1.91727052642821">
            <text:p>1.92E+000</text:p>
          </table:table-cell>
          <table:table-cell office:value-type="float" office:value="0.00000305521987868248">
            <text:p>3.06E-006</text:p>
          </table:table-cell>
          <table:table-cell office:value-type="float" office:value="0.00041116820322068">
            <text:p>0.00041116820322068</text:p>
          </table:table-cell>
          <table:table-cell office:value-type="float" office:value="0.000447108049808862">
            <text:p>0.000447108049808862</text:p>
          </table:table-cell>
          <table:table-cell office:value-type="float" office:value="-0.000434367261591048">
            <text:p>-0.000434367261591048</text:p>
          </table:table-cell>
        </table:table-row>
        <table:table-row table:style-name="ro1">
          <table:table-cell/>
          <table:table-cell office:value-type="float" office:value="44.4322929159366">
            <text:p>44.4322929159366</text:p>
          </table:table-cell>
          <table:table-cell office:value-type="float" office:value="41.287755366742">
            <text:p>41.287755366742</text:p>
          </table:table-cell>
          <table:table-cell office:value-type="float" office:value="1">
            <text:p>1</text:p>
          </table:table-cell>
          <table:table-cell table:formula="of:=[.C88]*([.$G$213]/0.00356)" office:value-type="float" office:value="55.6633172603623">
            <text:p>55.6633172603623</text:p>
          </table:table-cell>
          <table:table-cell office:value-type="float" office:value="0.0541742522358562">
            <text:p>0.0541742522358562</text:p>
          </table:table-cell>
          <table:table-cell table:formula="of:=[.F88]/[.$G$213]" office:value-type="float" office:value="11.2874311892179">
            <text:p>11.2874311892179</text:p>
          </table:table-cell>
          <table:table-cell office:value-type="float" office:value="0.000461040517246145">
            <text:p>0.000461040517246145</text:p>
          </table:table-cell>
          <table:table-cell office:value-type="float" office:value="0.000943954895878705">
            <text:p>0.000943954895878705</text:p>
          </table:table-cell>
          <table:table-cell office:value-type="float" office:value="0.998545281963426">
            <text:p>0.998545281963426</text:p>
          </table:table-cell>
          <table:table-cell office:value-type="float" office:value="0.0615064964841226">
            <text:p>0.0615064964841226</text:p>
          </table:table-cell>
          <table:table-cell table:formula="of:=[.K88]/[.$G$213]" office:value-type="float" office:value="12.8151348306919">
            <text:p>12.8151348306919</text:p>
          </table:table-cell>
          <table:table-cell office:value-type="float" office:value="0.000366868128893926">
            <text:p>0.000366868128893926</text:p>
          </table:table-cell>
          <table:table-cell office:value-type="float" office:value="0.0000441015683771701">
            <text:p>4.41E-005</text:p>
          </table:table-cell>
          <table:table-cell table:formula="of:=[.N88]/[.$G$213]/[.$G$213]" office:value-type="float" office:value="1.91451342051485">
            <text:p>1.91E+000</text:p>
          </table:table-cell>
          <table:table-cell office:value-type="float" office:value="0.00000304716345643923">
            <text:p>3.05E-006</text:p>
          </table:table-cell>
          <table:table-cell office:value-type="float" office:value="0.000399334530110204">
            <text:p>0.000399334530110204</text:p>
          </table:table-cell>
          <table:table-cell office:value-type="float" office:value="0.000391142386174705">
            <text:p>0.000391142386174705</text:p>
          </table:table-cell>
          <table:table-cell office:value-type="float" office:value="-0.000351807627125723">
            <text:p>-0.000351807627125723</text:p>
          </table:table-cell>
        </table:table-row>
        <table:table-row table:style-name="ro1">
          <table:table-cell/>
          <table:table-cell office:value-type="float" office:value="44.4311724119752">
            <text:p>44.4311724119752</text:p>
          </table:table-cell>
          <table:table-cell office:value-type="float" office:value="40.9521351860308">
            <text:p>40.9521351860308</text:p>
          </table:table-cell>
          <table:table-cell office:value-type="float" office:value="1">
            <text:p>1</text:p>
          </table:table-cell>
          <table:table-cell table:formula="of:=[.C89]*([.$G$213]/0.00356)" office:value-type="float" office:value="55.2108409164205">
            <text:p>55.2108409164205</text:p>
          </table:table-cell>
          <table:table-cell office:value-type="float" office:value="0.0543253184467685">
            <text:p>0.0543253184467685</text:p>
          </table:table-cell>
          <table:table-cell table:formula="of:=[.F89]/[.$G$213]" office:value-type="float" office:value="11.3189064637314">
            <text:p>11.3189064637314</text:p>
          </table:table-cell>
          <table:table-cell office:value-type="float" office:value="0.000461064751310001">
            <text:p>0.000461064751310001</text:p>
          </table:table-cell>
          <table:table-cell office:value-type="float" office:value="0.000853930122736275">
            <text:p>0.000853930122736275</text:p>
          </table:table-cell>
          <table:table-cell office:value-type="float" office:value="0.998544670801017">
            <text:p>0.998544670801017</text:p>
          </table:table-cell>
          <table:table-cell office:value-type="float" office:value="0.0616420221465677">
            <text:p>0.0616420221465677</text:p>
          </table:table-cell>
          <table:table-cell table:formula="of:=[.K89]/[.$G$213]" office:value-type="float" office:value="12.8433721671772">
            <text:p>12.8433721671772</text:p>
          </table:table-cell>
          <table:table-cell office:value-type="float" office:value="0.000363125338511158">
            <text:p>0.000363125338511158</text:p>
          </table:table-cell>
          <table:table-cell office:value-type="float" office:value="0.0000440354822188398">
            <text:p>4.40E-005</text:p>
          </table:table-cell>
          <table:table-cell table:formula="of:=[.N89]/[.$G$213]/[.$G$213]" office:value-type="float" office:value="1.9116445239724">
            <text:p>1.91E+000</text:p>
          </table:table-cell>
          <table:table-cell office:value-type="float" office:value="0.00000304070300914295">
            <text:p>3.04E-006</text:p>
          </table:table-cell>
          <table:table-cell office:value-type="float" office:value="0.000389305018224064">
            <text:p>0.000389305018224064</text:p>
          </table:table-cell>
          <table:table-cell office:value-type="float" office:value="0.000337816614009337">
            <text:p>0.000337816614009337</text:p>
          </table:table-cell>
          <table:table-cell office:value-type="float" office:value="-0.000272873609182165">
            <text:p>-0.000272873609182165</text:p>
          </table:table-cell>
        </table:table-row>
        <table:table-row table:style-name="ro1">
          <table:table-cell/>
          <table:table-cell office:value-type="float" office:value="44.4300519080137">
            <text:p>44.4300519080137</text:p>
          </table:table-cell>
          <table:table-cell office:value-type="float" office:value="40.6165150053196">
            <text:p>40.6165150053196</text:p>
          </table:table-cell>
          <table:table-cell office:value-type="float" office:value="1">
            <text:p>1</text:p>
          </table:table-cell>
          <table:table-cell table:formula="of:=[.C90]*([.$G$213]/0.00356)" office:value-type="float" office:value="54.7583645724786">
            <text:p>54.7583645724786</text:p>
          </table:table-cell>
          <table:table-cell office:value-type="float" office:value="0.0544227474528761">
            <text:p>0.0544227474528761</text:p>
          </table:table-cell>
          <table:table-cell table:formula="of:=[.F90]/[.$G$213]" office:value-type="float" office:value="11.3392062031258">
            <text:p>11.3392062031258</text:p>
          </table:table-cell>
          <table:table-cell office:value-type="float" office:value="0.000455060661344242">
            <text:p>0.000455060661344242</text:p>
          </table:table-cell>
          <table:table-cell office:value-type="float" office:value="0.000755472520563379">
            <text:p>0.000755472520563379</text:p>
          </table:table-cell>
          <table:table-cell office:value-type="float" office:value="0.998544334063511">
            <text:p>0.998544334063511</text:p>
          </table:table-cell>
          <table:table-cell office:value-type="float" office:value="0.0617726124486538">
            <text:p>0.0617726124486538</text:p>
          </table:table-cell>
          <table:table-cell table:formula="of:=[.K90]/[.$G$213]" office:value-type="float" office:value="12.8705812007667">
            <text:p>12.8705812007667</text:p>
          </table:table-cell>
          <table:table-cell office:value-type="float" office:value="0.000356585135976625">
            <text:p>0.000356585135976625</text:p>
          </table:table-cell>
          <table:table-cell office:value-type="float" office:value="0.0000439614394928491">
            <text:p>4.40E-005</text:p>
          </table:table-cell>
          <table:table-cell table:formula="of:=[.N90]/[.$G$213]/[.$G$213]" office:value-type="float" office:value="1.90843022122044">
            <text:p>1.91E+000</text:p>
          </table:table-cell>
          <table:table-cell office:value-type="float" office:value="0.00000304381327086661">
            <text:p>3.04E-006</text:p>
          </table:table-cell>
          <table:table-cell office:value-type="float" office:value="0.000391321953910968">
            <text:p>0.000391321953910968</text:p>
          </table:table-cell>
          <table:table-cell office:value-type="float" office:value="0.00030538479584786">
            <text:p>0.00030538479584786</text:p>
          </table:table-cell>
          <table:table-cell office:value-type="float" office:value="-0.000224228632698998">
            <text:p>-0.000224228632698998</text:p>
          </table:table-cell>
        </table:table-row>
        <table:table-row table:style-name="ro1">
          <table:table-cell/>
          <table:table-cell office:value-type="float" office:value="44.4289314040522">
            <text:p>44.4289314040522</text:p>
          </table:table-cell>
          <table:table-cell office:value-type="float" office:value="40.2808948246085">
            <text:p>40.2808948246085</text:p>
          </table:table-cell>
          <table:table-cell office:value-type="float" office:value="1">
            <text:p>1</text:p>
          </table:table-cell>
          <table:table-cell table:formula="of:=[.C91]*([.$G$213]/0.00356)" office:value-type="float" office:value="54.305888228537">
            <text:p>54.305888228537</text:p>
          </table:table-cell>
          <table:table-cell office:value-type="float" office:value="0.0545187978997405">
            <text:p>0.0545187978997405</text:p>
          </table:table-cell>
          <table:table-cell table:formula="of:=[.F91]/[.$G$213]" office:value-type="float" office:value="11.3592187139576">
            <text:p>11.3592187139576</text:p>
          </table:table-cell>
          <table:table-cell office:value-type="float" office:value="0.000449014782063989">
            <text:p>0.000449014782063989</text:p>
          </table:table-cell>
          <table:table-cell office:value-type="float" office:value="0.000654962174477871">
            <text:p>0.000654962174477871</text:p>
          </table:table-cell>
          <table:table-cell office:value-type="float" office:value="0.998543997326005">
            <text:p>0.998543997326005</text:p>
          </table:table-cell>
          <table:table-cell office:value-type="float" office:value="0.0619032027507399">
            <text:p>0.0619032027507399</text:p>
          </table:table-cell>
          <table:table-cell table:formula="of:=[.K91]/[.$G$213]" office:value-type="float" office:value="12.8977902343563">
            <text:p>12.8977902343563</text:p>
          </table:table-cell>
          <table:table-cell office:value-type="float" office:value="0.00035005985878823">
            <text:p>0.00035005985878823</text:p>
          </table:table-cell>
          <table:table-cell office:value-type="float" office:value="0.0000438874893263429">
            <text:p>4.39E-005</text:p>
          </table:table-cell>
          <table:table-cell table:formula="of:=[.N91]/[.$G$213]/[.$G$213]" office:value-type="float" office:value="1.90521993661072">
            <text:p>1.91E+000</text:p>
          </table:table-cell>
          <table:table-cell office:value-type="float" office:value="0.00000304689510868436">
            <text:p>3.05E-006</text:p>
          </table:table-cell>
          <table:table-cell office:value-type="float" office:value="0.000392866211580006">
            <text:p>0.000392866211580006</text:p>
          </table:table-cell>
          <table:table-cell office:value-type="float" office:value="0.000273425583311356">
            <text:p>0.000273425583311356</text:p>
          </table:table-cell>
          <table:table-cell office:value-type="float" office:value="-0.000176908570257166">
            <text:p>-0.000176908570257166</text:p>
          </table:table-cell>
        </table:table-row>
        <table:table-row table:style-name="ro1">
          <table:table-cell/>
          <table:table-cell office:value-type="float" office:value="44.4278109000908">
            <text:p>44.4278109000908</text:p>
          </table:table-cell>
          <table:table-cell office:value-type="float" office:value="39.9452746438973">
            <text:p>39.9452746438973</text:p>
          </table:table-cell>
          <table:table-cell office:value-type="float" office:value="1">
            <text:p>1</text:p>
          </table:table-cell>
          <table:table-cell table:formula="of:=[.C92]*([.$G$213]/0.00356)" office:value-type="float" office:value="53.8534118845951">
            <text:p>53.8534118845951</text:p>
          </table:table-cell>
          <table:table-cell office:value-type="float" office:value="0.0546105164426192">
            <text:p>0.0546105164426192</text:p>
          </table:table-cell>
          <table:table-cell table:formula="of:=[.F92]/[.$G$213]" office:value-type="float" office:value="11.3783286545437">
            <text:p>11.3783286545437</text:p>
          </table:table-cell>
          <table:table-cell office:value-type="float" office:value="0.000440662835115113">
            <text:p>0.000440662835115113</text:p>
          </table:table-cell>
          <table:table-cell office:value-type="float" office:value="0.000552957556820604">
            <text:p>0.000552957556820604</text:p>
          </table:table-cell>
          <table:table-cell office:value-type="float" office:value="0.998543716040551">
            <text:p>0.998543716040551</text:p>
          </table:table-cell>
          <table:table-cell office:value-type="float" office:value="0.0620313851697894">
            <text:p>0.0620313851697894</text:p>
          </table:table-cell>
          <table:table-cell table:formula="of:=[.K92]/[.$G$213]" office:value-type="float" office:value="12.9244975754819">
            <text:p>12.9244975754819</text:p>
          </table:table-cell>
          <table:table-cell office:value-type="float" office:value="0.000343004268400981">
            <text:p>0.000343004268400981</text:p>
          </table:table-cell>
          <table:table-cell office:value-type="float" office:value="0.0000438027383286842">
            <text:p>4.38E-005</text:p>
          </table:table-cell>
          <table:table-cell table:formula="of:=[.N92]/[.$G$213]/[.$G$213]" office:value-type="float" office:value="1.90154077216396">
            <text:p>1.90E+000</text:p>
          </table:table-cell>
          <table:table-cell office:value-type="float" office:value="0.00000305048843022855">
            <text:p>3.05E-006</text:p>
          </table:table-cell>
          <table:table-cell office:value-type="float" office:value="0.000395624228201213">
            <text:p>0.000395624228201213</text:p>
          </table:table-cell>
          <table:table-cell office:value-type="float" office:value="0.000244661411877705">
            <text:p>0.000244661411877705</text:p>
          </table:table-cell>
          <table:table-cell office:value-type="float" office:value="-0.000132434382917347">
            <text:p>-0.000132434382917347</text:p>
          </table:table-cell>
        </table:table-row>
        <table:table-row table:style-name="ro1">
          <table:table-cell/>
          <table:table-cell office:value-type="float" office:value="44.4266903961293">
            <text:p>44.4266903961293</text:p>
          </table:table-cell>
          <table:table-cell office:value-type="float" office:value="39.6096544631862">
            <text:p>39.6096544631862</text:p>
          </table:table-cell>
          <table:table-cell office:value-type="float" office:value="1">
            <text:p>1</text:p>
          </table:table-cell>
          <table:table-cell table:formula="of:=[.C93]*([.$G$213]/0.00356)" office:value-type="float" office:value="53.4009355406535">
            <text:p>53.4009355406535</text:p>
          </table:table-cell>
          <table:table-cell office:value-type="float" office:value="0.0546730358278954">
            <text:p>0.0546730358278954</text:p>
          </table:table-cell>
          <table:table-cell table:formula="of:=[.F93]/[.$G$213]" office:value-type="float" office:value="11.3913548289747">
            <text:p>11.3913548289747</text:p>
          </table:table-cell>
          <table:table-cell office:value-type="float" office:value="0.000420263167534364">
            <text:p>0.000420263167534364</text:p>
          </table:table-cell>
          <table:table-cell office:value-type="float" office:value="0.000432912905985668">
            <text:p>0.000432912905985668</text:p>
          </table:table-cell>
          <table:table-cell office:value-type="float" office:value="0.998543719379913">
            <text:p>0.998543719379913</text:p>
          </table:table-cell>
          <table:table-cell office:value-type="float" office:value="0.0621472083840495">
            <text:p>0.0621472083840495</text:p>
          </table:table-cell>
          <table:table-cell table:formula="of:=[.K93]/[.$G$213]" office:value-type="float" office:value="12.9486298247908">
            <text:p>12.9486298247908</text:p>
          </table:table-cell>
          <table:table-cell office:value-type="float" office:value="0.000333302082520042">
            <text:p>0.000333302082520042</text:p>
          </table:table-cell>
          <table:table-cell office:value-type="float" office:value="0.0000436630163225674">
            <text:p>4.37E-005</text:p>
          </table:table-cell>
          <table:table-cell table:formula="of:=[.N93]/[.$G$213]/[.$G$213]" office:value-type="float" office:value="1.89547523604597">
            <text:p>1.90E+000</text:p>
          </table:table-cell>
          <table:table-cell office:value-type="float" office:value="0.00000305656350602878">
            <text:p>3.06E-006</text:p>
          </table:table-cell>
          <table:table-cell office:value-type="float" office:value="0.000402224324221991">
            <text:p>0.000402224324221991</text:p>
          </table:table-cell>
          <table:table-cell office:value-type="float" office:value="0.000234684325881441">
            <text:p>0.000234684325881441</text:p>
          </table:table-cell>
          <table:table-cell office:value-type="float" office:value="-0.00010926084081271">
            <text:p>-0.00010926084081271</text:p>
          </table:table-cell>
        </table:table-row>
        <table:table-row table:style-name="ro1">
          <table:table-cell/>
          <table:table-cell office:value-type="float" office:value="44.4255698921679">
            <text:p>44.4255698921679</text:p>
          </table:table-cell>
          <table:table-cell office:value-type="float" office:value="39.274034282475">
            <text:p>39.274034282475</text:p>
          </table:table-cell>
          <table:table-cell office:value-type="float" office:value="1">
            <text:p>1</text:p>
          </table:table-cell>
          <table:table-cell table:formula="of:=[.C94]*([.$G$213]/0.00356)" office:value-type="float" office:value="52.9484591967116">
            <text:p>52.9484591967116</text:p>
          </table:table-cell>
          <table:table-cell office:value-type="float" office:value="0.0547348778333792">
            <text:p>0.0547348778333792</text:p>
          </table:table-cell>
          <table:table-cell table:formula="of:=[.F94]/[.$G$213]" office:value-type="float" office:value="11.4042398685035">
            <text:p>11.4042398685035</text:p>
          </table:table-cell>
          <table:table-cell office:value-type="float" office:value="0.000399381864603885">
            <text:p>0.000399381864603885</text:p>
          </table:table-cell>
          <table:table-cell office:value-type="float" office:value="0.000310527502498757">
            <text:p>0.000310527502498757</text:p>
          </table:table-cell>
          <table:table-cell office:value-type="float" office:value="0.998543722719275">
            <text:p>0.998543722719275</text:p>
          </table:table-cell>
          <table:table-cell office:value-type="float" office:value="0.0622629273433763">
            <text:p>0.0622629273433763</text:p>
          </table:table-cell>
          <table:table-cell table:formula="of:=[.K94]/[.$G$213]" office:value-type="float" office:value="12.9727403521498">
            <text:p>12.9727403521498</text:p>
          </table:table-cell>
          <table:table-cell office:value-type="float" office:value="0.000323597366516055">
            <text:p>0.000323597366516055</text:p>
          </table:table-cell>
          <table:table-cell office:value-type="float" office:value="0.0000435221259216572">
            <text:p>4.35E-005</text:p>
          </table:table-cell>
          <table:table-cell table:formula="of:=[.N94]/[.$G$213]/[.$G$213]" office:value-type="float" office:value="1.88935897820549">
            <text:p>1.89E+000</text:p>
          </table:table-cell>
          <table:table-cell office:value-type="float" office:value="0.00000306262443382717">
            <text:p>3.06E-006</text:p>
          </table:table-cell>
          <table:table-cell office:value-type="float" office:value="0.000409393884221742">
            <text:p>0.000409393884221742</text:p>
          </table:table-cell>
          <table:table-cell office:value-type="float" office:value="0.000225227628575077">
            <text:p>0.000225227628575077</text:p>
          </table:table-cell>
          <table:table-cell table:style-name="ce1" office:value-type="float" office:value="-0.0000867208118421877">
            <text:p>-8.67E-005</text:p>
          </table:table-cell>
        </table:table-row>
        <table:table-row table:style-name="ro1">
          <table:table-cell/>
          <table:table-cell office:value-type="float" office:value="44.4244493882064">
            <text:p>44.4244493882064</text:p>
          </table:table-cell>
          <table:table-cell office:value-type="float" office:value="38.9384141017638">
            <text:p>38.9384141017638</text:p>
          </table:table-cell>
          <table:table-cell office:value-type="float" office:value="1">
            <text:p>1</text:p>
          </table:table-cell>
          <table:table-cell table:formula="of:=[.C95]*([.$G$213]/0.00356)" office:value-type="float" office:value="52.4959828527698">
            <text:p>52.4959828527698</text:p>
          </table:table-cell>
          <table:table-cell office:value-type="float" office:value="0.0547946032886038">
            <text:p>0.0547946032886038</text:p>
          </table:table-cell>
          <table:table-cell table:formula="of:=[.F95]/[.$G$213]" office:value-type="float" office:value="11.4166839159665">
            <text:p>11.4166839159665</text:p>
          </table:table-cell>
          <table:table-cell office:value-type="float" office:value="0.000376435175391455">
            <text:p>0.000376435175391455</text:p>
          </table:table-cell>
          <table:table-cell office:value-type="float" office:value="0.000187957655807948">
            <text:p>0.000187957655807948</text:p>
          </table:table-cell>
          <table:table-cell office:value-type="float" office:value="0.998543726058637">
            <text:p>0.998543726058637</text:p>
          </table:table-cell>
          <table:table-cell office:value-type="float" office:value="0.0623762023667599">
            <text:p>0.0623762023667599</text:p>
          </table:table-cell>
          <table:table-cell table:formula="of:=[.K95]/[.$G$213]" office:value-type="float" office:value="12.9963416752716">
            <text:p>12.9963416752716</text:p>
          </table:table-cell>
          <table:table-cell office:value-type="float" office:value="0.000313350724257551">
            <text:p>0.000313350724257551</text:p>
          </table:table-cell>
          <table:table-cell office:value-type="float" office:value="0.0000433730099091451">
            <text:p>4.34E-005</text:p>
          </table:table-cell>
          <table:table-cell table:formula="of:=[.N95]/[.$G$213]/[.$G$213]" office:value-type="float" office:value="1.8828856345655">
            <text:p>1.88E+000</text:p>
          </table:table-cell>
          <table:table-cell office:value-type="float" office:value="0.0000030668634107394">
            <text:p>3.07E-006</text:p>
          </table:table-cell>
          <table:table-cell office:value-type="float" office:value="0.000416486125382659">
            <text:p>0.000416486125382659</text:p>
          </table:table-cell>
          <table:table-cell office:value-type="float" office:value="0.000218357519781054">
            <text:p>0.000218357519781054</text:p>
          </table:table-cell>
          <table:table-cell table:style-name="ce1" office:value-type="float" office:value="-0.000066927554179374">
            <text:p>-6.69E-005</text:p>
          </table:table-cell>
        </table:table-row>
        <table:table-row table:style-name="ro1">
          <table:table-cell/>
          <table:table-cell office:value-type="float" office:value="44.423328884245">
            <text:p>44.423328884245</text:p>
          </table:table-cell>
          <table:table-cell office:value-type="float" office:value="38.6027939210527">
            <text:p>38.6027939210527</text:p>
          </table:table-cell>
          <table:table-cell office:value-type="float" office:value="1">
            <text:p>1</text:p>
          </table:table-cell>
          <table:table-cell table:formula="of:=[.C96]*([.$G$213]/0.00356)" office:value-type="float" office:value="52.0435065088281">
            <text:p>52.0435065088281</text:p>
          </table:table-cell>
          <table:table-cell office:value-type="float" office:value="0.0548419421723375">
            <text:p>0.0548419421723375</text:p>
          </table:table-cell>
          <table:table-cell table:formula="of:=[.F96]/[.$G$213]" office:value-type="float" office:value="11.4265471696463">
            <text:p>11.4265471696463</text:p>
          </table:table-cell>
          <table:table-cell office:value-type="float" office:value="0.000342187452819748">
            <text:p>0.000342187452819748</text:p>
          </table:table-cell>
          <table:table-cell table:style-name="ce1" office:value-type="float" office:value="0.0000543084283921951">
            <text:p>5.43E-005</text:p>
          </table:table-cell>
          <table:table-cell office:value-type="float" office:value="0.998543729398">
            <text:p>0.998543729398</text:p>
          </table:table-cell>
          <table:table-cell office:value-type="float" office:value="0.0624781458746246">
            <text:p>0.0624781458746246</text:p>
          </table:table-cell>
          <table:table-cell table:formula="of:=[.K96]/[.$G$213]" office:value-type="float" office:value="13.0175820299183">
            <text:p>13.0175820299183</text:p>
          </table:table-cell>
          <table:table-cell office:value-type="float" office:value="0.000300681623624936">
            <text:p>0.000300681623624936</text:p>
          </table:table-cell>
          <table:table-cell office:value-type="float" office:value="0.0000431821723379631">
            <text:p>4.32E-005</text:p>
          </table:table-cell>
          <table:table-cell table:formula="of:=[.N96]/[.$G$213]/[.$G$213]" office:value-type="float" office:value="1.87460109719844">
            <text:p>1.87E+000</text:p>
          </table:table-cell>
          <table:table-cell office:value-type="float" office:value="0.00000306293337998775">
            <text:p>3.06E-006</text:p>
          </table:table-cell>
          <table:table-cell office:value-type="float" office:value="0.000425730082408313">
            <text:p>0.000425730082408313</text:p>
          </table:table-cell>
          <table:table-cell office:value-type="float" office:value="0.000225277441877216">
            <text:p>0.000225277441877216</text:p>
          </table:table-cell>
          <table:table-cell table:style-name="ce1" office:value-type="float" office:value="-0.0000621328648803367">
            <text:p>-6.21E-005</text:p>
          </table:table-cell>
        </table:table-row>
        <table:table-row table:style-name="ro1">
          <table:table-cell/>
          <table:table-cell office:value-type="float" office:value="44.4222083802835">
            <text:p>44.4222083802835</text:p>
          </table:table-cell>
          <table:table-cell office:value-type="float" office:value="38.2671737403415">
            <text:p>38.2671737403415</text:p>
          </table:table-cell>
          <table:table-cell office:value-type="float" office:value="1">
            <text:p>1</text:p>
          </table:table-cell>
          <table:table-cell table:formula="of:=[.C97]*([.$G$213]/0.00356)" office:value-type="float" office:value="51.5910301648863">
            <text:p>51.5910301648863</text:p>
          </table:table-cell>
          <table:table-cell office:value-type="float" office:value="0.0548892109253507">
            <text:p>0.0548892109253507</text:p>
          </table:table-cell>
          <table:table-cell table:formula="of:=[.F97]/[.$G$213]" office:value-type="float" office:value="11.4363958112983">
            <text:p>11.4363958112983</text:p>
          </table:table-cell>
          <table:table-cell office:value-type="float" office:value="0.000307967580131642">
            <text:p>0.000307967580131642</text:p>
          </table:table-cell>
          <table:table-cell table:style-name="ce1" office:value-type="float" office:value="-0.000080095984015589">
            <text:p>-8.01E-005</text:p>
          </table:table-cell>
          <table:table-cell office:value-type="float" office:value="0.998543732737362">
            <text:p>0.998543732737362</text:p>
          </table:table-cell>
          <table:table-cell office:value-type="float" office:value="0.0625801438642061">
            <text:p>0.0625801438642061</text:p>
          </table:table-cell>
          <table:table-cell table:formula="of:=[.K97]/[.$G$213]" office:value-type="float" office:value="13.0388337360578">
            <text:p>13.0388337360578</text:p>
          </table:table-cell>
          <table:table-cell office:value-type="float" office:value="0.000287994317894033">
            <text:p>0.000287994317894033</text:p>
          </table:table-cell>
          <table:table-cell office:value-type="float" office:value="0.0000429916769189363">
            <text:p>4.30E-005</text:p>
          </table:table-cell>
          <table:table-cell table:formula="of:=[.N97]/[.$G$213]/[.$G$213]" office:value-type="float" office:value="1.86633141315559">
            <text:p>1.87E+000</text:p>
          </table:table-cell>
          <table:table-cell office:value-type="float" office:value="0.00000305901656199768">
            <text:p>3.06E-006</text:p>
          </table:table-cell>
          <table:table-cell office:value-type="float" office:value="0.000434560420778161">
            <text:p>0.000434560420778161</text:p>
          </table:table-cell>
          <table:table-cell office:value-type="float" office:value="0.000232874441486599">
            <text:p>0.000232874441486599</text:p>
          </table:table-cell>
          <table:table-cell table:style-name="ce1" office:value-type="float" office:value="-0.000058858449582584">
            <text:p>-5.89E-005</text:p>
          </table:table-cell>
        </table:table-row>
        <table:table-row table:style-name="ro1">
          <table:table-cell/>
          <table:table-cell office:value-type="float" office:value="44.4210878763221">
            <text:p>44.4210878763221</text:p>
          </table:table-cell>
          <table:table-cell office:value-type="float" office:value="37.9315535596303">
            <text:p>37.9315535596303</text:p>
          </table:table-cell>
          <table:table-cell office:value-type="float" office:value="1">
            <text:p>1</text:p>
          </table:table-cell>
          <table:table-cell table:formula="of:=[.C98]*([.$G$213]/0.00356)" office:value-type="float" office:value="51.1385538209445">
            <text:p>51.1385538209445</text:p>
          </table:table-cell>
          <table:table-cell office:value-type="float" office:value="0.054937527678128">
            <text:p>0.054937527678128</text:p>
          </table:table-cell>
          <table:table-cell table:formula="of:=[.F98]/[.$G$213]" office:value-type="float" office:value="11.446462808068">
            <text:p>11.446462808068</text:p>
          </table:table-cell>
          <table:table-cell office:value-type="float" office:value="0.000271879931616611">
            <text:p>0.000271879931616611</text:p>
          </table:table-cell>
          <table:table-cell office:value-type="float" office:value="-0.000212501279552137">
            <text:p>-0.000212501279552137</text:p>
          </table:table-cell>
          <table:table-cell office:value-type="float" office:value="0.998543736076724">
            <text:p>0.998543736076724</text:p>
          </table:table-cell>
          <table:table-cell office:value-type="float" office:value="0.0626789261143707">
            <text:p>0.0626789261143707</text:p>
          </table:table-cell>
          <table:table-cell table:formula="of:=[.K98]/[.$G$213]" office:value-type="float" office:value="13.0594154294902">
            <text:p>13.0594154294902</text:p>
          </table:table-cell>
          <table:table-cell office:value-type="float" office:value="0.000274932003540413">
            <text:p>0.000274932003540413</text:p>
          </table:table-cell>
          <table:table-cell office:value-type="float" office:value="0.0000427856251111161">
            <text:p>4.28E-005</text:p>
          </table:table-cell>
          <table:table-cell table:formula="of:=[.N98]/[.$G$213]/[.$G$213]" office:value-type="float" office:value="1.85738640358089">
            <text:p>1.86E+000</text:p>
          </table:table-cell>
          <table:table-cell office:value-type="float" office:value="0.00000305487249020393">
            <text:p>3.05E-006</text:p>
          </table:table-cell>
          <table:table-cell office:value-type="float" office:value="0.000441378256233287">
            <text:p>0.000441378256233287</text:p>
          </table:table-cell>
          <table:table-cell office:value-type="float" office:value="0.000242624837149485">
            <text:p>0.000242624837149485</text:p>
          </table:table-cell>
          <table:table-cell table:style-name="ce1" office:value-type="float" office:value="-0.0000597024046923395">
            <text:p>-5.97E-005</text:p>
          </table:table-cell>
        </table:table-row>
        <table:table-row table:style-name="ro1">
          <table:table-cell/>
          <table:table-cell office:value-type="float" office:value="44.4199673723606">
            <text:p>44.4199673723606</text:p>
          </table:table-cell>
          <table:table-cell office:value-type="float" office:value="37.5959333789192">
            <text:p>37.5959333789192</text:p>
          </table:table-cell>
          <table:table-cell office:value-type="float" office:value="1">
            <text:p>1</text:p>
          </table:table-cell>
          <table:table-cell table:formula="of:=[.C99]*([.$G$213]/0.00356)" office:value-type="float" office:value="50.6860774770028">
            <text:p>50.6860774770028</text:p>
          </table:table-cell>
          <table:table-cell office:value-type="float" office:value="0.0549896653866183">
            <text:p>0.0549896653866183</text:p>
          </table:table-cell>
          <table:table-cell table:formula="of:=[.F99]/[.$G$213]" office:value-type="float" office:value="11.4573259168819">
            <text:p>11.4573259168819</text:p>
          </table:table-cell>
          <table:table-cell office:value-type="float" office:value="0.000228608752889918">
            <text:p>0.000228608752889918</text:p>
          </table:table-cell>
          <table:table-cell office:value-type="float" office:value="-0.00034000855342619">
            <text:p>-0.00034000855342619</text:p>
          </table:table-cell>
          <table:table-cell office:value-type="float" office:value="0.998543739416086">
            <text:p>0.998543739416086</text:p>
          </table:table-cell>
          <table:table-cell office:value-type="float" office:value="0.0627653656524235">
            <text:p>0.0627653656524235</text:p>
          </table:table-cell>
          <table:table-cell table:formula="of:=[.K99]/[.$G$213]" office:value-type="float" office:value="13.0774254674239">
            <text:p>13.0774254674239</text:p>
          </table:table-cell>
          <table:table-cell office:value-type="float" office:value="0.000260335842861525">
            <text:p>0.000260335842861525</text:p>
          </table:table-cell>
          <table:table-cell office:value-type="float" office:value="0.0000425201668358779">
            <text:p>4.25E-005</text:p>
          </table:table-cell>
          <table:table-cell table:formula="of:=[.N99]/[.$G$213]/[.$G$213]" office:value-type="float" office:value="1.84586247259087">
            <text:p>1.85E+000</text:p>
          </table:table-cell>
          <table:table-cell office:value-type="float" office:value="0.00000304989218802622">
            <text:p>3.05E-006</text:p>
          </table:table-cell>
          <table:table-cell office:value-type="float" office:value="0.000438749227506035">
            <text:p>0.000438749227506035</text:p>
          </table:table-cell>
          <table:table-cell office:value-type="float" office:value="0.00026338563124516">
            <text:p>0.00026338563124516</text:p>
          </table:table-cell>
          <table:table-cell table:style-name="ce1" office:value-type="float" office:value="-0.0000824707603324179">
            <text:p>-8.25E-005</text:p>
          </table:table-cell>
        </table:table-row>
        <table:table-row table:style-name="ro1">
          <table:table-cell/>
          <table:table-cell office:value-type="float" office:value="44.4188468683992">
            <text:p>44.4188468683992</text:p>
          </table:table-cell>
          <table:table-cell office:value-type="float" office:value="37.260313198208">
            <text:p>37.260313198208</text:p>
          </table:table-cell>
          <table:table-cell office:value-type="float" office:value="1">
            <text:p>1</text:p>
          </table:table-cell>
          <table:table-cell table:formula="of:=[.C100]*([.$G$213]/0.00356)" office:value-type="float" office:value="50.233601133061">
            <text:p>50.233601133061</text:p>
          </table:table-cell>
          <table:table-cell office:value-type="float" office:value="0.0550443431791269">
            <text:p>0.0550443431791269</text:p>
          </table:table-cell>
          <table:table-cell table:formula="of:=[.F100]/[.$G$213]" office:value-type="float" office:value="11.4687182627851">
            <text:p>11.4687182627851</text:p>
          </table:table-cell>
          <table:table-cell office:value-type="float" office:value="0.000185079684859669">
            <text:p>0.000185079684859669</text:p>
          </table:table-cell>
          <table:table-cell office:value-type="float" office:value="-0.000466402828779169">
            <text:p>-0.000466402828779169</text:p>
          </table:table-cell>
          <table:table-cell office:value-type="float" office:value="0.998543742755448">
            <text:p>0.998543742755448</text:p>
          </table:table-cell>
          <table:table-cell office:value-type="float" office:value="0.0628517326339226">
            <text:p>0.0628517326339226</text:p>
          </table:table-cell>
          <table:table-cell table:formula="of:=[.K100]/[.$G$213]" office:value-type="float" office:value="13.0954203878973">
            <text:p>13.0954203878973</text:p>
          </table:table-cell>
          <table:table-cell office:value-type="float" office:value="0.000245724426883794">
            <text:p>0.000245724426883794</text:p>
          </table:table-cell>
          <table:table-cell office:value-type="float" office:value="0.0000422536291874284">
            <text:p>4.23E-005</text:p>
          </table:table-cell>
          <table:table-cell table:formula="of:=[.N100]/[.$G$213]/[.$G$213]" office:value-type="float" office:value="1.83429168443511">
            <text:p>1.83E+000</text:p>
          </table:table-cell>
          <table:table-cell office:value-type="float" office:value="0.00000304494354962775">
            <text:p>3.04E-006</text:p>
          </table:table-cell>
          <table:table-cell office:value-type="float" office:value="0.000433465679943359">
            <text:p>0.000433465679943359</text:p>
          </table:table-cell>
          <table:table-cell office:value-type="float" office:value="0.000286494758826166">
            <text:p>0.000286494758826166</text:p>
          </table:table-cell>
          <table:table-cell office:value-type="float" office:value="-0.000109881608800165">
            <text:p>-0.000109881608800165</text:p>
          </table:table-cell>
        </table:table-row>
        <table:table-row table:style-name="ro1">
          <table:table-cell/>
          <table:table-cell office:value-type="float" office:value="44.4177263644377">
            <text:p>44.4177263644377</text:p>
          </table:table-cell>
          <table:table-cell office:value-type="float" office:value="36.9246930174968">
            <text:p>36.9246930174968</text:p>
          </table:table-cell>
          <table:table-cell office:value-type="float" office:value="1">
            <text:p>1</text:p>
          </table:table-cell>
          <table:table-cell table:formula="of:=[.C101]*([.$G$213]/0.00356)" office:value-type="float" office:value="49.7811247891192">
            <text:p>49.7811247891192</text:p>
          </table:table-cell>
          <table:table-cell office:value-type="float" office:value="0.0551049049579907">
            <text:p>0.0551049049579907</text:p>
          </table:table-cell>
          <table:table-cell table:formula="of:=[.F101]/[.$G$213]" office:value-type="float" office:value="11.4813365617631">
            <text:p>11.4813365617631</text:p>
          </table:table-cell>
          <table:table-cell office:value-type="float" office:value="0.000138865526555248">
            <text:p>0.000138865526555248</text:p>
          </table:table-cell>
          <table:table-cell office:value-type="float" office:value="-0.000589497831685162">
            <text:p>-0.000589497831685162</text:p>
          </table:table-cell>
          <table:table-cell office:value-type="float" office:value="0.998543707941319">
            <text:p>0.998543707941319</text:p>
          </table:table-cell>
          <table:table-cell office:value-type="float" office:value="0.0629356558451976">
            <text:p>0.0629356558451976</text:p>
          </table:table-cell>
          <table:table-cell table:formula="of:=[.K101]/[.$G$213]" office:value-type="float" office:value="13.1129061386617">
            <text:p>13.1129061386617</text:p>
          </table:table-cell>
          <table:table-cell office:value-type="float" office:value="0.000230925968971765">
            <text:p>0.000230925968971765</text:p>
          </table:table-cell>
          <table:table-cell office:value-type="float" office:value="0.0000419893799485421">
            <text:p>4.20E-005</text:p>
          </table:table-cell>
          <table:table-cell table:formula="of:=[.N101]/[.$G$213]/[.$G$213]" office:value-type="float" office:value="1.82282023947692">
            <text:p>1.82E+000</text:p>
          </table:table-cell>
          <table:table-cell office:value-type="float" office:value="0.00000304144347345725">
            <text:p>3.04E-006</text:p>
          </table:table-cell>
          <table:table-cell office:value-type="float" office:value="0.000428011986035083">
            <text:p>0.000428011986035083</text:p>
          </table:table-cell>
          <table:table-cell office:value-type="float" office:value="0.000311388934796045">
            <text:p>0.000311388934796045</text:p>
          </table:table-cell>
          <table:table-cell office:value-type="float" office:value="-0.000141370040809348">
            <text:p>-0.000141370040809348</text:p>
          </table:table-cell>
        </table:table-row>
        <table:table-row table:style-name="ro1">
          <table:table-cell/>
          <table:table-cell office:value-type="float" office:value="44.4166058604762">
            <text:p>44.4166058604762</text:p>
          </table:table-cell>
          <table:table-cell office:value-type="float" office:value="36.5890728367857">
            <text:p>36.5890728367857</text:p>
          </table:table-cell>
          <table:table-cell office:value-type="float" office:value="1">
            <text:p>1</text:p>
          </table:table-cell>
          <table:table-cell table:formula="of:=[.C102]*([.$G$213]/0.00356)" office:value-type="float" office:value="49.3286484451775">
            <text:p>49.3286484451775</text:p>
          </table:table-cell>
          <table:table-cell office:value-type="float" office:value="0.0551944649388133">
            <text:p>0.0551944649388133</text:p>
          </table:table-cell>
          <table:table-cell table:formula="of:=[.F102]/[.$G$213]" office:value-type="float" office:value="11.4999967569503">
            <text:p>11.4999967569503</text:p>
          </table:table-cell>
          <table:table-cell table:style-name="ce1" office:value-type="float" office:value="0.0000824906966826415">
            <text:p>8.25E-005</text:p>
          </table:table-cell>
          <table:table-cell office:value-type="float" office:value="-0.000697394084478727">
            <text:p>-0.000697394084478727</text:p>
          </table:table-cell>
          <table:table-cell office:value-type="float" office:value="0.998543541242247">
            <text:p>0.998543541242247</text:p>
          </table:table-cell>
          <table:table-cell office:value-type="float" office:value="0.0630108843476218">
            <text:p>0.0630108843476218</text:p>
          </table:table-cell>
          <table:table-cell table:formula="of:=[.K102]/[.$G$213]" office:value-type="float" office:value="13.1285803106076">
            <text:p>13.1285803106076</text:p>
          </table:table-cell>
          <table:table-cell office:value-type="float" office:value="0.00021542895951586">
            <text:p>0.00021542895951586</text:p>
          </table:table-cell>
          <table:table-cell office:value-type="float" office:value="0.0000417293614942465">
            <text:p>4.17E-005</text:p>
          </table:table-cell>
          <table:table-cell table:formula="of:=[.N102]/[.$G$213]/[.$G$213]" office:value-type="float" office:value="1.81153245904986">
            <text:p>1.81E+000</text:p>
          </table:table-cell>
          <table:table-cell office:value-type="float" office:value="0.00000304305857448162">
            <text:p>3.04E-006</text:p>
          </table:table-cell>
          <table:table-cell office:value-type="float" office:value="0.000412920982462556">
            <text:p>0.000412920982462556</text:p>
          </table:table-cell>
          <table:table-cell office:value-type="float" office:value="0.000350458867107992">
            <text:p>0.000350458867107992</text:p>
          </table:table-cell>
          <table:table-cell office:value-type="float" office:value="-0.000202779534139215">
            <text:p>-0.000202779534139215</text:p>
          </table:table-cell>
        </table:table-row>
        <table:table-row table:style-name="ro1">
          <table:table-cell/>
          <table:table-cell office:value-type="float" office:value="44.4154853565148">
            <text:p>44.4154853565148</text:p>
          </table:table-cell>
          <table:table-cell office:value-type="float" office:value="36.2534526560745">
            <text:p>36.2534526560745</text:p>
          </table:table-cell>
          <table:table-cell office:value-type="float" office:value="1">
            <text:p>1</text:p>
          </table:table-cell>
          <table:table-cell table:formula="of:=[.C103]*([.$G$213]/0.00356)" office:value-type="float" office:value="48.8761721012357">
            <text:p>48.8761721012357</text:p>
          </table:table-cell>
          <table:table-cell office:value-type="float" office:value="0.0552912171607227">
            <text:p>0.0552912171607227</text:p>
          </table:table-cell>
          <table:table-cell table:formula="of:=[.F103]/[.$G$213]" office:value-type="float" office:value="11.520155485537">
            <text:p>11.520155485537</text:p>
          </table:table-cell>
          <table:table-cell table:style-name="ce1" office:value-type="float" office:value="0.0000236420228352379">
            <text:p>2.36E-005</text:p>
          </table:table-cell>
          <table:table-cell office:value-type="float" office:value="-0.000804156656689678">
            <text:p>-0.000804156656689678</text:p>
          </table:table-cell>
          <table:table-cell office:value-type="float" office:value="0.998543288906265">
            <text:p>0.998543288906265</text:p>
          </table:table-cell>
          <table:table-cell office:value-type="float" office:value="0.0630861720402633">
            <text:p>0.0630861720402633</text:p>
          </table:table-cell>
          <table:table-cell table:formula="of:=[.K103]/[.$G$213]" office:value-type="float" office:value="13.1442668150818">
            <text:p>13.1442668150818</text:p>
          </table:table-cell>
          <table:table-cell office:value-type="float" office:value="0.000199940991916622">
            <text:p>0.000199940991916622</text:p>
          </table:table-cell>
          <table:table-cell office:value-type="float" office:value="0.0000414698334426094">
            <text:p>4.15E-005</text:p>
          </table:table-cell>
          <table:table-cell table:formula="of:=[.N103]/[.$G$213]/[.$G$213]" office:value-type="float" office:value="1.80026596771762">
            <text:p>1.80E+000</text:p>
          </table:table-cell>
          <table:table-cell office:value-type="float" office:value="0.00000304467790311511">
            <text:p>3.04E-006</text:p>
          </table:table-cell>
          <table:table-cell office:value-type="float" office:value="0.000399319297635897">
            <text:p>0.000399319297635897</text:p>
          </table:table-cell>
          <table:table-cell office:value-type="float" office:value="0.000391840550788461">
            <text:p>0.000391840550788461</text:p>
          </table:table-cell>
          <table:table-cell office:value-type="float" office:value="-0.000268582901236603">
            <text:p>-0.000268582901236603</text:p>
          </table:table-cell>
        </table:table-row>
        <table:table-row table:style-name="ro1">
          <table:table-cell/>
          <table:table-cell office:value-type="float" office:value="44.4143648525533">
            <text:p>44.4143648525533</text:p>
          </table:table-cell>
          <table:table-cell office:value-type="float" office:value="35.9178324753634">
            <text:p>35.9178324753634</text:p>
          </table:table-cell>
          <table:table-cell office:value-type="float" office:value="1">
            <text:p>1</text:p>
          </table:table-cell>
          <table:table-cell table:formula="of:=[.C104]*([.$G$213]/0.00356)" office:value-type="float" office:value="48.423695757294">
            <text:p>48.423695757294</text:p>
          </table:table-cell>
          <table:table-cell office:value-type="float" office:value="0.0553974377491777">
            <text:p>0.0553974377491777</text:p>
          </table:table-cell>
          <table:table-cell table:formula="of:=[.F104]/[.$G$213]" office:value-type="float" office:value="11.5422869877466">
            <text:p>11.5422869877466</text:p>
          </table:table-cell>
          <table:table-cell table:style-name="ce1" office:value-type="float" office:value="-0.0000379332205899286">
            <text:p>-3.79E-005</text:p>
          </table:table-cell>
          <table:table-cell office:value-type="float" office:value="-0.000906580930986655">
            <text:p>-0.000906580930986655</text:p>
          </table:table-cell>
          <table:table-cell office:value-type="float" office:value="0.998543162701122">
            <text:p>0.998543162701122</text:p>
          </table:table-cell>
          <table:table-cell office:value-type="float" office:value="0.0631563191842965">
            <text:p>0.0631563191842965</text:p>
          </table:table-cell>
          <table:table-cell table:formula="of:=[.K104]/[.$G$213]" office:value-type="float" office:value="13.1588822648336">
            <text:p>13.1588822648336</text:p>
          </table:table-cell>
          <table:table-cell office:value-type="float" office:value="0.000184221099867877">
            <text:p>0.000184221099867877</text:p>
          </table:table-cell>
          <table:table-cell office:value-type="float" office:value="0.0000411915718985052">
            <text:p>4.12E-005</text:p>
          </table:table-cell>
          <table:table-cell table:formula="of:=[.N104]/[.$G$213]/[.$G$213]" office:value-type="float" office:value="1.78818622814817">
            <text:p>1.79E+000</text:p>
          </table:table-cell>
          <table:table-cell office:value-type="float" office:value="0.00000304281078575741">
            <text:p>3.04E-006</text:p>
          </table:table-cell>
          <table:table-cell office:value-type="float" office:value="0.000389423892940527">
            <text:p>0.000389423892940527</text:p>
          </table:table-cell>
          <table:table-cell office:value-type="float" office:value="0.000432452413115331">
            <text:p>0.000432452413115331</text:p>
          </table:table-cell>
          <table:table-cell office:value-type="float" office:value="-0.000334254307363902">
            <text:p>-0.000334254307363902</text:p>
          </table:table-cell>
        </table:table-row>
        <table:table-row table:style-name="ro1">
          <table:table-cell/>
          <table:table-cell office:value-type="float" office:value="44.4132443485919">
            <text:p>44.4132443485919</text:p>
          </table:table-cell>
          <table:table-cell office:value-type="float" office:value="35.5822122946522">
            <text:p>35.5822122946522</text:p>
          </table:table-cell>
          <table:table-cell office:value-type="float" office:value="1">
            <text:p>1</text:p>
          </table:table-cell>
          <table:table-cell table:formula="of:=[.C105]*([.$G$213]/0.00356)" office:value-type="float" office:value="47.9712194133522">
            <text:p>47.9712194133522</text:p>
          </table:table-cell>
          <table:table-cell office:value-type="float" office:value="0.0555549835514775">
            <text:p>0.0555549835514775</text:p>
          </table:table-cell>
          <table:table-cell table:formula="of:=[.F105]/[.$G$213]" office:value-type="float" office:value="11.5751123121252">
            <text:p>11.5751123121252</text:p>
          </table:table-cell>
          <table:table-cell office:value-type="float" office:value="-0.000115540447677641">
            <text:p>-0.000115540447677641</text:p>
          </table:table-cell>
          <table:table-cell office:value-type="float" office:value="-0.000992149497695995">
            <text:p>-0.000992149497695995</text:p>
          </table:table-cell>
          <table:table-cell office:value-type="float" office:value="0.998543169508789">
            <text:p>0.998543169508789</text:p>
          </table:table-cell>
          <table:table-cell office:value-type="float" office:value="0.0632107927543873">
            <text:p>0.0632107927543873</text:p>
          </table:table-cell>
          <table:table-cell table:formula="of:=[.K105]/[.$G$213]" office:value-type="float" office:value="13.1702320601451">
            <text:p>13.1702320601451</text:p>
          </table:table-cell>
          <table:table-cell office:value-type="float" office:value="0.000167814044433208">
            <text:p>0.000167814044433208</text:p>
          </table:table-cell>
          <table:table-cell office:value-type="float" office:value="0.000040857053379831">
            <text:p>4.09E-005</text:p>
          </table:table-cell>
          <table:table-cell table:formula="of:=[.N105]/[.$G$213]/[.$G$213]" office:value-type="float" office:value="1.77366429124254">
            <text:p>1.77E+000</text:p>
          </table:table-cell>
          <table:table-cell office:value-type="float" office:value="0.00000303020259482387">
            <text:p>3.03E-006</text:p>
          </table:table-cell>
          <table:table-cell office:value-type="float" office:value="0.000395628697786975">
            <text:p>0.000395628697786975</text:p>
          </table:table-cell>
          <table:table-cell office:value-type="float" office:value="0.000477697523538206">
            <text:p>0.000477697523538206</text:p>
          </table:table-cell>
          <table:table-cell office:value-type="float" office:value="-0.000412842189394114">
            <text:p>-0.000412842189394114</text:p>
          </table:table-cell>
        </table:table-row>
        <table:table-row table:style-name="ro1">
          <table:table-cell/>
          <table:table-cell office:value-type="float" office:value="44.4121238446304">
            <text:p>44.4121238446304</text:p>
          </table:table-cell>
          <table:table-cell office:value-type="float" office:value="35.246592113941">
            <text:p>35.246592113941</text:p>
          </table:table-cell>
          <table:table-cell office:value-type="float" office:value="1">
            <text:p>1</text:p>
          </table:table-cell>
          <table:table-cell table:formula="of:=[.C106]*([.$G$213]/0.00356)" office:value-type="float" office:value="47.5187430694103">
            <text:p>47.5187430694103</text:p>
          </table:table-cell>
          <table:table-cell office:value-type="float" office:value="0.0557209040630712">
            <text:p>0.0557209040630712</text:p>
          </table:table-cell>
          <table:table-cell table:formula="of:=[.F106]/[.$G$213]" office:value-type="float" office:value="11.6096825420813">
            <text:p>11.6096825420813</text:p>
          </table:table-cell>
          <table:table-cell office:value-type="float" office:value="-0.000196523988244552">
            <text:p>-0.000196523988244552</text:p>
          </table:table-cell>
          <table:table-cell office:value-type="float" office:value="-0.00107686365903579">
            <text:p>-0.00107686365903579</text:p>
          </table:table-cell>
          <table:table-cell office:value-type="float" office:value="0.998543345195199">
            <text:p>0.998543345195199</text:p>
          </table:table-cell>
          <table:table-cell office:value-type="float" office:value="0.063265366285793">
            <text:p>0.063265366285793</text:p>
          </table:table-cell>
          <table:table-cell table:formula="of:=[.K106]/[.$G$213]" office:value-type="float" office:value="13.1816026828131">
            <text:p>13.1816026828131</text:p>
          </table:table-cell>
          <table:table-cell office:value-type="float" office:value="0.000151432907005913">
            <text:p>0.000151432907005913</text:p>
          </table:table-cell>
          <table:table-cell office:value-type="float" office:value="0.0000405238345207461">
            <text:p>4.05E-005</text:p>
          </table:table-cell>
          <table:table-cell table:formula="of:=[.N106]/[.$G$213]/[.$G$213]" office:value-type="float" office:value="1.75919877445568">
            <text:p>1.76E+000</text:p>
          </table:table-cell>
          <table:table-cell office:value-type="float" office:value="0.00000301760524196599">
            <text:p>3.02E-006</text:p>
          </table:table-cell>
          <table:table-cell office:value-type="float" office:value="0.000406780387196786">
            <text:p>0.000406780387196786</text:p>
          </table:table-cell>
          <table:table-cell office:value-type="float" office:value="0.000521899937717954">
            <text:p>0.000521899937717954</text:p>
          </table:table-cell>
          <table:table-cell office:value-type="float" office:value="-0.00048959360482801">
            <text:p>-0.00048959360482801</text:p>
          </table:table-cell>
        </table:table-row>
        <table:table-row table:style-name="ro1">
          <table:table-cell/>
          <table:table-cell office:value-type="float" office:value="44.411003340669">
            <text:p>44.411003340669</text:p>
          </table:table-cell>
          <table:table-cell office:value-type="float" office:value="34.9109719332299">
            <text:p>34.9109719332299</text:p>
          </table:table-cell>
          <table:table-cell office:value-type="float" office:value="1">
            <text:p>1</text:p>
          </table:table-cell>
          <table:table-cell table:formula="of:=[.C107]*([.$G$213]/0.00356)" office:value-type="float" office:value="47.0662667254687">
            <text:p>47.0662667254687</text:p>
          </table:table-cell>
          <table:table-cell office:value-type="float" office:value="0.0558956099392316">
            <text:p>0.0558956099392316</text:p>
          </table:table-cell>
          <table:table-cell table:formula="of:=[.F107]/[.$G$213]" office:value-type="float" office:value="11.6460832393522">
            <text:p>11.6460832393522</text:p>
          </table:table-cell>
          <table:table-cell office:value-type="float" office:value="-0.000277800803574357">
            <text:p>-0.000277800803574357</text:p>
          </table:table-cell>
          <table:table-cell office:value-type="float" office:value="-0.0011548094717807">
            <text:p>-0.0011548094717807</text:p>
          </table:table-cell>
          <table:table-cell office:value-type="float" office:value="0.998543484985344">
            <text:p>0.998543484985344</text:p>
          </table:table-cell>
          <table:table-cell office:value-type="float" office:value="0.0633149687788584">
            <text:p>0.0633149687788584</text:p>
          </table:table-cell>
          <table:table-cell table:formula="of:=[.K107]/[.$G$213]" office:value-type="float" office:value="13.1919375689293">
            <text:p>13.1919375689293</text:p>
          </table:table-cell>
          <table:table-cell office:value-type="float" office:value="0.000135115884204592">
            <text:p>0.000135115884204592</text:p>
          </table:table-cell>
          <table:table-cell office:value-type="float" office:value="0.0000401686881271415">
            <text:p>4.02E-005</text:p>
          </table:table-cell>
          <table:table-cell table:formula="of:=[.N107]/[.$G$213]/[.$G$213]" office:value-type="float" office:value="1.7437813514065">
            <text:p>1.74E+000</text:p>
          </table:table-cell>
          <table:table-cell office:value-type="float" office:value="0.00000300097328212848">
            <text:p>3.00E-006</text:p>
          </table:table-cell>
          <table:table-cell office:value-type="float" office:value="0.000417105580882027">
            <text:p>0.000417105580882027</text:p>
          </table:table-cell>
          <table:table-cell office:value-type="float" office:value="0.000563069001069724">
            <text:p>0.000563069001069724</text:p>
          </table:table-cell>
          <table:table-cell office:value-type="float" office:value="-0.0005625818912773">
            <text:p>-0.0005625818912773</text:p>
          </table:table-cell>
        </table:table-row>
        <table:table-row table:style-name="ro1">
          <table:table-cell/>
          <table:table-cell office:value-type="float" office:value="44.4098828367075">
            <text:p>44.4098828367075</text:p>
          </table:table-cell>
          <table:table-cell office:value-type="float" office:value="34.5753517525187">
            <text:p>34.5753517525187</text:p>
          </table:table-cell>
          <table:table-cell office:value-type="float" office:value="1">
            <text:p>1</text:p>
          </table:table-cell>
          <table:table-cell table:formula="of:=[.C108]*([.$G$213]/0.00356)" office:value-type="float" office:value="46.6137903815268">
            <text:p>46.6137903815268</text:p>
          </table:table-cell>
          <table:table-cell office:value-type="float" office:value="0.0561185491002687">
            <text:p>0.0561185491002687</text:p>
          </table:table-cell>
          <table:table-cell table:formula="of:=[.F108]/[.$G$213]" office:value-type="float" office:value="11.6925335425079">
            <text:p>11.6925335425079</text:p>
          </table:table-cell>
          <table:table-cell office:value-type="float" office:value="-0.000369482828304666">
            <text:p>-0.000369482828304666</text:p>
          </table:table-cell>
          <table:table-cell office:value-type="float" office:value="-0.00121136010506322">
            <text:p>-0.00121136010506322</text:p>
          </table:table-cell>
          <table:table-cell office:value-type="float" office:value="0.998544007056132">
            <text:p>0.998544007056132</text:p>
          </table:table-cell>
          <table:table-cell office:value-type="float" office:value="0.0633510785581568">
            <text:p>0.0633510785581568</text:p>
          </table:table-cell>
          <table:table-cell table:formula="of:=[.K108]/[.$G$213]" office:value-type="float" office:value="13.1994611919101">
            <text:p>13.1994611919101</text:p>
          </table:table-cell>
          <table:table-cell office:value-type="float" office:value="0.000119050351270117">
            <text:p>0.000119050351270117</text:p>
          </table:table-cell>
          <table:table-cell office:value-type="float" office:value="0.0000397564411252767">
            <text:p>3.98E-005</text:p>
          </table:table-cell>
          <table:table-cell table:formula="of:=[.N108]/[.$G$213]/[.$G$213]" office:value-type="float" office:value="1.72588510765192">
            <text:p>1.73E+000</text:p>
          </table:table-cell>
          <table:table-cell office:value-type="float" office:value="0.00000297319881770856">
            <text:p>2.97E-006</text:p>
          </table:table-cell>
          <table:table-cell office:value-type="float" office:value="0.000439018694386463">
            <text:p>0.000439018694386463</text:p>
          </table:table-cell>
          <table:table-cell office:value-type="float" office:value="0.00059266516023075">
            <text:p>0.00059266516023075</text:p>
          </table:table-cell>
          <table:table-cell office:value-type="float" office:value="-0.000619538300229822">
            <text:p>-0.000619538300229822</text:p>
          </table:table-cell>
        </table:table-row>
        <table:table-row table:style-name="ro1">
          <table:table-cell/>
          <table:table-cell office:value-type="float" office:value="44.4087623327461">
            <text:p>44.4087623327461</text:p>
          </table:table-cell>
          <table:table-cell office:value-type="float" office:value="34.2397315718075">
            <text:p>34.2397315718075</text:p>
          </table:table-cell>
          <table:table-cell office:value-type="float" office:value="1">
            <text:p>1</text:p>
          </table:table-cell>
          <table:table-cell table:formula="of:=[.C109]*([.$G$213]/0.00356)" office:value-type="float" office:value="46.161314037585">
            <text:p>46.161314037585</text:p>
          </table:table-cell>
          <table:table-cell office:value-type="float" office:value="0.0563454498214308">
            <text:p>0.0563454498214308</text:p>
          </table:table-cell>
          <table:table-cell table:formula="of:=[.F109]/[.$G$213]" office:value-type="float" office:value="11.7398092532228">
            <text:p>11.7398092532228</text:p>
          </table:table-cell>
          <table:table-cell office:value-type="float" office:value="-0.000462324017464064">
            <text:p>-0.000462324017464064</text:p>
          </table:table-cell>
          <table:table-cell office:value-type="float" office:value="-0.00126533362148403">
            <text:p>-0.00126533362148403</text:p>
          </table:table-cell>
          <table:table-cell office:value-type="float" office:value="0.998544606614648">
            <text:p>0.998544606614648</text:p>
          </table:table-cell>
          <table:table-cell office:value-type="float" office:value="0.0633871416169131">
            <text:p>0.0633871416169131</text:p>
          </table:table-cell>
          <table:table-cell table:formula="of:=[.K109]/[.$G$213]" office:value-type="float" office:value="13.2069750804713">
            <text:p>13.2069750804713</text:p>
          </table:table-cell>
          <table:table-cell office:value-type="float" office:value="0.000102996456740537">
            <text:p>0.000102996456740537</text:p>
          </table:table-cell>
          <table:table-cell office:value-type="float" office:value="0.0000393440413891698">
            <text:p>3.93E-005</text:p>
          </table:table-cell>
          <table:table-cell table:formula="of:=[.N109]/[.$G$213]/[.$G$213]" office:value-type="float" office:value="1.70798223348107">
            <text:p>1.71E+000</text:p>
          </table:table-cell>
          <table:table-cell office:value-type="float" office:value="0.00000294544728776786">
            <text:p>2.95E-006</text:p>
          </table:table-cell>
          <table:table-cell office:value-type="float" office:value="0.00046078559253536">
            <text:p>0.00046078559253536</text:p>
          </table:table-cell>
          <table:table-cell office:value-type="float" office:value="0.000619743497913369">
            <text:p>0.000619743497913369</text:p>
          </table:table-cell>
          <table:table-cell office:value-type="float" office:value="-0.0006718157376822">
            <text:p>-0.0006718157376822</text:p>
          </table:table-cell>
        </table:table-row>
        <table:table-row table:style-name="ro1">
          <table:table-cell/>
          <table:table-cell office:value-type="float" office:value="44.4076418287846">
            <text:p>44.4076418287846</text:p>
          </table:table-cell>
          <table:table-cell office:value-type="float" office:value="33.9041113910964">
            <text:p>33.9041113910964</text:p>
          </table:table-cell>
          <table:table-cell office:value-type="float" office:value="1">
            <text:p>1</text:p>
          </table:table-cell>
          <table:table-cell table:formula="of:=[.C110]*([.$G$213]/0.00356)" office:value-type="float" office:value="45.7088376936433">
            <text:p>45.7088376936433</text:p>
          </table:table-cell>
          <table:table-cell office:value-type="float" office:value="0.0565788424038476">
            <text:p>0.0565788424038476</text:p>
          </table:table-cell>
          <table:table-cell table:formula="of:=[.F110]/[.$G$213]" office:value-type="float" office:value="11.7884375702808">
            <text:p>11.7884375702808</text:p>
          </table:table-cell>
          <table:table-cell office:value-type="float" office:value="-0.000552834142539847">
            <text:p>-0.000552834142539847</text:p>
          </table:table-cell>
          <table:table-cell office:value-type="float" office:value="-0.00130980524716996">
            <text:p>-0.00130980524716996</text:p>
          </table:table-cell>
          <table:table-cell office:value-type="float" office:value="0.998545116624671">
            <text:p>0.998545116624671</text:p>
          </table:table-cell>
          <table:table-cell office:value-type="float" office:value="0.06341631278929">
            <text:p>0.06341631278929</text:p>
          </table:table-cell>
          <table:table-cell table:formula="of:=[.K110]/[.$G$213]" office:value-type="float" office:value="13.2130530157879">
            <text:p>13.2130530157879</text:p>
          </table:table-cell>
          <table:table-cell table:style-name="ce1" office:value-type="float" office:value="0.0000876019190998128">
            <text:p>8.76E-005</text:p>
          </table:table-cell>
          <table:table-cell office:value-type="float" office:value="0.0000388812401636409">
            <text:p>3.89E-005</text:p>
          </table:table-cell>
          <table:table-cell table:formula="of:=[.N110]/[.$G$213]/[.$G$213]" office:value-type="float" office:value="1.68789135712656">
            <text:p>1.69E+000</text:p>
          </table:table-cell>
          <table:table-cell office:value-type="float" office:value="0.00000291786560930389">
            <text:p>2.92E-006</text:p>
          </table:table-cell>
          <table:table-cell office:value-type="float" office:value="0.00048108886862873">
            <text:p>0.00048108886862873</text:p>
          </table:table-cell>
          <table:table-cell office:value-type="float" office:value="0.000644487237020299">
            <text:p>0.000644487237020299</text:p>
          </table:table-cell>
          <table:table-cell office:value-type="float" office:value="-0.000722382228758077">
            <text:p>-0.000722382228758077</text:p>
          </table:table-cell>
        </table:table-row>
        <table:table-row table:style-name="ro1">
          <table:table-cell/>
          <table:table-cell office:value-type="float" office:value="44.4065213248231">
            <text:p>44.4065213248231</text:p>
          </table:table-cell>
          <table:table-cell office:value-type="float" office:value="33.5684912103852">
            <text:p>33.5684912103852</text:p>
          </table:table-cell>
          <table:table-cell office:value-type="float" office:value="1">
            <text:p>1</text:p>
          </table:table-cell>
          <table:table-cell table:formula="of:=[.C111]*([.$G$213]/0.00356)" office:value-type="float" office:value="45.2563613497015">
            <text:p>45.2563613497015</text:p>
          </table:table-cell>
          <table:table-cell office:value-type="float" office:value="0.0568393355795853">
            <text:p>0.0568393355795853</text:p>
          </table:table-cell>
          <table:table-cell table:formula="of:=[.F111]/[.$G$213]" office:value-type="float" office:value="11.8427124088812">
            <text:p>11.8427124088812</text:p>
          </table:table-cell>
          <table:table-cell office:value-type="float" office:value="-0.000640636131845429">
            <text:p>-0.000640636131845429</text:p>
          </table:table-cell>
          <table:table-cell office:value-type="float" office:value="-0.00132281384384539">
            <text:p>-0.00132281384384539</text:p>
          </table:table-cell>
          <table:table-cell office:value-type="float" office:value="0.998545599685944">
            <text:p>0.998545599685944</text:p>
          </table:table-cell>
          <table:table-cell office:value-type="float" office:value="0.0634281222185381">
            <text:p>0.0634281222185381</text:p>
          </table:table-cell>
          <table:table-cell table:formula="of:=[.K111]/[.$G$213]" office:value-type="float" office:value="13.2155135595798">
            <text:p>13.2155135595798</text:p>
          </table:table-cell>
          <table:table-cell table:style-name="ce1" office:value-type="float" office:value="0.0000738850863750777">
            <text:p>7.39E-005</text:p>
          </table:table-cell>
          <table:table-cell office:value-type="float" office:value="0.0000382919955398707">
            <text:p>3.83E-005</text:p>
          </table:table-cell>
          <table:table-cell table:formula="of:=[.N111]/[.$G$213]/[.$G$213]" office:value-type="float" office:value="1.66231138839333">
            <text:p>1.66E+000</text:p>
          </table:table-cell>
          <table:table-cell office:value-type="float" office:value="0.00000289077036132331">
            <text:p>2.89E-006</text:p>
          </table:table-cell>
          <table:table-cell office:value-type="float" office:value="0.00049729093339851">
            <text:p>0.00049729093339851</text:p>
          </table:table-cell>
          <table:table-cell office:value-type="float" office:value="0.000656524958315462">
            <text:p>0.000656524958315462</text:p>
          </table:table-cell>
          <table:table-cell office:value-type="float" office:value="-0.000755986962836474">
            <text:p>-0.000755986962836474</text:p>
          </table:table-cell>
        </table:table-row>
        <table:table-row table:style-name="ro1">
          <table:table-cell/>
          <table:table-cell office:value-type="float" office:value="44.4054008208617">
            <text:p>44.4054008208617</text:p>
          </table:table-cell>
          <table:table-cell office:value-type="float" office:value="33.2328710296741">
            <text:p>33.2328710296741</text:p>
          </table:table-cell>
          <table:table-cell office:value-type="float" office:value="1">
            <text:p>1</text:p>
          </table:table-cell>
          <table:table-cell table:formula="of:=[.C112]*([.$G$213]/0.00356)" office:value-type="float" office:value="44.8038850057598">
            <text:p>44.8038850057598</text:p>
          </table:table-cell>
          <table:table-cell office:value-type="float" office:value="0.0571006917850763">
            <text:p>0.0571006917850763</text:p>
          </table:table-cell>
          <table:table-cell table:formula="of:=[.F112]/[.$G$213]" office:value-type="float" office:value="11.8971670633269">
            <text:p>11.8971670633269</text:p>
          </table:table-cell>
          <table:table-cell office:value-type="float" office:value="-0.000728351316546126">
            <text:p>-0.000728351316546126</text:p>
          </table:table-cell>
          <table:table-cell office:value-type="float" office:value="-0.00133171813014388">
            <text:p>-0.00133171813014388</text:p>
          </table:table-cell>
          <table:table-cell office:value-type="float" office:value="0.998546012211131">
            <text:p>0.998546012211131</text:p>
          </table:table-cell>
          <table:table-cell office:value-type="float" office:value="0.0634399041594588">
            <text:p>0.0634399041594588</text:p>
          </table:table-cell>
          <table:table-cell table:formula="of:=[.K112]/[.$G$213]" office:value-type="float" office:value="13.2179683760642">
            <text:p>13.2179683760642</text:p>
          </table:table-cell>
          <table:table-cell table:style-name="ce1" office:value-type="float" office:value="0.0000601557931902824">
            <text:p>6.02E-005</text:p>
          </table:table-cell>
          <table:table-cell office:value-type="float" office:value="0.0000377026323969998">
            <text:p>3.77E-005</text:p>
          </table:table-cell>
          <table:table-cell table:formula="of:=[.N112]/[.$G$213]/[.$G$213]" office:value-type="float" office:value="1.63672627457304">
            <text:p>1.64E+000</text:p>
          </table:table-cell>
          <table:table-cell office:value-type="float" office:value="0.00000286367372049007">
            <text:p>2.86E-006</text:p>
          </table:table-cell>
          <table:table-cell office:value-type="float" office:value="0.000513233832349641">
            <text:p>0.000513233832349641</text:p>
          </table:table-cell>
          <table:table-cell office:value-type="float" office:value="0.00066823402715756">
            <text:p>0.00066823402715756</text:p>
          </table:table-cell>
          <table:table-cell office:value-type="float" office:value="-0.000789433643083818">
            <text:p>-0.000789433643083818</text:p>
          </table:table-cell>
        </table:table-row>
        <table:table-row table:style-name="ro1">
          <table:table-cell/>
          <table:table-cell office:value-type="float" office:value="44.4042803169002">
            <text:p>44.4042803169002</text:p>
          </table:table-cell>
          <table:table-cell office:value-type="float" office:value="32.8972508489629">
            <text:p>32.8972508489629</text:p>
          </table:table-cell>
          <table:table-cell office:value-type="float" office:value="1">
            <text:p>1</text:p>
          </table:table-cell>
          <table:table-cell table:formula="of:=[.C113]*([.$G$213]/0.00356)" office:value-type="float" office:value="44.351408661818">
            <text:p>44.351408661818</text:p>
          </table:table-cell>
          <table:table-cell office:value-type="float" office:value="0.0573690894095521">
            <text:p>0.0573690894095521</text:p>
          </table:table-cell>
          <table:table-cell table:formula="of:=[.F113]/[.$G$213]" office:value-type="float" office:value="11.9530888267585">
            <text:p>11.9530888267585</text:p>
          </table:table-cell>
          <table:table-cell office:value-type="float" office:value="-0.00081275103484246">
            <text:p>-0.00081275103484246</text:p>
          </table:table-cell>
          <table:table-cell office:value-type="float" office:value="-0.00133093688455993">
            <text:p>-0.00133093688455993</text:p>
          </table:table-cell>
          <table:table-cell office:value-type="float" office:value="0.99854640880743">
            <text:p>0.99854640880743</text:p>
          </table:table-cell>
          <table:table-cell office:value-type="float" office:value="0.0634442636259336">
            <text:p>0.0634442636259336</text:p>
          </table:table-cell>
          <table:table-cell table:formula="of:=[.K113]/[.$G$213]" office:value-type="float" office:value="13.2188766890694">
            <text:p>13.2188766890694</text:p>
          </table:table-cell>
          <table:table-cell table:style-name="ce1" office:value-type="float" office:value="0.0000469456079917253">
            <text:p>4.69E-005</text:p>
          </table:table-cell>
          <table:table-cell office:value-type="float" office:value="0.0000370603575497157">
            <text:p>3.71E-005</text:p>
          </table:table-cell>
          <table:table-cell table:formula="of:=[.N113]/[.$G$213]/[.$G$213]" office:value-type="float" office:value="1.60884418647431">
            <text:p>1.61E+000</text:p>
          </table:table-cell>
          <table:table-cell office:value-type="float" office:value="0.000002834914148724">
            <text:p>2.83E-006</text:p>
          </table:table-cell>
          <table:table-cell office:value-type="float" office:value="0.000528488972730064">
            <text:p>0.000528488972730064</text:p>
          </table:table-cell>
          <table:table-cell office:value-type="float" office:value="0.000678613497340413">
            <text:p>0.000678613497340413</text:p>
          </table:table-cell>
          <table:table-cell office:value-type="float" office:value="-0.000823721324249484">
            <text:p>-0.000823721324249484</text:p>
          </table:table-cell>
        </table:table-row>
        <table:table-row table:style-name="ro1">
          <table:table-cell/>
          <table:table-cell office:value-type="float" office:value="44.4031598129388">
            <text:p>44.4031598129388</text:p>
          </table:table-cell>
          <table:table-cell office:value-type="float" office:value="32.5616306682517">
            <text:p>32.5616306682517</text:p>
          </table:table-cell>
          <table:table-cell office:value-type="float" office:value="1">
            <text:p>1</text:p>
          </table:table-cell>
          <table:table-cell table:formula="of:=[.C114]*([.$G$213]/0.00356)" office:value-type="float" office:value="43.8989323178762">
            <text:p>43.8989323178762</text:p>
          </table:table-cell>
          <table:table-cell office:value-type="float" office:value="0.0576563797244076">
            <text:p>0.0576563797244076</text:p>
          </table:table-cell>
          <table:table-cell table:formula="of:=[.F114]/[.$G$213]" office:value-type="float" office:value="12.0129469609537">
            <text:p>12.0129469609537</text:p>
          </table:table-cell>
          <table:table-cell office:value-type="float" office:value="-0.00088976770980048">
            <text:p>-0.00088976770980048</text:p>
          </table:table-cell>
          <table:table-cell office:value-type="float" office:value="-0.00129647393695579">
            <text:p>-0.00129647393695579</text:p>
          </table:table-cell>
          <table:table-cell office:value-type="float" office:value="0.998546565482077">
            <text:p>0.998546565482077</text:p>
          </table:table-cell>
          <table:table-cell office:value-type="float" office:value="0.0634317301288737">
            <text:p>0.0634317301288737</text:p>
          </table:table-cell>
          <table:table-cell table:formula="of:=[.K114]/[.$G$213]" office:value-type="float" office:value="13.2162652827318">
            <text:p>13.2162652827318</text:p>
          </table:table-cell>
          <table:table-cell table:style-name="ce1" office:value-type="float" office:value="0.0000348750731872898">
            <text:p>3.49E-005</text:p>
          </table:table-cell>
          <table:table-cell office:value-type="float" office:value="0.0000362978914120848">
            <text:p>3.63E-005</text:p>
          </table:table-cell>
          <table:table-cell table:formula="of:=[.N114]/[.$G$213]/[.$G$213]" office:value-type="float" office:value="1.57574441912141">
            <text:p>1.58E+000</text:p>
          </table:table-cell>
          <table:table-cell office:value-type="float" office:value="0.00000280237956628374">
            <text:p>2.80E-006</text:p>
          </table:table-cell>
          <table:table-cell office:value-type="float" office:value="0.000541578491932955">
            <text:p>0.000541578491932955</text:p>
          </table:table-cell>
          <table:table-cell office:value-type="float" office:value="0.000685346802383311">
            <text:p>0.000685346802383311</text:p>
          </table:table-cell>
          <table:table-cell office:value-type="float" office:value="-0.000860255824228477">
            <text:p>-0.000860255824228477</text:p>
          </table:table-cell>
        </table:table-row>
        <table:table-row table:style-name="ro1">
          <table:table-cell/>
          <table:table-cell office:value-type="float" office:value="44.4020393089773">
            <text:p>44.4020393089773</text:p>
          </table:table-cell>
          <table:table-cell office:value-type="float" office:value="32.2260104875406">
            <text:p>32.2260104875406</text:p>
          </table:table-cell>
          <table:table-cell office:value-type="float" office:value="1">
            <text:p>1</text:p>
          </table:table-cell>
          <table:table-cell table:formula="of:=[.C115]*([.$G$213]/0.00356)" office:value-type="float" office:value="43.4464559739345">
            <text:p>43.4464559739345</text:p>
          </table:table-cell>
          <table:table-cell office:value-type="float" office:value="0.0579460170532471">
            <text:p>0.0579460170532471</text:p>
          </table:table-cell>
          <table:table-cell table:formula="of:=[.F115]/[.$G$213]" office:value-type="float" office:value="12.0732941052922">
            <text:p>12.0732941052922</text:p>
          </table:table-cell>
          <table:table-cell office:value-type="float" office:value="-0.000968067648696446">
            <text:p>-0.000968067648696446</text:p>
          </table:table-cell>
          <table:table-cell office:value-type="float" office:value="-0.00125877239787859">
            <text:p>-0.00125877239787859</text:p>
          </table:table-cell>
          <table:table-cell office:value-type="float" office:value="0.998546658572281">
            <text:p>0.998546658572281</text:p>
          </table:table-cell>
          <table:table-cell office:value-type="float" office:value="0.0634192031772711">
            <text:p>0.0634192031772711</text:p>
          </table:table-cell>
          <table:table-cell table:formula="of:=[.K115]/[.$G$213]" office:value-type="float" office:value="13.2136552401675">
            <text:p>13.2136552401675</text:p>
          </table:table-cell>
          <table:table-cell table:style-name="ce1" office:value-type="float" office:value="0.0000227902686489624">
            <text:p>2.28E-005</text:p>
          </table:table-cell>
          <table:table-cell office:value-type="float" office:value="0.0000355355695521127">
            <text:p>3.55E-005</text:p>
          </table:table-cell>
          <table:table-cell table:formula="of:=[.N115]/[.$G$213]/[.$G$213]" office:value-type="float" office:value="1.54265091507215">
            <text:p>1.54E+000</text:p>
          </table:table-cell>
          <table:table-cell office:value-type="float" office:value="0.00000276983619477724">
            <text:p>2.77E-006</text:p>
          </table:table-cell>
          <table:table-cell office:value-type="float" office:value="0.000554940538849009">
            <text:p>0.000554940538849009</text:p>
          </table:table-cell>
          <table:table-cell office:value-type="float" office:value="0.000692913462487984">
            <text:p>0.000692913462487984</text:p>
          </table:table-cell>
          <table:table-cell office:value-type="float" office:value="-0.000899490427627116">
            <text:p>-0.000899490427627116</text:p>
          </table:table-cell>
        </table:table-row>
        <table:table-row table:style-name="ro1">
          <table:table-cell/>
          <table:table-cell office:value-type="float" office:value="44.4009188050159">
            <text:p>44.4009188050159</text:p>
          </table:table-cell>
          <table:table-cell office:value-type="float" office:value="31.8903903068294">
            <text:p>31.8903903068294</text:p>
          </table:table-cell>
          <table:table-cell office:value-type="float" office:value="1">
            <text:p>1</text:p>
          </table:table-cell>
          <table:table-cell table:formula="of:=[.C116]*([.$G$213]/0.00356)" office:value-type="float" office:value="42.9939796299927">
            <text:p>42.9939796299927</text:p>
          </table:table-cell>
          <table:table-cell office:value-type="float" office:value="0.0582431419786693">
            <text:p>0.0582431419786693</text:p>
          </table:table-cell>
          <table:table-cell table:formula="of:=[.F116]/[.$G$213]" office:value-type="float" office:value="12.1352013215783">
            <text:p>12.1352013215783</text:p>
          </table:table-cell>
          <table:table-cell office:value-type="float" office:value="-0.00104094090508346">
            <text:p>-0.00104094090508346</text:p>
          </table:table-cell>
          <table:table-cell office:value-type="float" office:value="-0.00121297105993141">
            <text:p>-0.00121297105993141</text:p>
          </table:table-cell>
          <table:table-cell office:value-type="float" office:value="0.998546887482675">
            <text:p>0.998546887482675</text:p>
          </table:table-cell>
          <table:table-cell office:value-type="float" office:value="0.0633998558259702">
            <text:p>0.0633998558259702</text:p>
          </table:table-cell>
          <table:table-cell table:formula="of:=[.K116]/[.$G$213]" office:value-type="float" office:value="13.2096241389065">
            <text:p>13.2096241389065</text:p>
          </table:table-cell>
          <table:table-cell table:style-name="ce1" office:value-type="float" office:value="0.0000109791140199357">
            <text:p>1.10E-005</text:p>
          </table:table-cell>
          <table:table-cell office:value-type="float" office:value="0.0000347272101680558">
            <text:p>3.47E-005</text:p>
          </table:table-cell>
          <table:table-cell table:formula="of:=[.N116]/[.$G$213]/[.$G$213]" office:value-type="float" office:value="1.50755885494086">
            <text:p>1.51E+000</text:p>
          </table:table-cell>
          <table:table-cell office:value-type="float" office:value="0.00000273280665658991">
            <text:p>2.73E-006</text:p>
          </table:table-cell>
          <table:table-cell office:value-type="float" office:value="0.000569547803798104">
            <text:p>0.000569547803798104</text:p>
          </table:table-cell>
          <table:table-cell office:value-type="float" office:value="0.000697073774009395">
            <text:p>0.000697073774009395</text:p>
          </table:table-cell>
          <table:table-cell office:value-type="float" office:value="-0.000934350222543061">
            <text:p>-0.000934350222543061</text:p>
          </table:table-cell>
        </table:table-row>
        <table:table-row table:style-name="ro1">
          <table:table-cell/>
          <table:table-cell office:value-type="float" office:value="44.3997983010544">
            <text:p>44.3997983010544</text:p>
          </table:table-cell>
          <table:table-cell office:value-type="float" office:value="31.5547701261182">
            <text:p>31.5547701261182</text:p>
          </table:table-cell>
          <table:table-cell office:value-type="float" office:value="1">
            <text:p>1</text:p>
          </table:table-cell>
          <table:table-cell table:formula="of:=[.C117]*([.$G$213]/0.00356)" office:value-type="float" office:value="42.5415032860509">
            <text:p>42.5415032860509</text:p>
          </table:table-cell>
          <table:table-cell office:value-type="float" office:value="0.0585631273734945">
            <text:p>0.0585631273734945</text:p>
          </table:table-cell>
          <table:table-cell table:formula="of:=[.F117]/[.$G$213]" office:value-type="float" office:value="12.2018716119207">
            <text:p>12.2018716119207</text:p>
          </table:table-cell>
          <table:table-cell office:value-type="float" office:value="-0.0011068377634802">
            <text:p>-0.0011068377634802</text:p>
          </table:table-cell>
          <table:table-cell office:value-type="float" office:value="-0.001141274798802">
            <text:p>-0.001141274798802</text:p>
          </table:table-cell>
          <table:table-cell office:value-type="float" office:value="0.998547230898905">
            <text:p>0.998547230898905</text:p>
          </table:table-cell>
          <table:table-cell office:value-type="float" office:value="0.063366471114827">
            <text:p>0.063366471114827</text:p>
          </table:table-cell>
          <table:table-cell table:formula="of:=[.K117]/[.$G$213]" office:value-type="float" office:value="13.2026682952308">
            <text:p>13.2026682952308</text:p>
          </table:table-cell>
          <table:table-cell table:style-name="ce1" office:value-type="float" office:value="-0.000000305216311755133">
            <text:p>-3.05E-007</text:p>
          </table:table-cell>
          <table:table-cell office:value-type="float" office:value="0.00003382435811443">
            <text:p>3.38E-005</text:p>
          </table:table-cell>
          <table:table-cell table:formula="of:=[.N117]/[.$G$213]/[.$G$213]" office:value-type="float" office:value="1.46836473017361">
            <text:p>1.47E+000</text:p>
          </table:table-cell>
          <table:table-cell office:value-type="float" office:value="0.00000268649940651931">
            <text:p>2.69E-006</text:p>
          </table:table-cell>
          <table:table-cell office:value-type="float" office:value="0.000587475578150445">
            <text:p>0.000587475578150445</text:p>
          </table:table-cell>
          <table:table-cell office:value-type="float" office:value="0.00069599787804267">
            <text:p>0.00069599787804267</text:p>
          </table:table-cell>
          <table:table-cell office:value-type="float" office:value="-0.000966805942965166">
            <text:p>-0.000966805942965166</text:p>
          </table:table-cell>
        </table:table-row>
        <table:table-row table:style-name="ro1">
          <table:table-cell/>
          <table:table-cell office:value-type="float" office:value="44.398677797093">
            <text:p>44.398677797093</text:p>
          </table:table-cell>
          <table:table-cell office:value-type="float" office:value="31.2191499454071">
            <text:p>31.2191499454071</text:p>
          </table:table-cell>
          <table:table-cell office:value-type="float" office:value="1">
            <text:p>1</text:p>
          </table:table-cell>
          <table:table-cell table:formula="of:=[.C118]*([.$G$213]/0.00356)" office:value-type="float" office:value="42.0890269421092">
            <text:p>42.0890269421092</text:p>
          </table:table-cell>
          <table:table-cell office:value-type="float" office:value="0.058886337506555">
            <text:p>0.058886337506555</text:p>
          </table:table-cell>
          <table:table-cell table:formula="of:=[.F118]/[.$G$213]" office:value-type="float" office:value="12.2692137899113">
            <text:p>12.2692137899113</text:p>
          </table:table-cell>
          <table:table-cell office:value-type="float" office:value="-0.00117488026583996">
            <text:p>-0.00117488026583996</text:p>
          </table:table-cell>
          <table:table-cell office:value-type="float" office:value="-0.00106770508770519">
            <text:p>-0.00106770508770519</text:p>
          </table:table-cell>
          <table:table-cell office:value-type="float" office:value="0.998547574315135">
            <text:p>0.998547574315135</text:p>
          </table:table-cell>
          <table:table-cell office:value-type="float" office:value="0.063333108473819">
            <text:p>0.063333108473819</text:p>
          </table:table-cell>
          <table:table-cell table:formula="of:=[.K118]/[.$G$213]" office:value-type="float" office:value="13.1957170499597">
            <text:p>13.1957170499597</text:p>
          </table:table-cell>
          <table:table-cell table:style-name="ce1" office:value-type="float" office:value="-0.0000115902285578376">
            <text:p>-1.16E-005</text:p>
          </table:table-cell>
          <table:table-cell office:value-type="float" office:value="0.0000329216514409874">
            <text:p>3.29E-005</text:p>
          </table:table-cell>
          <table:table-cell table:formula="of:=[.N118]/[.$G$213]/[.$G$213]" office:value-type="float" office:value="1.42917691657221">
            <text:p>1.43E+000</text:p>
          </table:table-cell>
          <table:table-cell office:value-type="float" office:value="0.00000264018097335768">
            <text:p>2.64E-006</text:p>
          </table:table-cell>
          <table:table-cell office:value-type="float" office:value="0.000605510049764278">
            <text:p>0.000605510049764278</text:p>
          </table:table-cell>
          <table:table-cell office:value-type="float" office:value="0.000693981603678071">
            <text:p>0.000693981603678071</text:p>
          </table:table-cell>
          <table:table-cell office:value-type="float" office:value="-0.000998244413641659">
            <text:p>-0.000998244413641659</text:p>
          </table:table-cell>
        </table:table-row>
        <table:table-row table:style-name="ro1">
          <table:table-cell/>
          <table:table-cell office:value-type="float" office:value="44.3975572931315">
            <text:p>44.3975572931315</text:p>
          </table:table-cell>
          <table:table-cell office:value-type="float" office:value="30.8835297646959">
            <text:p>30.8835297646959</text:p>
          </table:table-cell>
          <table:table-cell office:value-type="float" office:value="1">
            <text:p>1</text:p>
          </table:table-cell>
          <table:table-cell table:formula="of:=[.C119]*([.$G$213]/0.00356)" office:value-type="float" office:value="41.6365505981674">
            <text:p>41.6365505981674</text:p>
          </table:table-cell>
          <table:table-cell office:value-type="float" office:value="0.0592093689067224">
            <text:p>0.0592093689067224</text:p>
          </table:table-cell>
          <table:table-cell table:formula="of:=[.F119]/[.$G$213]" office:value-type="float" office:value="12.336518728159">
            <text:p>12.336518728159</text:p>
          </table:table-cell>
          <table:table-cell office:value-type="float" office:value="-0.00123334247959772">
            <text:p>-0.00123334247959772</text:p>
          </table:table-cell>
          <table:table-cell office:value-type="float" office:value="-0.000987974958638625">
            <text:p>-0.000987974958638625</text:p>
          </table:table-cell>
          <table:table-cell office:value-type="float" office:value="0.998547917731365">
            <text:p>0.998547917731365</text:p>
          </table:table-cell>
          <table:table-cell office:value-type="float" office:value="0.063291905731122">
            <text:p>0.063291905731122</text:p>
          </table:table-cell>
          <table:table-cell table:formula="of:=[.K119]/[.$G$213]" office:value-type="float" office:value="13.1871322868332">
            <text:p>13.1871322868332</text:p>
          </table:table-cell>
          <table:table-cell table:style-name="ce1" office:value-type="float" office:value="-0.0000222181312342064">
            <text:p>-2.22E-005</text:p>
          </table:table-cell>
          <table:table-cell office:value-type="float" office:value="0.00003197117704058">
            <text:p>3.20E-005</text:p>
          </table:table-cell>
          <table:table-cell table:formula="of:=[.N119]/[.$G$213]/[.$G$213]" office:value-type="float" office:value="1.38791543625765">
            <text:p>1.39E+000</text:p>
          </table:table-cell>
          <table:table-cell office:value-type="float" office:value="0.00000259111536136248">
            <text:p>2.59E-006</text:p>
          </table:table-cell>
          <table:table-cell office:value-type="float" office:value="0.000616236186553505">
            <text:p>0.000616236186553505</text:p>
          </table:table-cell>
          <table:table-cell office:value-type="float" office:value="0.000685141710091303">
            <text:p>0.000685141710091303</text:p>
          </table:table-cell>
          <table:table-cell office:value-type="float" office:value="-0.00101692369550761">
            <text:p>-0.00101692369550761</text:p>
          </table:table-cell>
        </table:table-row>
        <table:table-row table:style-name="ro1">
          <table:table-cell/>
          <table:table-cell office:value-type="float" office:value="44.3964367891701">
            <text:p>44.3964367891701</text:p>
          </table:table-cell>
          <table:table-cell office:value-type="float" office:value="30.5479095839847">
            <text:p>30.5479095839847</text:p>
          </table:table-cell>
          <table:table-cell office:value-type="float" office:value="1">
            <text:p>1</text:p>
          </table:table-cell>
          <table:table-cell table:formula="of:=[.C120]*([.$G$213]/0.00356)" office:value-type="float" office:value="41.1840742542256">
            <text:p>41.1840742542256</text:p>
          </table:table-cell>
          <table:table-cell office:value-type="float" office:value="0.059540370371434">
            <text:p>0.059540370371434</text:p>
          </table:table-cell>
          <table:table-cell table:formula="of:=[.F120]/[.$G$213]" office:value-type="float" office:value="12.4054842625644">
            <text:p>12.4054842625644</text:p>
          </table:table-cell>
          <table:table-cell office:value-type="float" office:value="-0.00128011748125953">
            <text:p>-0.00128011748125953</text:p>
          </table:table-cell>
          <table:table-cell office:value-type="float" office:value="-0.000891182326936495">
            <text:p>-0.000891182326936495</text:p>
          </table:table-cell>
          <table:table-cell office:value-type="float" office:value="0.998548261147595">
            <text:p>0.998548261147595</text:p>
          </table:table-cell>
          <table:table-cell office:value-type="float" office:value="0.0632360003628059">
            <text:p>0.0632360003628059</text:p>
          </table:table-cell>
          <table:table-cell table:formula="of:=[.K120]/[.$G$213]" office:value-type="float" office:value="13.1754841703954">
            <text:p>13.1754841703954</text:p>
          </table:table-cell>
          <table:table-cell table:style-name="ce1" office:value-type="float" office:value="-0.0000316062639330346">
            <text:p>-3.16E-005</text:p>
          </table:table-cell>
          <table:table-cell office:value-type="float" office:value="0.0000309310353766745">
            <text:p>3.09E-005</text:p>
          </table:table-cell>
          <table:table-cell table:formula="of:=[.N120]/[.$G$213]/[.$G$213]" office:value-type="float" office:value="1.34276136922418">
            <text:p>1.34E+000</text:p>
          </table:table-cell>
          <table:table-cell office:value-type="float" office:value="0.00000253685483658281">
            <text:p>2.54E-006</text:p>
          </table:table-cell>
          <table:table-cell office:value-type="float" office:value="0.000611288441318795">
            <text:p>0.000611288441318795</text:p>
          </table:table-cell>
          <table:table-cell office:value-type="float" office:value="0.000659549719363124">
            <text:p>0.000659549719363124</text:p>
          </table:table-cell>
          <table:table-cell office:value-type="float" office:value="-0.00100622018640346">
            <text:p>-0.00100622018640346</text:p>
          </table:table-cell>
        </table:table-row>
        <table:table-row table:style-name="ro1">
          <table:table-cell/>
          <table:table-cell office:value-type="float" office:value="44.3953162852086">
            <text:p>44.3953162852086</text:p>
          </table:table-cell>
          <table:table-cell office:value-type="float" office:value="30.2122894032736">
            <text:p>30.2122894032736</text:p>
          </table:table-cell>
          <table:table-cell office:value-type="float" office:value="1">
            <text:p>1</text:p>
          </table:table-cell>
          <table:table-cell table:formula="of:=[.C121]*([.$G$213]/0.00356)" office:value-type="float" office:value="40.7315979102839">
            <text:p>40.7315979102839</text:p>
          </table:table-cell>
          <table:table-cell office:value-type="float" office:value="0.0598711855318085">
            <text:p>0.0598711855318085</text:p>
          </table:table-cell>
          <table:table-cell table:formula="of:=[.F121]/[.$G$213]" office:value-type="float" office:value="12.474410979685">
            <text:p>12.474410979685</text:p>
          </table:table-cell>
          <table:table-cell office:value-type="float" office:value="-0.00132819962132036">
            <text:p>-0.00132819962132036</text:p>
          </table:table-cell>
          <table:table-cell office:value-type="float" office:value="-0.000793360751905494">
            <text:p>-0.000793360751905494</text:p>
          </table:table-cell>
          <table:table-cell office:value-type="float" office:value="0.998548604563825">
            <text:p>0.998548604563825</text:p>
          </table:table-cell>
          <table:table-cell office:value-type="float" office:value="0.0631800803823849">
            <text:p>0.0631800803823849</text:p>
          </table:table-cell>
          <table:table-cell table:formula="of:=[.K121]/[.$G$213]" office:value-type="float" office:value="13.1638330094646">
            <text:p>13.1638330094646</text:p>
          </table:table-cell>
          <table:table-cell table:style-name="ce1" office:value-type="float" office:value="-0.0000409853506651541">
            <text:p>-4.10E-005</text:p>
          </table:table-cell>
          <table:table-cell office:value-type="float" office:value="0.000029890599579945">
            <text:p>2.99E-005</text:p>
          </table:table-cell>
          <table:table-cell table:formula="of:=[.N121]/[.$G$213]/[.$G$213]" office:value-type="float" office:value="1.29759453345573">
            <text:p>1.30E+000</text:p>
          </table:table-cell>
          <table:table-cell office:value-type="float" office:value="0.00000248260019802702">
            <text:p>2.48E-006</text:p>
          </table:table-cell>
          <table:table-cell office:value-type="float" office:value="0.000602462806123633">
            <text:p>0.000602462806123633</text:p>
          </table:table-cell>
          <table:table-cell office:value-type="float" office:value="0.000631385749885021">
            <text:p>0.000631385749885021</text:p>
          </table:table-cell>
          <table:table-cell office:value-type="float" office:value="-0.000990721404006002">
            <text:p>-0.000990721404006002</text:p>
          </table:table-cell>
        </table:table-row>
        <table:table-row table:style-name="ro1">
          <table:table-cell/>
          <table:table-cell office:value-type="float" office:value="44.3941957812471">
            <text:p>44.3941957812471</text:p>
          </table:table-cell>
          <table:table-cell office:value-type="float" office:value="29.8766692225624">
            <text:p>29.8766692225624</text:p>
          </table:table-cell>
          <table:table-cell office:value-type="float" office:value="1">
            <text:p>1</text:p>
          </table:table-cell>
          <table:table-cell table:formula="of:=[.C122]*([.$G$213]/0.00356)" office:value-type="float" office:value="40.279121566342">
            <text:p>40.279121566342</text:p>
          </table:table-cell>
          <table:table-cell office:value-type="float" office:value="0.0601863354672648">
            <text:p>0.0601863354672648</text:p>
          </table:table-cell>
          <table:table-cell table:formula="of:=[.F122]/[.$G$213]" office:value-type="float" office:value="12.5400737819192">
            <text:p>12.5400737819192</text:p>
          </table:table-cell>
          <table:table-cell office:value-type="float" office:value="-0.00136588969626365">
            <text:p>-0.00136588969626365</text:p>
          </table:table-cell>
          <table:table-cell office:value-type="float" office:value="-0.000696791079137129">
            <text:p>-0.000696791079137129</text:p>
          </table:table-cell>
          <table:table-cell office:value-type="float" office:value="0.998549006788753">
            <text:p>0.998549006788753</text:p>
          </table:table-cell>
          <table:table-cell office:value-type="float" office:value="0.0631175844535402">
            <text:p>0.0631175844535402</text:p>
          </table:table-cell>
          <table:table-cell table:formula="of:=[.K122]/[.$G$213]" office:value-type="float" office:value="13.1508117222788">
            <text:p>13.1508117222788</text:p>
          </table:table-cell>
          <table:table-cell table:style-name="ce1" office:value-type="float" office:value="-0.000050023705308543">
            <text:p>-5.00E-005</text:p>
          </table:table-cell>
          <table:table-cell office:value-type="float" office:value="0.0000288363857160224">
            <text:p>2.88E-005</text:p>
          </table:table-cell>
          <table:table-cell table:formula="of:=[.N122]/[.$G$213]/[.$G$213]" office:value-type="float" office:value="1.25182957169039">
            <text:p>1.25E+000</text:p>
          </table:table-cell>
          <table:table-cell office:value-type="float" office:value="0.0000024279948292833">
            <text:p>2.43E-006</text:p>
          </table:table-cell>
          <table:table-cell office:value-type="float" office:value="0.000578399314246618">
            <text:p>0.000578399314246618</text:p>
          </table:table-cell>
          <table:table-cell office:value-type="float" office:value="0.000596303238449521">
            <text:p>0.000596303238449521</text:p>
          </table:table-cell>
          <table:table-cell office:value-type="float" office:value="-0.000961325322868687">
            <text:p>-0.000961325322868687</text:p>
          </table:table-cell>
        </table:table-row>
        <table:table-row table:style-name="ro1">
          <table:table-cell/>
          <table:table-cell office:value-type="float" office:value="44.3930752772857">
            <text:p>44.3930752772857</text:p>
          </table:table-cell>
          <table:table-cell office:value-type="float" office:value="29.5410490418513">
            <text:p>29.5410490418513</text:p>
          </table:table-cell>
          <table:table-cell office:value-type="float" office:value="1">
            <text:p>1</text:p>
          </table:table-cell>
          <table:table-cell table:formula="of:=[.C123]*([.$G$213]/0.00356)" office:value-type="float" office:value="39.8266452224004">
            <text:p>39.8266452224004</text:p>
          </table:table-cell>
          <table:table-cell office:value-type="float" office:value="0.0604706691771832">
            <text:p>0.0604706691771832</text:p>
          </table:table-cell>
          <table:table-cell table:formula="of:=[.F123]/[.$G$213]" office:value-type="float" office:value="12.5993158951561">
            <text:p>12.5993158951561</text:p>
          </table:table-cell>
          <table:table-cell office:value-type="float" office:value="-0.00138936373233556">
            <text:p>-0.00138936373233556</text:p>
          </table:table-cell>
          <table:table-cell office:value-type="float" office:value="-0.000600042474571163">
            <text:p>-0.000600042474571163</text:p>
          </table:table-cell>
          <table:table-cell office:value-type="float" office:value="0.998549478829184">
            <text:p>0.998549478829184</text:p>
          </table:table-cell>
          <table:table-cell office:value-type="float" office:value="0.0630436877849277">
            <text:p>0.0630436877849277</text:p>
          </table:table-cell>
          <table:table-cell table:formula="of:=[.K123]/[.$G$213]" office:value-type="float" office:value="13.1354150434572">
            <text:p>13.1354150434572</text:p>
          </table:table-cell>
          <table:table-cell table:style-name="ce1" office:value-type="float" office:value="-0.0000584457475919487">
            <text:p>-5.84E-005</text:p>
          </table:table-cell>
          <table:table-cell office:value-type="float" office:value="0.0000277571399954432">
            <text:p>2.78E-005</text:p>
          </table:table-cell>
          <table:table-cell table:formula="of:=[.N123]/[.$G$213]/[.$G$213]" office:value-type="float" office:value="1.20497794051005">
            <text:p>1.20E+000</text:p>
          </table:table-cell>
          <table:table-cell office:value-type="float" office:value="0.00000237281721623186">
            <text:p>2.37E-006</text:p>
          </table:table-cell>
          <table:table-cell office:value-type="float" office:value="0.000515333374859425">
            <text:p>0.000515333374859425</text:p>
          </table:table-cell>
          <table:table-cell office:value-type="float" office:value="0.000541229715252666">
            <text:p>0.000541229715252666</text:p>
          </table:table-cell>
          <table:table-cell office:value-type="float" office:value="-0.000892120743205242">
            <text:p>-0.000892120743205242</text:p>
          </table:table-cell>
        </table:table-row>
        <table:table-row table:style-name="ro1">
          <table:table-cell/>
          <table:table-cell office:value-type="float" office:value="44.3919547733242">
            <text:p>44.3919547733242</text:p>
          </table:table-cell>
          <table:table-cell office:value-type="float" office:value="29.2054288611401">
            <text:p>29.2054288611401</text:p>
          </table:table-cell>
          <table:table-cell office:value-type="float" office:value="1">
            <text:p>1</text:p>
          </table:table-cell>
          <table:table-cell table:formula="of:=[.C124]*([.$G$213]/0.00356)" office:value-type="float" office:value="39.3741688784585">
            <text:p>39.3741688784585</text:p>
          </table:table-cell>
          <table:table-cell office:value-type="float" office:value="0.0607507059003927">
            <text:p>0.0607507059003927</text:p>
          </table:table-cell>
          <table:table-cell table:formula="of:=[.F124]/[.$G$213]" office:value-type="float" office:value="12.6576627133072">
            <text:p>12.6576627133072</text:p>
          </table:table-cell>
          <table:table-cell office:value-type="float" office:value="-0.0014130890988506">
            <text:p>-0.0014130890988506</text:p>
          </table:table-cell>
          <table:table-cell office:value-type="float" office:value="-0.000503808547339843">
            <text:p>-0.000503808547339843</text:p>
          </table:table-cell>
          <table:table-cell office:value-type="float" office:value="0.998549910653602">
            <text:p>0.998549910653602</text:p>
          </table:table-cell>
          <table:table-cell office:value-type="float" office:value="0.0629697364476729">
            <text:p>0.0629697364476729</text:p>
          </table:table-cell>
          <table:table-cell table:formula="of:=[.K124]/[.$G$213]" office:value-type="float" office:value="13.1200069741962">
            <text:p>13.1200069741962</text:p>
          </table:table-cell>
          <table:table-cell table:style-name="ce1" office:value-type="float" office:value="-0.0000668604184328883">
            <text:p>-6.69E-005</text:p>
          </table:table-cell>
          <table:table-cell office:value-type="float" office:value="0.0000266772111316111">
            <text:p>2.67E-005</text:p>
          </table:table-cell>
          <table:table-cell table:formula="of:=[.N124]/[.$G$213]/[.$G$213]" office:value-type="float" office:value="1.15809665308449">
            <text:p>1.16E+000</text:p>
          </table:table-cell>
          <table:table-cell office:value-type="float" office:value="0.00000231765985355306">
            <text:p>2.32E-006</text:p>
          </table:table-cell>
          <table:table-cell office:value-type="float" office:value="0.000449114546953266">
            <text:p>0.000449114546953266</text:p>
          </table:table-cell>
          <table:table-cell office:value-type="float" office:value="0.000484564124940657">
            <text:p>0.000484564124940657</text:p>
          </table:table-cell>
          <table:table-cell office:value-type="float" office:value="-0.000818899930453879">
            <text:p>-0.000818899930453879</text:p>
          </table:table-cell>
        </table:table-row>
        <table:table-row table:style-name="ro1">
          <table:table-cell/>
          <table:table-cell office:value-type="float" office:value="44.3908342693628">
            <text:p>44.3908342693628</text:p>
          </table:table-cell>
          <table:table-cell office:value-type="float" office:value="28.8698086804289">
            <text:p>28.8698086804289</text:p>
          </table:table-cell>
          <table:table-cell office:value-type="float" office:value="1">
            <text:p>1</text:p>
          </table:table-cell>
          <table:table-cell table:formula="of:=[.C125]*([.$G$213]/0.00356)" office:value-type="float" office:value="38.9216925345167">
            <text:p>38.9216925345167</text:p>
          </table:table-cell>
          <table:table-cell office:value-type="float" office:value="0.0610026157651759">
            <text:p>0.0610026157651759</text:p>
          </table:table-cell>
          <table:table-cell table:formula="of:=[.F125]/[.$G$213]" office:value-type="float" office:value="12.7101491833049">
            <text:p>12.7101491833049</text:p>
          </table:table-cell>
          <table:table-cell office:value-type="float" office:value="-0.00142866163257457">
            <text:p>-0.00142866163257457</text:p>
          </table:table-cell>
          <table:table-cell office:value-type="float" office:value="-0.00042167356074237">
            <text:p>-0.00042167356074237</text:p>
          </table:table-cell>
          <table:table-cell office:value-type="float" office:value="0.998550153077163">
            <text:p>0.998550153077163</text:p>
          </table:table-cell>
          <table:table-cell office:value-type="float" office:value="0.0628903486268438">
            <text:p>0.0628903486268438</text:p>
          </table:table-cell>
          <table:table-cell table:formula="of:=[.K125]/[.$G$213]" office:value-type="float" office:value="13.1034661909294">
            <text:p>13.1034661909294</text:p>
          </table:table-cell>
          <table:table-cell table:style-name="ce1" office:value-type="float" office:value="-0.000075193653009217">
            <text:p>-7.52E-005</text:p>
          </table:table-cell>
          <table:table-cell office:value-type="float" office:value="0.0000256096447405232">
            <text:p>2.56E-005</text:p>
          </table:table-cell>
          <table:table-cell table:formula="of:=[.N125]/[.$G$213]/[.$G$213]" office:value-type="float" office:value="1.11175203863567">
            <text:p>1.11E+000</text:p>
          </table:table-cell>
          <table:table-cell office:value-type="float" office:value="0.00000225996207788811">
            <text:p>2.26E-006</text:p>
          </table:table-cell>
          <table:table-cell office:value-type="float" office:value="0.000383680131279897">
            <text:p>0.000383680131279897</text:p>
          </table:table-cell>
          <table:table-cell office:value-type="float" office:value="0.000431021475084532">
            <text:p>0.000431021475084532</text:p>
          </table:table-cell>
          <table:table-cell office:value-type="float" office:value="-0.000738522392057703">
            <text:p>-0.000738522392057703</text:p>
          </table:table-cell>
        </table:table-row>
        <table:table-row table:style-name="ro1">
          <table:table-cell/>
          <table:table-cell office:value-type="float" office:value="44.3897137654013">
            <text:p>44.3897137654013</text:p>
          </table:table-cell>
          <table:table-cell office:value-type="float" office:value="28.5341884997178">
            <text:p>28.5341884997178</text:p>
          </table:table-cell>
          <table:table-cell office:value-type="float" office:value="1">
            <text:p>1</text:p>
          </table:table-cell>
          <table:table-cell table:formula="of:=[.C126]*([.$G$213]/0.00356)" office:value-type="float" office:value="38.469216190575">
            <text:p>38.469216190575</text:p>
          </table:table-cell>
          <table:table-cell office:value-type="float" office:value="0.0611929214651284">
            <text:p>0.0611929214651284</text:p>
          </table:table-cell>
          <table:table-cell table:formula="of:=[.F126]/[.$G$213]" office:value-type="float" office:value="12.749800168865">
            <text:p>12.749800168865</text:p>
          </table:table-cell>
          <table:table-cell office:value-type="float" office:value="-0.00143061556572238">
            <text:p>-0.00143061556572238</text:p>
          </table:table-cell>
          <table:table-cell office:value-type="float" office:value="-0.00036446617469892">
            <text:p>-0.00036446617469892</text:p>
          </table:table-cell>
          <table:table-cell office:value-type="float" office:value="0.998549946755378">
            <text:p>0.998549946755378</text:p>
          </table:table-cell>
          <table:table-cell office:value-type="float" office:value="0.0628022882133214">
            <text:p>0.0628022882133214</text:p>
          </table:table-cell>
          <table:table-cell table:formula="of:=[.K126]/[.$G$213]" office:value-type="float" office:value="13.0851184368377">
            <text:p>13.0851184368377</text:p>
          </table:table-cell>
          <table:table-cell table:style-name="ce1" office:value-type="float" office:value="-0.0000833786936763177">
            <text:p>-8.34E-005</text:p>
          </table:table-cell>
          <table:table-cell office:value-type="float" office:value="0.000024560017272073">
            <text:p>2.46E-005</text:p>
          </table:table-cell>
          <table:table-cell table:formula="of:=[.N126]/[.$G$213]/[.$G$213]" office:value-type="float" office:value="1.06618617898862">
            <text:p>1.07E+000</text:p>
          </table:table-cell>
          <table:table-cell office:value-type="float" office:value="0.00000219831792883017">
            <text:p>2.20E-006</text:p>
          </table:table-cell>
          <table:table-cell office:value-type="float" office:value="0.000314159771786745">
            <text:p>0.000314159771786745</text:p>
          </table:table-cell>
          <table:table-cell office:value-type="float" office:value="0.000380239110880376">
            <text:p>0.000380239110880376</text:p>
          </table:table-cell>
          <table:table-cell office:value-type="float" office:value="-0.000634623424571354">
            <text:p>-0.000634623424571354</text:p>
          </table:table-cell>
        </table:table-row>
        <table:table-row table:style-name="ro1">
          <table:table-cell/>
          <table:table-cell office:value-type="float" office:value="44.3885932614399">
            <text:p>44.3885932614399</text:p>
          </table:table-cell>
          <table:table-cell office:value-type="float" office:value="28.1985683190066">
            <text:p>28.1985683190066</text:p>
          </table:table-cell>
          <table:table-cell office:value-type="float" office:value="1">
            <text:p>1</text:p>
          </table:table-cell>
          <table:table-cell table:formula="of:=[.C127]*([.$G$213]/0.00356)" office:value-type="float" office:value="38.0167398466332">
            <text:p>38.0167398466332</text:p>
          </table:table-cell>
          <table:table-cell office:value-type="float" office:value="0.0613782838998096">
            <text:p>0.0613782838998096</text:p>
          </table:table-cell>
          <table:table-cell table:formula="of:=[.F127]/[.$G$213]" office:value-type="float" office:value="12.7884212045079">
            <text:p>12.7884212045079</text:p>
          </table:table-cell>
          <table:table-cell office:value-type="float" office:value="-0.00143122387441419">
            <text:p>-0.00143122387441419</text:p>
          </table:table-cell>
          <table:table-cell office:value-type="float" office:value="-0.000308424373843725">
            <text:p>-0.000308424373843725</text:p>
          </table:table-cell>
          <table:table-cell office:value-type="float" office:value="0.998549704655723">
            <text:p>0.998549704655723</text:p>
          </table:table-cell>
          <table:table-cell office:value-type="float" office:value="0.0627142806773871">
            <text:p>0.0627142806773871</text:p>
          </table:table-cell>
          <table:table-cell table:formula="of:=[.K127]/[.$G$213]" office:value-type="float" office:value="13.0667817000117">
            <text:p>13.0667817000117</text:p>
          </table:table-cell>
          <table:table-cell table:style-name="ce1" office:value-type="float" office:value="-0.000091564394850838">
            <text:p>-9.16E-005</text:p>
          </table:table-cell>
          <table:table-cell office:value-type="float" office:value="0.0000235106899350085">
            <text:p>2.35E-005</text:p>
          </table:table-cell>
          <table:table-cell table:formula="of:=[.N127]/[.$G$213]/[.$G$213]" office:value-type="float" office:value="1.02063334848286">
            <text:p>1.02E+000</text:p>
          </table:table-cell>
          <table:table-cell office:value-type="float" office:value="0.0000021366794236938">
            <text:p>2.14E-006</text:p>
          </table:table-cell>
          <table:table-cell office:value-type="float" office:value="0.000247799144654196">
            <text:p>0.000247799144654196</text:p>
          </table:table-cell>
          <table:table-cell office:value-type="float" office:value="0.000331535578041719">
            <text:p>0.000331535578041719</text:p>
          </table:table-cell>
          <table:table-cell office:value-type="float" office:value="-0.000529694266925947">
            <text:p>-0.000529694266925947</text:p>
          </table:table-cell>
        </table:table-row>
        <table:table-row table:style-name="ro1">
          <table:table-cell/>
          <table:table-cell office:value-type="float" office:value="44.3874727574784">
            <text:p>44.3874727574784</text:p>
          </table:table-cell>
          <table:table-cell office:value-type="float" office:value="27.8629481382954">
            <text:p>27.8629481382954</text:p>
          </table:table-cell>
          <table:table-cell office:value-type="float" office:value="1">
            <text:p>1</text:p>
          </table:table-cell>
          <table:table-cell table:formula="of:=[.C128]*([.$G$213]/0.00356)" office:value-type="float" office:value="37.5642635026914">
            <text:p>37.5642635026914</text:p>
          </table:table-cell>
          <table:table-cell office:value-type="float" office:value="0.0615371329126358">
            <text:p>0.0615371329126358</text:p>
          </table:table-cell>
          <table:table-cell table:formula="of:=[.F128]/[.$G$213]" office:value-type="float" office:value="12.8215180582299">
            <text:p>12.8215180582299</text:p>
          </table:table-cell>
          <table:table-cell office:value-type="float" office:value="-0.0014195354763029">
            <text:p>-0.0014195354763029</text:p>
          </table:table-cell>
          <table:table-cell office:value-type="float" office:value="-0.000267580944201258">
            <text:p>-0.000267580944201258</text:p>
          </table:table-cell>
          <table:table-cell office:value-type="float" office:value="0.998549535752672">
            <text:p>0.998549535752672</text:p>
          </table:table-cell>
          <table:table-cell office:value-type="float" office:value="0.0626202641874298">
            <text:p>0.0626202641874298</text:p>
          </table:table-cell>
          <table:table-cell table:formula="of:=[.K128]/[.$G$213]" office:value-type="float" office:value="13.0471929725767">
            <text:p>13.0471929725767</text:p>
          </table:table-cell>
          <table:table-cell table:style-name="ce1" office:value-type="float" office:value="-0.0000986348622877538">
            <text:p>-9.86E-005</text:p>
          </table:table-cell>
          <table:table-cell office:value-type="float" office:value="0.0000224798946189445">
            <text:p>2.25E-005</text:p>
          </table:table-cell>
          <table:table-cell table:formula="of:=[.N128]/[.$G$213]/[.$G$213]" office:value-type="float" office:value="0.97588502004405">
            <text:p>9.76E-001</text:p>
          </table:table-cell>
          <table:table-cell office:value-type="float" office:value="0.00000207274473869178">
            <text:p>2.07E-006</text:p>
          </table:table-cell>
          <table:table-cell office:value-type="float" office:value="0.000210516140047864">
            <text:p>0.000210516140047864</text:p>
          </table:table-cell>
          <table:table-cell office:value-type="float" office:value="0.000308327725310772">
            <text:p>0.000308327725310772</text:p>
          </table:table-cell>
          <table:table-cell office:value-type="float" office:value="-0.000428554849722328">
            <text:p>-0.000428554849722328</text:p>
          </table:table-cell>
        </table:table-row>
        <table:table-row table:style-name="ro1">
          <table:table-cell/>
          <table:table-cell office:value-type="float" office:value="44.386352253517">
            <text:p>44.386352253517</text:p>
          </table:table-cell>
          <table:table-cell office:value-type="float" office:value="27.5273279575843">
            <text:p>27.5273279575843</text:p>
          </table:table-cell>
          <table:table-cell office:value-type="float" office:value="1">
            <text:p>1</text:p>
          </table:table-cell>
          <table:table-cell table:formula="of:=[.C129]*([.$G$213]/0.00356)" office:value-type="float" office:value="37.1117871587497">
            <text:p>37.1117871587497</text:p>
          </table:table-cell>
          <table:table-cell office:value-type="float" office:value="0.0616392422599618">
            <text:p>0.0616392422599618</text:p>
          </table:table-cell>
          <table:table-cell table:formula="of:=[.F129]/[.$G$213]" office:value-type="float" office:value="12.8427929662195">
            <text:p>12.8427929662195</text:p>
          </table:table-cell>
          <table:table-cell office:value-type="float" office:value="-0.00138113629867221">
            <text:p>-0.00138113629867221</text:p>
          </table:table-cell>
          <table:table-cell office:value-type="float" office:value="-0.000250815995704944">
            <text:p>-0.000250815995704944</text:p>
          </table:table-cell>
          <table:table-cell office:value-type="float" office:value="0.998549410582634">
            <text:p>0.998549410582634</text:p>
          </table:table-cell>
          <table:table-cell office:value-type="float" office:value="0.0625176377147915">
            <text:p>0.0625176377147915</text:p>
          </table:table-cell>
          <table:table-cell table:formula="of:=[.K129]/[.$G$213]" office:value-type="float" office:value="13.0258103193736">
            <text:p>13.0258103193736</text:p>
          </table:table-cell>
          <table:table-cell office:value-type="float" office:value="-0.000104097223864458">
            <text:p>-0.000104097223864458</text:p>
          </table:table-cell>
          <table:table-cell office:value-type="float" office:value="0.000021476265111151">
            <text:p>2.15E-005</text:p>
          </table:table-cell>
          <table:table-cell table:formula="of:=[.N129]/[.$G$213]/[.$G$213]" office:value-type="float" office:value="0.932315998972908">
            <text:p>9.32E-001</text:p>
          </table:table-cell>
          <table:table-cell office:value-type="float" office:value="0.00000200550944524203">
            <text:p>2.01E-006</text:p>
          </table:table-cell>
          <table:table-cell office:value-type="float" office:value="0.000228394568642287">
            <text:p>0.000228394568642287</text:p>
          </table:table-cell>
          <table:table-cell office:value-type="float" office:value="0.00033489383540411">
            <text:p>0.00033489383540411</text:p>
          </table:table-cell>
          <table:table-cell office:value-type="float" office:value="-0.000332350063087198">
            <text:p>-0.000332350063087198</text:p>
          </table:table-cell>
        </table:table-row>
        <table:table-row table:style-name="ro1">
          <table:table-cell/>
          <table:table-cell office:value-type="float" office:value="44.3852317495555">
            <text:p>44.3852317495555</text:p>
          </table:table-cell>
          <table:table-cell office:value-type="float" office:value="27.1917077768731">
            <text:p>27.1917077768731</text:p>
          </table:table-cell>
          <table:table-cell office:value-type="float" office:value="1">
            <text:p>1</text:p>
          </table:table-cell>
          <table:table-cell table:formula="of:=[.C130]*([.$G$213]/0.00356)" office:value-type="float" office:value="36.6593108148079">
            <text:p>36.6593108148079</text:p>
          </table:table-cell>
          <table:table-cell office:value-type="float" office:value="0.0617389306280877">
            <text:p>0.0617389306280877</text:p>
          </table:table-cell>
          <table:table-cell table:formula="of:=[.F130]/[.$G$213]" office:value-type="float" office:value="12.8635634531048">
            <text:p>12.8635634531048</text:p>
          </table:table-cell>
          <table:table-cell office:value-type="float" office:value="-0.00133950338397076">
            <text:p>-0.00133950338397076</text:p>
          </table:table-cell>
          <table:table-cell office:value-type="float" office:value="-0.00023313039880239">
            <text:p>-0.00023313039880239</text:p>
          </table:table-cell>
          <table:table-cell office:value-type="float" office:value="0.998549314238823">
            <text:p>0.998549314238823</text:p>
          </table:table-cell>
          <table:table-cell office:value-type="float" office:value="0.062414971288154">
            <text:p>0.062414971288154</text:p>
          </table:table-cell>
          <table:table-cell table:formula="of:=[.K130]/[.$G$213]" office:value-type="float" office:value="13.0044193415883">
            <text:p>13.0044193415883</text:p>
          </table:table-cell>
          <table:table-cell office:value-type="float" office:value="-0.000109563374596448">
            <text:p>-0.000109563374596448</text:p>
          </table:table-cell>
          <table:table-cell office:value-type="float" office:value="0.0000204722572260023">
            <text:p>2.05E-005</text:p>
          </table:table-cell>
          <table:table-cell table:formula="of:=[.N130]/[.$G$213]/[.$G$213]" office:value-type="float" office:value="0.888730551988783">
            <text:p>8.89E-001</text:p>
          </table:table-cell>
          <table:table-cell office:value-type="float" office:value="0.00000193828040999954">
            <text:p>1.94E-006</text:p>
          </table:table-cell>
          <table:table-cell office:value-type="float" office:value="0.000248689551408876">
            <text:p>0.000248689551408876</text:p>
          </table:table-cell>
          <table:table-cell office:value-type="float" office:value="0.000365858015098698">
            <text:p>0.000365858015098698</text:p>
          </table:table-cell>
          <table:table-cell office:value-type="float" office:value="-0.00023779147627012">
            <text:p>-0.00023779147627012</text:p>
          </table:table-cell>
        </table:table-row>
        <table:table-row table:style-name="ro1">
          <table:table-cell/>
          <table:table-cell office:value-type="float" office:value="44.384111245594">
            <text:p>44.384111245594</text:p>
          </table:table-cell>
          <table:table-cell office:value-type="float" office:value="26.8560875961619">
            <text:p>26.8560875961619</text:p>
          </table:table-cell>
          <table:table-cell office:value-type="float" office:value="1">
            <text:p>1</text:p>
          </table:table-cell>
          <table:table-cell table:formula="of:=[.C131]*([.$G$213]/0.00356)" office:value-type="float" office:value="36.2068344708661">
            <text:p>36.2068344708661</text:p>
          </table:table-cell>
          <table:table-cell office:value-type="float" office:value="0.0618277505526593">
            <text:p>0.0618277505526593</text:p>
          </table:table-cell>
          <table:table-cell table:formula="of:=[.F131]/[.$G$213]" office:value-type="float" office:value="12.8820694544884">
            <text:p>12.8820694544884</text:p>
          </table:table-cell>
          <table:table-cell office:value-type="float" office:value="-0.00127786703778233">
            <text:p>-0.00127786703778233</text:p>
          </table:table-cell>
          <table:table-cell office:value-type="float" office:value="-0.000209965007477025">
            <text:p>-0.000209965007477025</text:p>
          </table:table-cell>
          <table:table-cell office:value-type="float" office:value="0.998549511029683">
            <text:p>0.998549511029683</text:p>
          </table:table-cell>
          <table:table-cell office:value-type="float" office:value="0.0623054531198615">
            <text:p>0.0623054531198615</text:p>
          </table:table-cell>
          <table:table-cell table:formula="of:=[.K131]/[.$G$213]" office:value-type="float" office:value="12.981600774879">
            <text:p>12.981600774879</text:p>
          </table:table-cell>
          <table:table-cell office:value-type="float" office:value="-0.000113619481693573">
            <text:p>-0.000113619481693573</text:p>
          </table:table-cell>
          <table:table-cell office:value-type="float" office:value="0.0000194956165951489">
            <text:p>1.95E-005</text:p>
          </table:table-cell>
          <table:table-cell table:formula="of:=[.N131]/[.$G$213]/[.$G$213]" office:value-type="float" office:value="0.846333157438142">
            <text:p>8.46E-001</text:p>
          </table:table-cell>
          <table:table-cell office:value-type="float" office:value="0.00000187344926353414">
            <text:p>1.87E-006</text:p>
          </table:table-cell>
          <table:table-cell office:value-type="float" office:value="0.000272397592364288">
            <text:p>0.000272397592364288</text:p>
          </table:table-cell>
          <table:table-cell office:value-type="float" office:value="0.000407786693145999">
            <text:p>0.000407786693145999</text:p>
          </table:table-cell>
          <table:table-cell office:value-type="float" office:value="-0.000160054507013649">
            <text:p>-0.000160054507013649</text:p>
          </table:table-cell>
        </table:table-row>
        <table:table-row table:style-name="ro1">
          <table:table-cell/>
          <table:table-cell office:value-type="float" office:value="44.3829907416326">
            <text:p>44.3829907416326</text:p>
          </table:table-cell>
          <table:table-cell office:value-type="float" office:value="26.5204674154508">
            <text:p>26.5204674154508</text:p>
          </table:table-cell>
          <table:table-cell office:value-type="float" office:value="1">
            <text:p>1</text:p>
          </table:table-cell>
          <table:table-cell table:formula="of:=[.C132]*([.$G$213]/0.00356)" office:value-type="float" office:value="35.7543581269244">
            <text:p>35.7543581269244</text:p>
          </table:table-cell>
          <table:table-cell office:value-type="float" office:value="0.0618944252102719">
            <text:p>0.0618944252102719</text:p>
          </table:table-cell>
          <table:table-cell table:formula="of:=[.F132]/[.$G$213]" office:value-type="float" office:value="12.8959613972251">
            <text:p>12.8959613972251</text:p>
          </table:table-cell>
          <table:table-cell office:value-type="float" office:value="-0.0011732427254283">
            <text:p>-0.0011732427254283</text:p>
          </table:table-cell>
          <table:table-cell office:value-type="float" office:value="-0.000170797255070749">
            <text:p>-0.000170797255070749</text:p>
          </table:table-cell>
          <table:table-cell office:value-type="float" office:value="0.998550193454186">
            <text:p>0.998550193454186</text:p>
          </table:table-cell>
          <table:table-cell office:value-type="float" office:value="0.0621866759546643">
            <text:p>0.0621866759546643</text:p>
          </table:table-cell>
          <table:table-cell table:formula="of:=[.K132]/[.$G$213]" office:value-type="float" office:value="12.9568530575837">
            <text:p>12.9568530575837</text:p>
          </table:table-cell>
          <table:table-cell office:value-type="float" office:value="-0.00011581115600017">
            <text:p>-0.00011581115600017</text:p>
          </table:table-cell>
          <table:table-cell office:value-type="float" office:value="0.0000185540965536576">
            <text:p>1.86E-005</text:p>
          </table:table-cell>
          <table:table-cell table:formula="of:=[.N132]/[.$G$213]/[.$G$213]" office:value-type="float" office:value="0.805460398907135">
            <text:p>8.05E-001</text:p>
          </table:table-cell>
          <table:table-cell office:value-type="float" office:value="0.0000018118301375868">
            <text:p>1.81E-006</text:p>
          </table:table-cell>
          <table:table-cell office:value-type="float" office:value="0.000307126326177845">
            <text:p>0.000307126326177845</text:p>
          </table:table-cell>
          <table:table-cell office:value-type="float" office:value="0.000474616562707095">
            <text:p>0.000474616562707095</text:p>
          </table:table-cell>
          <table:table-cell office:value-type="float" office:value="-0.000116480574968735">
            <text:p>-0.000116480574968735</text:p>
          </table:table-cell>
        </table:table-row>
        <table:table-row table:style-name="ro1">
          <table:table-cell/>
          <table:table-cell office:value-type="float" office:value="44.3818702376711">
            <text:p>44.3818702376711</text:p>
          </table:table-cell>
          <table:table-cell office:value-type="float" office:value="26.1848472347396">
            <text:p>26.1848472347396</text:p>
          </table:table-cell>
          <table:table-cell office:value-type="float" office:value="1">
            <text:p>1</text:p>
          </table:table-cell>
          <table:table-cell table:formula="of:=[.C133]*([.$G$213]/0.00356)" office:value-type="float" office:value="35.3018817829826">
            <text:p>35.3018817829826</text:p>
          </table:table-cell>
          <table:table-cell office:value-type="float" office:value="0.0619612445457434">
            <text:p>0.0619612445457434</text:p>
          </table:table-cell>
          <table:table-cell table:formula="of:=[.F133]/[.$G$213]" office:value-type="float" office:value="12.9098834841966">
            <text:p>12.9098834841966</text:p>
          </table:table-cell>
          <table:table-cell office:value-type="float" office:value="-0.00106608366543085">
            <text:p>-0.00106608366543085</text:p>
          </table:table-cell>
          <table:table-cell office:value-type="float" office:value="-0.000129096457768602">
            <text:p>-0.000129096457768602</text:p>
          </table:table-cell>
          <table:table-cell office:value-type="float" office:value="0.998550875878688">
            <text:p>0.998550875878688</text:p>
          </table:table-cell>
          <table:table-cell office:value-type="float" office:value="0.0620678988698883">
            <text:p>0.0620678988698883</text:p>
          </table:table-cell>
          <table:table-cell table:formula="of:=[.K133]/[.$G$213]" office:value-type="float" office:value="12.9321053570446">
            <text:p>12.9321053570446</text:p>
          </table:table-cell>
          <table:table-cell office:value-type="float" office:value="-0.000118003456398893">
            <text:p>-0.000118003456398893</text:p>
          </table:table-cell>
          <table:table-cell office:value-type="float" office:value="0.0000176125376759199">
            <text:p>1.76E-005</text:p>
          </table:table-cell>
          <table:table-cell table:formula="of:=[.N133]/[.$G$213]/[.$G$213]" office:value-type="float" office:value="0.764585954438015">
            <text:p>7.65E-001</text:p>
          </table:table-cell>
          <table:table-cell office:value-type="float" office:value="0.00000175020971578898">
            <text:p>1.75E-006</text:p>
          </table:table-cell>
          <table:table-cell office:value-type="float" office:value="0.000341183309318022">
            <text:p>0.000341183309318022</text:p>
          </table:table-cell>
          <table:table-cell office:value-type="float" office:value="0.000539558619054456">
            <text:p>0.000539558619054456</text:p>
          </table:table-cell>
          <table:table-cell table:style-name="ce1" office:value-type="float" office:value="-0.0000757336452203513">
            <text:p>-7.57E-005</text:p>
          </table:table-cell>
        </table:table-row>
        <table:table-row table:style-name="ro1">
          <table:table-cell/>
          <table:table-cell office:value-type="float" office:value="44.3807497337097">
            <text:p>44.3807497337097</text:p>
          </table:table-cell>
          <table:table-cell office:value-type="float" office:value="25.8492270540285">
            <text:p>25.8492270540285</text:p>
          </table:table-cell>
          <table:table-cell office:value-type="float" office:value="1">
            <text:p>1</text:p>
          </table:table-cell>
          <table:table-cell table:formula="of:=[.C134]*([.$G$213]/0.00356)" office:value-type="float" office:value="34.8494054390409">
            <text:p>34.8494054390409</text:p>
          </table:table-cell>
          <table:table-cell office:value-type="float" office:value="0.0620315610395623">
            <text:p>0.0620315610395623</text:p>
          </table:table-cell>
          <table:table-cell table:formula="of:=[.F134]/[.$G$213]" office:value-type="float" office:value="12.924534218682">
            <text:p>12.924534218682</text:p>
          </table:table-cell>
          <table:table-cell office:value-type="float" office:value="-0.000947812302473534">
            <text:p>-0.000947812302473534</text:p>
          </table:table-cell>
          <table:table-cell table:style-name="ce1" office:value-type="float" office:value="-0.0000647451261461559">
            <text:p>-6.47E-005</text:p>
          </table:table-cell>
          <table:table-cell office:value-type="float" office:value="0.99855162570395">
            <text:p>0.99855162570395</text:p>
          </table:table-cell>
          <table:table-cell office:value-type="float" office:value="0.0619427892277201">
            <text:p>0.0619427892277201</text:p>
          </table:table-cell>
          <table:table-cell table:formula="of:=[.K134]/[.$G$213]" office:value-type="float" office:value="12.906038241786">
            <text:p>12.906038241786</text:p>
          </table:table-cell>
          <table:table-cell office:value-type="float" office:value="-0.000118998961928773">
            <text:p>-0.000118998961928773</text:p>
          </table:table-cell>
          <table:table-cell office:value-type="float" office:value="0.0000167159119907403">
            <text:p>1.67E-005</text:p>
          </table:table-cell>
          <table:table-cell table:formula="of:=[.N134]/[.$G$213]/[.$G$213]" office:value-type="float" office:value="0.725662125408314">
            <text:p>7.26E-001</text:p>
          </table:table-cell>
          <table:table-cell office:value-type="float" office:value="0.00000168978076165713">
            <text:p>1.69E-006</text:p>
          </table:table-cell>
          <table:table-cell office:value-type="float" office:value="0.000363352287423626">
            <text:p>0.000363352287423626</text:p>
          </table:table-cell>
          <table:table-cell office:value-type="float" office:value="0.000576882808904947">
            <text:p>0.000576882808904947</text:p>
          </table:table-cell>
          <table:table-cell table:style-name="ce1" office:value-type="float" office:value="-0.0000566478890174551">
            <text:p>-5.66E-005</text:p>
          </table:table-cell>
        </table:table-row>
        <table:table-row table:style-name="ro1">
          <table:table-cell/>
          <table:table-cell office:value-type="float" office:value="44.3796292297482">
            <text:p>44.3796292297482</text:p>
          </table:table-cell>
          <table:table-cell office:value-type="float" office:value="25.5136068733173">
            <text:p>25.5136068733173</text:p>
          </table:table-cell>
          <table:table-cell office:value-type="float" office:value="1">
            <text:p>1</text:p>
          </table:table-cell>
          <table:table-cell table:formula="of:=[.C135]*([.$G$213]/0.00356)" office:value-type="float" office:value="34.3969290950991">
            <text:p>34.3969290950991</text:p>
          </table:table-cell>
          <table:table-cell office:value-type="float" office:value="0.0621088222601664">
            <text:p>0.0621088222601664</text:p>
          </table:table-cell>
          <table:table-cell table:formula="of:=[.F135]/[.$G$213]" office:value-type="float" office:value="12.9406319159306">
            <text:p>12.9406319159306</text:p>
          </table:table-cell>
          <table:table-cell office:value-type="float" office:value="-0.00080840629596934">
            <text:p>-0.00080840629596934</text:p>
          </table:table-cell>
          <table:table-cell table:style-name="ce1" office:value-type="float" office:value="0.0000395954831165651">
            <text:p>3.96E-005</text:p>
          </table:table-cell>
          <table:table-cell office:value-type="float" office:value="0.998552404071559">
            <text:p>0.998552404071559</text:p>
          </table:table-cell>
          <table:table-cell office:value-type="float" office:value="0.0618099374791739">
            <text:p>0.0618099374791739</text:p>
          </table:table-cell>
          <table:table-cell table:formula="of:=[.K135]/[.$G$213]" office:value-type="float" office:value="12.8783580264033">
            <text:p>12.8783580264033</text:p>
          </table:table-cell>
          <table:table-cell office:value-type="float" office:value="-0.000118526334198592">
            <text:p>-0.000118526334198592</text:p>
          </table:table-cell>
          <table:table-cell office:value-type="float" office:value="0.0000158742867140362">
            <text:p>1.59E-005</text:p>
          </table:table-cell>
          <table:table-cell table:formula="of:=[.N135]/[.$G$213]/[.$G$213]" office:value-type="float" office:value="0.689125944347491">
            <text:p>6.89E-001</text:p>
          </table:table-cell>
          <table:table-cell office:value-type="float" office:value="0.00000163080054845236">
            <text:p>1.63E-006</text:p>
          </table:table-cell>
          <table:table-cell office:value-type="float" office:value="0.000360668241945325">
            <text:p>0.000360668241945325</text:p>
          </table:table-cell>
          <table:table-cell office:value-type="float" office:value="0.000558189671837408">
            <text:p>0.000558189671837408</text:p>
          </table:table-cell>
          <table:table-cell table:style-name="ce1" office:value-type="float" office:value="-0.0000811559497428615">
            <text:p>-8.12E-005</text:p>
          </table:table-cell>
        </table:table-row>
        <table:table-row table:style-name="ro1">
          <table:table-cell/>
          <table:table-cell office:value-type="float" office:value="44.3785087257868">
            <text:p>44.3785087257868</text:p>
          </table:table-cell>
          <table:table-cell office:value-type="float" office:value="25.1779866926061">
            <text:p>25.1779866926061</text:p>
          </table:table-cell>
          <table:table-cell office:value-type="float" office:value="1">
            <text:p>1</text:p>
          </table:table-cell>
          <table:table-cell table:formula="of:=[.C136]*([.$G$213]/0.00356)" office:value-type="float" office:value="33.9444527511572">
            <text:p>33.9444527511572</text:p>
          </table:table-cell>
          <table:table-cell office:value-type="float" office:value="0.0621866607572078">
            <text:p>0.0621866607572078</text:p>
          </table:table-cell>
          <table:table-cell table:formula="of:=[.F136]/[.$G$213]" office:value-type="float" office:value="12.9568498911304">
            <text:p>12.9568498911304</text:p>
          </table:table-cell>
          <table:table-cell office:value-type="float" office:value="-0.000669657985881504">
            <text:p>-0.000669657985881504</text:p>
          </table:table-cell>
          <table:table-cell office:value-type="float" office:value="0.000144579323784287">
            <text:p>0.000144579323784287</text:p>
          </table:table-cell>
          <table:table-cell office:value-type="float" office:value="0.998553167516227">
            <text:p>0.998553167516227</text:p>
          </table:table-cell>
          <table:table-cell office:value-type="float" office:value="0.0616770916010496">
            <text:p>0.0616770916010496</text:p>
          </table:table-cell>
          <table:table-cell table:formula="of:=[.K136]/[.$G$213]" office:value-type="float" office:value="12.8506790341475">
            <text:p>12.8506790341475</text:p>
          </table:table-cell>
          <table:table-cell office:value-type="float" office:value="-0.000118052793286915">
            <text:p>-0.000118052793286915</text:p>
          </table:table-cell>
          <table:table-cell office:value-type="float" office:value="0.0000150326791046402">
            <text:p>1.50E-005</text:p>
          </table:table-cell>
          <table:table-cell table:formula="of:=[.N136]/[.$G$213]/[.$G$213]" office:value-type="float" office:value="0.652590530250288">
            <text:p>6.53E-001</text:p>
          </table:table-cell>
          <table:table-cell office:value-type="float" office:value="0.00000157181842151246">
            <text:p>1.57E-006</text:p>
          </table:table-cell>
          <table:table-cell office:value-type="float" office:value="0.000355871995879148">
            <text:p>0.000355871995879148</text:p>
          </table:table-cell>
          <table:table-cell office:value-type="float" office:value="0.000535416605293303">
            <text:p>0.000535416605293303</text:p>
          </table:table-cell>
          <table:table-cell office:value-type="float" office:value="-0.000107319737750763">
            <text:p>-0.000107319737750763</text:p>
          </table:table-cell>
        </table:table-row>
        <table:table-row table:style-name="ro1">
          <table:table-cell/>
          <table:table-cell office:value-type="float" office:value="44.3773882218253">
            <text:p>44.3773882218253</text:p>
          </table:table-cell>
          <table:table-cell office:value-type="float" office:value="24.842366511895">
            <text:p>24.842366511895</text:p>
          </table:table-cell>
          <table:table-cell office:value-type="float" office:value="1">
            <text:p>1</text:p>
          </table:table-cell>
          <table:table-cell table:formula="of:=[.C137]*([.$G$213]/0.00356)" office:value-type="float" office:value="33.4919764072156">
            <text:p>33.4919764072156</text:p>
          </table:table-cell>
          <table:table-cell office:value-type="float" office:value="0.0622629533765014">
            <text:p>0.0622629533765014</text:p>
          </table:table-cell>
          <table:table-cell table:formula="of:=[.F137]/[.$G$213]" office:value-type="float" office:value="12.9727457762599">
            <text:p>12.9727457762599</text:p>
          </table:table-cell>
          <table:table-cell office:value-type="float" office:value="-0.000549183629215729">
            <text:p>-0.000549183629215729</text:p>
          </table:table-cell>
          <table:table-cell office:value-type="float" office:value="0.000253907772995565">
            <text:p>0.000253907772995565</text:p>
          </table:table-cell>
          <table:table-cell office:value-type="float" office:value="0.998553688781552">
            <text:p>0.998553688781552</text:p>
          </table:table-cell>
          <table:table-cell office:value-type="float" office:value="0.0615387178454139">
            <text:p>0.0615387178454139</text:p>
          </table:table-cell>
          <table:table-cell table:formula="of:=[.K137]/[.$G$213]" office:value-type="float" office:value="12.8218482855784">
            <text:p>12.8218482855784</text:p>
          </table:table-cell>
          <table:table-cell office:value-type="float" office:value="-0.000115977357589405">
            <text:p>-0.000115977357589405</text:p>
          </table:table-cell>
          <table:table-cell office:value-type="float" office:value="0.000014251908556855">
            <text:p>1.43E-005</text:p>
          </table:table-cell>
          <table:table-cell table:formula="of:=[.N137]/[.$G$213]/[.$G$213]" office:value-type="float" office:value="0.618696141749327">
            <text:p>6.19E-001</text:p>
          </table:table-cell>
          <table:table-cell office:value-type="float" office:value="0.00000151329819981774">
            <text:p>1.51E-006</text:p>
          </table:table-cell>
          <table:table-cell office:value-type="float" office:value="0.000337714509315137">
            <text:p>0.000337714509315137</text:p>
          </table:table-cell>
          <table:table-cell office:value-type="float" office:value="0.000477009588870044">
            <text:p>0.000477009588870044</text:p>
          </table:table-cell>
          <table:table-cell office:value-type="float" office:value="-0.000139804417287129">
            <text:p>-0.000139804417287129</text:p>
          </table:table-cell>
        </table:table-row>
        <table:table-row table:style-name="ro1">
          <table:table-cell/>
          <table:table-cell office:value-type="float" office:value="44.3762677178639">
            <text:p>44.3762677178639</text:p>
          </table:table-cell>
          <table:table-cell office:value-type="float" office:value="24.5067463311838">
            <text:p>24.5067463311838</text:p>
          </table:table-cell>
          <table:table-cell office:value-type="float" office:value="1">
            <text:p>1</text:p>
          </table:table-cell>
          <table:table-cell table:formula="of:=[.C138]*([.$G$213]/0.00356)" office:value-type="float" office:value="33.0395000632737">
            <text:p>33.0395000632737</text:p>
          </table:table-cell>
          <table:table-cell office:value-type="float" office:value="0.0623388685531199">
            <text:p>0.0623388685531199</text:p>
          </table:table-cell>
          <table:table-cell table:formula="of:=[.F138]/[.$G$213]" office:value-type="float" office:value="12.9885630196354">
            <text:p>12.9885630196354</text:p>
          </table:table-cell>
          <table:table-cell office:value-type="float" office:value="-0.000467197928992067">
            <text:p>-0.000467197928992067</text:p>
          </table:table-cell>
          <table:table-cell office:value-type="float" office:value="0.000360323033804965">
            <text:p>0.000360323033804965</text:p>
          </table:table-cell>
          <table:table-cell office:value-type="float" office:value="0.998553682146265">
            <text:p>0.998553682146265</text:p>
          </table:table-cell>
          <table:table-cell office:value-type="float" office:value="0.0613940857685001">
            <text:p>0.0613940857685001</text:p>
          </table:table-cell>
          <table:table-cell table:formula="of:=[.K138]/[.$G$213]" office:value-type="float" office:value="12.7917135896936">
            <text:p>12.7917135896936</text:p>
          </table:table-cell>
          <table:table-cell office:value-type="float" office:value="-0.000112088914679073">
            <text:p>-0.000112088914679073</text:p>
          </table:table-cell>
          <table:table-cell office:value-type="float" office:value="0.0000135397395673886">
            <text:p>1.35E-005</text:p>
          </table:table-cell>
          <table:table-cell table:formula="of:=[.N138]/[.$G$213]/[.$G$213]" office:value-type="float" office:value="0.587779846973884">
            <text:p>5.88E-001</text:p>
          </table:table-cell>
          <table:table-cell office:value-type="float" office:value="0.00000145528851754106">
            <text:p>1.46E-006</text:p>
          </table:table-cell>
          <table:table-cell office:value-type="float" office:value="0.000295088646181428">
            <text:p>0.000295088646181428</text:p>
          </table:table-cell>
          <table:table-cell office:value-type="float" office:value="0.000350628187143295">
            <text:p>0.000350628187143295</text:p>
          </table:table-cell>
          <table:table-cell office:value-type="float" office:value="-0.000186875306593153">
            <text:p>-0.000186875306593153</text:p>
          </table:table-cell>
        </table:table-row>
        <table:table-row table:style-name="ro1">
          <table:table-cell/>
          <table:table-cell office:value-type="float" office:value="44.3751472139024">
            <text:p>44.3751472139024</text:p>
          </table:table-cell>
          <table:table-cell office:value-type="float" office:value="24.1711261504726">
            <text:p>24.1711261504726</text:p>
          </table:table-cell>
          <table:table-cell office:value-type="float" office:value="1">
            <text:p>1</text:p>
          </table:table-cell>
          <table:table-cell table:formula="of:=[.C139]*([.$G$213]/0.00356)" office:value-type="float" office:value="32.5870237193319">
            <text:p>32.5870237193319</text:p>
          </table:table-cell>
          <table:table-cell office:value-type="float" office:value="0.0624145689735776">
            <text:p>0.0624145689735776</text:p>
          </table:table-cell>
          <table:table-cell table:formula="of:=[.F139]/[.$G$213]" office:value-type="float" office:value="13.0043355176699">
            <text:p>13.0043355176699</text:p>
          </table:table-cell>
          <table:table-cell office:value-type="float" office:value="-0.000387159317575252">
            <text:p>-0.000387159317575252</text:p>
          </table:table-cell>
          <table:table-cell office:value-type="float" office:value="0.000465242430793728">
            <text:p>0.000465242430793728</text:p>
          </table:table-cell>
          <table:table-cell office:value-type="float" office:value="0.998553651597082">
            <text:p>0.998553651597082</text:p>
          </table:table-cell>
          <table:table-cell office:value-type="float" office:value="0.0612494473907438">
            <text:p>0.0612494473907438</text:p>
          </table:table-cell>
          <table:table-cell table:formula="of:=[.K139]/[.$G$213]" office:value-type="float" office:value="12.7615775810019">
            <text:p>12.7615775810019</text:p>
          </table:table-cell>
          <table:table-cell office:value-type="float" office:value="-0.000108200526889666">
            <text:p>-0.000108200526889666</text:p>
          </table:table-cell>
          <table:table-cell office:value-type="float" office:value="0.0000128275461870559">
            <text:p>1.28E-005</text:p>
          </table:table-cell>
          <table:table-cell table:formula="of:=[.N139]/[.$G$213]/[.$G$213]" office:value-type="float" office:value="0.556862493355354">
            <text:p>5.57E-001</text:p>
          </table:table-cell>
          <table:table-cell office:value-type="float" office:value="0.00000139727867696344">
            <text:p>1.40E-006</text:p>
          </table:table-cell>
          <table:table-cell office:value-type="float" office:value="0.000252659957293339">
            <text:p>0.000252659957293339</text:p>
          </table:table-cell>
          <table:table-cell office:value-type="float" office:value="0.00022333420421239">
            <text:p>0.00022333420421239</text:p>
          </table:table-cell>
          <table:table-cell office:value-type="float" office:value="-0.00023380438000492">
            <text:p>-0.00023380438000492</text:p>
          </table:table-cell>
        </table:table-row>
        <table:table-row table:style-name="ro1">
          <table:table-cell/>
          <table:table-cell office:value-type="float" office:value="44.374026709941">
            <text:p>44.374026709941</text:p>
          </table:table-cell>
          <table:table-cell office:value-type="float" office:value="23.8355059697615">
            <text:p>23.8355059697615</text:p>
          </table:table-cell>
          <table:table-cell office:value-type="float" office:value="1">
            <text:p>1</text:p>
          </table:table-cell>
          <table:table-cell table:formula="of:=[.C140]*([.$G$213]/0.00356)" office:value-type="float" office:value="32.1345473753902">
            <text:p>32.1345473753902</text:p>
          </table:table-cell>
          <table:table-cell office:value-type="float" office:value="0.0624672201867575">
            <text:p>0.0624672201867575</text:p>
          </table:table-cell>
          <table:table-cell table:formula="of:=[.F140]/[.$G$213]" office:value-type="float" office:value="13.0153056173255">
            <text:p>13.0153056173255</text:p>
          </table:table-cell>
          <table:table-cell office:value-type="float" office:value="-0.000344907152389258">
            <text:p>-0.000344907152389258</text:p>
          </table:table-cell>
          <table:table-cell office:value-type="float" office:value="0.000535064193525036">
            <text:p>0.000535064193525036</text:p>
          </table:table-cell>
          <table:table-cell office:value-type="float" office:value="0.99855373602558">
            <text:p>0.99855373602558</text:p>
          </table:table-cell>
          <table:table-cell office:value-type="float" office:value="0.0610977382177026">
            <text:p>0.0610977382177026</text:p>
          </table:table-cell>
          <table:table-cell table:formula="of:=[.K140]/[.$G$213]" office:value-type="float" office:value="12.7299683426497">
            <text:p>12.7299683426497</text:p>
          </table:table-cell>
          <table:table-cell office:value-type="float" office:value="-0.000103073272115306">
            <text:p>-0.000103073272115306</text:p>
          </table:table-cell>
          <table:table-cell office:value-type="float" office:value="0.000012182964902455">
            <text:p>1.22E-005</text:p>
          </table:table-cell>
          <table:table-cell table:formula="of:=[.N140]/[.$G$213]/[.$G$213]" office:value-type="float" office:value="0.528880279447969">
            <text:p>5.29E-001</text:p>
          </table:table-cell>
          <table:table-cell office:value-type="float" office:value="0.00000134447227396252">
            <text:p>1.34E-006</text:p>
          </table:table-cell>
          <table:table-cell office:value-type="float" office:value="0.000256728627931381">
            <text:p>0.000256728627931381</text:p>
          </table:table-cell>
          <table:table-cell office:value-type="float" office:value="0.000181743451751674">
            <text:p>0.000181743451751674</text:p>
          </table:table-cell>
          <table:table-cell office:value-type="float" office:value="-0.000262486049106965">
            <text:p>-0.000262486049106965</text:p>
          </table:table-cell>
        </table:table-row>
        <table:table-row table:style-name="ro1">
          <table:table-cell/>
          <table:table-cell office:value-type="float" office:value="44.3729062059795">
            <text:p>44.3729062059795</text:p>
          </table:table-cell>
          <table:table-cell office:value-type="float" office:value="23.4998857890503">
            <text:p>23.4998857890503</text:p>
          </table:table-cell>
          <table:table-cell office:value-type="float" office:value="1">
            <text:p>1</text:p>
          </table:table-cell>
          <table:table-cell table:formula="of:=[.C141]*([.$G$213]/0.00356)" office:value-type="float" office:value="31.6820710314484">
            <text:p>31.6820710314484</text:p>
          </table:table-cell>
          <table:table-cell office:value-type="float" office:value="0.0624876796113092">
            <text:p>0.0624876796113092</text:p>
          </table:table-cell>
          <table:table-cell table:formula="of:=[.F141]/[.$G$213]" office:value-type="float" office:value="13.0195684236822">
            <text:p>13.0195684236822</text:p>
          </table:table-cell>
          <table:table-cell office:value-type="float" office:value="-0.000374602177083561">
            <text:p>-0.000374602177083561</text:p>
          </table:table-cell>
          <table:table-cell office:value-type="float" office:value="0.00053491063851333">
            <text:p>0.00053491063851333</text:p>
          </table:table-cell>
          <table:table-cell office:value-type="float" office:value="0.998553733754814">
            <text:p>0.998553733754814</text:p>
          </table:table-cell>
          <table:table-cell office:value-type="float" office:value="0.0609385806596854">
            <text:p>0.0609385806596854</text:p>
          </table:table-cell>
          <table:table-cell table:formula="of:=[.K141]/[.$G$213]" office:value-type="float" office:value="12.6968072022514">
            <text:p>12.6968072022514</text:p>
          </table:table-cell>
          <table:table-cell table:style-name="ce1" office:value-type="float" office:value="-0.0000966625744873668">
            <text:p>-9.67E-005</text:p>
          </table:table-cell>
          <table:table-cell office:value-type="float" office:value="0.000011608403173974">
            <text:p>1.16E-005</text:p>
          </table:table-cell>
          <table:table-cell table:formula="of:=[.N141]/[.$G$213]/[.$G$213]" office:value-type="float" office:value="0.503937716619285">
            <text:p>5.04E-001</text:p>
          </table:table-cell>
          <table:table-cell office:value-type="float" office:value="0.00000129706184300051">
            <text:p>1.30E-006</text:p>
          </table:table-cell>
          <table:table-cell office:value-type="float" office:value="0.000322806044357702">
            <text:p>0.000322806044357702</text:p>
          </table:table-cell>
          <table:table-cell office:value-type="float" office:value="0.000254405324051663">
            <text:p>0.000254405324051663</text:p>
          </table:table-cell>
          <table:table-cell office:value-type="float" office:value="-0.000262558578042427">
            <text:p>-0.000262558578042427</text:p>
          </table:table-cell>
        </table:table-row>
        <table:table-row table:style-name="ro1">
          <table:table-cell/>
          <table:table-cell office:value-type="float" office:value="44.371785702018">
            <text:p>44.371785702018</text:p>
          </table:table-cell>
          <table:table-cell office:value-type="float" office:value="23.1642656083391">
            <text:p>23.1642656083391</text:p>
          </table:table-cell>
          <table:table-cell office:value-type="float" office:value="1">
            <text:p>1</text:p>
          </table:table-cell>
          <table:table-cell table:formula="of:=[.C142]*([.$G$213]/0.00356)" office:value-type="float" office:value="31.2295946875066">
            <text:p>31.2295946875066</text:p>
          </table:table-cell>
          <table:table-cell office:value-type="float" office:value="0.0625080384048564">
            <text:p>0.0625080384048564</text:p>
          </table:table-cell>
          <table:table-cell table:formula="of:=[.F142]/[.$G$213]" office:value-type="float" office:value="13.0238102631498">
            <text:p>13.0238102631498</text:p>
          </table:table-cell>
          <table:table-cell office:value-type="float" office:value="-0.000404547795920398">
            <text:p>-0.000404547795920398</text:p>
          </table:table-cell>
          <table:table-cell office:value-type="float" office:value="0.000534431841559204">
            <text:p>0.000534431841559204</text:p>
          </table:table-cell>
          <table:table-cell office:value-type="float" office:value="0.998553731484048">
            <text:p>0.998553731484048</text:p>
          </table:table-cell>
          <table:table-cell office:value-type="float" office:value="0.0607794224981221">
            <text:p>0.0607794224981221</text:p>
          </table:table-cell>
          <table:table-cell table:formula="of:=[.K142]/[.$G$213]" office:value-type="float" office:value="12.6636459361018">
            <text:p>12.6636459361018</text:p>
          </table:table-cell>
          <table:table-cell table:style-name="ce1" office:value-type="float" office:value="-0.0000902519543454577">
            <text:p>-9.03E-005</text:p>
          </table:table-cell>
          <table:table-cell office:value-type="float" office:value="0.0000110338397349502">
            <text:p>1.10E-005</text:p>
          </table:table-cell>
          <table:table-cell table:formula="of:=[.N142]/[.$G$213]/[.$G$213]" office:value-type="float" office:value="0.478995079533442">
            <text:p>4.79E-001</text:p>
          </table:table-cell>
          <table:table-cell office:value-type="float" office:value="0.00000124965116058232">
            <text:p>1.25E-006</text:p>
          </table:table-cell>
          <table:table-cell office:value-type="float" office:value="0.000389072296678542">
            <text:p>0.000389072296678542</text:p>
          </table:table-cell>
          <table:table-cell office:value-type="float" office:value="0.00032758877627946">
            <text:p>0.00032758877627946</text:p>
          </table:table-cell>
          <table:table-cell office:value-type="float" office:value="-0.000262498168508566">
            <text:p>-0.000262498168508566</text:p>
          </table:table-cell>
        </table:table-row>
        <table:table-row table:style-name="ro1">
          <table:table-cell/>
          <table:table-cell office:value-type="float" office:value="44.3706651980566">
            <text:p>44.3706651980566</text:p>
          </table:table-cell>
          <table:table-cell office:value-type="float" office:value="22.828645427628">
            <text:p>22.828645427628</text:p>
          </table:table-cell>
          <table:table-cell office:value-type="float" office:value="1">
            <text:p>1</text:p>
          </table:table-cell>
          <table:table-cell table:formula="of:=[.C143]*([.$G$213]/0.00356)" office:value-type="float" office:value="30.7771183435649">
            <text:p>30.7771183435649</text:p>
          </table:table-cell>
          <table:table-cell office:value-type="float" office:value="0.0624941436795006">
            <text:p>0.0624941436795006</text:p>
          </table:table-cell>
          <table:table-cell table:formula="of:=[.F143]/[.$G$213]" office:value-type="float" office:value="13.0209152392247">
            <text:p>13.0209152392247</text:p>
          </table:table-cell>
          <table:table-cell office:value-type="float" office:value="-0.000454986775774636">
            <text:p>-0.000454986775774636</text:p>
          </table:table-cell>
          <table:table-cell office:value-type="float" office:value="0.000490596378598791">
            <text:p>0.000490596378598791</text:p>
          </table:table-cell>
          <table:table-cell office:value-type="float" office:value="0.998553902843265">
            <text:p>0.998553902843265</text:p>
          </table:table-cell>
          <table:table-cell office:value-type="float" office:value="0.0606137137325943">
            <text:p>0.0606137137325943</text:p>
          </table:table-cell>
          <table:table-cell table:formula="of:=[.K143]/[.$G$213]" office:value-type="float" office:value="12.6291198243209">
            <text:p>12.6291198243209</text:p>
          </table:table-cell>
          <table:table-cell table:style-name="ce1" office:value-type="float" office:value="-0.0000829707709405737">
            <text:p>-8.30E-005</text:p>
          </table:table-cell>
          <table:table-cell office:value-type="float" office:value="0.0000105429322869506">
            <text:p>1.05E-005</text:p>
          </table:table-cell>
          <table:table-cell table:formula="of:=[.N143]/[.$G$213]/[.$G$213]" office:value-type="float" office:value="0.457684071058912">
            <text:p>4.58E-001</text:p>
          </table:table-cell>
          <table:table-cell office:value-type="float" office:value="0.00000120682549691575">
            <text:p>1.21E-006</text:p>
          </table:table-cell>
          <table:table-cell office:value-type="float" office:value="0.000434657191388641">
            <text:p>0.000434657191388641</text:p>
          </table:table-cell>
          <table:table-cell office:value-type="float" office:value="0.000373618373103551">
            <text:p>0.000373618373103551</text:p>
          </table:table-cell>
          <table:table-cell office:value-type="float" office:value="-0.000236396358080884">
            <text:p>-0.000236396358080884</text:p>
          </table:table-cell>
        </table:table-row>
        <table:table-row table:style-name="ro1">
          <table:table-cell/>
          <table:table-cell office:value-type="float" office:value="44.3695446940951">
            <text:p>44.3695446940951</text:p>
          </table:table-cell>
          <table:table-cell office:value-type="float" office:value="22.4930252469168">
            <text:p>22.4930252469168</text:p>
          </table:table-cell>
          <table:table-cell office:value-type="float" office:value="1">
            <text:p>1</text:p>
          </table:table-cell>
          <table:table-cell table:formula="of:=[.C144]*([.$G$213]/0.00356)" office:value-type="float" office:value="30.3246419996231">
            <text:p>30.3246419996231</text:p>
          </table:table-cell>
          <table:table-cell office:value-type="float" office:value="0.0624379522227742">
            <text:p>0.0624379522227742</text:p>
          </table:table-cell>
          <table:table-cell table:formula="of:=[.F144]/[.$G$213]" office:value-type="float" office:value="13.0092075150745">
            <text:p>13.0092075150745</text:p>
          </table:table-cell>
          <table:table-cell office:value-type="float" office:value="-0.000540547205829492">
            <text:p>-0.000540547205829492</text:p>
          </table:table-cell>
          <table:table-cell office:value-type="float" office:value="0.000375342027572789">
            <text:p>0.000375342027572789</text:p>
          </table:table-cell>
          <table:table-cell office:value-type="float" office:value="0.998554240649367">
            <text:p>0.998554240649367</text:p>
          </table:table-cell>
          <table:table-cell office:value-type="float" office:value="0.0604417508065157">
            <text:p>0.0604417508065157</text:p>
          </table:table-cell>
          <table:table-cell table:formula="of:=[.K144]/[.$G$213]" office:value-type="float" office:value="12.593290632129">
            <text:p>12.593290632129</text:p>
          </table:table-cell>
          <table:table-cell table:style-name="ce1" office:value-type="float" office:value="-0.0000748629759494423">
            <text:p>-7.49E-005</text:p>
          </table:table-cell>
          <table:table-cell office:value-type="float" office:value="0.0000101323591204787">
            <text:p>1.01E-005</text:p>
          </table:table-cell>
          <table:table-cell table:formula="of:=[.N144]/[.$G$213]/[.$G$213]" office:value-type="float" office:value="0.4398604909406">
            <text:p>4.40E-001</text:p>
          </table:table-cell>
          <table:table-cell office:value-type="float" office:value="0.00000116837308581894">
            <text:p>1.17E-006</text:p>
          </table:table-cell>
          <table:table-cell office:value-type="float" office:value="0.000450347322492269">
            <text:p>0.000450347322492269</text:p>
          </table:table-cell>
          <table:table-cell office:value-type="float" office:value="0.000398053449001506">
            <text:p>0.000398053449001506</text:p>
          </table:table-cell>
          <table:table-cell office:value-type="float" office:value="-0.000169365771054321">
            <text:p>-0.000169365771054321</text:p>
          </table:table-cell>
        </table:table-row>
        <table:table-row table:style-name="ro1">
          <table:table-cell/>
          <table:table-cell office:value-type="float" office:value="44.3684241901337">
            <text:p>44.3684241901337</text:p>
          </table:table-cell>
          <table:table-cell office:value-type="float" office:value="22.1574050662056">
            <text:p>22.1574050662056</text:p>
          </table:table-cell>
          <table:table-cell office:value-type="float" office:value="1">
            <text:p>1</text:p>
          </table:table-cell>
          <table:table-cell table:formula="of:=[.C145]*([.$G$213]/0.00356)" office:value-type="float" office:value="29.8721656556813">
            <text:p>29.8721656556813</text:p>
          </table:table-cell>
          <table:table-cell office:value-type="float" office:value="0.0623820482057348">
            <text:p>0.0623820482057348</text:p>
          </table:table-cell>
          <table:table-cell table:formula="of:=[.F145]/[.$G$213]" office:value-type="float" office:value="12.9975596801808">
            <text:p>12.9975596801808</text:p>
          </table:table-cell>
          <table:table-cell office:value-type="float" office:value="-0.000626080431138283">
            <text:p>-0.000626080431138283</text:p>
          </table:table-cell>
          <table:table-cell office:value-type="float" office:value="0.000260955348746539">
            <text:p>0.000260955348746539</text:p>
          </table:table-cell>
          <table:table-cell office:value-type="float" office:value="0.998554578455468">
            <text:p>0.998554578455468</text:p>
          </table:table-cell>
          <table:table-cell office:value-type="float" office:value="0.060269782602713">
            <text:p>0.060269782602713</text:p>
          </table:table-cell>
          <table:table-cell table:formula="of:=[.K145]/[.$G$213]" office:value-type="float" office:value="12.5574603403014">
            <text:p>12.5574603403014</text:p>
          </table:table-cell>
          <table:table-cell table:style-name="ce1" office:value-type="float" office:value="-0.0000667549040890658">
            <text:p>-6.68E-005</text:p>
          </table:table-cell>
          <table:table-cell office:value-type="float" office:value="0.0000097217652846527">
            <text:p>9.72E-006</text:p>
          </table:table-cell>
          <table:table-cell table:formula="of:=[.N145]/[.$G$213]/[.$G$213]" office:value-type="float" office:value="0.422036013535472">
            <text:p>4.22E-001</text:p>
          </table:table-cell>
          <table:table-cell office:value-type="float" office:value="0.00000112992126040707">
            <text:p>1.13E-006</text:p>
          </table:table-cell>
          <table:table-cell office:value-type="float" office:value="0.000467868340673425">
            <text:p>0.000467868340673425</text:p>
          </table:table-cell>
          <table:table-cell office:value-type="float" office:value="0.00042479823501642">
            <text:p>0.00042479823501642</text:p>
          </table:table-cell>
          <table:table-cell office:value-type="float" office:value="-0.0001030102987577">
            <text:p>-0.0001030102987577</text:p>
          </table:table-cell>
        </table:table-row>
        <table:table-row table:style-name="ro1">
          <table:table-cell/>
          <table:table-cell office:value-type="float" office:value="44.3673036861722">
            <text:p>44.3673036861722</text:p>
          </table:table-cell>
          <table:table-cell office:value-type="float" office:value="21.8217848854945">
            <text:p>21.8217848854945</text:p>
          </table:table-cell>
          <table:table-cell office:value-type="float" office:value="1">
            <text:p>1</text:p>
          </table:table-cell>
          <table:table-cell table:formula="of:=[.C146]*([.$G$213]/0.00356)" office:value-type="float" office:value="29.4196893117396">
            <text:p>29.4196893117396</text:p>
          </table:table-cell>
          <table:table-cell office:value-type="float" office:value="0.0623052322635807">
            <text:p>0.0623052322635807</text:p>
          </table:table-cell>
          <table:table-cell table:formula="of:=[.F146]/[.$G$213]" office:value-type="float" office:value="12.9815547585526">
            <text:p>12.9815547585526</text:p>
          </table:table-cell>
          <table:table-cell office:value-type="float" office:value="-0.000692260138275368">
            <text:p>-0.000692260138275368</text:p>
          </table:table-cell>
          <table:table-cell office:value-type="float" office:value="0.000147437430053112">
            <text:p>0.000147437430053112</text:p>
          </table:table-cell>
          <table:table-cell office:value-type="float" office:value="0.998555001241159">
            <text:p>0.998555001241159</text:p>
          </table:table-cell>
          <table:table-cell office:value-type="float" office:value="0.0600917175531145">
            <text:p>0.0600917175531145</text:p>
          </table:table-cell>
          <table:table-cell table:formula="of:=[.K146]/[.$G$213]" office:value-type="float" office:value="12.5203597452475">
            <text:p>12.5203597452475</text:p>
          </table:table-cell>
          <table:table-cell table:style-name="ce1" office:value-type="float" office:value="-0.0000574472601421654">
            <text:p>-5.74E-005</text:p>
          </table:table-cell>
          <table:table-cell office:value-type="float" office:value="0.0000093999086918578">
            <text:p>9.40E-006</text:p>
          </table:table-cell>
          <table:table-cell table:formula="of:=[.N146]/[.$G$213]/[.$G$213]" office:value-type="float" office:value="0.408063749304026">
            <text:p>4.08E-001</text:p>
          </table:table-cell>
          <table:table-cell office:value-type="float" office:value="0.00000109346807052287">
            <text:p>1.09E-006</text:p>
          </table:table-cell>
          <table:table-cell office:value-type="float" office:value="0.000443559392338325">
            <text:p>0.000443559392338325</text:p>
          </table:table-cell>
          <table:table-cell office:value-type="float" office:value="0.000426855799889512">
            <text:p>0.000426855799889512</text:p>
          </table:table-cell>
          <table:table-cell table:style-name="ce1" office:value-type="float" office:value="-0.0000241295806634828">
            <text:p>-2.41E-005</text:p>
          </table:table-cell>
        </table:table-row>
        <table:table-row table:style-name="ro1">
          <table:table-cell/>
          <table:table-cell office:value-type="float" office:value="44.3661831822108">
            <text:p>44.3661831822108</text:p>
          </table:table-cell>
          <table:table-cell office:value-type="float" office:value="21.4861647047833">
            <text:p>21.4861647047833</text:p>
          </table:table-cell>
          <table:table-cell office:value-type="float" office:value="1">
            <text:p>1</text:p>
          </table:table-cell>
          <table:table-cell table:formula="of:=[.C147]*([.$G$213]/0.00356)" office:value-type="float" office:value="28.9672129677978">
            <text:p>28.9672129677978</text:p>
          </table:table-cell>
          <table:table-cell office:value-type="float" office:value="0.0622143707672019">
            <text:p>0.0622143707672019</text:p>
          </table:table-cell>
          <table:table-cell table:formula="of:=[.F147]/[.$G$213]" office:value-type="float" office:value="12.962623387176">
            <text:p>12.962623387176</text:p>
          </table:table-cell>
          <table:table-cell office:value-type="float" office:value="-0.000722422124851835">
            <text:p>-0.000722422124851835</text:p>
          </table:table-cell>
          <table:table-cell table:style-name="ce1" office:value-type="float" office:value="0.0000417710585556454">
            <text:p>4.18E-005</text:p>
          </table:table-cell>
          <table:table-cell office:value-type="float" office:value="0.9985555782902">
            <text:p>0.9985555782902</text:p>
          </table:table-cell>
          <table:table-cell office:value-type="float" office:value="0.059908324168289">
            <text:p>0.059908324168289</text:p>
          </table:table-cell>
          <table:table-cell table:formula="of:=[.K147]/[.$G$213]" office:value-type="float" office:value="12.4821489693467">
            <text:p>12.4821489693467</text:p>
          </table:table-cell>
          <table:table-cell table:style-name="ce1" office:value-type="float" office:value="-0.0000470842615023061">
            <text:p>-4.71E-005</text:p>
          </table:table-cell>
          <table:table-cell office:value-type="float" office:value="0.0000091567292660862">
            <text:p>9.16E-006</text:p>
          </table:table-cell>
          <table:table-cell table:formula="of:=[.N147]/[.$G$213]/[.$G$213]" office:value-type="float" office:value="0.397506975670691">
            <text:p>3.98E-001</text:p>
          </table:table-cell>
          <table:table-cell office:value-type="float" office:value="0.00000105877763580149">
            <text:p>1.06E-006</text:p>
          </table:table-cell>
          <table:table-cell office:value-type="float" office:value="0.000356105092789695">
            <text:p>0.000356105092789695</text:p>
          </table:table-cell>
          <table:table-cell office:value-type="float" office:value="0.000385117710004644">
            <text:p>0.000385117710004644</text:p>
          </table:table-cell>
          <table:table-cell table:style-name="ce1" office:value-type="float" office:value="0.0000726939334237456">
            <text:p>7.27E-005</text:p>
          </table:table-cell>
        </table:table-row>
        <table:table-row table:style-name="ro1">
          <table:table-cell/>
          <table:table-cell office:value-type="float" office:value="44.3650626782493">
            <text:p>44.3650626782493</text:p>
          </table:table-cell>
          <table:table-cell office:value-type="float" office:value="21.1505445240722">
            <text:p>21.1505445240722</text:p>
          </table:table-cell>
          <table:table-cell office:value-type="float" office:value="1">
            <text:p>1</text:p>
          </table:table-cell>
          <table:table-cell table:formula="of:=[.C148]*([.$G$213]/0.00356)" office:value-type="float" office:value="28.5147366238561">
            <text:p>28.5147366238561</text:p>
          </table:table-cell>
          <table:table-cell office:value-type="float" office:value="0.0621222861311548">
            <text:p>0.0621222861311548</text:p>
          </table:table-cell>
          <table:table-cell table:formula="of:=[.F148]/[.$G$213]" office:value-type="float" office:value="12.9434371695529">
            <text:p>12.9434371695529</text:p>
          </table:table-cell>
          <table:table-cell office:value-type="float" office:value="-0.000755886982708763">
            <text:p>-0.000755886982708763</text:p>
          </table:table-cell>
          <table:table-cell table:style-name="ce1" office:value-type="float" office:value="-0.0000665073642966739">
            <text:p>-6.65E-005</text:p>
          </table:table-cell>
          <table:table-cell office:value-type="float" office:value="0.99855614169775">
            <text:p>0.99855614169775</text:p>
          </table:table-cell>
          <table:table-cell office:value-type="float" office:value="0.0597249295045736">
            <text:p>0.0597249295045736</text:p>
          </table:table-cell>
          <table:table-cell table:formula="of:=[.K148]/[.$G$213]" office:value-type="float" office:value="12.4439379269839">
            <text:p>12.4439379269839</text:p>
          </table:table-cell>
          <table:table-cell table:style-name="ce1" office:value-type="float" office:value="-0.0000367209932816561">
            <text:p>-3.67E-005</text:p>
          </table:table-cell>
          <table:table-cell office:value-type="float" office:value="0.00000891353103719323">
            <text:p>8.91E-006</text:p>
          </table:table-cell>
          <table:table-cell table:formula="of:=[.N148]/[.$G$213]/[.$G$213]" office:value-type="float" office:value="0.386949385766427">
            <text:p>3.87E-001</text:p>
          </table:table-cell>
          <table:table-cell office:value-type="float" office:value="0.00000102408669226256">
            <text:p>1.02E-006</text:p>
          </table:table-cell>
          <table:table-cell office:value-type="float" office:value="0.000270225901345285">
            <text:p>0.000270225901345285</text:p>
          </table:table-cell>
          <table:table-cell office:value-type="float" office:value="0.000343461729580906">
            <text:p>0.000343461729580906</text:p>
          </table:table-cell>
          <table:table-cell office:value-type="float" office:value="0.000169415561144195">
            <text:p>0.000169415561144195</text:p>
          </table:table-cell>
        </table:table-row>
        <table:table-row table:style-name="ro1">
          <table:table-cell/>
          <table:table-cell office:value-type="float" office:value="44.3639421742879">
            <text:p>44.3639421742879</text:p>
          </table:table-cell>
          <table:table-cell office:value-type="float" office:value="20.814924343361">
            <text:p>20.814924343361</text:p>
          </table:table-cell>
          <table:table-cell office:value-type="float" office:value="1">
            <text:p>1</text:p>
          </table:table-cell>
          <table:table-cell table:formula="of:=[.C149]*([.$G$213]/0.00356)" office:value-type="float" office:value="28.0622602799143">
            <text:p>28.0622602799143</text:p>
          </table:table-cell>
          <table:table-cell office:value-type="float" office:value="0.062024495302864">
            <text:p>0.062024495302864</text:p>
          </table:table-cell>
          <table:table-cell table:formula="of:=[.F149]/[.$G$213]" office:value-type="float" office:value="12.923062042999">
            <text:p>12.923062042999</text:p>
          </table:table-cell>
          <table:table-cell office:value-type="float" office:value="-0.000747926642691397">
            <text:p>-0.000747926642691397</text:p>
          </table:table-cell>
          <table:table-cell office:value-type="float" office:value="-0.000122495275118368">
            <text:p>-0.000122495275118368</text:p>
          </table:table-cell>
          <table:table-cell office:value-type="float" office:value="0.998556922042099">
            <text:p>0.998556922042099</text:p>
          </table:table-cell>
          <table:table-cell office:value-type="float" office:value="0.0595323862152184">
            <text:p>0.0595323862152184</text:p>
          </table:table-cell>
          <table:table-cell table:formula="of:=[.K149]/[.$G$213]" office:value-type="float" office:value="12.4038207303482">
            <text:p>12.4038207303482</text:p>
          </table:table-cell>
          <table:table-cell table:style-name="ce1" office:value-type="float" office:value="-0.0000256138251314299">
            <text:p>-2.56E-005</text:p>
          </table:table-cell>
          <table:table-cell office:value-type="float" office:value="0.00000874752612175061">
            <text:p>8.75E-006</text:p>
          </table:table-cell>
          <table:table-cell table:formula="of:=[.N149]/[.$G$213]/[.$G$213]" office:value-type="float" office:value="0.379742870211963">
            <text:p>3.80E-001</text:p>
          </table:table-cell>
          <table:table-cell office:value-type="float" office:value="0.000000994015798273024">
            <text:p>9.94E-007</text:p>
          </table:table-cell>
          <table:table-cell office:value-type="float" office:value="0.000232047129036122">
            <text:p>0.000232047129036122</text:p>
          </table:table-cell>
          <table:table-cell office:value-type="float" office:value="0.0003395252318075">
            <text:p>0.0003395252318075</text:p>
          </table:table-cell>
          <table:table-cell office:value-type="float" office:value="0.000264348442091517">
            <text:p>0.000264348442091517</text:p>
          </table:table-cell>
        </table:table-row>
        <table:table-row table:style-name="ro1">
          <table:table-cell/>
          <table:table-cell office:value-type="float" office:value="44.3628216703264">
            <text:p>44.3628216703264</text:p>
          </table:table-cell>
          <table:table-cell office:value-type="float" office:value="20.4793041626498">
            <text:p>20.4793041626498</text:p>
          </table:table-cell>
          <table:table-cell office:value-type="float" office:value="1">
            <text:p>1</text:p>
          </table:table-cell>
          <table:table-cell table:formula="of:=[.C150]*([.$G$213]/0.00356)" office:value-type="float" office:value="27.6097839359725">
            <text:p>27.6097839359725</text:p>
          </table:table-cell>
          <table:table-cell office:value-type="float" office:value="0.0619408790057751">
            <text:p>0.0619408790057751</text:p>
          </table:table-cell>
          <table:table-cell table:formula="of:=[.F150]/[.$G$213]" office:value-type="float" office:value="12.9056402390841">
            <text:p>12.9056402390841</text:p>
          </table:table-cell>
          <table:table-cell office:value-type="float" office:value="-0.000669764230585528">
            <text:p>-0.000669764230585528</text:p>
          </table:table-cell>
          <table:table-cell table:style-name="ce1" office:value-type="float" office:value="-0.0000936179196788135">
            <text:p>-9.36E-005</text:p>
          </table:table-cell>
          <table:table-cell office:value-type="float" office:value="0.998558086467401">
            <text:p>0.998558086467401</text:p>
          </table:table-cell>
          <table:table-cell office:value-type="float" office:value="0.0593323979112233">
            <text:p>0.0593323979112233</text:p>
          </table:table-cell>
          <table:table-cell table:formula="of:=[.K150]/[.$G$213]" office:value-type="float" office:value="12.3621523338899">
            <text:p>12.3621523338899</text:p>
          </table:table-cell>
          <table:table-cell table:style-name="ce1" office:value-type="float" office:value="-0.0000139050211564322">
            <text:p>-1.39E-005</text:p>
          </table:table-cell>
          <table:table-cell office:value-type="float" office:value="0.00000864464927640623">
            <text:p>8.64E-006</text:p>
          </table:table-cell>
          <table:table-cell table:formula="of:=[.N150]/[.$G$213]/[.$G$213]" office:value-type="float" office:value="0.375276836274403">
            <text:p>3.75E-001</text:p>
          </table:table-cell>
          <table:table-cell office:value-type="float" office:value="0.000000967700009466162">
            <text:p>9.68E-007</text:p>
          </table:table-cell>
          <table:table-cell office:value-type="float" office:value="0.000273306596380769">
            <text:p>0.000273306596380769</text:p>
          </table:table-cell>
          <table:table-cell office:value-type="float" office:value="0.000399077144033392">
            <text:p>0.000399077144033392</text:p>
          </table:table-cell>
          <table:table-cell office:value-type="float" office:value="0.000351786186636313">
            <text:p>0.000351786186636313</text:p>
          </table:table-cell>
        </table:table-row>
        <table:table-row table:style-name="ro1">
          <table:table-cell/>
          <table:table-cell office:value-type="float" office:value="44.361701166365">
            <text:p>44.361701166365</text:p>
          </table:table-cell>
          <table:table-cell office:value-type="float" office:value="20.1436839819387">
            <text:p>20.1436839819387</text:p>
          </table:table-cell>
          <table:table-cell office:value-type="float" office:value="1">
            <text:p>1</text:p>
          </table:table-cell>
          <table:table-cell table:formula="of:=[.C151]*([.$G$213]/0.00356)" office:value-type="float" office:value="27.1573075920308">
            <text:p>27.1573075920308</text:p>
          </table:table-cell>
          <table:table-cell office:value-type="float" office:value="0.0618537606890598">
            <text:p>0.0618537606890598</text:p>
          </table:table-cell>
          <table:table-cell table:formula="of:=[.F151]/[.$G$213]" office:value-type="float" office:value="12.8874887747877">
            <text:p>12.8874887747877</text:p>
          </table:table-cell>
          <table:table-cell office:value-type="float" office:value="-0.00059751131707835">
            <text:p>-0.00059751131707835</text:p>
          </table:table-cell>
          <table:table-cell table:style-name="ce1" office:value-type="float" office:value="-0.0000727520943869509">
            <text:p>-7.28E-005</text:p>
          </table:table-cell>
          <table:table-cell office:value-type="float" office:value="0.998559212388938">
            <text:p>0.998559212388938</text:p>
          </table:table-cell>
          <table:table-cell office:value-type="float" office:value="0.0591324116490945">
            <text:p>0.0591324116490945</text:p>
          </table:table-cell>
          <table:table-cell table:formula="of:=[.K151]/[.$G$213]" office:value-type="float" office:value="12.320484362863">
            <text:p>12.320484362863</text:p>
          </table:table-cell>
          <table:table-cell table:style-name="ce1" office:value-type="float" office:value="-0.00000219561363729267">
            <text:p>-2.20E-006</text:p>
          </table:table-cell>
          <table:table-cell office:value-type="float" office:value="0.00000854170666433442">
            <text:p>8.54E-006</text:p>
          </table:table-cell>
          <table:table-cell table:formula="of:=[.N151]/[.$G$213]/[.$G$213]" office:value-type="float" office:value="0.370807947307263">
            <text:p>3.71E-001</text:p>
          </table:table-cell>
          <table:table-cell office:value-type="float" office:value="0.000000941385434646502">
            <text:p>9.41E-007</text:p>
          </table:table-cell>
          <table:table-cell office:value-type="float" office:value="0.000302989368243426">
            <text:p>0.000302989368243426</text:p>
          </table:table-cell>
          <table:table-cell office:value-type="float" office:value="0.000450415321696938">
            <text:p>0.000450415321696938</text:p>
          </table:table-cell>
          <table:table-cell office:value-type="float" office:value="0.000440818771828948">
            <text:p>0.000440818771828948</text:p>
          </table:table-cell>
        </table:table-row>
        <table:table-row table:style-name="ro1">
          <table:table-cell/>
          <table:table-cell office:value-type="float" office:value="44.3605806624035">
            <text:p>44.3605806624035</text:p>
          </table:table-cell>
          <table:table-cell office:value-type="float" office:value="19.8080638012275">
            <text:p>19.8080638012275</text:p>
          </table:table-cell>
          <table:table-cell office:value-type="float" office:value="1">
            <text:p>1</text:p>
          </table:table-cell>
          <table:table-cell table:formula="of:=[.C152]*([.$G$213]/0.00356)" office:value-type="float" office:value="26.704831248089">
            <text:p>26.704831248089</text:p>
          </table:table-cell>
          <table:table-cell office:value-type="float" office:value="0.0617485551821036">
            <text:p>0.0617485551821036</text:p>
          </table:table-cell>
          <table:table-cell table:formula="of:=[.F152]/[.$G$213]" office:value-type="float" office:value="12.865568769038">
            <text:p>12.865568769038</text:p>
          </table:table-cell>
          <table:table-cell office:value-type="float" office:value="-0.000500412429946656">
            <text:p>-0.000500412429946656</text:p>
          </table:table-cell>
          <table:table-cell table:style-name="ce1" office:value-type="float" office:value="-0.00000136588580323019">
            <text:p>-1.37E-006</text:p>
          </table:table-cell>
          <table:table-cell office:value-type="float" office:value="0.99856021803252">
            <text:p>0.99856021803252</text:p>
          </table:table-cell>
          <table:table-cell office:value-type="float" office:value="0.0589191303385546">
            <text:p>0.0589191303385546</text:p>
          </table:table-cell>
          <table:table-cell table:formula="of:=[.K152]/[.$G$213]" office:value-type="float" office:value="12.2760463131012">
            <text:p>12.2760463131012</text:p>
          </table:table-cell>
          <table:table-cell table:style-name="ce1" office:value-type="float" office:value="0.00000941570027120349">
            <text:p>9.42E-006</text:p>
          </table:table-cell>
          <table:table-cell office:value-type="float" office:value="0.00000850178830141556">
            <text:p>8.50E-006</text:p>
          </table:table-cell>
          <table:table-cell table:formula="of:=[.N152]/[.$G$213]/[.$G$213]" office:value-type="float" office:value="0.369075032938333">
            <text:p>3.69E-001</text:p>
          </table:table-cell>
          <table:table-cell office:value-type="float" office:value="0.000000918801002576284">
            <text:p>9.19E-007</text:p>
          </table:table-cell>
          <table:table-cell office:value-type="float" office:value="0.000325327340281501">
            <text:p>0.000325327340281501</text:p>
          </table:table-cell>
          <table:table-cell office:value-type="float" office:value="0.000482119439283641">
            <text:p>0.000482119439283641</text:p>
          </table:table-cell>
          <table:table-cell office:value-type="float" office:value="0.000529052185353064">
            <text:p>0.000529052185353064</text:p>
          </table:table-cell>
        </table:table-row>
        <table:table-row table:style-name="ro1">
          <table:table-cell/>
          <table:table-cell office:value-type="float" office:value="44.359460158442">
            <text:p>44.359460158442</text:p>
          </table:table-cell>
          <table:table-cell office:value-type="float" office:value="19.4724436205163">
            <text:p>19.4724436205163</text:p>
          </table:table-cell>
          <table:table-cell office:value-type="float" office:value="1">
            <text:p>1</text:p>
          </table:table-cell>
          <table:table-cell table:formula="of:=[.C153]*([.$G$213]/0.00356)" office:value-type="float" office:value="26.2523549041471">
            <text:p>26.2523549041471</text:p>
          </table:table-cell>
          <table:table-cell office:value-type="float" office:value="0.0616475777778328">
            <text:p>0.0616475777778328</text:p>
          </table:table-cell>
          <table:table-cell table:formula="of:=[.F153]/[.$G$213]" office:value-type="float" office:value="12.8445297061007">
            <text:p>12.8445297061007</text:p>
          </table:table-cell>
          <table:table-cell office:value-type="float" office:value="-0.000361732920760447">
            <text:p>-0.000361732920760447</text:p>
          </table:table-cell>
          <table:table-cell office:value-type="float" office:value="0.000150637433075342">
            <text:p>0.000150637433075342</text:p>
          </table:table-cell>
          <table:table-cell office:value-type="float" office:value="0.998561219393985">
            <text:p>0.998561219393985</text:p>
          </table:table-cell>
          <table:table-cell office:value-type="float" office:value="0.0586959340383232">
            <text:p>0.0586959340383232</text:p>
          </table:table-cell>
          <table:table-cell table:formula="of:=[.K153]/[.$G$213]" office:value-type="float" office:value="12.2295424339229">
            <text:p>12.2295424339229</text:p>
          </table:table-cell>
          <table:table-cell table:style-name="ce1" office:value-type="float" office:value="0.0000209497010577706">
            <text:p>2.09E-005</text:p>
          </table:table-cell>
          <table:table-cell office:value-type="float" office:value="0.00000850967400260797">
            <text:p>8.51E-006</text:p>
          </table:table-cell>
          <table:table-cell table:formula="of:=[.N153]/[.$G$213]/[.$G$213]" office:value-type="float" office:value="0.369417362731095">
            <text:p>3.69E-001</text:p>
          </table:table-cell>
          <table:table-cell office:value-type="float" office:value="0.000000898997098651543">
            <text:p>8.99E-007</text:p>
          </table:table-cell>
          <table:table-cell office:value-type="float" office:value="0.000347715225127841">
            <text:p>0.000347715225127841</text:p>
          </table:table-cell>
          <table:table-cell office:value-type="float" office:value="0.000500366786985454">
            <text:p>0.000500366786985454</text:p>
          </table:table-cell>
          <table:table-cell office:value-type="float" office:value="0.000604958717042059">
            <text:p>0.000604958717042059</text:p>
          </table:table-cell>
        </table:table-row>
        <table:table-row table:style-name="ro1">
          <table:table-cell/>
          <table:table-cell office:value-type="float" office:value="44.3583396544806">
            <text:p>44.3583396544806</text:p>
          </table:table-cell>
          <table:table-cell office:value-type="float" office:value="19.1368234398052">
            <text:p>19.1368234398052</text:p>
          </table:table-cell>
          <table:table-cell office:value-type="float" office:value="1">
            <text:p>1</text:p>
          </table:table-cell>
          <table:table-cell table:formula="of:=[.C154]*([.$G$213]/0.00356)" office:value-type="float" office:value="25.7998785602055">
            <text:p>25.7998785602055</text:p>
          </table:table-cell>
          <table:table-cell office:value-type="float" office:value="0.0615434650240759">
            <text:p>0.0615434650240759</text:p>
          </table:table-cell>
          <table:table-cell table:formula="of:=[.F154]/[.$G$213]" office:value-type="float" office:value="12.8228373800334">
            <text:p>12.8228373800334</text:p>
          </table:table-cell>
          <table:table-cell office:value-type="float" office:value="-0.000226141746140284">
            <text:p>-0.000226141746140284</text:p>
          </table:table-cell>
          <table:table-cell office:value-type="float" office:value="0.000294792041211555">
            <text:p>0.000294792041211555</text:p>
          </table:table-cell>
          <table:table-cell office:value-type="float" office:value="0.998562220755451">
            <text:p>0.998562220755451</text:p>
          </table:table-cell>
          <table:table-cell office:value-type="float" office:value="0.0584727244431148">
            <text:p>0.0584727244431148</text:p>
          </table:table-cell>
          <table:table-cell table:formula="of:=[.K154]/[.$G$213]" office:value-type="float" office:value="12.1830357846808">
            <text:p>12.1830357846808</text:p>
          </table:table-cell>
          <table:table-cell table:style-name="ce1" office:value-type="float" office:value="0.0000324844994083111">
            <text:p>3.25E-005</text:p>
          </table:table-cell>
          <table:table-cell office:value-type="float" office:value="0.00000851740952941899">
            <text:p>8.52E-006</text:p>
          </table:table-cell>
          <table:table-cell table:formula="of:=[.N154]/[.$G$213]/[.$G$213]" office:value-type="float" office:value="0.36975317323488">
            <text:p>3.70E-001</text:p>
          </table:table-cell>
          <table:table-cell office:value-type="float" office:value="0.000000879196076916039">
            <text:p>8.79E-007</text:p>
          </table:table-cell>
          <table:table-cell office:value-type="float" office:value="0.000376468049790095">
            <text:p>0.000376468049790095</text:p>
          </table:table-cell>
          <table:table-cell office:value-type="float" office:value="0.000523977817711017">
            <text:p>0.000523977817711017</text:p>
          </table:table-cell>
          <table:table-cell office:value-type="float" office:value="0.000683437018143686">
            <text:p>0.000683437018143686</text:p>
          </table:table-cell>
        </table:table-row>
        <table:table-row table:style-name="ro1">
          <table:table-cell/>
          <table:table-cell office:value-type="float" office:value="44.3572191505191">
            <text:p>44.3572191505191</text:p>
          </table:table-cell>
          <table:table-cell office:value-type="float" office:value="18.801203259094">
            <text:p>18.801203259094</text:p>
          </table:table-cell>
          <table:table-cell office:value-type="float" office:value="1">
            <text:p>1</text:p>
          </table:table-cell>
          <table:table-cell table:formula="of:=[.C155]*([.$G$213]/0.00356)" office:value-type="float" office:value="25.3474022162636">
            <text:p>25.3474022162636</text:p>
          </table:table-cell>
          <table:table-cell office:value-type="float" office:value="0.0613827444762687">
            <text:p>0.0613827444762687</text:p>
          </table:table-cell>
          <table:table-cell table:formula="of:=[.F155]/[.$G$213]" office:value-type="float" office:value="12.7893505841997">
            <text:p>12.7893505841997</text:p>
          </table:table-cell>
          <table:table-cell office:value-type="float" office:value="-0.000103143225186757">
            <text:p>-0.000103143225186757</text:p>
          </table:table-cell>
          <table:table-cell office:value-type="float" office:value="0.000432165826110121">
            <text:p>0.000432165826110121</text:p>
          </table:table-cell>
          <table:table-cell office:value-type="float" office:value="0.998563228041521">
            <text:p>0.998563228041521</text:p>
          </table:table-cell>
          <table:table-cell office:value-type="float" office:value="0.0582352222113544">
            <text:p>0.0582352222113544</text:p>
          </table:table-cell>
          <table:table-cell table:formula="of:=[.K155]/[.$G$213]" office:value-type="float" office:value="12.1335512050578">
            <text:p>12.1335512050578</text:p>
          </table:table-cell>
          <table:table-cell table:style-name="ce1" office:value-type="float" office:value="0.0000433927280987973">
            <text:p>4.34E-005</text:p>
          </table:table-cell>
          <table:table-cell office:value-type="float" office:value="0.00000857768127832364">
            <text:p>8.58E-006</text:p>
          </table:table-cell>
          <table:table-cell table:formula="of:=[.N155]/[.$G$213]/[.$G$213]" office:value-type="float" office:value="0.372369657781847">
            <text:p>3.72E-001</text:p>
          </table:table-cell>
          <table:table-cell office:value-type="float" office:value="0.000000859869289043369">
            <text:p>8.60E-007</text:p>
          </table:table-cell>
          <table:table-cell office:value-type="float" office:value="0.000402629643932734">
            <text:p>0.000402629643932734</text:p>
          </table:table-cell>
          <table:table-cell office:value-type="float" office:value="0.000545342268738854">
            <text:p>0.000545342268738854</text:p>
          </table:table-cell>
          <table:table-cell office:value-type="float" office:value="0.000771026497167725">
            <text:p>0.000771026497167725</text:p>
          </table:table-cell>
        </table:table-row>
        <table:table-row table:style-name="ro1">
          <table:table-cell/>
          <table:table-cell office:value-type="float" office:value="44.3560986465577">
            <text:p>44.3560986465577</text:p>
          </table:table-cell>
          <table:table-cell office:value-type="float" office:value="18.4655830783828">
            <text:p>18.4655830783828</text:p>
          </table:table-cell>
          <table:table-cell office:value-type="float" office:value="1">
            <text:p>1</text:p>
          </table:table-cell>
          <table:table-cell table:formula="of:=[.C156]*([.$G$213]/0.00356)" office:value-type="float" office:value="24.8949258723218">
            <text:p>24.8949258723218</text:p>
          </table:table-cell>
          <table:table-cell office:value-type="float" office:value="0.0611868454860598">
            <text:p>0.0611868454860598</text:p>
          </table:table-cell>
          <table:table-cell table:formula="of:=[.F156]/[.$G$213]" office:value-type="float" office:value="12.7485342133084">
            <text:p>12.7485342133084</text:p>
          </table:table-cell>
          <table:table-cell table:style-name="ce1" office:value-type="float" office:value="0.00000677703889031545">
            <text:p>6.78E-006</text:p>
          </table:table-cell>
          <table:table-cell office:value-type="float" office:value="0.000577307522951486">
            <text:p>0.000577307522951486</text:p>
          </table:table-cell>
          <table:table-cell office:value-type="float" office:value="0.998564234090949">
            <text:p>0.998564234090949</text:p>
          </table:table-cell>
          <table:table-cell office:value-type="float" office:value="0.0579880097948386">
            <text:p>0.0579880097948386</text:p>
          </table:table-cell>
          <table:table-cell table:formula="of:=[.K156]/[.$G$213]" office:value-type="float" office:value="12.0820434679802">
            <text:p>12.0820434679802</text:p>
          </table:table-cell>
          <table:table-cell table:style-name="ce1" office:value-type="float" office:value="0.0000538685869665118">
            <text:p>5.39E-005</text:p>
          </table:table-cell>
          <table:table-cell office:value-type="float" office:value="0.00000867485750848706">
            <text:p>8.67E-006</text:p>
          </table:table-cell>
          <table:table-cell table:formula="of:=[.N156]/[.$G$213]/[.$G$213]" office:value-type="float" office:value="0.376588219698099">
            <text:p>3.77E-001</text:p>
          </table:table-cell>
          <table:table-cell office:value-type="float" office:value="0.000000840865017223926">
            <text:p>8.41E-007</text:p>
          </table:table-cell>
          <table:table-cell office:value-type="float" office:value="0.000416295909021017">
            <text:p>0.000416295909021017</text:p>
          </table:table-cell>
          <table:table-cell office:value-type="float" office:value="0.000555148018382065">
            <text:p>0.000555148018382065</text:p>
          </table:table-cell>
          <table:table-cell office:value-type="float" office:value="0.000855926962719269">
            <text:p>0.000855926962719269</text:p>
          </table:table-cell>
        </table:table-row>
        <table:table-row table:style-name="ro1">
          <table:table-cell/>
          <table:table-cell office:value-type="float" office:value="44.3549781425962">
            <text:p>44.3549781425962</text:p>
          </table:table-cell>
          <table:table-cell office:value-type="float" office:value="18.1299628976717">
            <text:p>18.1299628976717</text:p>
          </table:table-cell>
          <table:table-cell office:value-type="float" office:value="1">
            <text:p>1</text:p>
          </table:table-cell>
          <table:table-cell table:formula="of:=[.C157]*([.$G$213]/0.00356)" office:value-type="float" office:value="24.4424495283801">
            <text:p>24.4424495283801</text:p>
          </table:table-cell>
          <table:table-cell office:value-type="float" office:value="0.0609912560967498">
            <text:p>0.0609912560967498</text:p>
          </table:table-cell>
          <table:table-cell table:formula="of:=[.F157]/[.$G$213]" office:value-type="float" office:value="12.7077823490543">
            <text:p>12.7077823490543</text:p>
          </table:table-cell>
          <table:table-cell office:value-type="float" office:value="0.000120040969393769">
            <text:p>0.000120040969393769</text:p>
          </table:table-cell>
          <table:table-cell office:value-type="float" office:value="0.000722116371426565">
            <text:p>0.000722116371426565</text:p>
          </table:table-cell>
          <table:table-cell office:value-type="float" office:value="0.998565242124998">
            <text:p>0.998565242124998</text:p>
          </table:table-cell>
          <table:table-cell office:value-type="float" office:value="0.0577407573137834">
            <text:p>0.0577407573137834</text:p>
          </table:table-cell>
          <table:table-cell table:formula="of:=[.K157]/[.$G$213]" office:value-type="float" office:value="12.0305273832888">
            <text:p>12.0305273832888</text:p>
          </table:table-cell>
          <table:table-cell table:style-name="ce1" office:value-type="float" office:value="0.0000643444291180565">
            <text:p>6.43E-005</text:p>
          </table:table-cell>
          <table:table-cell office:value-type="float" office:value="0.00000877183762649004">
            <text:p>8.77E-006</text:p>
          </table:table-cell>
          <table:table-cell table:formula="of:=[.N157]/[.$G$213]/[.$G$213]" office:value-type="float" office:value="0.380798268099369">
            <text:p>3.81E-001</text:p>
          </table:table-cell>
          <table:table-cell office:value-type="float" office:value="0.000000821860611024045">
            <text:p>8.22E-007</text:p>
          </table:table-cell>
          <table:table-cell office:value-type="float" office:value="0.000430466547936953">
            <text:p>0.000430466547936953</text:p>
          </table:table-cell>
          <table:table-cell office:value-type="float" office:value="0.00056574688969397">
            <text:p>0.00056574688969397</text:p>
          </table:table-cell>
          <table:table-cell office:value-type="float" office:value="0.000942760922165665">
            <text:p>0.000942760922165665</text:p>
          </table:table-cell>
        </table:table-row>
        <table:table-row table:style-name="ro1">
          <table:table-cell/>
          <table:table-cell office:value-type="float" office:value="44.3538576386348">
            <text:p>44.3538576386348</text:p>
          </table:table-cell>
          <table:table-cell office:value-type="float" office:value="17.7943427169605">
            <text:p>17.7943427169605</text:p>
          </table:table-cell>
          <table:table-cell office:value-type="float" office:value="1">
            <text:p>1</text:p>
          </table:table-cell>
          <table:table-cell table:formula="of:=[.C158]*([.$G$213]/0.00356)" office:value-type="float" office:value="23.9899731844383">
            <text:p>23.9899731844383</text:p>
          </table:table-cell>
          <table:table-cell office:value-type="float" office:value="0.0607043186602814">
            <text:p>0.0607043186602814</text:p>
          </table:table-cell>
          <table:table-cell table:formula="of:=[.F158]/[.$G$213]" office:value-type="float" office:value="12.6479977385415">
            <text:p>12.6479977385415</text:p>
          </table:table-cell>
          <table:table-cell office:value-type="float" office:value="0.000195692546746777">
            <text:p>0.000195692546746777</text:p>
          </table:table-cell>
          <table:table-cell office:value-type="float" office:value="0.000802992305463977">
            <text:p>0.000802992305463977</text:p>
          </table:table-cell>
          <table:table-cell office:value-type="float" office:value="0.998566149227838">
            <text:p>0.998566149227838</text:p>
          </table:table-cell>
          <table:table-cell office:value-type="float" office:value="0.0574740354936457">
            <text:p>0.0574740354936457</text:p>
          </table:table-cell>
          <table:table-cell table:formula="of:=[.K158]/[.$G$213]" office:value-type="float" office:value="11.9749547806738">
            <text:p>11.9749547806738</text:p>
          </table:table-cell>
          <table:table-cell table:style-name="ce1" office:value-type="float" office:value="0.0000732727237947735">
            <text:p>7.33E-005</text:p>
          </table:table-cell>
          <table:table-cell office:value-type="float" office:value="0.00000891772348443656">
            <text:p>8.92E-006</text:p>
          </table:table-cell>
          <table:table-cell table:formula="of:=[.N158]/[.$G$213]/[.$G$213]" office:value-type="float" office:value="0.387131386017382">
            <text:p>3.87E-001</text:p>
          </table:table-cell>
          <table:table-cell office:value-type="float" office:value="0.000000803269246381197">
            <text:p>8.03E-007</text:p>
          </table:table-cell>
          <table:table-cell office:value-type="float" office:value="0.000495304683194751">
            <text:p>0.000495304683194751</text:p>
          </table:table-cell>
          <table:table-cell office:value-type="float" office:value="0.000634424241669827">
            <text:p>0.000634424241669827</text:p>
          </table:table-cell>
          <table:table-cell office:value-type="float" office:value="0.00104027761671843">
            <text:p>0.00104027761671843</text:p>
          </table:table-cell>
        </table:table-row>
        <table:table-row table:style-name="ro1">
          <table:table-cell/>
          <table:table-cell office:value-type="float" office:value="44.3527371346733">
            <text:p>44.3527371346733</text:p>
          </table:table-cell>
          <table:table-cell office:value-type="float" office:value="17.4587225362494">
            <text:p>17.4587225362494</text:p>
          </table:table-cell>
          <table:table-cell office:value-type="float" office:value="1">
            <text:p>1</text:p>
          </table:table-cell>
          <table:table-cell table:formula="of:=[.C159]*([.$G$213]/0.00356)" office:value-type="float" office:value="23.5374968404966">
            <text:p>23.5374968404966</text:p>
          </table:table-cell>
          <table:table-cell office:value-type="float" office:value="0.0603514898111788">
            <text:p>0.0603514898111788</text:p>
          </table:table-cell>
          <table:table-cell table:formula="of:=[.F159]/[.$G$213]" office:value-type="float" office:value="12.5744843776467">
            <text:p>12.5744843776467</text:p>
          </table:table-cell>
          <table:table-cell office:value-type="float" office:value="0.000226465168550112">
            <text:p>0.000226465168550112</text:p>
          </table:table-cell>
          <table:table-cell office:value-type="float" office:value="0.000825785337929424">
            <text:p>0.000825785337929424</text:p>
          </table:table-cell>
          <table:table-cell office:value-type="float" office:value="0.998567091627257">
            <text:p>0.998567091627257</text:p>
          </table:table-cell>
          <table:table-cell office:value-type="float" office:value="0.0571949479102587">
            <text:p>0.0571949479102587</text:p>
          </table:table-cell>
          <table:table-cell table:formula="of:=[.K159]/[.$G$213]" office:value-type="float" office:value="11.9168057197596">
            <text:p>11.9168057197596</text:p>
          </table:table-cell>
          <table:table-cell table:style-name="ce1" office:value-type="float" office:value="0.000081224587555925">
            <text:p>8.12E-005</text:p>
          </table:table-cell>
          <table:table-cell office:value-type="float" office:value="0.00000909533792244131">
            <text:p>9.10E-006</text:p>
          </table:table-cell>
          <table:table-cell table:formula="of:=[.N159]/[.$G$213]/[.$G$213]" office:value-type="float" office:value="0.394841887882738">
            <text:p>3.95E-001</text:p>
          </table:table-cell>
          <table:table-cell office:value-type="float" office:value="0.000000784939322511127">
            <text:p>7.85E-007</text:p>
          </table:table-cell>
          <table:table-cell office:value-type="float" office:value="0.000604222542901302">
            <text:p>0.000604222542901302</text:p>
          </table:table-cell>
          <table:table-cell office:value-type="float" office:value="0.000756330259439716">
            <text:p>0.000756330259439716</text:p>
          </table:table-cell>
          <table:table-cell office:value-type="float" office:value="0.00114173482128697">
            <text:p>0.00114173482128697</text:p>
          </table:table-cell>
        </table:table-row>
        <table:table-row table:style-name="ro1">
          <table:table-cell/>
          <table:table-cell office:value-type="float" office:value="44.3516166307119">
            <text:p>44.3516166307119</text:p>
          </table:table-cell>
          <table:table-cell office:value-type="float" office:value="17.1231023555382">
            <text:p>17.1231023555382</text:p>
          </table:table-cell>
          <table:table-cell office:value-type="float" office:value="1">
            <text:p>1</text:p>
          </table:table-cell>
          <table:table-cell table:formula="of:=[.C160]*([.$G$213]/0.00356)" office:value-type="float" office:value="23.0850204965548">
            <text:p>23.0850204965548</text:p>
          </table:table-cell>
          <table:table-cell office:value-type="float" office:value="0.0600020020465711">
            <text:p>0.0600020020465711</text:p>
          </table:table-cell>
          <table:table-cell table:formula="of:=[.F160]/[.$G$213]" office:value-type="float" office:value="12.5016671456283">
            <text:p>12.5016671456283</text:p>
          </table:table-cell>
          <table:table-cell office:value-type="float" office:value="0.000264750450981085">
            <text:p>0.000264750450981085</text:p>
          </table:table-cell>
          <table:table-cell office:value-type="float" office:value="0.000856257466876786">
            <text:p>0.000856257466876786</text:p>
          </table:table-cell>
          <table:table-cell office:value-type="float" office:value="0.998567990942933">
            <text:p>0.998567990942933</text:p>
          </table:table-cell>
          <table:table-cell office:value-type="float" office:value="0.0569159046073863">
            <text:p>0.0569159046073863</text:p>
          </table:table-cell>
          <table:table-cell table:formula="of:=[.K160]/[.$G$213]" office:value-type="float" office:value="11.8586658848751">
            <text:p>11.8586658848751</text:p>
          </table:table-cell>
          <table:table-cell table:style-name="ce1" office:value-type="float" office:value="0.0000891758091046949">
            <text:p>8.92E-005</text:p>
          </table:table-cell>
          <table:table-cell office:value-type="float" office:value="0.00000927268852160144">
            <text:p>9.27E-006</text:p>
          </table:table-cell>
          <table:table-cell table:formula="of:=[.N160]/[.$G$213]/[.$G$213]" office:value-type="float" office:value="0.40254093611895">
            <text:p>4.03E-001</text:p>
          </table:table-cell>
          <table:table-cell office:value-type="float" office:value="0.000000766609277660137">
            <text:p>7.67E-007</text:p>
          </table:table-cell>
          <table:table-cell office:value-type="float" office:value="0.000707779488296818">
            <text:p>0.000707779488296818</text:p>
          </table:table-cell>
          <table:table-cell office:value-type="float" office:value="0.00087084530443322">
            <text:p>0.00087084530443322</text:p>
          </table:table-cell>
          <table:table-cell office:value-type="float" office:value="0.00124353344676073">
            <text:p>0.00124353344676073</text:p>
          </table:table-cell>
        </table:table-row>
        <table:table-row table:style-name="ro1">
          <table:table-cell/>
          <table:table-cell office:value-type="float" office:value="44.3504961267504">
            <text:p>44.3504961267504</text:p>
          </table:table-cell>
          <table:table-cell office:value-type="float" office:value="16.787482174827">
            <text:p>16.787482174827</text:p>
          </table:table-cell>
          <table:table-cell office:value-type="float" office:value="1">
            <text:p>1</text:p>
          </table:table-cell>
          <table:table-cell table:formula="of:=[.C161]*([.$G$213]/0.00356)" office:value-type="float" office:value="22.632544152613">
            <text:p>22.632544152613</text:p>
          </table:table-cell>
          <table:table-cell office:value-type="float" office:value="0.0595555841415012">
            <text:p>0.0595555841415012</text:p>
          </table:table-cell>
          <table:table-cell table:formula="of:=[.F161]/[.$G$213]" office:value-type="float" office:value="12.4086541149514">
            <text:p>12.4086541149514</text:p>
          </table:table-cell>
          <table:table-cell office:value-type="float" office:value="0.000269514131981289">
            <text:p>0.000269514131981289</text:p>
          </table:table-cell>
          <table:table-cell office:value-type="float" office:value="0.000814726370083119">
            <text:p>0.000814726370083119</text:p>
          </table:table-cell>
          <table:table-cell office:value-type="float" office:value="0.998568725733687">
            <text:p>0.998568725733687</text:p>
          </table:table-cell>
          <table:table-cell office:value-type="float" office:value="0.0566148177167069">
            <text:p>0.0566148177167069</text:p>
          </table:table-cell>
          <table:table-cell table:formula="of:=[.K161]/[.$G$213]" office:value-type="float" office:value="11.7959331766187">
            <text:p>11.7959331766187</text:p>
          </table:table-cell>
          <table:table-cell table:style-name="ce1" office:value-type="float" office:value="0.000094607889611465">
            <text:p>9.46E-005</text:p>
          </table:table-cell>
          <table:table-cell office:value-type="float" office:value="0.00000950915133834993">
            <text:p>9.51E-006</text:p>
          </table:table-cell>
          <table:table-cell table:formula="of:=[.N161]/[.$G$213]/[.$G$213]" office:value-type="float" office:value="0.412806131956113">
            <text:p>4.13E-001</text:p>
          </table:table-cell>
          <table:table-cell office:value-type="float" office:value="0.000000747797186354158">
            <text:p>7.48E-007</text:p>
          </table:table-cell>
          <table:table-cell office:value-type="float" office:value="0.000802109592091296">
            <text:p>0.000802109592091296</text:p>
          </table:table-cell>
          <table:table-cell office:value-type="float" office:value="0.000990103633667807">
            <text:p>0.000990103633667807</text:p>
          </table:table-cell>
          <table:table-cell office:value-type="float" office:value="0.00134592234568536">
            <text:p>0.00134592234568536</text:p>
          </table:table-cell>
        </table:table-row>
        <table:table-row table:style-name="ro1">
          <table:table-cell/>
          <table:table-cell office:value-type="float" office:value="44.3493756227889">
            <text:p>44.3493756227889</text:p>
          </table:table-cell>
          <table:table-cell office:value-type="float" office:value="16.4518619941159">
            <text:p>16.4518619941159</text:p>
          </table:table-cell>
          <table:table-cell office:value-type="float" office:value="1">
            <text:p>1</text:p>
          </table:table-cell>
          <table:table-cell table:formula="of:=[.C162]*([.$G$213]/0.00356)" office:value-type="float" office:value="22.1800678086713">
            <text:p>22.1800678086713</text:p>
          </table:table-cell>
          <table:table-cell office:value-type="float" office:value="0.0590438559891238">
            <text:p>0.0590438559891238</text:p>
          </table:table-cell>
          <table:table-cell table:formula="of:=[.F162]/[.$G$213]" office:value-type="float" office:value="12.3020334221101">
            <text:p>12.3020334221101</text:p>
          </table:table-cell>
          <table:table-cell office:value-type="float" office:value="0.000235540491482721">
            <text:p>0.000235540491482721</text:p>
          </table:table-cell>
          <table:table-cell office:value-type="float" office:value="0.000706500880804504">
            <text:p>0.000706500880804504</text:p>
          </table:table-cell>
          <table:table-cell office:value-type="float" office:value="0.998569392232348">
            <text:p>0.998569392232348</text:p>
          </table:table-cell>
          <table:table-cell office:value-type="float" office:value="0.0563010372995836">
            <text:p>0.0563010372995836</text:p>
          </table:table-cell>
          <table:table-cell table:formula="of:=[.K162]/[.$G$213]" office:value-type="float" office:value="11.7305557192357">
            <text:p>11.7305557192357</text:p>
          </table:table-cell>
          <table:table-cell table:style-name="ce1" office:value-type="float" office:value="0.0000985838162604554">
            <text:p>9.86E-005</text:p>
          </table:table-cell>
          <table:table-cell office:value-type="float" office:value="0.00000978030436732339">
            <text:p>9.78E-006</text:p>
          </table:table-cell>
          <table:table-cell table:formula="of:=[.N162]/[.$G$213]/[.$G$213]" office:value-type="float" office:value="0.424577280513535">
            <text:p>4.25E-001</text:p>
          </table:table-cell>
          <table:table-cell office:value-type="float" office:value="0.000000728709732573874">
            <text:p>7.29E-007</text:p>
          </table:table-cell>
          <table:table-cell office:value-type="float" office:value="0.000887381662981981">
            <text:p>0.000887381662981981</text:p>
          </table:table-cell>
          <table:table-cell office:value-type="float" office:value="0.00111396673567379">
            <text:p>0.00111396673567379</text:p>
          </table:table-cell>
          <table:table-cell office:value-type="float" office:value="0.00145070922451611">
            <text:p>0.00145070922451611</text:p>
          </table:table-cell>
        </table:table-row>
        <table:table-row table:style-name="ro1">
          <table:table-cell/>
          <table:table-cell office:value-type="float" office:value="44.3482551188275">
            <text:p>44.3482551188275</text:p>
          </table:table-cell>
          <table:table-cell office:value-type="float" office:value="16.1162418134047">
            <text:p>16.1162418134047</text:p>
          </table:table-cell>
          <table:table-cell office:value-type="float" office:value="1">
            <text:p>1</text:p>
          </table:table-cell>
          <table:table-cell table:formula="of:=[.C163]*([.$G$213]/0.00356)" office:value-type="float" office:value="21.7275914647295">
            <text:p>21.7275914647295</text:p>
          </table:table-cell>
          <table:table-cell office:value-type="float" office:value="0.0585352545080116">
            <text:p>0.0585352545080116</text:p>
          </table:table-cell>
          <table:table-cell table:formula="of:=[.F163]/[.$G$213]" office:value-type="float" office:value="12.1960641842553">
            <text:p>12.1960641842553</text:p>
          </table:table-cell>
          <table:table-cell office:value-type="float" office:value="0.000207990146794284">
            <text:p>0.000207990146794284</text:p>
          </table:table-cell>
          <table:table-cell office:value-type="float" office:value="0.000607319254990562">
            <text:p>0.000607319254990562</text:p>
          </table:table-cell>
          <table:table-cell office:value-type="float" office:value="0.998570061533471">
            <text:p>0.998570061533471</text:p>
          </table:table-cell>
          <table:table-cell office:value-type="float" office:value="0.0559872052120763">
            <text:p>0.0559872052120763</text:p>
          </table:table-cell>
          <table:table-cell table:formula="of:=[.K163]/[.$G$213]" office:value-type="float" office:value="11.665167496113">
            <text:p>11.665167496113</text:p>
          </table:table-cell>
          <table:table-cell office:value-type="float" office:value="0.000102558520253513">
            <text:p>0.000102558520253513</text:p>
          </table:table-cell>
          <table:table-cell office:value-type="float" office:value="0.0000100513403562406">
            <text:p>1.01E-005</text:p>
          </table:table-cell>
          <table:table-cell table:formula="of:=[.N163]/[.$G$213]/[.$G$213]" office:value-type="float" office:value="0.436343348191371">
            <text:p>4.36E-001</text:p>
          </table:table-cell>
          <table:table-cell office:value-type="float" office:value="0.000000709620493473038">
            <text:p>7.10E-007</text:p>
          </table:table-cell>
          <table:table-cell office:value-type="float" office:value="0.000976349261033916">
            <text:p>0.000976349261033916</text:p>
          </table:table-cell>
          <table:table-cell office:value-type="float" office:value="0.00123962409723469">
            <text:p>0.00123962409723469</text:p>
          </table:table-cell>
          <table:table-cell office:value-type="float" office:value="0.00155439990301562">
            <text:p>0.00155439990301562</text:p>
          </table:table-cell>
        </table:table-row>
        <table:table-row table:style-name="ro1">
          <table:table-cell/>
          <table:table-cell office:value-type="float" office:value="44.347134614866">
            <text:p>44.347134614866</text:p>
          </table:table-cell>
          <table:table-cell office:value-type="float" office:value="15.7806216326935">
            <text:p>15.7806216326935</text:p>
          </table:table-cell>
          <table:table-cell office:value-type="float" office:value="1">
            <text:p>1</text:p>
          </table:table-cell>
          <table:table-cell table:formula="of:=[.C164]*([.$G$213]/0.00356)" office:value-type="float" office:value="21.2751151207877">
            <text:p>21.2751151207877</text:p>
          </table:table-cell>
          <table:table-cell office:value-type="float" office:value="0.0579495053784913">
            <text:p>0.0579495053784913</text:p>
          </table:table-cell>
          <table:table-cell table:formula="of:=[.F164]/[.$G$213]" office:value-type="float" office:value="12.0740209123921">
            <text:p>12.0740209123921</text:p>
          </table:table-cell>
          <table:table-cell office:value-type="float" office:value="0.000169740162147395">
            <text:p>0.000169740162147395</text:p>
          </table:table-cell>
          <table:table-cell office:value-type="float" office:value="0.00047523746179661">
            <text:p>0.00047523746179661</text:p>
          </table:table-cell>
          <table:table-cell office:value-type="float" office:value="0.998570302381926">
            <text:p>0.998570302381926</text:p>
          </table:table-cell>
          <table:table-cell office:value-type="float" office:value="0.0556482644783388">
            <text:p>0.0556482644783388</text:p>
          </table:table-cell>
          <table:table-cell table:formula="of:=[.K164]/[.$G$213]" office:value-type="float" office:value="11.5945477819242">
            <text:p>11.5945477819242</text:p>
          </table:table-cell>
          <table:table-cell office:value-type="float" office:value="0.000103794071451753">
            <text:p>0.000103794071451753</text:p>
          </table:table-cell>
          <table:table-cell office:value-type="float" office:value="0.0000103982600426246">
            <text:p>1.04E-005</text:p>
          </table:table-cell>
          <table:table-cell table:formula="of:=[.N164]/[.$G$213]/[.$G$213]" office:value-type="float" office:value="0.451403637878638">
            <text:p>4.51E-001</text:p>
          </table:table-cell>
          <table:table-cell office:value-type="float" office:value="0.000000688753986235617">
            <text:p>6.89E-007</text:p>
          </table:table-cell>
          <table:table-cell office:value-type="float" office:value="0.0010356770592219">
            <text:p>0.0010356770592219</text:p>
          </table:table-cell>
          <table:table-cell office:value-type="float" office:value="0.00133631146586392">
            <text:p>0.00133631146586392</text:p>
          </table:table-cell>
          <table:table-cell office:value-type="float" office:value="0.00164938883651475">
            <text:p>0.00164938883651475</text:p>
          </table:table-cell>
        </table:table-row>
        <table:table-row table:style-name="ro1">
          <table:table-cell/>
          <table:table-cell office:value-type="float" office:value="44.3460141109046">
            <text:p>44.3460141109046</text:p>
          </table:table-cell>
          <table:table-cell office:value-type="float" office:value="15.4450014519824">
            <text:p>15.4450014519824</text:p>
          </table:table-cell>
          <table:table-cell office:value-type="float" office:value="1">
            <text:p>1</text:p>
          </table:table-cell>
          <table:table-cell table:formula="of:=[.C165]*([.$G$213]/0.00356)" office:value-type="float" office:value="20.822638776846">
            <text:p>20.822638776846</text:p>
          </table:table-cell>
          <table:table-cell office:value-type="float" office:value="0.0573200381973206">
            <text:p>0.0573200381973206</text:p>
          </table:table-cell>
          <table:table-cell table:formula="of:=[.F165]/[.$G$213]" office:value-type="float" office:value="11.9428688023011">
            <text:p>11.9428688023011</text:p>
          </table:table-cell>
          <table:table-cell office:value-type="float" office:value="0.000118338569772127">
            <text:p>0.000118338569772127</text:p>
          </table:table-cell>
          <table:table-cell office:value-type="float" office:value="0.000311755500869214">
            <text:p>0.000311755500869214</text:p>
          </table:table-cell>
          <table:table-cell office:value-type="float" office:value="0.998570109056854">
            <text:p>0.998570109056854</text:p>
          </table:table-cell>
          <table:table-cell office:value-type="float" office:value="0.0552958717842139">
            <text:p>0.0552958717842139</text:p>
          </table:table-cell>
          <table:table-cell table:formula="of:=[.K165]/[.$G$213]" office:value-type="float" office:value="11.5211252957365">
            <text:p>11.5211252957365</text:p>
          </table:table-cell>
          <table:table-cell office:value-type="float" office:value="0.000103580190057738">
            <text:p>0.000103580190057738</text:p>
          </table:table-cell>
          <table:table-cell office:value-type="float" office:value="0.0000107861976826281">
            <text:p>1.08E-005</text:p>
          </table:table-cell>
          <table:table-cell table:formula="of:=[.N165]/[.$G$213]/[.$G$213]" office:value-type="float" office:value="0.468244576771279">
            <text:p>4.68E-001</text:p>
          </table:table-cell>
          <table:table-cell office:value-type="float" office:value="0.000000666962780232964">
            <text:p>6.67E-007</text:p>
          </table:table-cell>
          <table:table-cell office:value-type="float" office:value="0.00106752860895765">
            <text:p>0.00106752860895765</text:p>
          </table:table-cell>
          <table:table-cell office:value-type="float" office:value="0.00140597945014319">
            <text:p>0.00140597945014319</text:p>
          </table:table-cell>
          <table:table-cell office:value-type="float" office:value="0.00174361876773204">
            <text:p>0.00174361876773204</text:p>
          </table:table-cell>
        </table:table-row>
        <table:table-row table:style-name="ro1">
          <table:table-cell/>
          <table:table-cell office:value-type="float" office:value="44.3448936069431">
            <text:p>44.3448936069431</text:p>
          </table:table-cell>
          <table:table-cell office:value-type="float" office:value="15.1093812712712">
            <text:p>15.1093812712712</text:p>
          </table:table-cell>
          <table:table-cell office:value-type="float" office:value="1">
            <text:p>1</text:p>
          </table:table-cell>
          <table:table-cell table:formula="of:=[.C166]*([.$G$213]/0.00356)" office:value-type="float" office:value="20.3701624329042">
            <text:p>20.3701624329042</text:p>
          </table:table-cell>
          <table:table-cell office:value-type="float" office:value="0.0566911043062197">
            <text:p>0.0566911043062197</text:p>
          </table:table-cell>
          <table:table-cell table:formula="of:=[.F166]/[.$G$213]" office:value-type="float" office:value="11.8118278054183">
            <text:p>11.8118278054183</text:p>
          </table:table-cell>
          <table:table-cell table:style-name="ce1" office:value-type="float" office:value="0.0000688823024004201">
            <text:p>6.89E-005</text:p>
          </table:table-cell>
          <table:table-cell office:value-type="float" office:value="0.000152782430364606">
            <text:p>0.000152782430364606</text:p>
          </table:table-cell>
          <table:table-cell office:value-type="float" office:value="0.998570021707378">
            <text:p>0.998570021707378</text:p>
          </table:table-cell>
          <table:table-cell office:value-type="float" office:value="0.0549435706144668">
            <text:p>0.0549435706144668</text:p>
          </table:table-cell>
          <table:table-cell table:formula="of:=[.K166]/[.$G$213]" office:value-type="float" office:value="11.4477218790342">
            <text:p>11.4477218790342</text:p>
          </table:table-cell>
          <table:table-cell office:value-type="float" office:value="0.000103365662232035">
            <text:p>0.000103365662232035</text:p>
          </table:table-cell>
          <table:table-cell office:value-type="float" office:value="0.0000111737527656132">
            <text:p>1.12E-005</text:p>
          </table:table-cell>
          <table:table-cell table:formula="of:=[.N166]/[.$G$213]/[.$G$213]" office:value-type="float" office:value="0.485068908305661">
            <text:p>4.85E-001</text:p>
          </table:table-cell>
          <table:table-cell office:value-type="float" office:value="0.0000006451633296782">
            <text:p>6.45E-007</text:p>
          </table:table-cell>
          <table:table-cell office:value-type="float" office:value="0.00110434911639079">
            <text:p>0.00110434911639079</text:p>
          </table:table-cell>
          <table:table-cell office:value-type="float" office:value="0.00148112995289065">
            <text:p>0.00148112995289065</text:p>
          </table:table-cell>
          <table:table-cell office:value-type="float" office:value="0.0018361890606619">
            <text:p>0.0018361890606619</text:p>
          </table:table-cell>
        </table:table-row>
        <table:table-row table:style-name="ro1">
          <table:table-cell/>
          <table:table-cell office:value-type="float" office:value="44.3437731029817">
            <text:p>44.3437731029817</text:p>
          </table:table-cell>
          <table:table-cell office:value-type="float" office:value="14.7737610905601">
            <text:p>14.7737610905601</text:p>
          </table:table-cell>
          <table:table-cell office:value-type="float" office:value="1">
            <text:p>1</text:p>
          </table:table-cell>
          <table:table-cell table:formula="of:=[.C167]*([.$G$213]/0.00356)" office:value-type="float" office:value="19.9176860889625">
            <text:p>19.9176860889625</text:p>
          </table:table-cell>
          <table:table-cell office:value-type="float" office:value="0.0560083739344007">
            <text:p>0.0560083739344007</text:p>
          </table:table-cell>
          <table:table-cell table:formula="of:=[.F167]/[.$G$213]" office:value-type="float" office:value="11.6695780876161">
            <text:p>11.6695780876161</text:p>
          </table:table-cell>
          <table:table-cell table:style-name="ce1" office:value-type="float" office:value="0.0000277445864926224">
            <text:p>2.77E-005</text:p>
          </table:table-cell>
          <table:table-cell table:style-name="ce1" office:value-type="float" office:value="0.0000111090519769021">
            <text:p>1.11E-005</text:p>
          </table:table-cell>
          <table:table-cell office:value-type="float" office:value="0.99856991034563">
            <text:p>0.99856991034563</text:p>
          </table:table-cell>
          <table:table-cell office:value-type="float" office:value="0.0545632767163826">
            <text:p>0.0545632767163826</text:p>
          </table:table-cell>
          <table:table-cell table:formula="of:=[.K167]/[.$G$213]" office:value-type="float" office:value="11.3684860607415">
            <text:p>11.3684860607415</text:p>
          </table:table-cell>
          <table:table-cell office:value-type="float" office:value="0.000100974088907192">
            <text:p>0.000100974088907192</text:p>
          </table:table-cell>
          <table:table-cell office:value-type="float" office:value="0.0000116496308489556">
            <text:p>1.16E-005</text:p>
          </table:table-cell>
          <table:table-cell table:formula="of:=[.N167]/[.$G$213]/[.$G$213]" office:value-type="float" office:value="0.505727470134939">
            <text:p>5.06E-001</text:p>
          </table:table-cell>
          <table:table-cell office:value-type="float" office:value="0.000000622139493298983">
            <text:p>6.22E-007</text:p>
          </table:table-cell>
          <table:table-cell office:value-type="float" office:value="0.00112627021853821">
            <text:p>0.00112627021853821</text:p>
          </table:table-cell>
          <table:table-cell office:value-type="float" office:value="0.00153400899241757">
            <text:p>0.00153400899241757</text:p>
          </table:table-cell>
          <table:table-cell office:value-type="float" office:value="0.00191882355663751">
            <text:p>0.00191882355663751</text:p>
          </table:table-cell>
        </table:table-row>
        <table:table-row table:style-name="ro1">
          <table:table-cell/>
          <table:table-cell office:value-type="float" office:value="44.3426525990202">
            <text:p>44.3426525990202</text:p>
          </table:table-cell>
          <table:table-cell office:value-type="float" office:value="14.4381409098489">
            <text:p>14.4381409098489</text:p>
          </table:table-cell>
          <table:table-cell office:value-type="float" office:value="1">
            <text:p>1</text:p>
          </table:table-cell>
          <table:table-cell table:formula="of:=[.C168]*([.$G$213]/0.00356)" office:value-type="float" office:value="19.4652097450207">
            <text:p>19.4652097450207</text:p>
          </table:table-cell>
          <table:table-cell office:value-type="float" office:value="0.0553024661706919">
            <text:p>0.0553024661706919</text:p>
          </table:table-cell>
          <table:table-cell table:formula="of:=[.F168]/[.$G$213]" office:value-type="float" office:value="11.522499263637">
            <text:p>11.522499263637</text:p>
          </table:table-cell>
          <table:table-cell table:style-name="ce1" office:value-type="float" office:value="-0.00000627330595833357">
            <text:p>-6.27E-006</text:p>
          </table:table-cell>
          <table:table-cell office:value-type="float" office:value="-0.00012442033057293">
            <text:p>-0.00012442033057293</text:p>
          </table:table-cell>
          <table:table-cell office:value-type="float" office:value="0.998569629248533">
            <text:p>0.998569629248533</text:p>
          </table:table-cell>
          <table:table-cell office:value-type="float" office:value="0.0541695508316989">
            <text:p>0.0541695508316989</text:p>
          </table:table-cell>
          <table:table-cell table:formula="of:=[.K168]/[.$G$213]" office:value-type="float" office:value="11.2864516320717">
            <text:p>11.2864516320717</text:p>
          </table:table-cell>
          <table:table-cell table:style-name="ce1" office:value-type="float" office:value="0.0000975313593065228">
            <text:p>9.75E-005</text:p>
          </table:table-cell>
          <table:table-cell office:value-type="float" office:value="0.0000121681836893184">
            <text:p>1.22E-005</text:p>
          </table:table-cell>
          <table:table-cell table:formula="of:=[.N168]/[.$G$213]/[.$G$213]" office:value-type="float" office:value="0.528238605422241">
            <text:p>5.28E-001</text:p>
          </table:table-cell>
          <table:table-cell office:value-type="float" office:value="0.000000598542477173181">
            <text:p>5.99E-007</text:p>
          </table:table-cell>
          <table:table-cell office:value-type="float" office:value="0.00113658886687168">
            <text:p>0.00113658886687168</text:p>
          </table:table-cell>
          <table:table-cell office:value-type="float" office:value="0.00156828587631607">
            <text:p>0.00156828587631607</text:p>
          </table:table-cell>
          <table:table-cell office:value-type="float" office:value="0.00200019473845119">
            <text:p>0.00200019473845119</text:p>
          </table:table-cell>
        </table:table-row>
        <table:table-row table:style-name="ro1">
          <table:table-cell/>
          <table:table-cell office:value-type="float" office:value="44.3415320950588">
            <text:p>44.3415320950588</text:p>
          </table:table-cell>
          <table:table-cell office:value-type="float" office:value="14.1025207291377">
            <text:p>14.1025207291377</text:p>
          </table:table-cell>
          <table:table-cell office:value-type="float" office:value="1">
            <text:p>1</text:p>
          </table:table-cell>
          <table:table-cell table:formula="of:=[.C169]*([.$G$213]/0.00356)" office:value-type="float" office:value="19.0127334010788">
            <text:p>19.0127334010788</text:p>
          </table:table-cell>
          <table:table-cell office:value-type="float" office:value="0.0545948577701872">
            <text:p>0.0545948577701872</text:p>
          </table:table-cell>
          <table:table-cell table:formula="of:=[.F169]/[.$G$213]" office:value-type="float" office:value="11.3750661048951">
            <text:p>11.3750661048951</text:p>
          </table:table-cell>
          <table:table-cell table:style-name="ce1" office:value-type="float" office:value="-0.0000424868003103727">
            <text:p>-4.25E-005</text:p>
          </table:table-cell>
          <table:table-cell office:value-type="float" office:value="-0.000259829206390564">
            <text:p>-0.000259829206390564</text:p>
          </table:table-cell>
          <table:table-cell office:value-type="float" office:value="0.998569409696568">
            <text:p>0.998569409696568</text:p>
          </table:table-cell>
          <table:table-cell office:value-type="float" office:value="0.0537757459791811">
            <text:p>0.0537757459791811</text:p>
          </table:table-cell>
          <table:table-cell table:formula="of:=[.K169]/[.$G$213]" office:value-type="float" office:value="11.2044007501246">
            <text:p>11.2044007501246</text:p>
          </table:table-cell>
          <table:table-cell table:style-name="ce1" office:value-type="float" office:value="0.0000940880158631684">
            <text:p>9.41E-005</text:p>
          </table:table-cell>
          <table:table-cell office:value-type="float" office:value="0.000012686845852456">
            <text:p>1.27E-005</text:p>
          </table:table-cell>
          <table:table-cell table:formula="of:=[.N169]/[.$G$213]/[.$G$213]" office:value-type="float" office:value="0.550754486570681">
            <text:p>5.51E-001</text:p>
          </table:table-cell>
          <table:table-cell office:value-type="float" office:value="0.00000057493708161413">
            <text:p>5.75E-007</text:p>
          </table:table-cell>
          <table:table-cell office:value-type="float" office:value="0.001148122282037">
            <text:p>0.001148122282037</text:p>
          </table:table-cell>
          <table:table-cell office:value-type="float" office:value="0.00160555496090961">
            <text:p>0.00160555496090961</text:p>
          </table:table-cell>
          <table:table-cell office:value-type="float" office:value="0.00208001241479899">
            <text:p>0.00208001241479899</text:p>
          </table:table-cell>
        </table:table-row>
        <table:table-row table:style-name="ro1">
          <table:table-cell/>
          <table:table-cell office:value-type="float" office:value="44.3404115910973">
            <text:p>44.3404115910973</text:p>
          </table:table-cell>
          <table:table-cell office:value-type="float" office:value="13.7669005484266">
            <text:p>13.7669005484266</text:p>
          </table:table-cell>
          <table:table-cell office:value-type="float" office:value="1">
            <text:p>1</text:p>
          </table:table-cell>
          <table:table-cell table:formula="of:=[.C170]*([.$G$213]/0.00356)" office:value-type="float" office:value="18.5602570571371">
            <text:p>18.5602570571371</text:p>
          </table:table-cell>
          <table:table-cell office:value-type="float" office:value="0.0538462040586128">
            <text:p>0.0538462040586128</text:p>
          </table:table-cell>
          <table:table-cell table:formula="of:=[.F170]/[.$G$213]" office:value-type="float" office:value="11.2190809845624">
            <text:p>11.2190809845624</text:p>
          </table:table-cell>
          <table:table-cell table:style-name="ce1" office:value-type="float" office:value="-0.0000661481165905991">
            <text:p>-6.61E-005</text:p>
          </table:table-cell>
          <table:table-cell office:value-type="float" office:value="-0.000347735704499459">
            <text:p>-0.000347735704499459</text:p>
          </table:table-cell>
          <table:table-cell office:value-type="float" office:value="0.998568884230596">
            <text:p>0.998568884230596</text:p>
          </table:table-cell>
          <table:table-cell office:value-type="float" office:value="0.0533508997645459">
            <text:p>0.0533508997645459</text:p>
          </table:table-cell>
          <table:table-cell table:formula="of:=[.K170]/[.$G$213]" office:value-type="float" office:value="11.1158822710358">
            <text:p>11.1158822710358</text:p>
          </table:table-cell>
          <table:table-cell table:style-name="ce1" office:value-type="float" office:value="0.0000894744505000362">
            <text:p>8.95E-005</text:p>
          </table:table-cell>
          <table:table-cell office:value-type="float" office:value="0.0000132954536331102">
            <text:p>1.33E-005</text:p>
          </table:table-cell>
          <table:table-cell table:formula="of:=[.N170]/[.$G$213]/[.$G$213]" office:value-type="float" office:value="0.577175038192047">
            <text:p>5.77E-001</text:p>
          </table:table-cell>
          <table:table-cell office:value-type="float" office:value="0.000000551212154873161">
            <text:p>5.51E-007</text:p>
          </table:table-cell>
          <table:table-cell office:value-type="float" office:value="0.00116012107745777">
            <text:p>0.00116012107745777</text:p>
          </table:table-cell>
          <table:table-cell office:value-type="float" office:value="0.00163611395131144">
            <text:p>0.00163611395131144</text:p>
          </table:table-cell>
          <table:table-cell office:value-type="float" office:value="0.00215197741672008">
            <text:p>0.00215197741672008</text:p>
          </table:table-cell>
        </table:table-row>
        <table:table-row table:style-name="ro1">
          <table:table-cell/>
          <table:table-cell office:value-type="float" office:value="44.3392910871359">
            <text:p>44.3392910871359</text:p>
          </table:table-cell>
          <table:table-cell office:value-type="float" office:value="13.4312803677154">
            <text:p>13.4312803677154</text:p>
          </table:table-cell>
          <table:table-cell office:value-type="float" office:value="1">
            <text:p>1</text:p>
          </table:table-cell>
          <table:table-cell table:formula="of:=[.C171]*([.$G$213]/0.00356)" office:value-type="float" office:value="18.1077807131953">
            <text:p>18.1077807131953</text:p>
          </table:table-cell>
          <table:table-cell office:value-type="float" office:value="0.0530833089613616">
            <text:p>0.0530833089613616</text:p>
          </table:table-cell>
          <table:table-cell table:formula="of:=[.F171]/[.$G$213]" office:value-type="float" office:value="11.0601286121821">
            <text:p>11.0601286121821</text:p>
          </table:table-cell>
          <table:table-cell table:style-name="ce1" office:value-type="float" office:value="-0.0000774219131736599">
            <text:p>-7.74E-005</text:p>
          </table:table-cell>
          <table:table-cell office:value-type="float" office:value="-0.000413393100490762">
            <text:p>-0.000413393100490762</text:p>
          </table:table-cell>
          <table:table-cell office:value-type="float" office:value="0.998568202941476">
            <text:p>0.998568202941476</text:p>
          </table:table-cell>
          <table:table-cell office:value-type="float" office:value="0.0529124625691032">
            <text:p>0.0529124625691032</text:p>
          </table:table-cell>
          <table:table-cell table:formula="of:=[.K171]/[.$G$213]" office:value-type="float" office:value="11.0245320544641">
            <text:p>11.0245320544641</text:p>
          </table:table-cell>
          <table:table-cell table:style-name="ce1" office:value-type="float" office:value="0.0000843467020176162">
            <text:p>8.43E-005</text:p>
          </table:table-cell>
          <table:table-cell office:value-type="float" office:value="0.0000139434913786981">
            <text:p>1.39E-005</text:p>
          </table:table-cell>
          <table:table-cell table:formula="of:=[.N171]/[.$G$213]/[.$G$213]" office:value-type="float" office:value="0.605307302113311">
            <text:p>6.05E-001</text:p>
          </table:table-cell>
          <table:table-cell office:value-type="float" office:value="0.000000527453274956476">
            <text:p>5.27E-007</text:p>
          </table:table-cell>
          <table:table-cell office:value-type="float" office:value="0.00117421262837623">
            <text:p>0.00117421262837623</text:p>
          </table:table-cell>
          <table:table-cell office:value-type="float" office:value="0.00166316749959957">
            <text:p>0.00166316749959957</text:p>
          </table:table-cell>
          <table:table-cell office:value-type="float" office:value="0.0022235791781104">
            <text:p>0.0022235791781104</text:p>
          </table:table-cell>
        </table:table-row>
        <table:table-row table:style-name="ro1">
          <table:table-cell/>
          <table:table-cell office:value-type="float" office:value="44.3381705831744">
            <text:p>44.3381705831744</text:p>
          </table:table-cell>
          <table:table-cell office:value-type="float" office:value="13.0956601870042">
            <text:p>13.0956601870042</text:p>
          </table:table-cell>
          <table:table-cell office:value-type="float" office:value="1">
            <text:p>1</text:p>
          </table:table-cell>
          <table:table-cell table:formula="of:=[.C172]*([.$G$213]/0.00356)" office:value-type="float" office:value="17.6553043692535">
            <text:p>17.6553043692535</text:p>
          </table:table-cell>
          <table:table-cell office:value-type="float" office:value="0.0523185145895755">
            <text:p>0.0523185145895755</text:p>
          </table:table-cell>
          <table:table-cell table:formula="of:=[.F172]/[.$G$213]" office:value-type="float" office:value="10.9007805180385">
            <text:p>10.9007805180385</text:p>
          </table:table-cell>
          <table:table-cell table:style-name="ce1" office:value-type="float" office:value="-0.0000922949375111722">
            <text:p>-9.23E-005</text:p>
          </table:table-cell>
          <table:table-cell office:value-type="float" office:value="-0.000479874600267951">
            <text:p>-0.000479874600267951</text:p>
          </table:table-cell>
          <table:table-cell office:value-type="float" office:value="0.998567521652357">
            <text:p>0.998567521652357</text:p>
          </table:table-cell>
          <table:table-cell office:value-type="float" office:value="0.0524740052275504">
            <text:p>0.0524740052275504</text:p>
          </table:table-cell>
          <table:table-cell table:formula="of:=[.K172]/[.$G$213]" office:value-type="float" office:value="10.9331776403665">
            <text:p>10.9331776403665</text:p>
          </table:table-cell>
          <table:table-cell table:style-name="ce1" office:value-type="float" office:value="0.0000792187848311977">
            <text:p>7.92E-005</text:p>
          </table:table-cell>
          <table:table-cell office:value-type="float" office:value="0.0000145915831661281">
            <text:p>1.46E-005</text:p>
          </table:table-cell>
          <table:table-cell table:formula="of:=[.N172]/[.$G$213]/[.$G$213]" office:value-type="float" office:value="0.633441912069779">
            <text:p>6.33E-001</text:p>
          </table:table-cell>
          <table:table-cell office:value-type="float" office:value="0.000000503685130614212">
            <text:p>5.04E-007</text:p>
          </table:table-cell>
          <table:table-cell office:value-type="float" office:value="0.00118694408864162">
            <text:p>0.00118694408864162</text:p>
          </table:table-cell>
          <table:table-cell office:value-type="float" office:value="0.00168993805799663">
            <text:p>0.00168993805799663</text:p>
          </table:table-cell>
          <table:table-cell office:value-type="float" office:value="0.00229367626115943">
            <text:p>0.00229367626115943</text:p>
          </table:table-cell>
        </table:table-row>
        <table:table-row table:style-name="ro1">
          <table:table-cell/>
          <table:table-cell office:value-type="float" office:value="44.337050079213">
            <text:p>44.337050079213</text:p>
          </table:table-cell>
          <table:table-cell office:value-type="float" office:value="12.7600400062931">
            <text:p>12.7600400062931</text:p>
          </table:table-cell>
          <table:table-cell office:value-type="float" office:value="1">
            <text:p>1</text:p>
          </table:table-cell>
          <table:table-cell table:formula="of:=[.C173]*([.$G$213]/0.00356)" office:value-type="float" office:value="17.2028280253118">
            <text:p>17.2028280253118</text:p>
          </table:table-cell>
          <table:table-cell office:value-type="float" office:value="0.0515157624501727">
            <text:p>0.0515157624501727</text:p>
          </table:table-cell>
          <table:table-cell table:formula="of:=[.F173]/[.$G$213]" office:value-type="float" office:value="10.7335237648478">
            <text:p>10.7335237648478</text:p>
          </table:table-cell>
          <table:table-cell table:style-name="ce1" office:value-type="float" office:value="-0.0000985579583757228">
            <text:p>-9.86E-005</text:p>
          </table:table-cell>
          <table:table-cell office:value-type="float" office:value="-0.000494611308830316">
            <text:p>-0.000494611308830316</text:p>
          </table:table-cell>
          <table:table-cell office:value-type="float" office:value="0.998567083509651">
            <text:p>0.998567083509651</text:p>
          </table:table-cell>
          <table:table-cell office:value-type="float" office:value="0.0519963254785254">
            <text:p>0.0519963254785254</text:p>
          </table:table-cell>
          <table:table-cell table:formula="of:=[.K173]/[.$G$213]" office:value-type="float" office:value="10.8336510742382">
            <text:p>10.8336510742382</text:p>
          </table:table-cell>
          <table:table-cell table:style-name="ce1" office:value-type="float" office:value="0.0000738807391244791">
            <text:p>7.39E-005</text:p>
          </table:table-cell>
          <table:table-cell office:value-type="float" office:value="0.0000153337881410879">
            <text:p>1.53E-005</text:p>
          </table:table-cell>
          <table:table-cell table:formula="of:=[.N173]/[.$G$213]/[.$G$213]" office:value-type="float" office:value="0.665662112793276">
            <text:p>6.66E-001</text:p>
          </table:table-cell>
          <table:table-cell office:value-type="float" office:value="0.000000480467749720606">
            <text:p>4.80E-007</text:p>
          </table:table-cell>
          <table:table-cell office:value-type="float" office:value="0.00120567535647497">
            <text:p>0.00120567535647497</text:p>
          </table:table-cell>
          <table:table-cell office:value-type="float" office:value="0.00171966155250222">
            <text:p>0.00171966155250222</text:p>
          </table:table-cell>
          <table:table-cell office:value-type="float" office:value="0.00235810278968163">
            <text:p>0.00235810278968163</text:p>
          </table:table-cell>
        </table:table-row>
        <table:table-row table:style-name="ro1">
          <table:table-cell/>
          <table:table-cell office:value-type="float" office:value="44.3359295752515">
            <text:p>44.3359295752515</text:p>
          </table:table-cell>
          <table:table-cell office:value-type="float" office:value="12.4244198255819">
            <text:p>12.4244198255819</text:p>
          </table:table-cell>
          <table:table-cell office:value-type="float" office:value="1">
            <text:p>1</text:p>
          </table:table-cell>
          <table:table-cell table:formula="of:=[.C174]*([.$G$213]/0.00356)" office:value-type="float" office:value="16.75035168137">
            <text:p>16.75035168137</text:p>
          </table:table-cell>
          <table:table-cell office:value-type="float" office:value="0.0506988850589797">
            <text:p>0.0506988850589797</text:p>
          </table:table-cell>
          <table:table-cell table:formula="of:=[.F174]/[.$G$213]" office:value-type="float" office:value="10.5633239565888">
            <text:p>10.5633239565888</text:p>
          </table:table-cell>
          <table:table-cell table:style-name="ce1" office:value-type="float" office:value="-0.0000965042530163335">
            <text:p>-9.65E-005</text:p>
          </table:table-cell>
          <table:table-cell office:value-type="float" office:value="-0.000489230326843507">
            <text:p>-0.000489230326843507</text:p>
          </table:table-cell>
          <table:table-cell office:value-type="float" office:value="0.9985667422974">
            <text:p>0.9985667422974</text:p>
          </table:table-cell>
          <table:table-cell office:value-type="float" office:value="0.0515030031067338">
            <text:p>0.0515030031067338</text:p>
          </table:table-cell>
          <table:table-cell table:formula="of:=[.K174]/[.$G$213]" office:value-type="float" office:value="10.730865302476">
            <text:p>10.730865302476</text:p>
          </table:table-cell>
          <table:table-cell table:style-name="ce1" office:value-type="float" office:value="0.0000684575214480121">
            <text:p>6.85E-005</text:p>
          </table:table-cell>
          <table:table-cell office:value-type="float" office:value="0.0000161136762237771">
            <text:p>1.61E-005</text:p>
          </table:table-cell>
          <table:table-cell table:formula="of:=[.N174]/[.$G$213]/[.$G$213]" office:value-type="float" office:value="0.699518192197041">
            <text:p>7.00E-001</text:p>
          </table:table-cell>
          <table:table-cell office:value-type="float" office:value="0.000000457483229558681">
            <text:p>4.57E-007</text:p>
          </table:table-cell>
          <table:table-cell office:value-type="float" office:value="0.00122961659148562">
            <text:p>0.00122961659148562</text:p>
          </table:table-cell>
          <table:table-cell office:value-type="float" office:value="0.00175317495912774">
            <text:p>0.00175317495912774</text:p>
          </table:table-cell>
          <table:table-cell office:value-type="float" office:value="0.00242280130716056">
            <text:p>0.00242280130716056</text:p>
          </table:table-cell>
        </table:table-row>
        <table:table-row table:style-name="ro1">
          <table:table-cell/>
          <table:table-cell office:value-type="float" office:value="44.33480907129">
            <text:p>44.33480907129</text:p>
          </table:table-cell>
          <table:table-cell office:value-type="float" office:value="12.0887996448707">
            <text:p>12.0887996448707</text:p>
          </table:table-cell>
          <table:table-cell office:value-type="float" office:value="1">
            <text:p>1</text:p>
          </table:table-cell>
          <table:table-cell table:formula="of:=[.C175]*([.$G$213]/0.00356)" office:value-type="float" office:value="16.2978753374282">
            <text:p>16.2978753374282</text:p>
          </table:table-cell>
          <table:table-cell office:value-type="float" office:value="0.049881702268126">
            <text:p>0.049881702268126</text:p>
          </table:table-cell>
          <table:table-cell table:formula="of:=[.F175]/[.$G$213]" office:value-type="float" office:value="10.3930605170379">
            <text:p>10.3930605170379</text:p>
          </table:table-cell>
          <table:table-cell table:style-name="ce1" office:value-type="float" office:value="-0.0000968790349279514">
            <text:p>-9.69E-005</text:p>
          </table:table-cell>
          <table:table-cell office:value-type="float" office:value="-0.000483393278069505">
            <text:p>-0.000483393278069505</text:p>
          </table:table-cell>
          <table:table-cell office:value-type="float" office:value="0.998566401085149">
            <text:p>0.998566401085149</text:p>
          </table:table-cell>
          <table:table-cell office:value-type="float" office:value="0.0510096882243073">
            <text:p>0.0510096882243073</text:p>
          </table:table-cell>
          <table:table-cell table:formula="of:=[.K175]/[.$G$213]" office:value-type="float" office:value="10.6280810911543">
            <text:p>10.6280810911543</text:p>
          </table:table-cell>
          <table:table-cell table:style-name="ce1" office:value-type="float" office:value="0.0000630352047274155">
            <text:p>6.30E-005</text:p>
          </table:table-cell>
          <table:table-cell office:value-type="float" office:value="0.0000168934527705134">
            <text:p>1.69E-005</text:p>
          </table:table-cell>
          <table:table-cell table:formula="of:=[.N175]/[.$G$213]/[.$G$213]" office:value-type="float" office:value="0.733369429662378">
            <text:p>7.33E-001</text:p>
          </table:table-cell>
          <table:table-cell office:value-type="float" office:value="0.000000434492007166126">
            <text:p>4.34E-007</text:p>
          </table:table-cell>
          <table:table-cell office:value-type="float" office:value="0.0012520358731124">
            <text:p>0.0012520358731124</text:p>
          </table:table-cell>
          <table:table-cell office:value-type="float" office:value="0.00178511251321268">
            <text:p>0.00178511251321268</text:p>
          </table:table-cell>
          <table:table-cell office:value-type="float" office:value="0.00248617970270712">
            <text:p>0.00248617970270712</text:p>
          </table:table-cell>
        </table:table-row>
        <table:table-row table:style-name="ro1">
          <table:table-cell/>
          <table:table-cell office:value-type="float" office:value="44.3336885673286">
            <text:p>44.3336885673286</text:p>
          </table:table-cell>
          <table:table-cell office:value-type="float" office:value="11.7531794641596">
            <text:p>11.7531794641596</text:p>
          </table:table-cell>
          <table:table-cell office:value-type="float" office:value="1">
            <text:p>1</text:p>
          </table:table-cell>
          <table:table-cell table:formula="of:=[.C176]*([.$G$213]/0.00356)" office:value-type="float" office:value="15.8453989934865">
            <text:p>15.8453989934865</text:p>
          </table:table-cell>
          <table:table-cell office:value-type="float" office:value="0.0490235628259826">
            <text:p>0.0490235628259826</text:p>
          </table:table-cell>
          <table:table-cell table:formula="of:=[.F176]/[.$G$213]" office:value-type="float" office:value="10.2142635885306">
            <text:p>10.2142635885306</text:p>
          </table:table-cell>
          <table:table-cell table:style-name="ce1" office:value-type="float" office:value="-0.0000920832566763756">
            <text:p>-9.21E-005</text:p>
          </table:table-cell>
          <table:table-cell office:value-type="float" office:value="-0.000435938589932881">
            <text:p>-0.000435938589932881</text:p>
          </table:table-cell>
          <table:table-cell office:value-type="float" office:value="0.998566184921926">
            <text:p>0.998566184921926</text:p>
          </table:table-cell>
          <table:table-cell office:value-type="float" office:value="0.0504646805930697">
            <text:p>0.0504646805930697</text:p>
          </table:table-cell>
          <table:table-cell table:formula="of:=[.K176]/[.$G$213]" office:value-type="float" office:value="10.514526480222">
            <text:p>10.514526480222</text:p>
          </table:table-cell>
          <table:table-cell table:style-name="ce1" office:value-type="float" office:value="0.000057943545655802">
            <text:p>5.79E-005</text:p>
          </table:table-cell>
          <table:table-cell office:value-type="float" office:value="0.0000177694724279971">
            <text:p>1.78E-005</text:p>
          </table:table-cell>
          <table:table-cell table:formula="of:=[.N176]/[.$G$213]/[.$G$213]" office:value-type="float" office:value="0.771398720968843">
            <text:p>7.71E-001</text:p>
          </table:table-cell>
          <table:table-cell office:value-type="float" office:value="0.000000412352281942204">
            <text:p>4.12E-007</text:p>
          </table:table-cell>
          <table:table-cell office:value-type="float" office:value="0.00128068392480292">
            <text:p>0.00128068392480292</text:p>
          </table:table-cell>
          <table:table-cell office:value-type="float" office:value="0.00182397318299153">
            <text:p>0.00182397318299153</text:p>
          </table:table-cell>
          <table:table-cell office:value-type="float" office:value="0.00254942755335305">
            <text:p>0.00254942755335305</text:p>
          </table:table-cell>
        </table:table-row>
        <table:table-row table:style-name="ro1">
          <table:table-cell/>
          <table:table-cell office:value-type="float" office:value="44.3325680633671">
            <text:p>44.3325680633671</text:p>
          </table:table-cell>
          <table:table-cell office:value-type="float" office:value="11.4175592834484">
            <text:p>11.4175592834484</text:p>
          </table:table-cell>
          <table:table-cell office:value-type="float" office:value="1">
            <text:p>1</text:p>
          </table:table-cell>
          <table:table-cell table:formula="of:=[.C177]*([.$G$213]/0.00356)" office:value-type="float" office:value="15.3929226495447">
            <text:p>15.3929226495447</text:p>
          </table:table-cell>
          <table:table-cell office:value-type="float" office:value="0.0481485925654253">
            <text:p>0.0481485925654253</text:p>
          </table:table-cell>
          <table:table-cell table:formula="of:=[.F177]/[.$G$213]" office:value-type="float" office:value="10.0319598888754">
            <text:p>10.0319598888754</text:p>
          </table:table-cell>
          <table:table-cell table:style-name="ce1" office:value-type="float" office:value="-0.0000839025116445631">
            <text:p>-8.39E-005</text:p>
          </table:table-cell>
          <table:table-cell office:value-type="float" office:value="-0.000376266469920359">
            <text:p>-0.000376266469920359</text:p>
          </table:table-cell>
          <table:table-cell office:value-type="float" office:value="0.99856614034346">
            <text:p>0.99856614034346</text:p>
          </table:table-cell>
          <table:table-cell office:value-type="float" office:value="0.049901098779622">
            <text:p>0.049901098779622</text:p>
          </table:table-cell>
          <table:table-cell table:formula="of:=[.K177]/[.$G$213]" office:value-type="float" office:value="10.3971018610304">
            <text:p>10.3971018610304</text:p>
          </table:table-cell>
          <table:table-cell table:style-name="ce1" office:value-type="float" office:value="0.0000529673453519996">
            <text:p>5.30E-005</text:p>
          </table:table-cell>
          <table:table-cell office:value-type="float" office:value="0.0000186805044155199">
            <text:p>1.87E-005</text:p>
          </table:table-cell>
          <table:table-cell table:formula="of:=[.N177]/[.$G$213]/[.$G$213]" office:value-type="float" office:value="0.810947948599795">
            <text:p>8.11E-001</text:p>
          </table:table-cell>
          <table:table-cell office:value-type="float" office:value="0.000000390521831133026">
            <text:p>3.91E-007</text:p>
          </table:table-cell>
          <table:table-cell office:value-type="float" office:value="0.00131316515070511">
            <text:p>0.00131316515070511</text:p>
          </table:table-cell>
          <table:table-cell office:value-type="float" office:value="0.00186757880203694">
            <text:p>0.00186757880203694</text:p>
          </table:table-cell>
          <table:table-cell office:value-type="float" office:value="0.00261375586779411">
            <text:p>0.00261375586779411</text:p>
          </table:table-cell>
        </table:table-row>
        <table:table-row table:style-name="ro1">
          <table:table-cell/>
          <table:table-cell office:value-type="float" office:value="44.3314475594057">
            <text:p>44.3314475594057</text:p>
          </table:table-cell>
          <table:table-cell office:value-type="float" office:value="11.0819391027373">
            <text:p>11.0819391027373</text:p>
          </table:table-cell>
          <table:table-cell office:value-type="float" office:value="1">
            <text:p>1</text:p>
          </table:table-cell>
          <table:table-cell table:formula="of:=[.C178]*([.$G$213]/0.00356)" office:value-type="float" office:value="14.940446305603">
            <text:p>14.940446305603</text:p>
          </table:table-cell>
          <table:table-cell office:value-type="float" office:value="0.0472750288617836">
            <text:p>0.0472750288617836</text:p>
          </table:table-cell>
          <table:table-cell table:formula="of:=[.F178]/[.$G$213]" office:value-type="float" office:value="9.84994925121443">
            <text:p>9.84994925121443</text:p>
          </table:table-cell>
          <table:table-cell table:style-name="ce1" office:value-type="float" office:value="-0.0000763762803805926">
            <text:p>-7.64E-005</text:p>
          </table:table-cell>
          <table:table-cell office:value-type="float" office:value="-0.000314864263411618">
            <text:p>-0.000314864263411618</text:p>
          </table:table-cell>
          <table:table-cell office:value-type="float" office:value="0.998566013364933">
            <text:p>0.998566013364933</text:p>
          </table:table-cell>
          <table:table-cell office:value-type="float" office:value="0.0493375006073387">
            <text:p>0.0493375006073387</text:p>
          </table:table-cell>
          <table:table-cell table:formula="of:=[.K178]/[.$G$213]" office:value-type="float" office:value="10.2796738334072">
            <text:p>10.2796738334072</text:p>
          </table:table-cell>
          <table:table-cell table:style-name="ce1" office:value-type="float" office:value="0.0000479932999555705">
            <text:p>4.80E-005</text:p>
          </table:table-cell>
          <table:table-cell office:value-type="float" office:value="0.0000195913003217572">
            <text:p>1.96E-005</text:p>
          </table:table-cell>
          <table:table-cell table:formula="of:=[.N178]/[.$G$213]/[.$G$213]" office:value-type="float" office:value="0.850486927597738">
            <text:p>8.50E-001</text:p>
          </table:table-cell>
          <table:table-cell office:value-type="float" office:value="0.000000368690407283617">
            <text:p>3.69E-007</text:p>
          </table:table-cell>
          <table:table-cell office:value-type="float" office:value="0.00134482178905298">
            <text:p>0.00134482178905298</text:p>
          </table:table-cell>
          <table:table-cell office:value-type="float" office:value="0.00190993646345595">
            <text:p>0.00190993646345595</text:p>
          </table:table-cell>
          <table:table-cell office:value-type="float" office:value="0.00267753404065453">
            <text:p>0.00267753404065453</text:p>
          </table:table-cell>
        </table:table-row>
        <table:table-row table:style-name="ro1">
          <table:table-cell/>
          <table:table-cell office:value-type="float" office:value="44.3303270554442">
            <text:p>44.3303270554442</text:p>
          </table:table-cell>
          <table:table-cell office:value-type="float" office:value="10.7463189220261">
            <text:p>10.7463189220261</text:p>
          </table:table-cell>
          <table:table-cell office:value-type="float" office:value="1">
            <text:p>1</text:p>
          </table:table-cell>
          <table:table-cell table:formula="of:=[.C179]*([.$G$213]/0.00356)" office:value-type="float" office:value="14.4879699616612">
            <text:p>14.4879699616612</text:p>
          </table:table-cell>
          <table:table-cell office:value-type="float" office:value="0.0463516922811364">
            <text:p>0.0463516922811364</text:p>
          </table:table-cell>
          <table:table-cell table:formula="of:=[.F179]/[.$G$213]" office:value-type="float" office:value="9.65756822723336">
            <text:p>9.65756822723336</text:p>
          </table:table-cell>
          <table:table-cell table:style-name="ce1" office:value-type="float" office:value="-0.0000655433203200037">
            <text:p>-6.55E-005</text:p>
          </table:table-cell>
          <table:table-cell office:value-type="float" office:value="-0.000226958190931529">
            <text:p>-0.000226958190931529</text:p>
          </table:table-cell>
          <table:table-cell office:value-type="float" office:value="0.998565971851349">
            <text:p>0.998565971851349</text:p>
          </table:table-cell>
          <table:table-cell office:value-type="float" office:value="0.0486999335056778">
            <text:p>0.0486999335056778</text:p>
          </table:table-cell>
          <table:table-cell table:formula="of:=[.K179]/[.$G$213]" office:value-type="float" office:value="10.1468340711309">
            <text:p>10.1468340711309</text:p>
          </table:table-cell>
          <table:table-cell table:style-name="ce1" office:value-type="float" office:value="0.0000434999899402365">
            <text:p>4.35E-005</text:p>
          </table:table-cell>
          <table:table-cell office:value-type="float" office:value="0.0000205936403946933">
            <text:p>2.06E-005</text:p>
          </table:table-cell>
          <table:table-cell table:formula="of:=[.N179]/[.$G$213]/[.$G$213]" office:value-type="float" office:value="0.893999972420638">
            <text:p>8.94E-001</text:p>
          </table:table-cell>
          <table:table-cell office:value-type="float" office:value="0.000000347875611108841">
            <text:p>3.48E-007</text:p>
          </table:table-cell>
          <table:table-cell office:value-type="float" office:value="0.00138156889243803">
            <text:p>0.00138156889243803</text:p>
          </table:table-cell>
          <table:table-cell office:value-type="float" office:value="0.00195997530246129">
            <text:p>0.00195997530246129</text:p>
          </table:table-cell>
          <table:table-cell office:value-type="float" office:value="0.00274844101076929">
            <text:p>0.00274844101076929</text:p>
          </table:table-cell>
        </table:table-row>
        <table:table-row table:style-name="ro1">
          <table:table-cell/>
          <table:table-cell office:value-type="float" office:value="44.3292065514828">
            <text:p>44.3292065514828</text:p>
          </table:table-cell>
          <table:table-cell office:value-type="float" office:value="10.4106987413149">
            <text:p>10.4106987413149</text:p>
          </table:table-cell>
          <table:table-cell office:value-type="float" office:value="1">
            <text:p>1</text:p>
          </table:table-cell>
          <table:table-cell table:formula="of:=[.C180]*([.$G$213]/0.00356)" office:value-type="float" office:value="14.0354936177194">
            <text:p>14.0354936177194</text:p>
          </table:table-cell>
          <table:table-cell office:value-type="float" office:value="0.0454088548197734">
            <text:p>0.0454088548197734</text:p>
          </table:table-cell>
          <table:table-cell table:formula="of:=[.F180]/[.$G$213]" office:value-type="float" office:value="9.46112411349794">
            <text:p>9.46112411349794</text:p>
          </table:table-cell>
          <table:table-cell table:style-name="ce1" office:value-type="float" office:value="-0.0000538101239619017">
            <text:p>-5.38E-005</text:p>
          </table:table-cell>
          <table:table-cell office:value-type="float" office:value="-0.000133383862344761">
            <text:p>-0.000133383862344761</text:p>
          </table:table-cell>
          <table:table-cell office:value-type="float" office:value="0.998565971851349">
            <text:p>0.998565971851349</text:p>
          </table:table-cell>
          <table:table-cell office:value-type="float" office:value="0.0480385420858424">
            <text:p>0.0480385420858424</text:p>
          </table:table-cell>
          <table:table-cell table:formula="of:=[.K180]/[.$G$213]" office:value-type="float" office:value="10.0090304128907">
            <text:p>10.0090304128907</text:p>
          </table:table-cell>
          <table:table-cell table:style-name="ce1" office:value-type="float" office:value="0.0000391592142007359">
            <text:p>3.92E-005</text:p>
          </table:table-cell>
          <table:table-cell office:value-type="float" office:value="0.0000216262131546044">
            <text:p>2.16E-005</text:p>
          </table:table-cell>
          <table:table-cell table:formula="of:=[.N180]/[.$G$213]/[.$G$213]" office:value-type="float" office:value="0.938825462289865">
            <text:p>9.39E-001</text:p>
          </table:table-cell>
          <table:table-cell office:value-type="float" office:value="0.000000327384282925787">
            <text:p>3.27E-007</text:p>
          </table:table-cell>
          <table:table-cell office:value-type="float" office:value="0.00142043362079811">
            <text:p>0.00142043362079811</text:p>
          </table:table-cell>
          <table:table-cell office:value-type="float" office:value="0.00201343409488819">
            <text:p>0.00201343409488819</text:p>
          </table:table-cell>
          <table:table-cell office:value-type="float" office:value="0.00282141219207788">
            <text:p>0.00282141219207788</text:p>
          </table:table-cell>
        </table:table-row>
        <table:table-row table:style-name="ro1">
          <table:table-cell/>
          <table:table-cell office:value-type="float" office:value="44.3280860475213">
            <text:p>44.3280860475213</text:p>
          </table:table-cell>
          <table:table-cell office:value-type="float" office:value="10.0750785606038">
            <text:p>10.0750785606038</text:p>
          </table:table-cell>
          <table:table-cell office:value-type="float" office:value="1">
            <text:p>1</text:p>
          </table:table-cell>
          <table:table-cell table:formula="of:=[.C181]*([.$G$213]/0.00356)" office:value-type="float" office:value="13.5830172737777">
            <text:p>13.5830172737777</text:p>
          </table:table-cell>
          <table:table-cell office:value-type="float" office:value="0.0444681782242409">
            <text:p>0.0444681782242409</text:p>
          </table:table-cell>
          <table:table-cell table:formula="of:=[.F181]/[.$G$213]" office:value-type="float" office:value="9.26513022516231">
            <text:p>9.26513022516231</text:p>
          </table:table-cell>
          <table:table-cell table:style-name="ce1" office:value-type="float" office:value="-0.0000418882118771506">
            <text:p>-4.19E-005</text:p>
          </table:table-cell>
          <table:table-cell table:style-name="ce1" office:value-type="float" office:value="-0.0000380462340541939">
            <text:p>-3.80E-005</text:p>
          </table:table-cell>
          <table:table-cell office:value-type="float" office:value="0.998565971851349">
            <text:p>0.998565971851349</text:p>
          </table:table-cell>
          <table:table-cell office:value-type="float" office:value="0.047377106647153">
            <text:p>0.047377106647153</text:p>
          </table:table-cell>
          <table:table-cell table:formula="of:=[.K181]/[.$G$213]" office:value-type="float" office:value="9.87121758313877">
            <text:p>9.87121758313877</text:p>
          </table:table-cell>
          <table:table-cell table:style-name="ce1" office:value-type="float" office:value="0.0000348200520838112">
            <text:p>3.48E-005</text:p>
          </table:table-cell>
          <table:table-cell office:value-type="float" office:value="0.0000226583627796889">
            <text:p>2.27E-005</text:p>
          </table:table-cell>
          <table:table-cell table:formula="of:=[.N181]/[.$G$213]/[.$G$213]" office:value-type="float" office:value="0.983632583258982">
            <text:p>9.84E-001</text:p>
          </table:table-cell>
          <table:table-cell office:value-type="float" office:value="0.000000306896390808451">
            <text:p>3.07E-007</text:p>
          </table:table-cell>
          <table:table-cell office:value-type="float" office:value="0.00145907172597259">
            <text:p>0.00145907172597259</text:p>
          </table:table-cell>
          <table:table-cell office:value-type="float" office:value="0.00206639906106292">
            <text:p>0.00206639906106292</text:p>
          </table:table-cell>
          <table:table-cell office:value-type="float" office:value="0.00289460798451623">
            <text:p>0.00289460798451623</text:p>
          </table:table-cell>
        </table:table-row>
        <table:table-row table:style-name="ro1">
          <table:table-cell/>
          <table:table-cell office:value-type="float" office:value="44.3269655435599">
            <text:p>44.3269655435599</text:p>
          </table:table-cell>
          <table:table-cell office:value-type="float" office:value="9.7394583798926">
            <text:p>9.7394583798926</text:p>
          </table:table-cell>
          <table:table-cell office:value-type="float" office:value="1">
            <text:p>1</text:p>
          </table:table-cell>
          <table:table-cell table:formula="of:=[.C182]*([.$G$213]/0.00356)" office:value-type="float" office:value="13.1305409298359">
            <text:p>13.1305409298359</text:p>
          </table:table-cell>
          <table:table-cell office:value-type="float" office:value="0.043465709526188">
            <text:p>0.043465709526188</text:p>
          </table:table-cell>
          <table:table-cell table:formula="of:=[.F182]/[.$G$213]" office:value-type="float" office:value="9.05626169478825">
            <text:p>9.05626169478825</text:p>
          </table:table-cell>
          <table:table-cell table:style-name="ce1" office:value-type="float" office:value="-0.0000288789120115615">
            <text:p>-2.89E-005</text:p>
          </table:table-cell>
          <table:table-cell table:style-name="ce1" office:value-type="float" office:value="0.0000652369582328763">
            <text:p>6.52E-005</text:p>
          </table:table-cell>
          <table:table-cell office:value-type="float" office:value="0.998565847615423">
            <text:p>0.998565847615423</text:p>
          </table:table-cell>
          <table:table-cell office:value-type="float" office:value="0.0466090244146182">
            <text:p>0.0466090244146182</text:p>
          </table:table-cell>
          <table:table-cell table:formula="of:=[.K182]/[.$G$213]" office:value-type="float" office:value="9.71118444950819">
            <text:p>9.71118444950819</text:p>
          </table:table-cell>
          <table:table-cell table:style-name="ce1" office:value-type="float" office:value="0.0000311085906655566">
            <text:p>3.11E-005</text:p>
          </table:table-cell>
          <table:table-cell office:value-type="float" office:value="0.0000237253338296201">
            <text:p>2.37E-005</text:p>
          </table:table-cell>
          <table:table-cell table:formula="of:=[.N182]/[.$G$213]/[.$G$213]" office:value-type="float" office:value="1.02995135307968">
            <text:p>1.03E+000</text:p>
          </table:table-cell>
          <table:table-cell office:value-type="float" office:value="0.000000287602841834042">
            <text:p>2.88E-007</text:p>
          </table:table-cell>
          <table:table-cell office:value-type="float" office:value="0.00150122923337699">
            <text:p>0.00150122923337699</text:p>
          </table:table-cell>
          <table:table-cell office:value-type="float" office:value="0.00212594590344198">
            <text:p>0.00212594590344198</text:p>
          </table:table-cell>
          <table:table-cell office:value-type="float" office:value="0.00297789423984444">
            <text:p>0.00297789423984444</text:p>
          </table:table-cell>
        </table:table-row>
        <table:table-row table:style-name="ro1">
          <table:table-cell/>
          <table:table-cell office:value-type="float" office:value="44.3258450395984">
            <text:p>44.3258450395984</text:p>
          </table:table-cell>
          <table:table-cell office:value-type="float" office:value="9.40383819918144">
            <text:p>9.40383819918144</text:p>
          </table:table-cell>
          <table:table-cell office:value-type="float" office:value="1">
            <text:p>1</text:p>
          </table:table-cell>
          <table:table-cell table:formula="of:=[.C183]*([.$G$213]/0.00356)" office:value-type="float" office:value="12.6780645858941">
            <text:p>12.6780645858941</text:p>
          </table:table-cell>
          <table:table-cell office:value-type="float" office:value="0.0424420523427797">
            <text:p>0.0424420523427797</text:p>
          </table:table-cell>
          <table:table-cell table:formula="of:=[.F183]/[.$G$213]" office:value-type="float" office:value="8.84297845520119">
            <text:p>8.84297845520119</text:p>
          </table:table-cell>
          <table:table-cell table:style-name="ce1" office:value-type="float" office:value="-0.0000158006677326603">
            <text:p>-1.58E-005</text:p>
          </table:table-cell>
          <table:table-cell office:value-type="float" office:value="0.000169553914946511">
            <text:p>0.000169553914946511</text:p>
          </table:table-cell>
          <table:table-cell office:value-type="float" office:value="0.998565558682174">
            <text:p>0.998565558682174</text:p>
          </table:table-cell>
          <table:table-cell office:value-type="float" office:value="0.045810243529221">
            <text:p>0.045810243529221</text:p>
          </table:table-cell>
          <table:table-cell table:formula="of:=[.K183]/[.$G$213]" office:value-type="float" office:value="9.54475512363711">
            <text:p>9.54475512363711</text:p>
          </table:table-cell>
          <table:table-cell table:style-name="ce1" office:value-type="float" office:value="0.000027576578039867">
            <text:p>2.76E-005</text:p>
          </table:table-cell>
          <table:table-cell office:value-type="float" office:value="0.000024803017240462">
            <text:p>2.48E-005</text:p>
          </table:table-cell>
          <table:table-cell table:formula="of:=[.N183]/[.$G$213]/[.$G$213]" office:value-type="float" office:value="1.07673516211517">
            <text:p>1.08E+000</text:p>
          </table:table-cell>
          <table:table-cell office:value-type="float" office:value="0.000000268643943227706">
            <text:p>2.69E-007</text:p>
          </table:table-cell>
          <table:table-cell office:value-type="float" office:value="0.00154431620164407">
            <text:p>0.00154431620164407</text:p>
          </table:table-cell>
          <table:table-cell office:value-type="float" office:value="0.00218743665236024">
            <text:p>0.00218743665236024</text:p>
          </table:table-cell>
          <table:table-cell office:value-type="float" office:value="0.00306339328649818">
            <text:p>0.00306339328649818</text:p>
          </table:table-cell>
        </table:table-row>
        <table:table-row table:style-name="ro1">
          <table:table-cell/>
          <table:table-cell office:value-type="float" office:value="44.3247245356369">
            <text:p>44.3247245356369</text:p>
          </table:table-cell>
          <table:table-cell office:value-type="float" office:value="9.06821801847028">
            <text:p>9.06821801847028</text:p>
          </table:table-cell>
          <table:table-cell office:value-type="float" office:value="1">
            <text:p>1</text:p>
          </table:table-cell>
          <table:table-cell table:formula="of:=[.C184]*([.$G$213]/0.00356)" office:value-type="float" office:value="12.2255882419523">
            <text:p>12.2255882419523</text:p>
          </table:table-cell>
          <table:table-cell office:value-type="float" office:value="0.0414205711901355">
            <text:p>0.0414205711901355</text:p>
          </table:table-cell>
          <table:table-cell table:formula="of:=[.F184]/[.$G$213]" office:value-type="float" office:value="8.63014860069102">
            <text:p>8.63014860069102</text:p>
          </table:table-cell>
          <table:table-cell table:style-name="ce1" office:value-type="float" office:value="-0.00000256823412978291">
            <text:p>-2.57E-006</text:p>
          </table:table-cell>
          <table:table-cell office:value-type="float" office:value="0.000274588870767309">
            <text:p>0.000274588870767309</text:p>
          </table:table-cell>
          <table:table-cell office:value-type="float" office:value="0.998565360387368">
            <text:p>0.998565360387368</text:p>
          </table:table-cell>
          <table:table-cell office:value-type="float" office:value="0.0450114435247771">
            <text:p>0.0450114435247771</text:p>
          </table:table-cell>
          <table:table-cell table:formula="of:=[.K184]/[.$G$213]" office:value-type="float" office:value="9.37832181423298">
            <text:p>9.37832181423298</text:p>
          </table:table-cell>
          <table:table-cell table:style-name="ce1" office:value-type="float" office:value="0.0000240454209929019">
            <text:p>2.40E-005</text:p>
          </table:table-cell>
          <table:table-cell office:value-type="float" office:value="0.00002588026344003">
            <text:p>2.59E-005</text:p>
          </table:table-cell>
          <table:table-cell table:formula="of:=[.N184]/[.$G$213]/[.$G$213]" office:value-type="float" office:value="1.12349999117144">
            <text:p>1.12E+000</text:p>
          </table:table-cell>
          <table:table-cell office:value-type="float" office:value="0.000000249691414136148">
            <text:p>2.50E-007</text:p>
          </table:table-cell>
          <table:table-cell office:value-type="float" office:value="0.00158748395009648">
            <text:p>0.00158748395009648</text:p>
          </table:table-cell>
          <table:table-cell office:value-type="float" office:value="0.00224894041285198">
            <text:p>0.00224894041285198</text:p>
          </table:table-cell>
          <table:table-cell office:value-type="float" office:value="0.00314935995317013">
            <text:p>0.00314935995317013</text:p>
          </table:table-cell>
        </table:table-row>
        <table:table-row table:style-name="ro1">
          <table:table-cell/>
          <table:table-cell office:value-type="float" office:value="44.3236040316755">
            <text:p>44.3236040316755</text:p>
          </table:table-cell>
          <table:table-cell office:value-type="float" office:value="8.73259783775911">
            <text:p>8.73259783775911</text:p>
          </table:table-cell>
          <table:table-cell office:value-type="float" office:value="1">
            <text:p>1</text:p>
          </table:table-cell>
          <table:table-cell table:formula="of:=[.C185]*([.$G$213]/0.00356)" office:value-type="float" office:value="11.7731118980105">
            <text:p>11.7731118980105</text:p>
          </table:table-cell>
          <table:table-cell office:value-type="float" office:value="0.0403264744398046">
            <text:p>0.0403264744398046</text:p>
          </table:table-cell>
          <table:table-cell table:formula="of:=[.F185]/[.$G$213]" office:value-type="float" office:value="8.40218898382467">
            <text:p>8.40218898382467</text:p>
          </table:table-cell>
          <table:table-cell table:style-name="ce1" office:value-type="float" office:value="0.00000900413619108392">
            <text:p>9.00E-006</text:p>
          </table:table-cell>
          <table:table-cell office:value-type="float" office:value="0.000367708763550835">
            <text:p>0.000367708763550835</text:p>
          </table:table-cell>
          <table:table-cell office:value-type="float" office:value="0.998565199282599">
            <text:p>0.998565199282599</text:p>
          </table:table-cell>
          <table:table-cell office:value-type="float" office:value="0.0440737199727478">
            <text:p>0.0440737199727478</text:p>
          </table:table-cell>
          <table:table-cell table:formula="of:=[.K185]/[.$G$213]" office:value-type="float" office:value="9.18294320481612">
            <text:p>9.18294320481612</text:p>
          </table:table-cell>
          <table:table-cell table:style-name="ce1" office:value-type="float" office:value="0.0000213955976752711">
            <text:p>2.14E-005</text:p>
          </table:table-cell>
          <table:table-cell office:value-type="float" office:value="0.0000268261961051745">
            <text:p>2.68E-005</text:p>
          </table:table-cell>
          <table:table-cell table:formula="of:=[.N185]/[.$G$213]/[.$G$213]" office:value-type="float" office:value="1.16456430813255">
            <text:p>1.16E+000</text:p>
          </table:table-cell>
          <table:table-cell office:value-type="float" office:value="0.000000232008989161524">
            <text:p>2.32E-007</text:p>
          </table:table-cell>
          <table:table-cell office:value-type="float" office:value="0.00163322384493128">
            <text:p>0.00163322384493128</text:p>
          </table:table-cell>
          <table:table-cell office:value-type="float" office:value="0.00231595396064243">
            <text:p>0.00231595396064243</text:p>
          </table:table-cell>
          <table:table-cell office:value-type="float" office:value="0.00324485802514988">
            <text:p>0.00324485802514988</text:p>
          </table:table-cell>
        </table:table-row>
        <table:table-row table:style-name="ro1">
          <table:table-cell/>
          <table:table-cell office:value-type="float" office:value="44.322483527714">
            <text:p>44.322483527714</text:p>
          </table:table-cell>
          <table:table-cell office:value-type="float" office:value="8.39697765704795">
            <text:p>8.39697765704795</text:p>
          </table:table-cell>
          <table:table-cell office:value-type="float" office:value="1">
            <text:p>1</text:p>
          </table:table-cell>
          <table:table-cell table:formula="of:=[.C186]*([.$G$213]/0.00356)" office:value-type="float" office:value="11.3206355540688">
            <text:p>11.3206355540688</text:p>
          </table:table-cell>
          <table:table-cell office:value-type="float" office:value="0.0392109173577624">
            <text:p>0.0392109173577624</text:p>
          </table:table-cell>
          <table:table-cell table:formula="of:=[.F186]/[.$G$213]" office:value-type="float" office:value="8.16975801742432">
            <text:p>8.16975801742432</text:p>
          </table:table-cell>
          <table:table-cell table:style-name="ce1" office:value-type="float" office:value="0.0000203184313626799">
            <text:p>2.03E-005</text:p>
          </table:table-cell>
          <table:table-cell office:value-type="float" office:value="0.000458336742363504">
            <text:p>0.000458336742363504</text:p>
          </table:table-cell>
          <table:table-cell office:value-type="float" office:value="0.998565171949161">
            <text:p>0.998565171949161</text:p>
          </table:table-cell>
          <table:table-cell office:value-type="float" office:value="0.0431005011765756">
            <text:p>0.0431005011765756</text:p>
          </table:table-cell>
          <table:table-cell table:formula="of:=[.K186]/[.$G$213]" office:value-type="float" office:value="8.9801690133788">
            <text:p>8.9801690133788</text:p>
          </table:table-cell>
          <table:table-cell table:style-name="ce1" office:value-type="float" office:value="0.0000189705533829965">
            <text:p>1.90E-005</text:p>
          </table:table-cell>
          <table:table-cell office:value-type="float" office:value="0.0000277389552866022">
            <text:p>2.77E-005</text:p>
          </table:table-cell>
          <table:table-cell table:formula="of:=[.N186]/[.$G$213]/[.$G$213]" office:value-type="float" office:value="1.20418851577062">
            <text:p>1.20E+000</text:p>
          </table:table-cell>
          <table:table-cell office:value-type="float" office:value="0.000000214644728033179">
            <text:p>2.15E-007</text:p>
          </table:table-cell>
          <table:table-cell office:value-type="float" office:value="0.00167941507939102">
            <text:p>0.00167941507939102</text:p>
          </table:table-cell>
          <table:table-cell office:value-type="float" office:value="0.00238410288827886">
            <text:p>0.00238410288827886</text:p>
          </table:table-cell>
          <table:table-cell office:value-type="float" office:value="0.00334216237641197">
            <text:p>0.00334216237641197</text:p>
          </table:table-cell>
        </table:table-row>
        <table:table-row table:style-name="ro1">
          <table:table-cell/>
          <table:table-cell office:value-type="float" office:value="44.3213630237526">
            <text:p>44.3213630237526</text:p>
          </table:table-cell>
          <table:table-cell office:value-type="float" office:value="8.06135747633679">
            <text:p>8.06135747633679</text:p>
          </table:table-cell>
          <table:table-cell office:value-type="float" office:value="1">
            <text:p>1</text:p>
          </table:table-cell>
          <table:table-cell table:formula="of:=[.C187]*([.$G$213]/0.00356)" office:value-type="float" office:value="10.868159210127">
            <text:p>10.868159210127</text:p>
          </table:table-cell>
          <table:table-cell office:value-type="float" office:value="0.0380973270555029">
            <text:p>0.0380973270555029</text:p>
          </table:table-cell>
          <table:table-cell table:formula="of:=[.F187]/[.$G$213]" office:value-type="float" office:value="7.93773683778698">
            <text:p>7.93773683778698</text:p>
          </table:table-cell>
          <table:table-cell table:style-name="ce1" office:value-type="float" office:value="0.0000315008208875509">
            <text:p>3.15E-005</text:p>
          </table:table-cell>
          <table:table-cell office:value-type="float" office:value="0.000548512170951531">
            <text:p>0.000548512170951531</text:p>
          </table:table-cell>
          <table:table-cell office:value-type="float" office:value="0.998565047434557">
            <text:p>0.998565047434557</text:p>
          </table:table-cell>
          <table:table-cell office:value-type="float" office:value="0.0421273229990941">
            <text:p>0.0421273229990941</text:p>
          </table:table-cell>
          <table:table-cell table:formula="of:=[.K187]/[.$G$213]" office:value-type="float" office:value="8.77740328501494">
            <text:p>8.77740328501494</text:p>
          </table:table-cell>
          <table:table-cell table:style-name="ce1" office:value-type="float" office:value="0.0000165454887013018">
            <text:p>1.65E-005</text:p>
          </table:table-cell>
          <table:table-cell office:value-type="float" office:value="0.000028651510573828">
            <text:p>2.87E-005</text:p>
          </table:table-cell>
          <table:table-cell table:formula="of:=[.N187]/[.$G$213]/[.$G$213]" office:value-type="float" office:value="1.24380387206394">
            <text:p>1.24E+000</text:p>
          </table:table-cell>
          <table:table-cell office:value-type="float" office:value="0.000000197284237789079">
            <text:p>1.97E-007</text:p>
          </table:table-cell>
          <table:table-cell office:value-type="float" office:value="0.00172574898937459">
            <text:p>0.00172574898937459</text:p>
          </table:table-cell>
          <table:table-cell office:value-type="float" office:value="0.00245244715100928">
            <text:p>0.00245244715100928</text:p>
          </table:table-cell>
          <table:table-cell office:value-type="float" office:value="0.00343988544184125">
            <text:p>0.00343988544184125</text:p>
          </table:table-cell>
        </table:table-row>
        <table:table-row table:style-name="ro1">
          <table:table-cell/>
          <table:table-cell office:value-type="float" office:value="44.3202425197911">
            <text:p>44.3202425197911</text:p>
          </table:table-cell>
          <table:table-cell office:value-type="float" office:value="7.72573729562563">
            <text:p>7.72573729562563</text:p>
          </table:table-cell>
          <table:table-cell office:value-type="float" office:value="1">
            <text:p>1</text:p>
          </table:table-cell>
          <table:table-cell table:formula="of:=[.C188]*([.$G$213]/0.00356)" office:value-type="float" office:value="10.4156828661853">
            <text:p>10.4156828661853</text:p>
          </table:table-cell>
          <table:table-cell office:value-type="float" office:value="0.0369007092933857">
            <text:p>0.0369007092933857</text:p>
          </table:table-cell>
          <table:table-cell table:formula="of:=[.F188]/[.$G$213]" office:value-type="float" office:value="7.68841654092547">
            <text:p>7.68841654092547</text:p>
          </table:table-cell>
          <table:table-cell table:style-name="ce1" office:value-type="float" office:value="0.0000384654025093498">
            <text:p>3.85E-005</text:p>
          </table:table-cell>
          <table:table-cell office:value-type="float" office:value="0.000610018205484489">
            <text:p>0.000610018205484489</text:p>
          </table:table-cell>
          <table:table-cell office:value-type="float" office:value="0.998564740272404">
            <text:p>0.998564740272404</text:p>
          </table:table-cell>
          <table:table-cell office:value-type="float" office:value="0.0409807982659441">
            <text:p>0.0409807982659441</text:p>
          </table:table-cell>
          <table:table-cell table:formula="of:=[.K188]/[.$G$213]" office:value-type="float" office:value="8.53852007946879">
            <text:p>8.53852007946879</text:p>
          </table:table-cell>
          <table:table-cell table:style-name="ce1" office:value-type="float" office:value="0.0000151003438530642">
            <text:p>1.51E-005</text:p>
          </table:table-cell>
          <table:table-cell office:value-type="float" office:value="0.0000291710140767062">
            <text:p>2.92E-005</text:p>
          </table:table-cell>
          <table:table-cell table:formula="of:=[.N188]/[.$G$213]/[.$G$213]" office:value-type="float" office:value="1.2663562769979">
            <text:p>1.27E+000</text:p>
          </table:table-cell>
          <table:table-cell office:value-type="float" office:value="0.000000181286427788136">
            <text:p>1.81E-007</text:p>
          </table:table-cell>
          <table:table-cell office:value-type="float" office:value="0.00177635730697722">
            <text:p>0.00177635730697722</text:p>
          </table:table-cell>
          <table:table-cell office:value-type="float" office:value="0.00252816128912338">
            <text:p>0.00252816128912338</text:p>
          </table:table-cell>
          <table:table-cell office:value-type="float" office:value="0.00354900251652054">
            <text:p>0.00354900251652054</text:p>
          </table:table-cell>
        </table:table-row>
        <table:table-row table:style-name="ro1">
          <table:table-cell/>
          <table:table-cell office:value-type="float" office:value="44.3191220158297">
            <text:p>44.3191220158297</text:p>
          </table:table-cell>
          <table:table-cell office:value-type="float" office:value="7.39011711491446">
            <text:p>7.39011711491446</text:p>
          </table:table-cell>
          <table:table-cell office:value-type="float" office:value="1">
            <text:p>1</text:p>
          </table:table-cell>
          <table:table-cell table:formula="of:=[.C189]*([.$G$213]/0.00356)" office:value-type="float" office:value="9.96320652224347">
            <text:p>9.96320652224347</text:p>
          </table:table-cell>
          <table:table-cell office:value-type="float" office:value="0.0356830298678285">
            <text:p>0.0356830298678285</text:p>
          </table:table-cell>
          <table:table-cell table:formula="of:=[.F189]/[.$G$213]" office:value-type="float" office:value="7.43470795872549">
            <text:p>7.43470795872549</text:p>
          </table:table-cell>
          <table:table-cell table:style-name="ce1" office:value-type="float" office:value="0.0000449496827641083">
            <text:p>4.49E-005</text:p>
          </table:table-cell>
          <table:table-cell office:value-type="float" office:value="0.000666775646180655">
            <text:p>0.000666775646180655</text:p>
          </table:table-cell>
          <table:table-cell office:value-type="float" office:value="0.998564400195536">
            <text:p>0.998564400195536</text:p>
          </table:table-cell>
          <table:table-cell office:value-type="float" office:value="0.0397954889422431">
            <text:p>0.0397954889422431</text:p>
          </table:table-cell>
          <table:table-cell table:formula="of:=[.K189]/[.$G$213]" office:value-type="float" office:value="8.29155594287184">
            <text:p>8.29155594287184</text:p>
          </table:table-cell>
          <table:table-cell table:style-name="ce1" office:value-type="float" office:value="0.0000138750806499943">
            <text:p>1.39E-005</text:p>
          </table:table-cell>
          <table:table-cell office:value-type="float" office:value="0.0000296022960982593">
            <text:p>2.96E-005</text:p>
          </table:table-cell>
          <table:table-cell table:formula="of:=[.N189]/[.$G$213]/[.$G$213]" office:value-type="float" office:value="1.28507885872626">
            <text:p>1.29E+000</text:p>
          </table:table-cell>
          <table:table-cell office:value-type="float" office:value="0.000000165595202449293">
            <text:p>1.66E-007</text:p>
          </table:table-cell>
          <table:table-cell office:value-type="float" office:value="0.00182762091147373">
            <text:p>0.00182762091147373</text:p>
          </table:table-cell>
          <table:table-cell office:value-type="float" office:value="0.00260506764826949">
            <text:p>0.00260506764826949</text:p>
          </table:table-cell>
          <table:table-cell office:value-type="float" office:value="0.00365998814995207">
            <text:p>0.00365998814995207</text:p>
          </table:table-cell>
        </table:table-row>
        <table:table-row table:style-name="ro1">
          <table:table-cell/>
          <table:table-cell office:value-type="float" office:value="44.3180015118682">
            <text:p>44.3180015118682</text:p>
          </table:table-cell>
          <table:table-cell office:value-type="float" office:value="7.05449693420329">
            <text:p>7.05449693420329</text:p>
          </table:table-cell>
          <table:table-cell office:value-type="float" office:value="1">
            <text:p>1</text:p>
          </table:table-cell>
          <table:table-cell table:formula="of:=[.C190]*([.$G$213]/0.00356)" office:value-type="float" office:value="9.51073017830169">
            <text:p>9.51073017830169</text:p>
          </table:table-cell>
          <table:table-cell office:value-type="float" office:value="0.03446709065362">
            <text:p>0.03446709065362</text:p>
          </table:table-cell>
          <table:table-cell table:formula="of:=[.F190]/[.$G$213]" office:value-type="float" office:value="7.1813619568112">
            <text:p>7.1813619568112</text:p>
          </table:table-cell>
          <table:table-cell table:style-name="ce1" office:value-type="float" office:value="0.00005109542902292">
            <text:p>5.11E-005</text:p>
          </table:table-cell>
          <table:table-cell office:value-type="float" office:value="0.000722314951594329">
            <text:p>0.000722314951594329</text:p>
          </table:table-cell>
          <table:table-cell office:value-type="float" office:value="0.998564060118668">
            <text:p>0.998564060118668</text:p>
          </table:table-cell>
          <table:table-cell office:value-type="float" office:value="0.0386101800237136">
            <text:p>0.0386101800237136</text:p>
          </table:table-cell>
          <table:table-cell table:formula="of:=[.K190]/[.$G$213]" office:value-type="float" office:value="8.04459189069407">
            <text:p>8.04459189069407</text:p>
          </table:table-cell>
          <table:table-cell table:style-name="ce1" office:value-type="float" office:value="0.0000126493278977366">
            <text:p>1.26E-005</text:p>
          </table:table-cell>
          <table:table-cell office:value-type="float" office:value="0.000030033806622262">
            <text:p>3.00E-005</text:p>
          </table:table-cell>
          <table:table-cell table:formula="of:=[.N190]/[.$G$213]/[.$G$213]" office:value-type="float" office:value="1.3038113600793">
            <text:p>1.30E+000</text:p>
          </table:table-cell>
          <table:table-cell office:value-type="float" office:value="0.000000149902453142542">
            <text:p>1.50E-007</text:p>
          </table:table-cell>
          <table:table-cell office:value-type="float" office:value="0.00187910095349057">
            <text:p>0.00187910095349057</text:p>
          </table:table-cell>
          <table:table-cell office:value-type="float" office:value="0.00268230361438467">
            <text:p>0.00268230361438467</text:p>
          </table:table-cell>
          <table:table-cell office:value-type="float" office:value="0.00377145725420825">
            <text:p>0.00377145725420825</text:p>
          </table:table-cell>
        </table:table-row>
        <table:table-row table:style-name="ro1">
          <table:table-cell/>
          <table:table-cell office:value-type="float" office:value="44.3168810079068">
            <text:p>44.3168810079068</text:p>
          </table:table-cell>
          <table:table-cell office:value-type="float" office:value="6.71887675349213">
            <text:p>6.71887675349213</text:p>
          </table:table-cell>
          <table:table-cell office:value-type="float" office:value="1">
            <text:p>1</text:p>
          </table:table-cell>
          <table:table-cell table:formula="of:=[.C191]*([.$G$213]/0.00356)" office:value-type="float" office:value="9.05825383435993">
            <text:p>9.05825383435993</text:p>
          </table:table-cell>
          <table:table-cell office:value-type="float" office:value="0.0331523705436245">
            <text:p>0.0331523705436245</text:p>
          </table:table-cell>
          <table:table-cell table:formula="of:=[.F191]/[.$G$213]" office:value-type="float" office:value="6.90743454365471">
            <text:p>6.90743454365471</text:p>
          </table:table-cell>
          <table:table-cell table:style-name="ce1" office:value-type="float" office:value="0.0000518867666513249">
            <text:p>5.19E-005</text:p>
          </table:table-cell>
          <table:table-cell office:value-type="float" office:value="0.000740133494080057">
            <text:p>0.000740133494080057</text:p>
          </table:table-cell>
          <table:table-cell office:value-type="float" office:value="0.9985637200418">
            <text:p>0.9985637200418</text:p>
          </table:table-cell>
          <table:table-cell office:value-type="float" office:value="0.0372278459989414">
            <text:p>0.0372278459989414</text:p>
          </table:table-cell>
          <table:table-cell table:formula="of:=[.K191]/[.$G$213]" office:value-type="float" office:value="7.75657683665694">
            <text:p>7.75657683665694</text:p>
          </table:table-cell>
          <table:table-cell table:style-name="ce1" office:value-type="float" office:value="0.0000121969678498013">
            <text:p>1.22E-005</text:p>
          </table:table-cell>
          <table:table-cell office:value-type="float" office:value="0.0000297739411915805">
            <text:p>2.98E-005</text:p>
          </table:table-cell>
          <table:table-cell table:formula="of:=[.N191]/[.$G$213]/[.$G$213]" office:value-type="float" office:value="1.29253022263056">
            <text:p>1.29E+000</text:p>
          </table:table-cell>
          <table:table-cell office:value-type="float" office:value="0.000000135665706133218">
            <text:p>1.36E-007</text:p>
          </table:table-cell>
          <table:table-cell office:value-type="float" office:value="0.00193982893965475">
            <text:p>0.00193982893965475</text:p>
          </table:table-cell>
          <table:table-cell office:value-type="float" office:value="0.00277208173507856">
            <text:p>0.00277208173507856</text:p>
          </table:table-cell>
          <table:table-cell office:value-type="float" office:value="0.00390081475334021">
            <text:p>0.00390081475334021</text:p>
          </table:table-cell>
        </table:table-row>
        <table:table-row table:style-name="ro1">
          <table:table-cell/>
          <table:table-cell office:value-type="float" office:value="44.3157605039453">
            <text:p>44.3157605039453</text:p>
          </table:table-cell>
          <table:table-cell office:value-type="float" office:value="6.38325657278097">
            <text:p>6.38325657278097</text:p>
          </table:table-cell>
          <table:table-cell office:value-type="float" office:value="1">
            <text:p>1</text:p>
          </table:table-cell>
          <table:table-cell table:formula="of:=[.C192]*([.$G$213]/0.00356)" office:value-type="float" office:value="8.60577749041816">
            <text:p>8.60577749041816</text:p>
          </table:table-cell>
          <table:table-cell office:value-type="float" office:value="0.0318167956983923">
            <text:p>0.0318167956983923</text:p>
          </table:table-cell>
          <table:table-cell table:formula="of:=[.F192]/[.$G$213]" office:value-type="float" office:value="6.62916195951315">
            <text:p>6.62916195951315</text:p>
          </table:table-cell>
          <table:table-cell table:style-name="ce1" office:value-type="float" office:value="0.0000522053496225657">
            <text:p>5.22E-005</text:p>
          </table:table-cell>
          <table:table-cell office:value-type="float" office:value="0.000752732607609912">
            <text:p>0.000752732607609912</text:p>
          </table:table-cell>
          <table:table-cell office:value-type="float" office:value="0.998563379964932">
            <text:p>0.998563379964932</text:p>
          </table:table-cell>
          <table:table-cell office:value-type="float" office:value="0.0358072432326253">
            <text:p>0.0358072432326253</text:p>
          </table:table-cell>
          <table:table-cell table:formula="of:=[.K192]/[.$G$213]" office:value-type="float" office:value="7.46058833085912">
            <text:p>7.46058833085912</text:p>
          </table:table-cell>
          <table:table-cell table:style-name="ce1" office:value-type="float" office:value="0.0000118952563904403">
            <text:p>1.19E-005</text:p>
          </table:table-cell>
          <table:table-cell office:value-type="float" office:value="0.0000293789968363436">
            <text:p>2.94E-005</text:p>
          </table:table-cell>
          <table:table-cell table:formula="of:=[.N192]/[.$G$213]/[.$G$213]" office:value-type="float" office:value="1.27538511200794">
            <text:p>1.28E+000</text:p>
          </table:table-cell>
          <table:table-cell office:value-type="float" office:value="0.00000012171401525137">
            <text:p>1.22E-007</text:p>
          </table:table-cell>
          <table:table-cell office:value-type="float" office:value="0.0020018002559655">
            <text:p>0.0020018002559655</text:p>
          </table:table-cell>
          <table:table-cell office:value-type="float" office:value="0.00286353971783496">
            <text:p>0.00286353971783496</text:p>
          </table:table-cell>
          <table:table-cell office:value-type="float" office:value="0.00403260252333516">
            <text:p>0.00403260252333516</text:p>
          </table:table-cell>
        </table:table-row>
        <table:table-row table:style-name="ro1">
          <table:table-cell/>
          <table:table-cell office:value-type="float" office:value="44.3146399999839">
            <text:p>44.3146399999839</text:p>
          </table:table-cell>
          <table:table-cell office:value-type="float" office:value="6.0476363920698">
            <text:p>6.0476363920698</text:p>
          </table:table-cell>
          <table:table-cell office:value-type="float" office:value="1">
            <text:p>1</text:p>
          </table:table-cell>
          <table:table-cell table:formula="of:=[.C193]*([.$G$213]/0.00356)" office:value-type="float" office:value="8.15330114647638">
            <text:p>8.15330114647638</text:p>
          </table:table-cell>
          <table:table-cell office:value-type="float" office:value="0.0304824467077641">
            <text:p>0.0304824467077641</text:p>
          </table:table-cell>
          <table:table-cell table:formula="of:=[.F193]/[.$G$213]" office:value-type="float" office:value="6.35114478728627">
            <text:p>6.35114478728627</text:p>
          </table:table-cell>
          <table:table-cell table:style-name="ce1" office:value-type="float" office:value="0.000052106128873214">
            <text:p>5.21E-005</text:p>
          </table:table-cell>
          <table:table-cell office:value-type="float" office:value="0.000763782954422934">
            <text:p>0.000763782954422934</text:p>
          </table:table-cell>
          <table:table-cell office:value-type="float" office:value="0.998563039888064">
            <text:p>0.998563039888064</text:p>
          </table:table-cell>
          <table:table-cell office:value-type="float" office:value="0.0343866977532602">
            <text:p>0.0343866977532602</text:p>
          </table:table-cell>
          <table:table-cell table:formula="of:=[.K193]/[.$G$213]" office:value-type="float" office:value="7.16461176103624">
            <text:p>7.16461176103624</text:p>
          </table:table-cell>
          <table:table-cell table:style-name="ce1" office:value-type="float" office:value="0.000011593013144868">
            <text:p>1.16E-005</text:p>
          </table:table-cell>
          <table:table-cell office:value-type="float" office:value="0.0000289848502130029">
            <text:p>2.90E-005</text:p>
          </table:table-cell>
          <table:table-cell table:formula="of:=[.N193]/[.$G$213]/[.$G$213]" office:value-type="float" office:value="1.2582746320907">
            <text:p>1.26E+000</text:p>
          </table:table-cell>
          <table:table-cell office:value-type="float" office:value="0.000000107760244204208">
            <text:p>1.08E-007</text:p>
          </table:table-cell>
          <table:table-cell office:value-type="float" office:value="0.00206418317417292">
            <text:p>0.00206418317417292</text:p>
          </table:table-cell>
          <table:table-cell office:value-type="float" office:value="0.00295555904810104">
            <text:p>0.00295555904810104</text:p>
          </table:table-cell>
          <table:table-cell office:value-type="float" office:value="0.00416516388253202">
            <text:p>0.00416516388253202</text:p>
          </table:table-cell>
        </table:table-row>
        <table:table-row table:style-name="ro1">
          <table:table-cell/>
          <table:table-cell office:value-type="float" office:value="44.3135194960224">
            <text:p>44.3135194960224</text:p>
          </table:table-cell>
          <table:table-cell office:value-type="float" office:value="5.71201621135864">
            <text:p>5.71201621135864</text:p>
          </table:table-cell>
          <table:table-cell office:value-type="float" office:value="1">
            <text:p>1</text:p>
          </table:table-cell>
          <table:table-cell table:formula="of:=[.C194]*([.$G$213]/0.00356)" office:value-type="float" office:value="7.70082480253462">
            <text:p>7.70082480253462</text:p>
          </table:table-cell>
          <table:table-cell office:value-type="float" office:value="0.0290244352787707">
            <text:p>0.0290244352787707</text:p>
          </table:table-cell>
          <table:table-cell table:formula="of:=[.F194]/[.$G$213]" office:value-type="float" office:value="6.04736203074342">
            <text:p>6.04736203074342</text:p>
          </table:table-cell>
          <table:table-cell table:style-name="ce1" office:value-type="float" office:value="0.0000478586440427403">
            <text:p>4.79E-005</text:p>
          </table:table-cell>
          <table:table-cell office:value-type="float" office:value="0.000739908579066003">
            <text:p>0.000739908579066003</text:p>
          </table:table-cell>
          <table:table-cell office:value-type="float" office:value="0.998562699811196">
            <text:p>0.998562699811196</text:p>
          </table:table-cell>
          <table:table-cell office:value-type="float" office:value="0.0327584607651903">
            <text:p>0.0327584607651903</text:p>
          </table:table-cell>
          <table:table-cell table:formula="of:=[.K194]/[.$G$213]" office:value-type="float" office:value="6.82536179995576">
            <text:p>6.82536179995576</text:p>
          </table:table-cell>
          <table:table-cell table:style-name="ce1" office:value-type="float" office:value="0.0000115954024207543">
            <text:p>1.16E-005</text:p>
          </table:table-cell>
          <table:table-cell office:value-type="float" office:value="0.0000277227225535875">
            <text:p>2.77E-005</text:p>
          </table:table-cell>
          <table:table-cell table:formula="of:=[.N194]/[.$G$213]/[.$G$213]" office:value-type="float" office:value="1.20348382914945">
            <text:p>1.20E+000</text:p>
          </table:table-cell>
          <table:table-cell office:value-type="float" office:value="0.0000000951476388266478">
            <text:p>9.51E-008</text:p>
          </table:table-cell>
          <table:table-cell office:value-type="float" office:value="0.0021399651168908">
            <text:p>0.0021399651168908</text:p>
          </table:table-cell>
          <table:table-cell office:value-type="float" office:value="0.00306404692470789">
            <text:p>0.00306404692470789</text:p>
          </table:table-cell>
          <table:table-cell office:value-type="float" office:value="0.0043206113430771">
            <text:p>0.0043206113430771</text:p>
          </table:table-cell>
        </table:table-row>
        <table:table-row table:style-name="ro1">
          <table:table-cell/>
          <table:table-cell office:value-type="float" office:value="44.3123989920609">
            <text:p>44.3123989920609</text:p>
          </table:table-cell>
          <table:table-cell office:value-type="float" office:value="5.37639603064748">
            <text:p>5.37639603064748</text:p>
          </table:table-cell>
          <table:table-cell office:value-type="float" office:value="1">
            <text:p>1</text:p>
          </table:table-cell>
          <table:table-cell table:formula="of:=[.C195]*([.$G$213]/0.00356)" office:value-type="float" office:value="7.24834845859285">
            <text:p>7.24834845859285</text:p>
          </table:table-cell>
          <table:table-cell office:value-type="float" office:value="0.0275455205688203">
            <text:p>0.0275455205688203</text:p>
          </table:table-cell>
          <table:table-cell table:formula="of:=[.F195]/[.$G$213]" office:value-type="float" office:value="5.73922398851238">
            <text:p>5.73922398851238</text:p>
          </table:table-cell>
          <table:table-cell table:style-name="ce1" office:value-type="float" office:value="0.0000434071354145648">
            <text:p>4.34E-005</text:p>
          </table:table-cell>
          <table:table-cell office:value-type="float" office:value="0.000712062576131641">
            <text:p>0.000712062576131641</text:p>
          </table:table-cell>
          <table:table-cell office:value-type="float" office:value="0.998562359734328">
            <text:p>0.998562359734328</text:p>
          </table:table-cell>
          <table:table-cell office:value-type="float" office:value="0.0310959587885414">
            <text:p>0.0310959587885414</text:p>
          </table:table-cell>
          <table:table-cell table:formula="of:=[.K195]/[.$G$213]" office:value-type="float" office:value="6.47897258572784">
            <text:p>6.47897258572784</text:p>
          </table:table-cell>
          <table:table-cell table:style-name="ce1" office:value-type="float" office:value="0.0000116490324646196">
            <text:p>1.16E-005</text:p>
          </table:table-cell>
          <table:table-cell office:value-type="float" office:value="0.0000263163426705732">
            <text:p>2.63E-005</text:p>
          </table:table-cell>
          <table:table-cell table:formula="of:=[.N195]/[.$G$213]/[.$G$213]" office:value-type="float" office:value="1.14243082674043">
            <text:p>1.14E+000</text:p>
          </table:table-cell>
          <table:table-cell office:value-type="float" office:value="0.0000000827558297692986">
            <text:p>8.28E-008</text:p>
          </table:table-cell>
          <table:table-cell office:value-type="float" office:value="0.00221724648325192">
            <text:p>0.00221724648325192</text:p>
          </table:table-cell>
          <table:table-cell office:value-type="float" office:value="0.00317433956952968">
            <text:p>0.00317433956952968</text:p>
          </table:table-cell>
          <table:table-cell office:value-type="float" office:value="0.00447854649778008">
            <text:p>0.00447854649778008</text:p>
          </table:table-cell>
        </table:table-row>
        <table:table-row table:style-name="ro1">
          <table:table-cell/>
          <table:table-cell office:value-type="float" office:value="44.3112784880995">
            <text:p>44.3112784880995</text:p>
          </table:table-cell>
          <table:table-cell office:value-type="float" office:value="5.04077584993631">
            <text:p>5.04077584993631</text:p>
          </table:table-cell>
          <table:table-cell office:value-type="float" office:value="1">
            <text:p>1</text:p>
          </table:table-cell>
          <table:table-cell table:formula="of:=[.C196]*([.$G$213]/0.00356)" office:value-type="float" office:value="6.79587211465107">
            <text:p>6.79587211465107</text:p>
          </table:table-cell>
          <table:table-cell office:value-type="float" office:value="0.0260669117989448">
            <text:p>0.0260669117989448</text:p>
          </table:table-cell>
          <table:table-cell table:formula="of:=[.F196]/[.$G$213]" office:value-type="float" office:value="5.43114969017075">
            <text:p>5.43114969017075</text:p>
          </table:table-cell>
          <table:table-cell table:style-name="ce1" office:value-type="float" office:value="0.0000385919740485789">
            <text:p>3.86E-005</text:p>
          </table:table-cell>
          <table:table-cell office:value-type="float" office:value="0.000682854308566568">
            <text:p>0.000682854308566568</text:p>
          </table:table-cell>
          <table:table-cell office:value-type="float" office:value="0.99856201965746">
            <text:p>0.99856201965746</text:p>
          </table:table-cell>
          <table:table-cell office:value-type="float" office:value="0.0294333838060579">
            <text:p>0.0294333838060579</text:p>
          </table:table-cell>
          <table:table-cell table:formula="of:=[.K196]/[.$G$213]" office:value-type="float" office:value="6.13256816043008">
            <text:p>6.13256816043008</text:p>
          </table:table-cell>
          <table:table-cell table:style-name="ce1" office:value-type="float" office:value="0.0000117020132805748">
            <text:p>1.17E-005</text:p>
          </table:table-cell>
          <table:table-cell office:value-type="float" office:value="0.0000249104649700262">
            <text:p>2.49E-005</text:p>
          </table:table-cell>
          <table:table-cell table:formula="of:=[.N196]/[.$G$213]/[.$G$213]" office:value-type="float" office:value="1.08139962480492">
            <text:p>1.08E+000</text:p>
          </table:table-cell>
          <table:table-cell office:value-type="float" office:value="0.0000000703649266915074">
            <text:p>7.04E-008</text:p>
          </table:table-cell>
          <table:table-cell office:value-type="float" office:value="0.00229507656260552">
            <text:p>0.00229507656260552</text:p>
          </table:table-cell>
          <table:table-cell office:value-type="float" office:value="0.00328533455329326">
            <text:p>0.00328533455329326</text:p>
          </table:table-cell>
          <table:table-cell office:value-type="float" office:value="0.00463747396147357">
            <text:p>0.00463747396147357</text:p>
          </table:table-cell>
        </table:table-row>
        <table:table-row table:style-name="ro1">
          <table:table-cell/>
          <table:table-cell office:value-type="float" office:value="44.310157984138">
            <text:p>44.310157984138</text:p>
          </table:table-cell>
          <table:table-cell office:value-type="float" office:value="4.70515566922515">
            <text:p>4.70515566922515</text:p>
          </table:table-cell>
          <table:table-cell office:value-type="float" office:value="1">
            <text:p>1</text:p>
          </table:table-cell>
          <table:table-cell table:formula="of:=[.C197]*([.$G$213]/0.00356)" office:value-type="float" office:value="6.34339577070931">
            <text:p>6.34339577070931</text:p>
          </table:table-cell>
          <table:table-cell office:value-type="float" office:value="0.0244374077785976">
            <text:p>0.0244374077785976</text:p>
          </table:table-cell>
          <table:table-cell table:formula="of:=[.F197]/[.$G$213]" office:value-type="float" office:value="5.09163573763576">
            <text:p>5.09163573763576</text:p>
          </table:table-cell>
          <table:table-cell table:style-name="ce1" office:value-type="float" office:value="0.0000324173105116158">
            <text:p>3.24E-005</text:p>
          </table:table-cell>
          <table:table-cell office:value-type="float" office:value="0.000632609625730434">
            <text:p>0.000632609625730434</text:p>
          </table:table-cell>
          <table:table-cell office:value-type="float" office:value="0.998561398395126">
            <text:p>0.998561398395126</text:p>
          </table:table-cell>
          <table:table-cell office:value-type="float" office:value="0.0275671109720415">
            <text:p>0.0275671109720415</text:p>
          </table:table-cell>
          <table:table-cell table:formula="of:=[.K197]/[.$G$213]" office:value-type="float" office:value="5.74372243898744">
            <text:p>5.74372243898744</text:p>
          </table:table-cell>
          <table:table-cell table:style-name="ce1" office:value-type="float" office:value="0.0000114792336303153">
            <text:p>1.15E-005</text:p>
          </table:table-cell>
          <table:table-cell office:value-type="float" office:value="0.0000227524823948053">
            <text:p>2.28E-005</text:p>
          </table:table-cell>
          <table:table-cell table:formula="of:=[.N197]/[.$G$213]/[.$G$213]" office:value-type="float" office:value="0.987718453056922">
            <text:p>9.88E-001</text:p>
          </table:table-cell>
          <table:table-cell office:value-type="float" office:value="0.0000000594909109603254">
            <text:p>5.95E-008</text:p>
          </table:table-cell>
          <table:table-cell office:value-type="float" office:value="0.00238353170190798">
            <text:p>0.00238353170190798</text:p>
          </table:table-cell>
          <table:table-cell office:value-type="float" office:value="0.00340851571413511">
            <text:p>0.00340851571413511</text:p>
          </table:table-cell>
          <table:table-cell office:value-type="float" office:value="0.00481306024293433">
            <text:p>0.00481306024293433</text:p>
          </table:table-cell>
        </table:table-row>
        <table:table-row table:style-name="ro1">
          <table:table-cell/>
          <table:table-cell office:value-type="float" office:value="44.3090374801766">
            <text:p>44.3090374801766</text:p>
          </table:table-cell>
          <table:table-cell office:value-type="float" office:value="4.36953548851399">
            <text:p>4.36953548851399</text:p>
          </table:table-cell>
          <table:table-cell office:value-type="float" office:value="1">
            <text:p>1</text:p>
          </table:table-cell>
          <table:table-cell table:formula="of:=[.C198]*([.$G$213]/0.00356)" office:value-type="float" office:value="5.89091942676754">
            <text:p>5.89091942676754</text:p>
          </table:table-cell>
          <table:table-cell office:value-type="float" office:value="0.0227879240188522">
            <text:p>0.0227879240188522</text:p>
          </table:table-cell>
          <table:table-cell table:formula="of:=[.F198]/[.$G$213]" office:value-type="float" office:value="4.74795892314461">
            <text:p>4.74795892314461</text:p>
          </table:table-cell>
          <table:table-cell table:style-name="ce1" office:value-type="float" office:value="0.0000263823846823008">
            <text:p>2.64E-005</text:p>
          </table:table-cell>
          <table:table-cell office:value-type="float" office:value="0.000580496658669014">
            <text:p>0.000580496658669014</text:p>
          </table:table-cell>
          <table:table-cell office:value-type="float" office:value="0.998560738245912">
            <text:p>0.998560738245912</text:p>
          </table:table-cell>
          <table:table-cell office:value-type="float" office:value="0.0256725096844878">
            <text:p>0.0256725096844878</text:p>
          </table:table-cell>
          <table:table-cell table:formula="of:=[.K198]/[.$G$213]" office:value-type="float" office:value="5.34897436620995">
            <text:p>5.34897436620995</text:p>
          </table:table-cell>
          <table:table-cell table:style-name="ce1" office:value-type="float" office:value="0.0000112197068993268">
            <text:p>1.12E-005</text:p>
          </table:table-cell>
          <table:table-cell office:value-type="float" office:value="0.0000204892631292403">
            <text:p>2.05E-005</text:p>
          </table:table-cell>
          <table:table-cell table:formula="of:=[.N198]/[.$G$213]/[.$G$213]" office:value-type="float" office:value="0.889468803057286">
            <text:p>8.89E-001</text:p>
          </table:table-cell>
          <table:table-cell office:value-type="float" office:value="0.0000000488232027313807">
            <text:p>4.88E-008</text:p>
          </table:table-cell>
          <table:table-cell office:value-type="float" office:value="0.00247287390154873">
            <text:p>0.00247287390154873</text:p>
          </table:table-cell>
          <table:table-cell office:value-type="float" office:value="0.0035326468878768">
            <text:p>0.0035326468878768</text:p>
          </table:table-cell>
          <table:table-cell office:value-type="float" office:value="0.00498992853239425">
            <text:p>0.00498992853239425</text:p>
          </table:table-cell>
        </table:table-row>
        <table:table-row table:style-name="ro1">
          <table:table-cell/>
          <table:table-cell office:value-type="float" office:value="44.3079169762151">
            <text:p>44.3079169762151</text:p>
          </table:table-cell>
          <table:table-cell office:value-type="float" office:value="4.03391530780282">
            <text:p>4.03391530780282</text:p>
          </table:table-cell>
          <table:table-cell office:value-type="float" office:value="1">
            <text:p>1</text:p>
          </table:table-cell>
          <table:table-cell table:formula="of:=[.C199]*([.$G$213]/0.00356)" office:value-type="float" office:value="5.43844308282576">
            <text:p>5.43844308282576</text:p>
          </table:table-cell>
          <table:table-cell office:value-type="float" office:value="0.0211377162885323">
            <text:p>0.0211377162885323</text:p>
          </table:table-cell>
          <table:table-cell table:formula="of:=[.F199]/[.$G$213]" office:value-type="float" office:value="4.4041312663676">
            <text:p>4.4041312663676</text:p>
          </table:table-cell>
          <table:table-cell table:style-name="ce1" office:value-type="float" office:value="0.0000200942547841728">
            <text:p>2.01E-005</text:p>
          </table:table-cell>
          <table:table-cell office:value-type="float" office:value="0.000527585517060695">
            <text:p>0.000527585517060695</text:p>
          </table:table-cell>
          <table:table-cell office:value-type="float" office:value="0.998560078096697">
            <text:p>0.998560078096697</text:p>
          </table:table-cell>
          <table:table-cell office:value-type="float" office:value="0.0237780375311197">
            <text:p>0.0237780375311197</text:p>
          </table:table-cell>
          <table:table-cell table:formula="of:=[.K199]/[.$G$213]" office:value-type="float" office:value="4.95425319907811">
            <text:p>4.95425319907811</text:p>
          </table:table-cell>
          <table:table-cell table:style-name="ce1" office:value-type="float" office:value="0.0000109590807264917">
            <text:p>1.10E-005</text:p>
          </table:table-cell>
          <table:table-cell office:value-type="float" office:value="0.0000182270139040633">
            <text:p>1.82E-005</text:p>
          </table:table-cell>
          <table:table-cell table:formula="of:=[.N199]/[.$G$213]/[.$G$213]" office:value-type="float" office:value="0.79126126392603">
            <text:p>7.91E-001</text:p>
          </table:table-cell>
          <table:table-cell office:value-type="float" office:value="0.000000038158262664318">
            <text:p>3.82E-008</text:p>
          </table:table-cell>
          <table:table-cell office:value-type="float" office:value="0.00256266882372056">
            <text:p>0.00256266882372056</text:p>
          </table:table-cell>
          <table:table-cell office:value-type="float" office:value="0.00365734940811351">
            <text:p>0.00365734940811351</text:p>
          </table:table-cell>
          <table:table-cell office:value-type="float" office:value="0.00516759035865281">
            <text:p>0.00516759035865281</text:p>
          </table:table-cell>
        </table:table-row>
        <table:table-row table:style-name="ro1">
          <table:table-cell/>
          <table:table-cell office:value-type="float" office:value="44.3067964722537">
            <text:p>44.3067964722537</text:p>
          </table:table-cell>
          <table:table-cell office:value-type="float" office:value="3.69829512709166">
            <text:p>3.69829512709166</text:p>
          </table:table-cell>
          <table:table-cell office:value-type="float" office:value="1">
            <text:p>1</text:p>
          </table:table-cell>
          <table:table-cell table:formula="of:=[.C200]*([.$G$213]/0.00356)" office:value-type="float" office:value="4.985966738884">
            <text:p>4.985966738884</text:p>
          </table:table-cell>
          <table:table-cell office:value-type="float" office:value="0.0193232269840011">
            <text:p>0.0193232269840011</text:p>
          </table:table-cell>
          <table:table-cell table:formula="of:=[.F200]/[.$G$213]" office:value-type="float" office:value="4.02607485906731">
            <text:p>4.02607485906731</text:p>
          </table:table-cell>
          <table:table-cell table:style-name="ce1" office:value-type="float" office:value="0.000015146488048485">
            <text:p>1.51E-005</text:p>
          </table:table-cell>
          <table:table-cell office:value-type="float" office:value="0.000470089301204354">
            <text:p>0.000470089301204354</text:p>
          </table:table-cell>
          <table:table-cell office:value-type="float" office:value="0.998559094253271">
            <text:p>0.998559094253271</text:p>
          </table:table-cell>
          <table:table-cell office:value-type="float" office:value="0.0217019396222543">
            <text:p>0.0217019396222543</text:p>
          </table:table-cell>
          <table:table-cell table:formula="of:=[.K200]/[.$G$213]" office:value-type="float" office:value="4.52168954898148">
            <text:p>4.52168954898148</text:p>
          </table:table-cell>
          <table:table-cell table:style-name="ce1" office:value-type="float" office:value="0.0000100363745248779">
            <text:p>1.00E-005</text:p>
          </table:table-cell>
          <table:table-cell office:value-type="float" office:value="0.0000156891877681358">
            <text:p>1.57E-005</text:p>
          </table:table-cell>
          <table:table-cell table:formula="of:=[.N200]/[.$G$213]/[.$G$213]" office:value-type="float" office:value="0.681090529075664">
            <text:p>6.81E-001</text:p>
          </table:table-cell>
          <table:table-cell office:value-type="float" office:value="0.0000000300715399050296">
            <text:p>3.01E-008</text:p>
          </table:table-cell>
          <table:table-cell office:value-type="float" office:value="0.00265154083189483">
            <text:p>0.00265154083189483</text:p>
          </table:table-cell>
          <table:table-cell office:value-type="float" office:value="0.00378018367166557">
            <text:p>0.00378018367166557</text:p>
          </table:table-cell>
          <table:table-cell office:value-type="float" office:value="0.00534207901627138">
            <text:p>0.00534207901627138</text:p>
          </table:table-cell>
        </table:table-row>
        <table:table-row table:style-name="ro1">
          <table:table-cell/>
          <table:table-cell office:value-type="float" office:value="44.3056759682922">
            <text:p>44.3056759682922</text:p>
          </table:table-cell>
          <table:table-cell office:value-type="float" office:value="3.36267494638049">
            <text:p>3.36267494638049</text:p>
          </table:table-cell>
          <table:table-cell office:value-type="float" office:value="1">
            <text:p>1</text:p>
          </table:table-cell>
          <table:table-cell table:formula="of:=[.C201]*([.$G$213]/0.00356)" office:value-type="float" office:value="4.53349039494222">
            <text:p>4.53349039494222</text:p>
          </table:table-cell>
          <table:table-cell office:value-type="float" office:value="0.0174919312699291">
            <text:p>0.0174919312699291</text:p>
          </table:table-cell>
          <table:table-cell table:formula="of:=[.F201]/[.$G$213]" office:value-type="float" office:value="3.64451676630943">
            <text:p>3.64451676630943</text:p>
          </table:table-cell>
          <table:table-cell table:style-name="ce1" office:value-type="float" office:value="0.0000105253248753052">
            <text:p>1.05E-005</text:p>
          </table:table-cell>
          <table:table-cell office:value-type="float" office:value="0.000412305276389247">
            <text:p>0.000412305276389247</text:p>
          </table:table-cell>
          <table:table-cell office:value-type="float" office:value="0.998558074022666">
            <text:p>0.998558074022666</text:p>
          </table:table-cell>
          <table:table-cell office:value-type="float" office:value="0.0196054547264304">
            <text:p>0.0196054547264304</text:p>
          </table:table-cell>
          <table:table-cell table:formula="of:=[.K201]/[.$G$213]" office:value-type="float" office:value="4.08487818520257">
            <text:p>4.08487818520257</text:p>
          </table:table-cell>
          <table:table-cell table:style-name="ce1" office:value-type="float" office:value="0.00000904074392844222">
            <text:p>9.04E-006</text:p>
          </table:table-cell>
          <table:table-cell office:value-type="float" office:value="0.0000131198603806413">
            <text:p>1.31E-005</text:p>
          </table:table-cell>
          <table:table-cell table:formula="of:=[.N201]/[.$G$213]/[.$G$213]" office:value-type="float" office:value="0.569552278939395">
            <text:p>5.70E-001</text:p>
          </table:table-cell>
          <table:table-cell office:value-type="float" office:value="0.0000000222734564999357">
            <text:p>2.23E-008</text:p>
          </table:table-cell>
          <table:table-cell office:value-type="float" office:value="0.00274017781240608">
            <text:p>0.00274017781240608</text:p>
          </table:table-cell>
          <table:table-cell office:value-type="float" office:value="0.00390258865831157">
            <text:p>0.00390258865831157</text:p>
          </table:table-cell>
          <table:table-cell office:value-type="float" office:value="0.00551592347554612">
            <text:p>0.00551592347554612</text:p>
          </table:table-cell>
        </table:table-row>
        <table:table-row table:style-name="ro1">
          <table:table-cell/>
          <table:table-cell office:value-type="float" office:value="44.3045554643308">
            <text:p>44.3045554643308</text:p>
          </table:table-cell>
          <table:table-cell office:value-type="float" office:value="3.02705476566933">
            <text:p>3.02705476566933</text:p>
          </table:table-cell>
          <table:table-cell office:value-type="float" office:value="1">
            <text:p>1</text:p>
          </table:table-cell>
          <table:table-cell table:formula="of:=[.C202]*([.$G$213]/0.00356)" office:value-type="float" office:value="4.08101405100045">
            <text:p>4.08101405100045</text:p>
          </table:table-cell>
          <table:table-cell office:value-type="float" office:value="0.0156592870095538">
            <text:p>0.0156592870095538</text:p>
          </table:table-cell>
          <table:table-cell table:formula="of:=[.F202]/[.$G$213]" office:value-type="float" office:value="3.26267769831007">
            <text:p>3.26267769831007</text:p>
          </table:table-cell>
          <table:table-cell table:style-name="ce1" office:value-type="float" office:value="0.00000576512397019539">
            <text:p>5.77E-006</text:p>
          </table:table-cell>
          <table:table-cell office:value-type="float" office:value="0.000354351533704737">
            <text:p>0.000354351533704737</text:p>
          </table:table-cell>
          <table:table-cell office:value-type="float" office:value="0.998557053792062">
            <text:p>0.998557053792062</text:p>
          </table:table-cell>
          <table:table-cell office:value-type="float" office:value="0.0175089424309262">
            <text:p>0.0175089424309262</text:p>
          </table:table-cell>
          <table:table-cell table:formula="of:=[.K202]/[.$G$213]" office:value-type="float" office:value="3.6480611125861">
            <text:p>3.6480611125861</text:p>
          </table:table-cell>
          <table:table-cell table:style-name="ce1" office:value-type="float" office:value="0.0000080439037938905">
            <text:p>8.04E-006</text:p>
          </table:table-cell>
          <table:table-cell office:value-type="float" office:value="0.0000105509416644131">
            <text:p>1.06E-005</text:p>
          </table:table-cell>
          <table:table-cell table:formula="of:=[.N202]/[.$G$213]/[.$G$213]" office:value-type="float" office:value="0.458031769818983">
            <text:p>4.58E-001</text:p>
          </table:table-cell>
          <table:table-cell office:value-type="float" office:value="0.0000000144762856012838">
            <text:p>1.45E-008</text:p>
          </table:table-cell>
          <table:table-cell office:value-type="float" office:value="0.00282891284825478">
            <text:p>0.00282891284825478</text:p>
          </table:table-cell>
          <table:table-cell office:value-type="float" office:value="0.00402516140457437">
            <text:p>0.00402516140457437</text:p>
          </table:table-cell>
          <table:table-cell office:value-type="float" office:value="0.00568998694198788">
            <text:p>0.00568998694198788</text:p>
          </table:table-cell>
        </table:table-row>
        <table:table-row table:style-name="ro1">
          <table:table-cell/>
          <table:table-cell office:value-type="float" office:value="44.3034349603693">
            <text:p>44.3034349603693</text:p>
          </table:table-cell>
          <table:table-cell office:value-type="float" office:value="2.69143458495817">
            <text:p>2.69143458495817</text:p>
          </table:table-cell>
          <table:table-cell office:value-type="float" office:value="1">
            <text:p>1</text:p>
          </table:table-cell>
          <table:table-cell table:formula="of:=[.C203]*([.$G$213]/0.00356)" office:value-type="float" office:value="3.62853770705869">
            <text:p>3.62853770705869</text:p>
          </table:table-cell>
          <table:table-cell office:value-type="float" office:value="0.0136746958177932">
            <text:p>0.0136746958177932</text:p>
          </table:table-cell>
          <table:table-cell table:formula="of:=[.F203]/[.$G$213]" office:value-type="float" office:value="2.84917985401681">
            <text:p>2.84917985401681</text:p>
          </table:table-cell>
          <table:table-cell table:style-name="ce1" office:value-type="float" office:value="0.00000353239678941729">
            <text:p>3.53E-006</text:p>
          </table:table-cell>
          <table:table-cell office:value-type="float" office:value="0.000301229470046438">
            <text:p>0.000301229470046438</text:p>
          </table:table-cell>
          <table:table-cell office:value-type="float" office:value="0.998556364616233">
            <text:p>0.998556364616233</text:p>
          </table:table-cell>
          <table:table-cell office:value-type="float" office:value="0.0152687863461976">
            <text:p>0.0152687863461976</text:p>
          </table:table-cell>
          <table:table-cell table:formula="of:=[.K203]/[.$G$213]" office:value-type="float" office:value="3.18131525794288">
            <text:p>3.18131525794288</text:p>
          </table:table-cell>
          <table:table-cell table:style-name="ce1" office:value-type="float" office:value="0.00000662031870558811">
            <text:p>6.62E-006</text:p>
          </table:table-cell>
          <table:table-cell office:value-type="float" office:value="0.00000837096213893864">
            <text:p>8.37E-006</text:p>
          </table:table-cell>
          <table:table-cell table:formula="of:=[.N203]/[.$G$213]/[.$G$213]" office:value-type="float" office:value="0.363395678370386">
            <text:p>3.63E-001</text:p>
          </table:table-cell>
          <table:table-cell office:value-type="float" office:value="0.000000010322254975767">
            <text:p>1.03E-008</text:p>
          </table:table-cell>
          <table:table-cell office:value-type="float" office:value="0.00290323949300298">
            <text:p>0.00290323949300298</text:p>
          </table:table-cell>
          <table:table-cell office:value-type="float" office:value="0.00412907585388221">
            <text:p>0.00412907585388221</text:p>
          </table:table-cell>
          <table:table-cell office:value-type="float" office:value="0.005837379379791">
            <text:p>0.005837379379791</text:p>
          </table:table-cell>
        </table:table-row>
        <table:table-row table:style-name="ro1">
          <table:table-cell/>
          <table:table-cell office:value-type="float" office:value="44.3023144564078">
            <text:p>44.3023144564078</text:p>
          </table:table-cell>
          <table:table-cell office:value-type="float" office:value="2.35581440424701">
            <text:p>2.35581440424701</text:p>
          </table:table-cell>
          <table:table-cell office:value-type="float" office:value="1">
            <text:p>1</text:p>
          </table:table-cell>
          <table:table-cell table:formula="of:=[.C204]*([.$G$213]/0.00356)" office:value-type="float" office:value="3.17606136311692">
            <text:p>3.17606136311692</text:p>
          </table:table-cell>
          <table:table-cell office:value-type="float" office:value="0.0116782904233344">
            <text:p>0.0116782904233344</text:p>
          </table:table-cell>
          <table:table-cell table:formula="of:=[.F204]/[.$G$213]" office:value-type="float" office:value="2.4332204713634">
            <text:p>2.4332204713634</text:p>
          </table:table-cell>
          <table:table-cell table:style-name="ce1" office:value-type="float" office:value="0.00000162221342852699">
            <text:p>1.62E-006</text:p>
          </table:table-cell>
          <table:table-cell office:value-type="float" office:value="0.000248346722034662">
            <text:p>0.000248346722034662</text:p>
          </table:table-cell>
          <table:table-cell office:value-type="float" office:value="0.998555704467019">
            <text:p>0.998555704467019</text:p>
          </table:table-cell>
          <table:table-cell office:value-type="float" office:value="0.0130160028839961">
            <text:p>0.0130160028839961</text:p>
          </table:table-cell>
          <table:table-cell table:formula="of:=[.K204]/[.$G$213]" office:value-type="float" office:value="2.71193843658682">
            <text:p>2.71193843658682</text:p>
          </table:table-cell>
          <table:table-cell table:style-name="ce1" office:value-type="float" office:value="0.00000516041202713097">
            <text:p>5.16E-006</text:p>
          </table:table-cell>
          <table:table-cell office:value-type="float" office:value="0.00000622463642553395">
            <text:p>6.22E-006</text:p>
          </table:table-cell>
          <table:table-cell table:formula="of:=[.N204]/[.$G$213]/[.$G$213]" office:value-type="float" office:value="0.270220547999363">
            <text:p>2.70E-001</text:p>
          </table:table-cell>
          <table:table-cell office:value-type="float" office:value="0.00000000648791340753972">
            <text:p>6.49E-009</text:p>
          </table:table-cell>
          <table:table-cell office:value-type="float" office:value="0.00297657420325664">
            <text:p>0.00297657420325664</text:p>
          </table:table-cell>
          <table:table-cell office:value-type="float" office:value="0.00423154064923475">
            <text:p>0.00423154064923475</text:p>
          </table:table-cell>
          <table:table-cell office:value-type="float" office:value="0.0059827037967599">
            <text:p>0.0059827037967599</text:p>
          </table:table-cell>
        </table:table-row>
        <table:table-row table:style-name="ro1">
          <table:table-cell/>
          <table:table-cell office:value-type="float" office:value="44.3011939524464">
            <text:p>44.3011939524464</text:p>
          </table:table-cell>
          <table:table-cell office:value-type="float" office:value="2.02019422353584">
            <text:p>2.02019422353584</text:p>
          </table:table-cell>
          <table:table-cell office:value-type="float" office:value="1">
            <text:p>1</text:p>
          </table:table-cell>
          <table:table-cell table:formula="of:=[.C205]*([.$G$213]/0.00356)" office:value-type="float" office:value="2.72358501917514">
            <text:p>2.72358501917514</text:p>
          </table:table-cell>
          <table:table-cell office:value-type="float" office:value="0.00968062611433422">
            <text:p>0.00968062611433422</text:p>
          </table:table-cell>
          <table:table-cell table:formula="of:=[.F205]/[.$G$213]" office:value-type="float" office:value="2.01699878861958">
            <text:p>2.01699878861958</text:p>
          </table:table-cell>
          <table:table-cell table:style-name="ce1" office:value-type="float" office:value="-0.000000371453617498627">
            <text:p>-3.71E-007</text:p>
          </table:table-cell>
          <table:table-cell office:value-type="float" office:value="0.000195623018954178">
            <text:p>0.000195623018954178</text:p>
          </table:table-cell>
          <table:table-cell office:value-type="float" office:value="0.998555044317804">
            <text:p>0.998555044317804</text:p>
          </table:table-cell>
          <table:table-cell office:value-type="float" office:value="0.0107632476855449">
            <text:p>0.0107632476855449</text:p>
          </table:table-cell>
          <table:table-cell table:formula="of:=[.K205]/[.$G$213]" office:value-type="float" office:value="2.24256750410091">
            <text:p>2.24256750410091</text:p>
          </table:table-cell>
          <table:table-cell table:style-name="ce1" office:value-type="float" office:value="0.0000036995949843502">
            <text:p>3.70E-006</text:p>
          </table:table-cell>
          <table:table-cell office:value-type="float" office:value="0.000004078684543877">
            <text:p>4.08E-006</text:p>
          </table:table-cell>
          <table:table-cell table:formula="of:=[.N205]/[.$G$213]/[.$G$213]" office:value-type="float" office:value="0.177061646209872">
            <text:p>1.77E-001</text:p>
          </table:table-cell>
          <table:table-cell office:value-type="float" office:value="0.00000000265333576982085">
            <text:p>2.65E-009</text:p>
          </table:table-cell>
          <table:table-cell office:value-type="float" office:value="0.00304967711150324">
            <text:p>0.00304967711150324</text:p>
          </table:table-cell>
          <table:table-cell office:value-type="float" office:value="0.00433384475993321">
            <text:p>0.00433384475993321</text:p>
          </table:table-cell>
          <table:table-cell office:value-type="float" office:value="0.00612779529949082">
            <text:p>0.00612779529949082</text:p>
          </table:table-cell>
        </table:table-row>
        <table:table-row table:style-name="ro1">
          <table:table-cell/>
          <table:table-cell office:value-type="float" office:value="44.3000734484849">
            <text:p>44.3000734484849</text:p>
          </table:table-cell>
          <table:table-cell office:value-type="float" office:value="1.68457404282468">
            <text:p>1.68457404282468</text:p>
          </table:table-cell>
          <table:table-cell office:value-type="float" office:value="1">
            <text:p>1</text:p>
          </table:table-cell>
          <table:table-cell table:formula="of:=[.C206]*([.$G$213]/0.00356)" office:value-type="float" office:value="2.27110867523338">
            <text:p>2.27110867523338</text:p>
          </table:table-cell>
          <table:table-cell office:value-type="float" office:value="0.00756555296985332">
            <text:p>0.00756555296985332</text:p>
          </table:table-cell>
          <table:table-cell table:formula="of:=[.F206]/[.$G$213]" office:value-type="float" office:value="1.57631448577858">
            <text:p>1.57631448577858</text:p>
          </table:table-cell>
          <table:table-cell table:style-name="ce1" office:value-type="float" office:value="-0.0000004480680876387">
            <text:p>-4.48E-007</text:p>
          </table:table-cell>
          <table:table-cell office:value-type="float" office:value="0.000150565689984685">
            <text:p>0.000150565689984685</text:p>
          </table:table-cell>
          <table:table-cell office:value-type="float" office:value="0.998554365367738">
            <text:p>0.998554365367738</text:p>
          </table:table-cell>
          <table:table-cell office:value-type="float" office:value="0.00840684756893694">
            <text:p>0.00840684756893694</text:p>
          </table:table-cell>
          <table:table-cell table:formula="of:=[.K206]/[.$G$213]" office:value-type="float" office:value="1.75160172104441">
            <text:p>1.75160172104441</text:p>
          </table:table-cell>
          <table:table-cell table:style-name="ce1" office:value-type="float" office:value="0.00000265245564857261">
            <text:p>2.65E-006</text:p>
          </table:table-cell>
          <table:table-cell office:value-type="float" office:value="0.00000284485271055523">
            <text:p>2.84E-006</text:p>
          </table:table-cell>
          <table:table-cell table:formula="of:=[.N206]/[.$G$213]/[.$G$213]" office:value-type="float" office:value="0.123499206358509">
            <text:p>1.23E-001</text:p>
          </table:table-cell>
          <table:table-cell office:value-type="float" office:value="0.00000000167612659718001">
            <text:p>1.68E-009</text:p>
          </table:table-cell>
          <table:table-cell office:value-type="float" office:value="0.00310057876747294">
            <text:p>0.00310057876747294</text:p>
          </table:table-cell>
          <table:table-cell office:value-type="float" office:value="0.0433965304650392">
            <text:p>0.0433965304650392</text:p>
          </table:table-cell>
          <table:table-cell office:value-type="float" office:value="0.019455381596899">
            <text:p>0.019455381596899</text:p>
          </table:table-cell>
        </table:table-row>
        <table:table-row table:style-name="ro1">
          <table:table-cell/>
          <table:table-cell office:value-type="float" office:value="44.2989529445235">
            <text:p>44.2989529445235</text:p>
          </table:table-cell>
          <table:table-cell office:value-type="float" office:value="1.3489538621135">
            <text:p>1.3489538621135</text:p>
          </table:table-cell>
          <table:table-cell office:value-type="float" office:value="1">
            <text:p>1</text:p>
          </table:table-cell>
          <table:table-cell table:formula="of:=[.C207]*([.$G$213]/0.00356)" office:value-type="float" office:value="1.81863233129159">
            <text:p>1.81863233129159</text:p>
          </table:table-cell>
          <table:table-cell office:value-type="float" office:value="0.00544404060808701">
            <text:p>0.00544404060808701</text:p>
          </table:table-cell>
          <table:table-cell table:formula="of:=[.F207]/[.$G$213]" office:value-type="float" office:value="1.13428854518492">
            <text:p>1.13428854518492</text:p>
          </table:table-cell>
          <table:table-cell table:style-name="ce1" office:value-type="float" office:value="-0.000000321556759731778">
            <text:p>-3.22E-007</text:p>
          </table:table-cell>
          <table:table-cell office:value-type="float" office:value="0.000105825324617211">
            <text:p>0.000105825324617211</text:p>
          </table:table-cell>
          <table:table-cell office:value-type="float" office:value="0.998553685214002">
            <text:p>0.998553685214002</text:p>
          </table:table-cell>
          <table:table-cell office:value-type="float" office:value="0.00604381635704882">
            <text:p>0.00604381635704882</text:p>
          </table:table-cell>
          <table:table-cell table:formula="of:=[.K207]/[.$G$213]" office:value-type="float" office:value="1.25925432165552">
            <text:p>1.25925432165552</text:p>
          </table:table-cell>
          <table:table-cell table:style-name="ce1" office:value-type="float" office:value="0.00000163244569634789">
            <text:p>1.63E-006</text:p>
          </table:table-cell>
          <table:table-cell office:value-type="float" office:value="0.00000166930994371562">
            <text:p>1.67E-006</text:p>
          </table:table-cell>
          <table:table-cell table:formula="of:=[.N207]/[.$G$213]/[.$G$213]" office:value-type="float" office:value="0.0724671799177295">
            <text:p>7.25E-002</text:p>
          </table:table-cell>
          <table:table-cell office:value-type="float" office:value="0.000000000881982764642137">
            <text:p>8.82E-010</text:p>
          </table:table-cell>
          <table:table-cell office:value-type="float" office:value="0.00315019324964478">
            <text:p>0.00315019324964478</text:p>
          </table:table-cell>
          <table:table-cell office:value-type="float" office:value="0.0849524423051707">
            <text:p>0.0849524423051707</text:p>
          </table:table-cell>
          <table:table-cell office:value-type="float" office:value="0.0336290165998276">
            <text:p>0.0336290165998276</text:p>
          </table:table-cell>
        </table:table-row>
        <table:table-row table:style-name="ro1">
          <table:table-cell/>
          <table:table-cell office:value-type="float" office:value="44.297832440562">
            <text:p>44.297832440562</text:p>
          </table:table-cell>
          <table:table-cell office:value-type="float" office:value="1.01333368140236">
            <text:p>1.01333368140236</text:p>
          </table:table-cell>
          <table:table-cell office:value-type="float" office:value="1">
            <text:p>1</text:p>
          </table:table-cell>
          <table:table-cell table:formula="of:=[.C208]*([.$G$213]/0.00356)" office:value-type="float" office:value="1.36615598734985">
            <text:p>1.36615598734985</text:p>
          </table:table-cell>
          <table:table-cell office:value-type="float" office:value="0.00332158508766492">
            <text:p>0.00332158508766492</text:p>
          </table:table-cell>
          <table:table-cell table:formula="of:=[.F208]/[.$G$213]" office:value-type="float" office:value="0.692066093555331">
            <text:p>0.692066093555331</text:p>
          </table:table-cell>
          <table:table-cell table:style-name="ce1" office:value-type="float" office:value="-0.000000265524767317584">
            <text:p>-2.66E-007</text:p>
          </table:table-cell>
          <table:table-cell table:style-name="ce1" office:value-type="float" office:value="0.0000612376083620628">
            <text:p>6.12E-005</text:p>
          </table:table-cell>
          <table:table-cell office:value-type="float" office:value="0.998553005060265">
            <text:p>0.998553005060265</text:p>
          </table:table-cell>
          <table:table-cell office:value-type="float" office:value="0.00368078087267901">
            <text:p>0.00368078087267901</text:p>
          </table:table-cell>
          <table:table-cell table:formula="of:=[.K208]/[.$G$213]" office:value-type="float" office:value="0.766906032077273">
            <text:p>0.766906032077273</text:p>
          </table:table-cell>
          <table:table-cell table:style-name="ce1" office:value-type="float" office:value="0.000000611872986882872">
            <text:p>6.12E-007</text:p>
          </table:table-cell>
          <table:table-cell office:value-type="float" office:value="0.000000493857917306762">
            <text:p>4.94E-007</text:p>
          </table:table-cell>
          <table:table-cell table:formula="of:=[.N208]/[.$G$213]/[.$G$213]" office:value-type="float" office:value="0.021439092651425">
            <text:p>2.14E-002</text:p>
          </table:table-cell>
          <table:table-cell office:value-type="float" office:value="0.0000000000877254441645105">
            <text:p>8.77E-011</text:p>
          </table:table-cell>
          <table:table-cell office:value-type="float" office:value="0.00319969108312516">
            <text:p>0.00319969108312516</text:p>
          </table:table-cell>
          <table:table-cell office:value-type="float" office:value="0.12650933105325">
            <text:p>0.12650933105325</text:p>
          </table:table-cell>
          <table:table-cell office:value-type="float" office:value="0.0478008089376224">
            <text:p>0.0478008089376224</text:p>
          </table:table-cell>
        </table:table-row>
        <table:table-row table:style-name="ro1">
          <table:table-cell/>
          <table:table-cell office:value-type="float" office:value="44.2967119366006">
            <text:p>44.2967119366006</text:p>
          </table:table-cell>
          <table:table-cell office:value-type="float" office:value="0.677713500691198">
            <text:p>0.677713500691198</text:p>
          </table:table-cell>
          <table:table-cell office:value-type="float" office:value="1">
            <text:p>1</text:p>
          </table:table-cell>
          <table:table-cell/>
          <table:table-cell office:value-type="float" office:value="-0.0258980814031021">
            <text:p>-0.0258980814031021</text:p>
          </table:table-cell>
          <table:table-cell table:formula="of:=[.F209]/[.$G$213]" office:value-type="float" office:value="-5.39597317370631">
            <text:p>-5.39597317370631</text:p>
          </table:table-cell>
          <table:table-cell office:value-type="float" office:value="-0.0562964626138855">
            <text:p>-0.0562964626138855</text:p>
          </table:table-cell>
          <table:table-cell office:value-type="float" office:value="0.0281764169470077">
            <text:p>0.0281764169470077</text:p>
          </table:table-cell>
          <table:table-cell office:value-type="float" office:value="1.0551613867696">
            <text:p>1.0551613867696</text:p>
          </table:table-cell>
          <table:table-cell office:value-type="float" office:value="0.00243089285419601">
            <text:p>0.00243089285419601</text:p>
          </table:table-cell>
          <table:table-cell table:formula="of:=[.K209]/[.$G$213]" office:value-type="float" office:value="0.506486655332888">
            <text:p>0.506486655332888</text:p>
          </table:table-cell>
          <table:table-cell table:style-name="ce1" office:value-type="float" office:value="0.000000387146223376132">
            <text:p>3.87E-007</text:p>
          </table:table-cell>
          <table:table-cell office:value-type="float" office:value="0.00000030305156463719">
            <text:p>3.03E-007</text:p>
          </table:table-cell>
          <table:table-cell table:formula="of:=[.N209]/[.$G$213]/[.$G$213]" office:value-type="float" office:value="0.0131559105255375">
            <text:p>1.32E-002</text:p>
          </table:table-cell>
          <table:table-cell office:value-type="float" office:value="0.0000000000380659882906589">
            <text:p>3.81E-011</text:p>
          </table:table-cell>
          <table:table-cell office:value-type="float" office:value="0.104105499826883">
            <text:p>0.104105499826883</text:p>
          </table:table-cell>
          <table:table-cell office:value-type="float" office:value="0.169092558586164">
            <text:p>0.169092558586164</text:p>
          </table:table-cell>
          <table:table-cell office:value-type="float" office:value="0.0619122631516303">
            <text:p>0.0619122631516303</text:p>
          </table:table-cell>
        </table:table-row>
        <table:table-row table:style-name="ro1">
          <table:table-cell/>
          <table:table-cell office:value-type="float" office:value="44.2955914326391">
            <text:p>44.2955914326391</text:p>
          </table:table-cell>
          <table:table-cell office:value-type="float" office:value="0.342093319980023">
            <text:p>0.342093319980023</text:p>
          </table:table-cell>
          <table:table-cell office:value-type="float" office:value="1">
            <text:p>1</text:p>
          </table:table-cell>
          <table:table-cell/>
          <table:table-cell office:value-type="float" office:value="-0.0562414449995775">
            <text:p>-0.0562414449995775</text:p>
          </table:table-cell>
          <table:table-cell table:formula="of:=[.F210]/[.$G$213]" office:value-type="float" office:value="-11.7181394152174">
            <text:p>-11.7181394152174</text:p>
          </table:table-cell>
          <table:table-cell office:value-type="float" office:value="-0.114918793769092">
            <text:p>-0.114918793769092</text:p>
          </table:table-cell>
          <table:table-cell office:value-type="float" office:value="0.0574565660286886">
            <text:p>0.0574565660286886</text:p>
          </table:table-cell>
          <table:table-cell office:value-type="float" office:value="1.1141087195689">
            <text:p>1.1141087195689</text:p>
          </table:table-cell>
          <table:table-cell office:value-type="float" office:value="0.00122705349985728">
            <text:p>0.00122705349985728</text:p>
          </table:table-cell>
          <table:table-cell table:formula="of:=[.K210]/[.$G$213]" office:value-type="float" office:value="0.255661709640747">
            <text:p>0.255661709640747</text:p>
          </table:table-cell>
          <table:table-cell table:style-name="ce1" office:value-type="float" office:value="0.000000195486463201625">
            <text:p>1.95E-007</text:p>
          </table:table-cell>
          <table:table-cell office:value-type="float" office:value="0.00000015296563653846">
            <text:p>1.53E-007</text:p>
          </table:table-cell>
          <table:table-cell table:formula="of:=[.N210]/[.$G$213]/[.$G$213]" office:value-type="float" office:value="0.00664046143497424">
            <text:p>6.64E-003</text:p>
          </table:table-cell>
          <table:table-cell office:value-type="float" office:value="0.0000000000192164052879817">
            <text:p>1.92E-011</text:p>
          </table:table-cell>
          <table:table-cell office:value-type="float" office:value="0.209192292780218">
            <text:p>0.209192292780218</text:p>
          </table:table-cell>
          <table:table-cell office:value-type="float" office:value="0.211716568054105">
            <text:p>0.211716568054105</text:p>
          </table:table-cell>
          <table:table-cell office:value-type="float" office:value="0.0760230712824252">
            <text:p>0.0760230712824252</text:p>
          </table:table-cell>
        </table:table-row>
        <table:table-row table:style-name="ro1">
          <table:table-cell/>
          <table:table-cell office:value-type="float" office:value="44.2944709286777">
            <text:p>44.2944709286777</text:p>
          </table:table-cell>
          <table:table-cell office:value-type="float" office:value="0.00647313926886284">
            <text:p>0.00647313926886284</text:p>
          </table:table-cell>
          <table:table-cell office:value-type="float" office:value="1">
            <text:p>1</text:p>
          </table:table-cell>
          <table:table-cell/>
          <table:table-cell office:value-type="float" office:value="-0.0865823620043505">
            <text:p>-0.0865823620043505</text:p>
          </table:table-cell>
          <table:table-cell table:formula="of:=[.F211]/[.$G$213]" office:value-type="float" office:value="-18.0397958991527">
            <text:p>-18.0397958991527</text:p>
          </table:table-cell>
          <table:table-cell office:value-type="float" office:value="-0.173543875508602">
            <text:p>-0.173543875508602</text:p>
          </table:table-cell>
          <table:table-cell office:value-type="float" office:value="0.086736769815487">
            <text:p>0.086736769815487</text:p>
          </table:table-cell>
          <table:table-cell office:value-type="float" office:value="1.17305891909118">
            <text:p>1.17305891909118</text:p>
          </table:table-cell>
          <table:table-cell table:style-name="ce1" office:value-type="float" office:value="0.0000232184705474428">
            <text:p>2.32E-005</text:p>
          </table:table-cell>
          <table:table-cell table:formula="of:=[.K211]/[.$G$213]" office:value-type="float" office:value="0.00483766508639843">
            <text:p>0.00483766508639843</text:p>
          </table:table-cell>
          <table:table-cell table:style-name="ce1" office:value-type="float" office:value="0.00000000369941203521189">
            <text:p>3.70E-009</text:p>
          </table:table-cell>
          <table:table-cell office:value-type="float" office:value="0.00000000289439302847618">
            <text:p>2.89E-009</text:p>
          </table:table-cell>
          <table:table-cell table:formula="of:=[.N211]/[.$G$213]/[.$G$213]" office:value-type="float" office:value="0.000125649823831001">
            <text:p>1.26E-004</text:p>
          </table:table-cell>
          <table:table-cell office:value-type="float" office:value="0.000000000000363625367133399">
            <text:p>3.64E-013</text:p>
          </table:table-cell>
          <table:table-cell office:value-type="float" office:value="0.314271338332859">
            <text:p>0.314271338332859</text:p>
          </table:table-cell>
          <table:table-cell office:value-type="float" office:value="0.254342131045581">
            <text:p>0.254342131045581</text:p>
          </table:table-cell>
          <table:table-cell office:value-type="float" office:value="0.0901321735413799">
            <text:p>0.0901321735413799</text:p>
          </table:table-cell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u_tau</text:p>
          </table:table-cell>
          <table:table-cell table:formula="of:=SQRT(([.F208]-0)/([.C208]-0.5)*0.00356)" office:value-type="float" office:value="0.00479952004381697">
            <text:p>0.00479952004381697</text:p>
          </table:table-cell>
          <table:table-cell table:number-columns-repeated="3"/>
          <table:table-cell table:formula="of:=AVERAGE([.K19:.K208])" office:value-type="float" office:value="0.0500716977521659">
            <text:p>0.0500716977521659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>
            <draw:frame table:end-cell-address="Sheet1.M254" table:end-x="1.5528in" table:end-y="0.0768in" draw:z-index="1" draw:style-name="gr1" svg:width="12.0417in" svg:height="6.9835in" svg:x="0.0028in" svg:y="0.0008in">
              <draw:object draw:notify-on-update-of-ranges="Sheet1.E45:Sheet1.E208 Sheet1.L45:Sheet1.L20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U253" table:end-x="0.5059in" table:end-y="0.1528in" draw:z-index="0" draw:style-name="gr1" svg:width="13.3118in" svg:height="6.8606in" svg:x="1.4303in" svg:y="0.0224in">
              <draw:object draw:notify-on-update-of-ranges="Sheet1.E45:Sheet1.E208 Sheet1.O45:Sheet1.O20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4/07/2013</text:date>, <text:time>17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07T17:27:36</dc:date>
    <dc:creator>Yusuke Koda</dc:creator>
    <meta:document-statistic meta:table-count="1" meta:cell-count="3527" meta:object-count="2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13cm" svg:height="17.427cm" xlink:href=".." chart:class="chart:scatter" chart:style-name="ch1">
        <chart:legend chart:legend-position="end" svg:x="31.191cm" svg:y="8.431cm" chart:style-name="ch2"/>
        <chart:plot-area chart:style-name="ch3" table:cell-range-address="Sheet1.E45:Sheet1.E208 Sheet1.O45:Sheet1.O208" svg:x="0.676cm" svg:y="0.348cm" svg:width="29.84cm" svg:height="16.38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45:Sheet1.O208" chart:class="chart:scatter">
            <chart:domain table:cell-range-address="Sheet1.E45:Sheet1.E208"/>
            <chart:data-point chart:repeated="1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1198000498584">
                <text:p text:id="Sheet1.E45:Sheet1.E208">75.1198000498584</text:p>
              </table:table-cell>
              <table:table-cell office:value-type="float" office:value="2.57141257696636">
                <text:p text:id="Sheet1.O45:Sheet1.O208">2.571412576966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6673237059165">
                <text:p>74.6673237059165</text:p>
              </table:table-cell>
              <table:table-cell office:value-type="float" office:value="2.46179067389646">
                <text:p>2.46179067389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.2148473619749">
                <text:p>74.2148473619749</text:p>
              </table:table-cell>
              <table:table-cell office:value-type="float" office:value="2.35217741737541">
                <text:p>2.35217741737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762371018033">
                <text:p>73.762371018033</text:p>
              </table:table-cell>
              <table:table-cell office:value-type="float" office:value="2.24885869686391">
                <text:p>2.24885869686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3098946740912">
                <text:p>73.3098946740912</text:p>
              </table:table-cell>
              <table:table-cell office:value-type="float" office:value="2.14656166928291">
                <text:p>2.14656166928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8574183301495">
                <text:p>72.8574183301495</text:p>
              </table:table-cell>
              <table:table-cell office:value-type="float" office:value="2.04429653271257">
                <text:p>2.04429653271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4049419862077">
                <text:p>72.4049419862077</text:p>
              </table:table-cell>
              <table:table-cell office:value-type="float" office:value="1.9648957798832">
                <text:p>1.9648957798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952465642266">
                <text:p>71.952465642266</text:p>
              </table:table-cell>
              <table:table-cell office:value-type="float" office:value="1.88867498766309">
                <text:p>1.8886749876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4999892983242">
                <text:p>71.4999892983242</text:p>
              </table:table-cell>
              <table:table-cell office:value-type="float" office:value="1.81248336672744">
                <text:p>1.81248336672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0475129543824">
                <text:p>71.0475129543824</text:p>
              </table:table-cell>
              <table:table-cell office:value-type="float" office:value="1.76719540838321">
                <text:p>1.76719540838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.5950366104407">
                <text:p>70.5950366104407</text:p>
              </table:table-cell>
              <table:table-cell office:value-type="float" office:value="1.7254365619606">
                <text:p>1.7254365619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1425602664989">
                <text:p>70.1425602664989</text:p>
              </table:table-cell>
              <table:table-cell office:value-type="float" office:value="1.68368465984103">
                <text:p>1.68368465984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6900839225571">
                <text:p>69.6900839225571</text:p>
              </table:table-cell>
              <table:table-cell office:value-type="float" office:value="1.67136290568901">
                <text:p>1.67136290568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2376075786154">
                <text:p>69.2376075786154</text:p>
              </table:table-cell>
              <table:table-cell office:value-type="float" office:value="1.66168767616854">
                <text:p>1.66168767616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7851312346736">
                <text:p>68.7851312346736</text:p>
              </table:table-cell>
              <table:table-cell office:value-type="float" office:value="1.65200342260201">
                <text:p>1.65200342260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3326548907318">
                <text:p>68.3326548907318</text:p>
              </table:table-cell>
              <table:table-cell office:value-type="float" office:value="1.66245756681658">
                <text:p>1.66245756681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.8801785467901">
                <text:p>67.8801785467901</text:p>
              </table:table-cell>
              <table:table-cell office:value-type="float" office:value="1.67424371930182">
                <text:p>1.67424371930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4277022028482">
                <text:p>67.4277022028482</text:p>
              </table:table-cell>
              <table:table-cell office:value-type="float" office:value="1.6860245124341">
                <text:p>1.6860245124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9752258589066">
                <text:p>66.9752258589066</text:p>
              </table:table-cell>
              <table:table-cell office:value-type="float" office:value="1.70532737088655">
                <text:p>1.705327370886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5227495149647">
                <text:p>66.5227495149647</text:p>
              </table:table-cell>
              <table:table-cell office:value-type="float" office:value="1.7249588096495">
                <text:p>1.7249588096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0702731710229">
                <text:p>66.0702731710229</text:p>
              </table:table-cell>
              <table:table-cell office:value-type="float" office:value="1.74458628643687">
                <text:p>1.74458628643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177968270812">
                <text:p>65.6177968270812</text:p>
              </table:table-cell>
              <table:table-cell office:value-type="float" office:value="1.76249408908095">
                <text:p>1.76249408908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1653204831394">
                <text:p>65.1653204831394</text:p>
              </table:table-cell>
              <table:table-cell office:value-type="float" office:value="1.78036976096064">
                <text:p>1.78036976096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7128441391976">
                <text:p>64.7128441391976</text:p>
              </table:table-cell>
              <table:table-cell office:value-type="float" office:value="1.79824094495109">
                <text:p>1.79824094495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.2603677952559">
                <text:p>64.2603677952559</text:p>
              </table:table-cell>
              <table:table-cell office:value-type="float" office:value="1.81223552201954">
                <text:p>1.812235522019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8078914513141">
                <text:p>63.8078914513141</text:p>
              </table:table-cell>
              <table:table-cell office:value-type="float" office:value="1.82623031899921">
                <text:p>1.82623031899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3554151073724">
                <text:p>63.3554151073724</text:p>
              </table:table-cell>
              <table:table-cell office:value-type="float" office:value="1.84016231840212">
                <text:p>1.84016231840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9029387634306">
                <text:p>62.9029387634306</text:p>
              </table:table-cell>
              <table:table-cell office:value-type="float" office:value="1.85111074121406">
                <text:p>1.85111074121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.4504624194888">
                <text:p>62.4504624194888</text:p>
              </table:table-cell>
              <table:table-cell office:value-type="float" office:value="1.86206954984585">
                <text:p>1.86206954984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9979860755471">
                <text:p>61.9979860755471</text:p>
              </table:table-cell>
              <table:table-cell office:value-type="float" office:value="1.87292921225812">
                <text:p>1.87292921225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455097316053">
                <text:p>61.5455097316053</text:p>
              </table:table-cell>
              <table:table-cell office:value-type="float" office:value="1.88167565989864">
                <text:p>1.88167565989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.0930333876634">
                <text:p>61.0930333876634</text:p>
              </table:table-cell>
              <table:table-cell office:value-type="float" office:value="1.89041457499814">
                <text:p>1.89041457499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6405570437218">
                <text:p>60.6405570437218</text:p>
              </table:table-cell>
              <table:table-cell office:value-type="float" office:value="1.89901081101226">
                <text:p>1.89901081101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.1880806997799">
                <text:p>60.1880806997799</text:p>
              </table:table-cell>
              <table:table-cell office:value-type="float" office:value="1.90529112248333">
                <text:p>1.90529112248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7356043558381">
                <text:p>59.7356043558381</text:p>
              </table:table-cell>
              <table:table-cell office:value-type="float" office:value="1.91157668484319">
                <text:p>1.91157668484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2831280118964">
                <text:p>59.2831280118964</text:p>
              </table:table-cell>
              <table:table-cell office:value-type="float" office:value="1.9174995902447">
                <text:p>1.9174995902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.8306516679546">
                <text:p>58.8306516679546</text:p>
              </table:table-cell>
              <table:table-cell office:value-type="float" office:value="1.91938216876795">
                <text:p>1.91938216876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781753240129">
                <text:p>58.3781753240129</text:p>
              </table:table-cell>
              <table:table-cell office:value-type="float" office:value="1.92126951474046">
                <text:p>1.92126951474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9256989800711">
                <text:p>57.9256989800711</text:p>
              </table:table-cell>
              <table:table-cell office:value-type="float" office:value="1.92287537429759">
                <text:p>1.922875374297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4732226361293">
                <text:p>57.4732226361293</text:p>
              </table:table-cell>
              <table:table-cell office:value-type="float" office:value="1.9220371347295">
                <text:p>1.922037134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0207462921876">
                <text:p>57.0207462921876</text:p>
              </table:table-cell>
              <table:table-cell office:value-type="float" office:value="1.9211628603757">
                <text:p>1.9211628603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5682699482458">
                <text:p>56.5682699482458</text:p>
              </table:table-cell>
              <table:table-cell office:value-type="float" office:value="1.92008288295667">
                <text:p>1.92008288295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115793604304">
                <text:p>56.115793604304</text:p>
              </table:table-cell>
              <table:table-cell office:value-type="float" office:value="1.91727052642821">
                <text:p>1.91727052642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6633172603623">
                <text:p>55.6633172603623</text:p>
              </table:table-cell>
              <table:table-cell office:value-type="float" office:value="1.91451342051485">
                <text:p>1.91451342051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2108409164205">
                <text:p>55.2108409164205</text:p>
              </table:table-cell>
              <table:table-cell office:value-type="float" office:value="1.9116445239724">
                <text:p>1.9116445239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583645724786">
                <text:p>54.7583645724786</text:p>
              </table:table-cell>
              <table:table-cell office:value-type="float" office:value="1.90843022122044">
                <text:p>1.90843022122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305888228537">
                <text:p>54.305888228537</text:p>
              </table:table-cell>
              <table:table-cell office:value-type="float" office:value="1.90521993661072">
                <text:p>1.90521993661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8534118845951">
                <text:p>53.8534118845951</text:p>
              </table:table-cell>
              <table:table-cell office:value-type="float" office:value="1.90154077216396">
                <text:p>1.90154077216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.4009355406535">
                <text:p>53.4009355406535</text:p>
              </table:table-cell>
              <table:table-cell office:value-type="float" office:value="1.89547523604597">
                <text:p>1.89547523604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.9484591967116">
                <text:p>52.9484591967116</text:p>
              </table:table-cell>
              <table:table-cell office:value-type="float" office:value="1.88935897820549">
                <text:p>1.88935897820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.4959828527698">
                <text:p>52.4959828527698</text:p>
              </table:table-cell>
              <table:table-cell office:value-type="float" office:value="1.8828856345655">
                <text:p>1.8828856345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.0435065088281">
                <text:p>52.0435065088281</text:p>
              </table:table-cell>
              <table:table-cell office:value-type="float" office:value="1.87460109719844">
                <text:p>1.87460109719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5910301648863">
                <text:p>51.5910301648863</text:p>
              </table:table-cell>
              <table:table-cell office:value-type="float" office:value="1.86633141315559">
                <text:p>1.86633141315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1385538209445">
                <text:p>51.1385538209445</text:p>
              </table:table-cell>
              <table:table-cell office:value-type="float" office:value="1.85738640358089">
                <text:p>1.857386403580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.6860774770028">
                <text:p>50.6860774770028</text:p>
              </table:table-cell>
              <table:table-cell office:value-type="float" office:value="1.84586247259087">
                <text:p>1.84586247259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233601133061">
                <text:p>50.233601133061</text:p>
              </table:table-cell>
              <table:table-cell office:value-type="float" office:value="1.83429168443511">
                <text:p>1.83429168443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.7811247891192">
                <text:p>49.7811247891192</text:p>
              </table:table-cell>
              <table:table-cell office:value-type="float" office:value="1.82282023947692">
                <text:p>1.82282023947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3286484451775">
                <text:p>49.3286484451775</text:p>
              </table:table-cell>
              <table:table-cell office:value-type="float" office:value="1.81153245904986">
                <text:p>1.81153245904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.8761721012357">
                <text:p>48.8761721012357</text:p>
              </table:table-cell>
              <table:table-cell office:value-type="float" office:value="1.80026596771762">
                <text:p>1.800265967717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.423695757294">
                <text:p>48.423695757294</text:p>
              </table:table-cell>
              <table:table-cell office:value-type="float" office:value="1.78818622814817">
                <text:p>1.78818622814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.9712194133522">
                <text:p>47.9712194133522</text:p>
              </table:table-cell>
              <table:table-cell office:value-type="float" office:value="1.77366429124254">
                <text:p>1.773664291242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5187430694103">
                <text:p>47.5187430694103</text:p>
              </table:table-cell>
              <table:table-cell office:value-type="float" office:value="1.75919877445568">
                <text:p>1.759198774455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0662667254687">
                <text:p>47.0662667254687</text:p>
              </table:table-cell>
              <table:table-cell office:value-type="float" office:value="1.7437813514065">
                <text:p>1.74378135140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.6137903815268">
                <text:p>46.6137903815268</text:p>
              </table:table-cell>
              <table:table-cell office:value-type="float" office:value="1.72588510765192">
                <text:p>1.72588510765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.161314037585">
                <text:p>46.161314037585</text:p>
              </table:table-cell>
              <table:table-cell office:value-type="float" office:value="1.70798223348107">
                <text:p>1.70798223348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7088376936433">
                <text:p>45.7088376936433</text:p>
              </table:table-cell>
              <table:table-cell office:value-type="float" office:value="1.68789135712656">
                <text:p>1.68789135712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2563613497015">
                <text:p>45.2563613497015</text:p>
              </table:table-cell>
              <table:table-cell office:value-type="float" office:value="1.66231138839333">
                <text:p>1.66231138839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8038850057598">
                <text:p>44.8038850057598</text:p>
              </table:table-cell>
              <table:table-cell office:value-type="float" office:value="1.63672627457304">
                <text:p>1.636726274573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.351408661818">
                <text:p>44.351408661818</text:p>
              </table:table-cell>
              <table:table-cell office:value-type="float" office:value="1.60884418647431">
                <text:p>1.60884418647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8989323178762">
                <text:p>43.8989323178762</text:p>
              </table:table-cell>
              <table:table-cell office:value-type="float" office:value="1.57574441912141">
                <text:p>1.57574441912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4464559739345">
                <text:p>43.4464559739345</text:p>
              </table:table-cell>
              <table:table-cell office:value-type="float" office:value="1.54265091507215">
                <text:p>1.542650915072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.9939796299927">
                <text:p>42.9939796299927</text:p>
              </table:table-cell>
              <table:table-cell office:value-type="float" office:value="1.50755885494086">
                <text:p>1.50755885494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.5415032860509">
                <text:p>42.5415032860509</text:p>
              </table:table-cell>
              <table:table-cell office:value-type="float" office:value="1.46836473017361">
                <text:p>1.468364730173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890269421092">
                <text:p>42.0890269421092</text:p>
              </table:table-cell>
              <table:table-cell office:value-type="float" office:value="1.42917691657221">
                <text:p>1.429176916572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6365505981674">
                <text:p>41.6365505981674</text:p>
              </table:table-cell>
              <table:table-cell office:value-type="float" office:value="1.38791543625765">
                <text:p>1.387915436257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.1840742542256">
                <text:p>41.1840742542256</text:p>
              </table:table-cell>
              <table:table-cell office:value-type="float" office:value="1.34276136922418">
                <text:p>1.34276136922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.7315979102839">
                <text:p>40.7315979102839</text:p>
              </table:table-cell>
              <table:table-cell office:value-type="float" office:value="1.29759453345573">
                <text:p>1.297594533455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.279121566342">
                <text:p>40.279121566342</text:p>
              </table:table-cell>
              <table:table-cell office:value-type="float" office:value="1.25182957169039">
                <text:p>1.25182957169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8266452224004">
                <text:p>39.8266452224004</text:p>
              </table:table-cell>
              <table:table-cell office:value-type="float" office:value="1.20497794051005">
                <text:p>1.20497794051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3741688784585">
                <text:p>39.3741688784585</text:p>
              </table:table-cell>
              <table:table-cell office:value-type="float" office:value="1.15809665308449">
                <text:p>1.15809665308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.9216925345167">
                <text:p>38.9216925345167</text:p>
              </table:table-cell>
              <table:table-cell office:value-type="float" office:value="1.11175203863567">
                <text:p>1.111752038635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.469216190575">
                <text:p>38.469216190575</text:p>
              </table:table-cell>
              <table:table-cell office:value-type="float" office:value="1.06618617898862">
                <text:p>1.066186178988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.0167398466332">
                <text:p>38.0167398466332</text:p>
              </table:table-cell>
              <table:table-cell office:value-type="float" office:value="1.02063334848286">
                <text:p>1.02063334848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642635026914">
                <text:p>37.5642635026914</text:p>
              </table:table-cell>
              <table:table-cell office:value-type="float" office:value="0.97588502004405">
                <text:p>0.97588502004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1117871587497">
                <text:p>37.1117871587497</text:p>
              </table:table-cell>
              <table:table-cell office:value-type="float" office:value="0.932315998972908">
                <text:p>0.9323159989729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6593108148079">
                <text:p>36.6593108148079</text:p>
              </table:table-cell>
              <table:table-cell office:value-type="float" office:value="0.888730551988783">
                <text:p>0.888730551988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2068344708661">
                <text:p>36.2068344708661</text:p>
              </table:table-cell>
              <table:table-cell office:value-type="float" office:value="0.846333157438142">
                <text:p>0.8463331574381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.7543581269244">
                <text:p>35.7543581269244</text:p>
              </table:table-cell>
              <table:table-cell office:value-type="float" office:value="0.805460398907135">
                <text:p>0.805460398907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3018817829826">
                <text:p>35.3018817829826</text:p>
              </table:table-cell>
              <table:table-cell office:value-type="float" office:value="0.764585954438015">
                <text:p>0.764585954438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.8494054390409">
                <text:p>34.8494054390409</text:p>
              </table:table-cell>
              <table:table-cell office:value-type="float" office:value="0.725662125408314">
                <text:p>0.7256621254083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.3969290950991">
                <text:p>34.3969290950991</text:p>
              </table:table-cell>
              <table:table-cell office:value-type="float" office:value="0.689125944347491">
                <text:p>0.6891259443474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9444527511572">
                <text:p>33.9444527511572</text:p>
              </table:table-cell>
              <table:table-cell office:value-type="float" office:value="0.652590530250288">
                <text:p>0.6525905302502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4919764072156">
                <text:p>33.4919764072156</text:p>
              </table:table-cell>
              <table:table-cell office:value-type="float" office:value="0.618696141749327">
                <text:p>0.618696141749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0395000632737">
                <text:p>33.0395000632737</text:p>
              </table:table-cell>
              <table:table-cell office:value-type="float" office:value="0.587779846973884">
                <text:p>0.587779846973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.5870237193319">
                <text:p>32.5870237193319</text:p>
              </table:table-cell>
              <table:table-cell office:value-type="float" office:value="0.556862493355354">
                <text:p>0.5568624933553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1345473753902">
                <text:p>32.1345473753902</text:p>
              </table:table-cell>
              <table:table-cell office:value-type="float" office:value="0.528880279447969">
                <text:p>0.528880279447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6820710314484">
                <text:p>31.6820710314484</text:p>
              </table:table-cell>
              <table:table-cell office:value-type="float" office:value="0.503937716619285">
                <text:p>0.503937716619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2295946875066">
                <text:p>31.2295946875066</text:p>
              </table:table-cell>
              <table:table-cell office:value-type="float" office:value="0.478995079533442">
                <text:p>0.478995079533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7771183435649">
                <text:p>30.7771183435649</text:p>
              </table:table-cell>
              <table:table-cell office:value-type="float" office:value="0.457684071058912">
                <text:p>0.457684071058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3246419996231">
                <text:p>30.3246419996231</text:p>
              </table:table-cell>
              <table:table-cell office:value-type="float" office:value="0.4398604909406">
                <text:p>0.43986049094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721656556813">
                <text:p>29.8721656556813</text:p>
              </table:table-cell>
              <table:table-cell office:value-type="float" office:value="0.422036013535472">
                <text:p>0.422036013535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4196893117396">
                <text:p>29.4196893117396</text:p>
              </table:table-cell>
              <table:table-cell office:value-type="float" office:value="0.408063749304026">
                <text:p>0.4080637493040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9672129677978">
                <text:p>28.9672129677978</text:p>
              </table:table-cell>
              <table:table-cell office:value-type="float" office:value="0.397506975670691">
                <text:p>0.3975069756706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5147366238561">
                <text:p>28.5147366238561</text:p>
              </table:table-cell>
              <table:table-cell office:value-type="float" office:value="0.386949385766427">
                <text:p>0.386949385766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0622602799143">
                <text:p>28.0622602799143</text:p>
              </table:table-cell>
              <table:table-cell office:value-type="float" office:value="0.379742870211963">
                <text:p>0.379742870211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6097839359725">
                <text:p>27.6097839359725</text:p>
              </table:table-cell>
              <table:table-cell office:value-type="float" office:value="0.375276836274403">
                <text:p>0.3752768362744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1573075920308">
                <text:p>27.1573075920308</text:p>
              </table:table-cell>
              <table:table-cell office:value-type="float" office:value="0.370807947307263">
                <text:p>0.3708079473072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704831248089">
                <text:p>26.704831248089</text:p>
              </table:table-cell>
              <table:table-cell office:value-type="float" office:value="0.369075032938333">
                <text:p>0.369075032938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2523549041471">
                <text:p>26.2523549041471</text:p>
              </table:table-cell>
              <table:table-cell office:value-type="float" office:value="0.369417362731095">
                <text:p>0.3694173627310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7998785602055">
                <text:p>25.7998785602055</text:p>
              </table:table-cell>
              <table:table-cell office:value-type="float" office:value="0.36975317323488">
                <text:p>0.36975317323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.3474022162636">
                <text:p>25.3474022162636</text:p>
              </table:table-cell>
              <table:table-cell office:value-type="float" office:value="0.372369657781847">
                <text:p>0.3723696577818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8949258723218">
                <text:p>24.8949258723218</text:p>
              </table:table-cell>
              <table:table-cell office:value-type="float" office:value="0.376588219698099">
                <text:p>0.3765882196980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4424495283801">
                <text:p>24.4424495283801</text:p>
              </table:table-cell>
              <table:table-cell office:value-type="float" office:value="0.380798268099369">
                <text:p>0.3807982680993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9899731844383">
                <text:p>23.9899731844383</text:p>
              </table:table-cell>
              <table:table-cell office:value-type="float" office:value="0.387131386017382">
                <text:p>0.3871313860173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5374968404966">
                <text:p>23.5374968404966</text:p>
              </table:table-cell>
              <table:table-cell office:value-type="float" office:value="0.394841887882738">
                <text:p>0.394841887882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0850204965548">
                <text:p>23.0850204965548</text:p>
              </table:table-cell>
              <table:table-cell office:value-type="float" office:value="0.40254093611895">
                <text:p>0.402540936118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32544152613">
                <text:p>22.632544152613</text:p>
              </table:table-cell>
              <table:table-cell office:value-type="float" office:value="0.412806131956113">
                <text:p>0.412806131956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1800678086713">
                <text:p>22.1800678086713</text:p>
              </table:table-cell>
              <table:table-cell office:value-type="float" office:value="0.424577280513535">
                <text:p>0.4245772805135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7275914647295">
                <text:p>21.7275914647295</text:p>
              </table:table-cell>
              <table:table-cell office:value-type="float" office:value="0.436343348191371">
                <text:p>0.4363433481913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2751151207877">
                <text:p>21.2751151207877</text:p>
              </table:table-cell>
              <table:table-cell office:value-type="float" office:value="0.451403637878638">
                <text:p>0.4514036378786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822638776846">
                <text:p>20.822638776846</text:p>
              </table:table-cell>
              <table:table-cell office:value-type="float" office:value="0.468244576771279">
                <text:p>0.468244576771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3701624329042">
                <text:p>20.3701624329042</text:p>
              </table:table-cell>
              <table:table-cell office:value-type="float" office:value="0.485068908305661">
                <text:p>0.4850689083056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9176860889625">
                <text:p>19.9176860889625</text:p>
              </table:table-cell>
              <table:table-cell office:value-type="float" office:value="0.505727470134939">
                <text:p>0.5057274701349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4652097450207">
                <text:p>19.4652097450207</text:p>
              </table:table-cell>
              <table:table-cell office:value-type="float" office:value="0.528238605422241">
                <text:p>0.5282386054222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0127334010788">
                <text:p>19.0127334010788</text:p>
              </table:table-cell>
              <table:table-cell office:value-type="float" office:value="0.550754486570681">
                <text:p>0.5507544865706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5602570571371">
                <text:p>18.5602570571371</text:p>
              </table:table-cell>
              <table:table-cell office:value-type="float" office:value="0.577175038192047">
                <text:p>0.577175038192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1077807131953">
                <text:p>18.1077807131953</text:p>
              </table:table-cell>
              <table:table-cell office:value-type="float" office:value="0.605307302113311">
                <text:p>0.6053073021133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6553043692535">
                <text:p>17.6553043692535</text:p>
              </table:table-cell>
              <table:table-cell office:value-type="float" office:value="0.633441912069779">
                <text:p>0.6334419120697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2028280253118">
                <text:p>17.2028280253118</text:p>
              </table:table-cell>
              <table:table-cell office:value-type="float" office:value="0.665662112793276">
                <text:p>0.6656621127932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75035168137">
                <text:p>16.75035168137</text:p>
              </table:table-cell>
              <table:table-cell office:value-type="float" office:value="0.699518192197041">
                <text:p>0.6995181921970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978753374282">
                <text:p>16.2978753374282</text:p>
              </table:table-cell>
              <table:table-cell office:value-type="float" office:value="0.733369429662378">
                <text:p>0.7333694296623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8453989934865">
                <text:p>15.8453989934865</text:p>
              </table:table-cell>
              <table:table-cell office:value-type="float" office:value="0.771398720968843">
                <text:p>0.7713987209688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3929226495447">
                <text:p>15.3929226495447</text:p>
              </table:table-cell>
              <table:table-cell office:value-type="float" office:value="0.810947948599795">
                <text:p>0.8109479485997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940446305603">
                <text:p>14.940446305603</text:p>
              </table:table-cell>
              <table:table-cell office:value-type="float" office:value="0.850486927597738">
                <text:p>0.8504869275977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4879699616612">
                <text:p>14.4879699616612</text:p>
              </table:table-cell>
              <table:table-cell office:value-type="float" office:value="0.893999972420638">
                <text:p>0.8939999724206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0354936177194">
                <text:p>14.0354936177194</text:p>
              </table:table-cell>
              <table:table-cell office:value-type="float" office:value="0.938825462289865">
                <text:p>0.9388254622898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830172737777">
                <text:p>13.5830172737777</text:p>
              </table:table-cell>
              <table:table-cell office:value-type="float" office:value="0.983632583258982">
                <text:p>0.9836325832589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1305409298359">
                <text:p>13.1305409298359</text:p>
              </table:table-cell>
              <table:table-cell office:value-type="float" office:value="1.02995135307968">
                <text:p>1.029951353079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6780645858941">
                <text:p>12.6780645858941</text:p>
              </table:table-cell>
              <table:table-cell office:value-type="float" office:value="1.07673516211517">
                <text:p>1.076735162115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2255882419523">
                <text:p>12.2255882419523</text:p>
              </table:table-cell>
              <table:table-cell office:value-type="float" office:value="1.12349999117144">
                <text:p>1.123499991171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7731118980105">
                <text:p>11.7731118980105</text:p>
              </table:table-cell>
              <table:table-cell office:value-type="float" office:value="1.16456430813255">
                <text:p>1.164564308132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3206355540688">
                <text:p>11.3206355540688</text:p>
              </table:table-cell>
              <table:table-cell office:value-type="float" office:value="1.20418851577062">
                <text:p>1.204188515770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868159210127">
                <text:p>10.868159210127</text:p>
              </table:table-cell>
              <table:table-cell office:value-type="float" office:value="1.24380387206394">
                <text:p>1.243803872063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4156828661853">
                <text:p>10.4156828661853</text:p>
              </table:table-cell>
              <table:table-cell office:value-type="float" office:value="1.2663562769979">
                <text:p>1.26635627699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6320652224347">
                <text:p>9.96320652224347</text:p>
              </table:table-cell>
              <table:table-cell office:value-type="float" office:value="1.28507885872626">
                <text:p>1.285078858726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51073017830169">
                <text:p>9.51073017830169</text:p>
              </table:table-cell>
              <table:table-cell office:value-type="float" office:value="1.3038113600793">
                <text:p>1.30381136007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05825383435993">
                <text:p>9.05825383435993</text:p>
              </table:table-cell>
              <table:table-cell office:value-type="float" office:value="1.29253022263056">
                <text:p>1.29253022263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60577749041816">
                <text:p>8.60577749041816</text:p>
              </table:table-cell>
              <table:table-cell office:value-type="float" office:value="1.27538511200794">
                <text:p>1.275385112007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15330114647638">
                <text:p>8.15330114647638</text:p>
              </table:table-cell>
              <table:table-cell office:value-type="float" office:value="1.2582746320907">
                <text:p>1.25827463209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0082480253462">
                <text:p>7.70082480253462</text:p>
              </table:table-cell>
              <table:table-cell office:value-type="float" office:value="1.20348382914945">
                <text:p>1.203483829149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24834845859285">
                <text:p>7.24834845859285</text:p>
              </table:table-cell>
              <table:table-cell office:value-type="float" office:value="1.14243082674043">
                <text:p>1.142430826740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9587211465107">
                <text:p>6.79587211465107</text:p>
              </table:table-cell>
              <table:table-cell office:value-type="float" office:value="1.08139962480492">
                <text:p>1.081399624804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34339577070931">
                <text:p>6.34339577070931</text:p>
              </table:table-cell>
              <table:table-cell office:value-type="float" office:value="0.987718453056922">
                <text:p>0.987718453056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89091942676754">
                <text:p>5.89091942676754</text:p>
              </table:table-cell>
              <table:table-cell office:value-type="float" office:value="0.889468803057286">
                <text:p>0.8894688030572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43844308282576">
                <text:p>5.43844308282576</text:p>
              </table:table-cell>
              <table:table-cell office:value-type="float" office:value="0.79126126392603">
                <text:p>0.791261263926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985966738884">
                <text:p>4.985966738884</text:p>
              </table:table-cell>
              <table:table-cell office:value-type="float" office:value="0.681090529075664">
                <text:p>0.6810905290756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53349039494222">
                <text:p>4.53349039494222</text:p>
              </table:table-cell>
              <table:table-cell office:value-type="float" office:value="0.569552278939395">
                <text:p>0.5695522789393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08101405100045">
                <text:p>4.08101405100045</text:p>
              </table:table-cell>
              <table:table-cell office:value-type="float" office:value="0.458031769818983">
                <text:p>0.458031769818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2853770705869">
                <text:p>3.62853770705869</text:p>
              </table:table-cell>
              <table:table-cell office:value-type="float" office:value="0.363395678370386">
                <text:p>0.3633956783703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7606136311692">
                <text:p>3.17606136311692</text:p>
              </table:table-cell>
              <table:table-cell office:value-type="float" office:value="0.270220547999363">
                <text:p>0.270220547999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2358501917514">
                <text:p>2.72358501917514</text:p>
              </table:table-cell>
              <table:table-cell office:value-type="float" office:value="0.177061646209872">
                <text:p>0.177061646209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7110867523338">
                <text:p>2.27110867523338</text:p>
              </table:table-cell>
              <table:table-cell office:value-type="float" office:value="0.123499206358509">
                <text:p>0.1234992063585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1863233129159">
                <text:p>1.81863233129159</text:p>
              </table:table-cell>
              <table:table-cell office:value-type="float" office:value="0.0724671799177295">
                <text:p>0.07246717991772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6615598734985">
                <text:p>1.36615598734985</text:p>
              </table:table-cell>
              <table:table-cell office:value-type="float" office:value="0.021439092651425">
                <text:p>0.021439092651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587cm" svg:height="17.739cm" xlink:href=".." chart:class="chart:scatter" chart:style-name="ch1">
        <chart:legend chart:legend-position="end" svg:x="28.109cm" svg:y="8.587cm" chart:style-name="ch2"/>
        <chart:plot-area chart:style-name="ch3" table:cell-range-address="Sheet1.E45:Sheet1.E208 Sheet1.L45:Sheet1.L208" svg:x="0.611cm" svg:y="0.354cm" svg:width="26.888cm" svg:height="16.67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5:Sheet1.L208" chart:class="chart:scatter">
            <chart:domain table:cell-range-address="Sheet1.E45:Sheet1.E208"/>
            <chart:data-point chart:repeated="1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1198000498584">
                <text:p text:id="Sheet1.E45:Sheet1.E208">75.1198000498584</text:p>
              </table:table-cell>
              <table:table-cell office:value-type="float" office:value="9.76812076036466">
                <text:p text:id="Sheet1.L45:Sheet1.L208">9.768120760364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6673237059165">
                <text:p>74.6673237059165</text:p>
              </table:table-cell>
              <table:table-cell office:value-type="float" office:value="9.94176686549354">
                <text:p>9.94176686549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.2148473619749">
                <text:p>74.2148473619749</text:p>
              </table:table-cell>
              <table:table-cell office:value-type="float" office:value="10.1154150014233">
                <text:p>10.1154150014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762371018033">
                <text:p>73.762371018033</text:p>
              </table:table-cell>
              <table:table-cell office:value-type="float" office:value="10.2653951339847">
                <text:p>10.2653951339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3098946740912">
                <text:p>73.3098946740912</text:p>
              </table:table-cell>
              <table:table-cell office:value-type="float" office:value="10.4114063191165">
                <text:p>10.4114063191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8574183301495">
                <text:p>72.8574183301495</text:p>
              </table:table-cell>
              <table:table-cell office:value-type="float" office:value="10.5574189431622">
                <text:p>10.5574189431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4049419862077">
                <text:p>72.4049419862077</text:p>
              </table:table-cell>
              <table:table-cell office:value-type="float" office:value="10.6838710398258">
                <text:p>10.6838710398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952465642266">
                <text:p>71.952465642266</text:p>
              </table:table-cell>
              <table:table-cell office:value-type="float" office:value="10.8075783729095">
                <text:p>10.8075783729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4999892983242">
                <text:p>71.4999892983242</text:p>
              </table:table-cell>
              <table:table-cell office:value-type="float" office:value="10.9312840557393">
                <text:p>10.9312840557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0475129543824">
                <text:p>71.0475129543824</text:p>
              </table:table-cell>
              <table:table-cell office:value-type="float" office:value="11.0382174845097">
                <text:p>11.0382174845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.5950366104407">
                <text:p>70.5950366104407</text:p>
              </table:table-cell>
              <table:table-cell office:value-type="float" office:value="11.1432310132325">
                <text:p>11.1432310132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1425602664989">
                <text:p>70.1425602664989</text:p>
              </table:table-cell>
              <table:table-cell office:value-type="float" office:value="11.2482451624866">
                <text:p>11.2482451624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6900839225571">
                <text:p>69.6900839225571</text:p>
              </table:table-cell>
              <table:table-cell office:value-type="float" office:value="11.3387968775616">
                <text:p>11.3387968775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2376075786154">
                <text:p>69.2376075786154</text:p>
              </table:table-cell>
              <table:table-cell office:value-type="float" office:value="11.4280640128182">
                <text:p>11.428064012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7851312346736">
                <text:p>68.7851312346736</text:p>
              </table:table-cell>
              <table:table-cell office:value-type="float" office:value="11.517320143609">
                <text:p>11.517320143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3326548907318">
                <text:p>68.3326548907318</text:p>
              </table:table-cell>
              <table:table-cell office:value-type="float" office:value="11.5942192511088">
                <text:p>11.5942192511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.8801785467901">
                <text:p>67.8801785467901</text:p>
              </table:table-cell>
              <table:table-cell office:value-type="float" office:value="11.670295816597">
                <text:p>11.670295816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4277022028482">
                <text:p>67.4277022028482</text:p>
              </table:table-cell>
              <table:table-cell office:value-type="float" office:value="11.7463807295571">
                <text:p>11.7463807295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9752258589066">
                <text:p>66.9752258589066</text:p>
              </table:table-cell>
              <table:table-cell office:value-type="float" office:value="11.8116828798322">
                <text:p>11.8116828798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5227495149647">
                <text:p>66.5227495149647</text:p>
              </table:table-cell>
              <table:table-cell office:value-type="float" office:value="11.8765215658421">
                <text:p>11.8765215658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0702731710229">
                <text:p>66.0702731710229</text:p>
              </table:table-cell>
              <table:table-cell office:value-type="float" office:value="11.9413585881089">
                <text:p>11.9413585881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177968270812">
                <text:p>65.6177968270812</text:p>
              </table:table-cell>
              <table:table-cell office:value-type="float" office:value="11.9968229161767">
                <text:p>11.9968229161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1653204831394">
                <text:p>65.1653204831394</text:p>
              </table:table-cell>
              <table:table-cell office:value-type="float" office:value="12.0520851744093">
                <text:p>12.0520851744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7128441391976">
                <text:p>64.7128441391976</text:p>
              </table:table-cell>
              <table:table-cell office:value-type="float" office:value="12.1073492372784">
                <text:p>12.1073492372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.2603677952559">
                <text:p>64.2603677952559</text:p>
              </table:table-cell>
              <table:table-cell office:value-type="float" office:value="12.1548863169127">
                <text:p>12.1548863169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8078914513141">
                <text:p>63.8078914513141</text:p>
              </table:table-cell>
              <table:table-cell office:value-type="float" office:value="12.2024147902559">
                <text:p>12.2024147902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3554151073724">
                <text:p>63.3554151073724</text:p>
              </table:table-cell>
              <table:table-cell office:value-type="float" office:value="12.2498176088552">
                <text:p>12.2498176088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9029387634306">
                <text:p>62.9029387634306</text:p>
              </table:table-cell>
              <table:table-cell office:value-type="float" office:value="12.2908162276069">
                <text:p>12.2908162276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.4504624194888">
                <text:p>62.4504624194888</text:p>
              </table:table-cell>
              <table:table-cell office:value-type="float" office:value="12.3318169797463">
                <text:p>12.3318169797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9979860755471">
                <text:p>61.9979860755471</text:p>
              </table:table-cell>
              <table:table-cell office:value-type="float" office:value="12.3726191080164">
                <text:p>12.3726191080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455097316053">
                <text:p>61.5455097316053</text:p>
              </table:table-cell>
              <table:table-cell office:value-type="float" office:value="12.4087540787944">
                <text:p>12.4087540787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.0930333876634">
                <text:p>61.0930333876634</text:p>
              </table:table-cell>
              <table:table-cell office:value-type="float" office:value="12.4448833638694">
                <text:p>12.44488336386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6405570437218">
                <text:p>60.6405570437218</text:p>
              </table:table-cell>
              <table:table-cell office:value-type="float" office:value="12.4808241931142">
                <text:p>12.4808241931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.1880806997799">
                <text:p>60.1880806997799</text:p>
              </table:table-cell>
              <table:table-cell office:value-type="float" office:value="12.5137705070181">
                <text:p>12.5137705070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7356043558381">
                <text:p>59.7356043558381</text:p>
              </table:table-cell>
              <table:table-cell office:value-type="float" office:value="12.546720443684">
                <text:p>12.546720443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2831280118964">
                <text:p>59.2831280118964</text:p>
              </table:table-cell>
              <table:table-cell office:value-type="float" office:value="12.5794562155836">
                <text:p>12.5794562155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.8306516679546">
                <text:p>58.8306516679546</text:p>
              </table:table-cell>
              <table:table-cell office:value-type="float" office:value="12.6098117813698">
                <text:p>12.6098117813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781753240129">
                <text:p>58.3781753240129</text:p>
              </table:table-cell>
              <table:table-cell office:value-type="float" office:value="12.6401699032241">
                <text:p>12.6401699032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9256989800711">
                <text:p>57.9256989800711</text:p>
              </table:table-cell>
              <table:table-cell office:value-type="float" office:value="12.6704212848995">
                <text:p>12.6704212848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4732226361293">
                <text:p>57.4732226361293</text:p>
              </table:table-cell>
              <table:table-cell office:value-type="float" office:value="12.6997523448963">
                <text:p>12.69975234489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0207462921876">
                <text:p>57.0207462921876</text:p>
              </table:table-cell>
              <table:table-cell office:value-type="float" office:value="12.7290713185103">
                <text:p>12.7290713185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5682699482458">
                <text:p>56.5682699482458</text:p>
              </table:table-cell>
              <table:table-cell office:value-type="float" office:value="12.7582894060891">
                <text:p>12.75828940608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115793604304">
                <text:p>56.115793604304</text:p>
              </table:table-cell>
              <table:table-cell office:value-type="float" office:value="12.7866972984817">
                <text:p>12.78669729848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6633172603623">
                <text:p>55.6633172603623</text:p>
              </table:table-cell>
              <table:table-cell office:value-type="float" office:value="12.8151348306919">
                <text:p>12.8151348306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2108409164205">
                <text:p>55.2108409164205</text:p>
              </table:table-cell>
              <table:table-cell office:value-type="float" office:value="12.8433721671772">
                <text:p>12.84337216717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583645724786">
                <text:p>54.7583645724786</text:p>
              </table:table-cell>
              <table:table-cell office:value-type="float" office:value="12.8705812007667">
                <text:p>12.8705812007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305888228537">
                <text:p>54.305888228537</text:p>
              </table:table-cell>
              <table:table-cell office:value-type="float" office:value="12.8977902343563">
                <text:p>12.8977902343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8534118845951">
                <text:p>53.8534118845951</text:p>
              </table:table-cell>
              <table:table-cell office:value-type="float" office:value="12.9244975754819">
                <text:p>12.9244975754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.4009355406535">
                <text:p>53.4009355406535</text:p>
              </table:table-cell>
              <table:table-cell office:value-type="float" office:value="12.9486298247908">
                <text:p>12.94862982479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.9484591967116">
                <text:p>52.9484591967116</text:p>
              </table:table-cell>
              <table:table-cell office:value-type="float" office:value="12.9727403521498">
                <text:p>12.9727403521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.4959828527698">
                <text:p>52.4959828527698</text:p>
              </table:table-cell>
              <table:table-cell office:value-type="float" office:value="12.9963416752716">
                <text:p>12.9963416752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.0435065088281">
                <text:p>52.0435065088281</text:p>
              </table:table-cell>
              <table:table-cell office:value-type="float" office:value="13.0175820299183">
                <text:p>13.01758202991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5910301648863">
                <text:p>51.5910301648863</text:p>
              </table:table-cell>
              <table:table-cell office:value-type="float" office:value="13.0388337360578">
                <text:p>13.03883373605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1385538209445">
                <text:p>51.1385538209445</text:p>
              </table:table-cell>
              <table:table-cell office:value-type="float" office:value="13.0594154294902">
                <text:p>13.0594154294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.6860774770028">
                <text:p>50.6860774770028</text:p>
              </table:table-cell>
              <table:table-cell office:value-type="float" office:value="13.0774254674239">
                <text:p>13.0774254674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233601133061">
                <text:p>50.233601133061</text:p>
              </table:table-cell>
              <table:table-cell office:value-type="float" office:value="13.0954203878973">
                <text:p>13.09542038789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.7811247891192">
                <text:p>49.7811247891192</text:p>
              </table:table-cell>
              <table:table-cell office:value-type="float" office:value="13.1129061386617">
                <text:p>13.1129061386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3286484451775">
                <text:p>49.3286484451775</text:p>
              </table:table-cell>
              <table:table-cell office:value-type="float" office:value="13.1285803106076">
                <text:p>13.1285803106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.8761721012357">
                <text:p>48.8761721012357</text:p>
              </table:table-cell>
              <table:table-cell office:value-type="float" office:value="13.1442668150818">
                <text:p>13.1442668150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.423695757294">
                <text:p>48.423695757294</text:p>
              </table:table-cell>
              <table:table-cell office:value-type="float" office:value="13.1588822648336">
                <text:p>13.1588822648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.9712194133522">
                <text:p>47.9712194133522</text:p>
              </table:table-cell>
              <table:table-cell office:value-type="float" office:value="13.1702320601451">
                <text:p>13.17023206014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5187430694103">
                <text:p>47.5187430694103</text:p>
              </table:table-cell>
              <table:table-cell office:value-type="float" office:value="13.1816026828131">
                <text:p>13.18160268281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0662667254687">
                <text:p>47.0662667254687</text:p>
              </table:table-cell>
              <table:table-cell office:value-type="float" office:value="13.1919375689293">
                <text:p>13.1919375689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.6137903815268">
                <text:p>46.6137903815268</text:p>
              </table:table-cell>
              <table:table-cell office:value-type="float" office:value="13.1994611919101">
                <text:p>13.1994611919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.161314037585">
                <text:p>46.161314037585</text:p>
              </table:table-cell>
              <table:table-cell office:value-type="float" office:value="13.2069750804713">
                <text:p>13.20697508047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7088376936433">
                <text:p>45.7088376936433</text:p>
              </table:table-cell>
              <table:table-cell office:value-type="float" office:value="13.2130530157879">
                <text:p>13.21305301578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2563613497015">
                <text:p>45.2563613497015</text:p>
              </table:table-cell>
              <table:table-cell office:value-type="float" office:value="13.2155135595798">
                <text:p>13.2155135595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8038850057598">
                <text:p>44.8038850057598</text:p>
              </table:table-cell>
              <table:table-cell office:value-type="float" office:value="13.2179683760642">
                <text:p>13.2179683760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.351408661818">
                <text:p>44.351408661818</text:p>
              </table:table-cell>
              <table:table-cell office:value-type="float" office:value="13.2188766890694">
                <text:p>13.2188766890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8989323178762">
                <text:p>43.8989323178762</text:p>
              </table:table-cell>
              <table:table-cell office:value-type="float" office:value="13.2162652827318">
                <text:p>13.21626528273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4464559739345">
                <text:p>43.4464559739345</text:p>
              </table:table-cell>
              <table:table-cell office:value-type="float" office:value="13.2136552401675">
                <text:p>13.2136552401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.9939796299927">
                <text:p>42.9939796299927</text:p>
              </table:table-cell>
              <table:table-cell office:value-type="float" office:value="13.2096241389065">
                <text:p>13.20962413890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.5415032860509">
                <text:p>42.5415032860509</text:p>
              </table:table-cell>
              <table:table-cell office:value-type="float" office:value="13.2026682952308">
                <text:p>13.2026682952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890269421092">
                <text:p>42.0890269421092</text:p>
              </table:table-cell>
              <table:table-cell office:value-type="float" office:value="13.1957170499597">
                <text:p>13.1957170499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.6365505981674">
                <text:p>41.6365505981674</text:p>
              </table:table-cell>
              <table:table-cell office:value-type="float" office:value="13.1871322868332">
                <text:p>13.1871322868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.1840742542256">
                <text:p>41.1840742542256</text:p>
              </table:table-cell>
              <table:table-cell office:value-type="float" office:value="13.1754841703954">
                <text:p>13.1754841703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.7315979102839">
                <text:p>40.7315979102839</text:p>
              </table:table-cell>
              <table:table-cell office:value-type="float" office:value="13.1638330094646">
                <text:p>13.16383300946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.279121566342">
                <text:p>40.279121566342</text:p>
              </table:table-cell>
              <table:table-cell office:value-type="float" office:value="13.1508117222788">
                <text:p>13.1508117222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8266452224004">
                <text:p>39.8266452224004</text:p>
              </table:table-cell>
              <table:table-cell office:value-type="float" office:value="13.1354150434572">
                <text:p>13.13541504345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3741688784585">
                <text:p>39.3741688784585</text:p>
              </table:table-cell>
              <table:table-cell office:value-type="float" office:value="13.1200069741962">
                <text:p>13.1200069741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.9216925345167">
                <text:p>38.9216925345167</text:p>
              </table:table-cell>
              <table:table-cell office:value-type="float" office:value="13.1034661909294">
                <text:p>13.10346619092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.469216190575">
                <text:p>38.469216190575</text:p>
              </table:table-cell>
              <table:table-cell office:value-type="float" office:value="13.0851184368377">
                <text:p>13.08511843683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.0167398466332">
                <text:p>38.0167398466332</text:p>
              </table:table-cell>
              <table:table-cell office:value-type="float" office:value="13.0667817000117">
                <text:p>13.0667817000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642635026914">
                <text:p>37.5642635026914</text:p>
              </table:table-cell>
              <table:table-cell office:value-type="float" office:value="13.0471929725767">
                <text:p>13.0471929725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1117871587497">
                <text:p>37.1117871587497</text:p>
              </table:table-cell>
              <table:table-cell office:value-type="float" office:value="13.0258103193736">
                <text:p>13.0258103193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6593108148079">
                <text:p>36.6593108148079</text:p>
              </table:table-cell>
              <table:table-cell office:value-type="float" office:value="13.0044193415883">
                <text:p>13.0044193415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2068344708661">
                <text:p>36.2068344708661</text:p>
              </table:table-cell>
              <table:table-cell office:value-type="float" office:value="12.981600774879">
                <text:p>12.981600774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.7543581269244">
                <text:p>35.7543581269244</text:p>
              </table:table-cell>
              <table:table-cell office:value-type="float" office:value="12.9568530575837">
                <text:p>12.9568530575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3018817829826">
                <text:p>35.3018817829826</text:p>
              </table:table-cell>
              <table:table-cell office:value-type="float" office:value="12.9321053570446">
                <text:p>12.93210535704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.8494054390409">
                <text:p>34.8494054390409</text:p>
              </table:table-cell>
              <table:table-cell office:value-type="float" office:value="12.906038241786">
                <text:p>12.9060382417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.3969290950991">
                <text:p>34.3969290950991</text:p>
              </table:table-cell>
              <table:table-cell office:value-type="float" office:value="12.8783580264033">
                <text:p>12.8783580264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9444527511572">
                <text:p>33.9444527511572</text:p>
              </table:table-cell>
              <table:table-cell office:value-type="float" office:value="12.8506790341475">
                <text:p>12.85067903414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4919764072156">
                <text:p>33.4919764072156</text:p>
              </table:table-cell>
              <table:table-cell office:value-type="float" office:value="12.8218482855784">
                <text:p>12.8218482855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0395000632737">
                <text:p>33.0395000632737</text:p>
              </table:table-cell>
              <table:table-cell office:value-type="float" office:value="12.7917135896936">
                <text:p>12.7917135896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.5870237193319">
                <text:p>32.5870237193319</text:p>
              </table:table-cell>
              <table:table-cell office:value-type="float" office:value="12.7615775810019">
                <text:p>12.7615775810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1345473753902">
                <text:p>32.1345473753902</text:p>
              </table:table-cell>
              <table:table-cell office:value-type="float" office:value="12.7299683426497">
                <text:p>12.7299683426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6820710314484">
                <text:p>31.6820710314484</text:p>
              </table:table-cell>
              <table:table-cell office:value-type="float" office:value="12.6968072022514">
                <text:p>12.69680720225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2295946875066">
                <text:p>31.2295946875066</text:p>
              </table:table-cell>
              <table:table-cell office:value-type="float" office:value="12.6636459361018">
                <text:p>12.6636459361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7771183435649">
                <text:p>30.7771183435649</text:p>
              </table:table-cell>
              <table:table-cell office:value-type="float" office:value="12.6291198243209">
                <text:p>12.62911982432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3246419996231">
                <text:p>30.3246419996231</text:p>
              </table:table-cell>
              <table:table-cell office:value-type="float" office:value="12.593290632129">
                <text:p>12.593290632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721656556813">
                <text:p>29.8721656556813</text:p>
              </table:table-cell>
              <table:table-cell office:value-type="float" office:value="12.5574603403014">
                <text:p>12.5574603403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4196893117396">
                <text:p>29.4196893117396</text:p>
              </table:table-cell>
              <table:table-cell office:value-type="float" office:value="12.5203597452475">
                <text:p>12.520359745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9672129677978">
                <text:p>28.9672129677978</text:p>
              </table:table-cell>
              <table:table-cell office:value-type="float" office:value="12.4821489693467">
                <text:p>12.48214896934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5147366238561">
                <text:p>28.5147366238561</text:p>
              </table:table-cell>
              <table:table-cell office:value-type="float" office:value="12.4439379269839">
                <text:p>12.44393792698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0622602799143">
                <text:p>28.0622602799143</text:p>
              </table:table-cell>
              <table:table-cell office:value-type="float" office:value="12.4038207303482">
                <text:p>12.4038207303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6097839359725">
                <text:p>27.6097839359725</text:p>
              </table:table-cell>
              <table:table-cell office:value-type="float" office:value="12.3621523338899">
                <text:p>12.36215233388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1573075920308">
                <text:p>27.1573075920308</text:p>
              </table:table-cell>
              <table:table-cell office:value-type="float" office:value="12.320484362863">
                <text:p>12.3204843628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704831248089">
                <text:p>26.704831248089</text:p>
              </table:table-cell>
              <table:table-cell office:value-type="float" office:value="12.2760463131012">
                <text:p>12.2760463131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2523549041471">
                <text:p>26.2523549041471</text:p>
              </table:table-cell>
              <table:table-cell office:value-type="float" office:value="12.2295424339229">
                <text:p>12.2295424339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7998785602055">
                <text:p>25.7998785602055</text:p>
              </table:table-cell>
              <table:table-cell office:value-type="float" office:value="12.1830357846808">
                <text:p>12.18303578468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.3474022162636">
                <text:p>25.3474022162636</text:p>
              </table:table-cell>
              <table:table-cell office:value-type="float" office:value="12.1335512050578">
                <text:p>12.13355120505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8949258723218">
                <text:p>24.8949258723218</text:p>
              </table:table-cell>
              <table:table-cell office:value-type="float" office:value="12.0820434679802">
                <text:p>12.08204346798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4424495283801">
                <text:p>24.4424495283801</text:p>
              </table:table-cell>
              <table:table-cell office:value-type="float" office:value="12.0305273832888">
                <text:p>12.03052738328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9899731844383">
                <text:p>23.9899731844383</text:p>
              </table:table-cell>
              <table:table-cell office:value-type="float" office:value="11.9749547806738">
                <text:p>11.9749547806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5374968404966">
                <text:p>23.5374968404966</text:p>
              </table:table-cell>
              <table:table-cell office:value-type="float" office:value="11.9168057197596">
                <text:p>11.91680571975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0850204965548">
                <text:p>23.0850204965548</text:p>
              </table:table-cell>
              <table:table-cell office:value-type="float" office:value="11.8586658848751">
                <text:p>11.85866588487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32544152613">
                <text:p>22.632544152613</text:p>
              </table:table-cell>
              <table:table-cell office:value-type="float" office:value="11.7959331766187">
                <text:p>11.79593317661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1800678086713">
                <text:p>22.1800678086713</text:p>
              </table:table-cell>
              <table:table-cell office:value-type="float" office:value="11.7305557192357">
                <text:p>11.73055571923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7275914647295">
                <text:p>21.7275914647295</text:p>
              </table:table-cell>
              <table:table-cell office:value-type="float" office:value="11.665167496113">
                <text:p>11.665167496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2751151207877">
                <text:p>21.2751151207877</text:p>
              </table:table-cell>
              <table:table-cell office:value-type="float" office:value="11.5945477819242">
                <text:p>11.59454778192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822638776846">
                <text:p>20.822638776846</text:p>
              </table:table-cell>
              <table:table-cell office:value-type="float" office:value="11.5211252957365">
                <text:p>11.52112529573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3701624329042">
                <text:p>20.3701624329042</text:p>
              </table:table-cell>
              <table:table-cell office:value-type="float" office:value="11.4477218790342">
                <text:p>11.44772187903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9176860889625">
                <text:p>19.9176860889625</text:p>
              </table:table-cell>
              <table:table-cell office:value-type="float" office:value="11.3684860607415">
                <text:p>11.3684860607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4652097450207">
                <text:p>19.4652097450207</text:p>
              </table:table-cell>
              <table:table-cell office:value-type="float" office:value="11.2864516320717">
                <text:p>11.28645163207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0127334010788">
                <text:p>19.0127334010788</text:p>
              </table:table-cell>
              <table:table-cell office:value-type="float" office:value="11.2044007501246">
                <text:p>11.20440075012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5602570571371">
                <text:p>18.5602570571371</text:p>
              </table:table-cell>
              <table:table-cell office:value-type="float" office:value="11.1158822710358">
                <text:p>11.11588227103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1077807131953">
                <text:p>18.1077807131953</text:p>
              </table:table-cell>
              <table:table-cell office:value-type="float" office:value="11.0245320544641">
                <text:p>11.02453205446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6553043692535">
                <text:p>17.6553043692535</text:p>
              </table:table-cell>
              <table:table-cell office:value-type="float" office:value="10.9331776403665">
                <text:p>10.93317764036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2028280253118">
                <text:p>17.2028280253118</text:p>
              </table:table-cell>
              <table:table-cell office:value-type="float" office:value="10.8336510742382">
                <text:p>10.83365107423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75035168137">
                <text:p>16.75035168137</text:p>
              </table:table-cell>
              <table:table-cell office:value-type="float" office:value="10.730865302476">
                <text:p>10.7308653024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978753374282">
                <text:p>16.2978753374282</text:p>
              </table:table-cell>
              <table:table-cell office:value-type="float" office:value="10.6280810911543">
                <text:p>10.62808109115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8453989934865">
                <text:p>15.8453989934865</text:p>
              </table:table-cell>
              <table:table-cell office:value-type="float" office:value="10.514526480222">
                <text:p>10.514526480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3929226495447">
                <text:p>15.3929226495447</text:p>
              </table:table-cell>
              <table:table-cell office:value-type="float" office:value="10.3971018610304">
                <text:p>10.3971018610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940446305603">
                <text:p>14.940446305603</text:p>
              </table:table-cell>
              <table:table-cell office:value-type="float" office:value="10.2796738334072">
                <text:p>10.27967383340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4879699616612">
                <text:p>14.4879699616612</text:p>
              </table:table-cell>
              <table:table-cell office:value-type="float" office:value="10.1468340711309">
                <text:p>10.1468340711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0354936177194">
                <text:p>14.0354936177194</text:p>
              </table:table-cell>
              <table:table-cell office:value-type="float" office:value="10.0090304128907">
                <text:p>10.0090304128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830172737777">
                <text:p>13.5830172737777</text:p>
              </table:table-cell>
              <table:table-cell office:value-type="float" office:value="9.87121758313877">
                <text:p>9.871217583138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1305409298359">
                <text:p>13.1305409298359</text:p>
              </table:table-cell>
              <table:table-cell office:value-type="float" office:value="9.71118444950819">
                <text:p>9.711184449508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6780645858941">
                <text:p>12.6780645858941</text:p>
              </table:table-cell>
              <table:table-cell office:value-type="float" office:value="9.54475512363711">
                <text:p>9.544755123637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2255882419523">
                <text:p>12.2255882419523</text:p>
              </table:table-cell>
              <table:table-cell office:value-type="float" office:value="9.37832181423298">
                <text:p>9.378321814232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7731118980105">
                <text:p>11.7731118980105</text:p>
              </table:table-cell>
              <table:table-cell office:value-type="float" office:value="9.18294320481612">
                <text:p>9.182943204816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3206355540688">
                <text:p>11.3206355540688</text:p>
              </table:table-cell>
              <table:table-cell office:value-type="float" office:value="8.9801690133788">
                <text:p>8.98016901337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868159210127">
                <text:p>10.868159210127</text:p>
              </table:table-cell>
              <table:table-cell office:value-type="float" office:value="8.77740328501494">
                <text:p>8.777403285014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4156828661853">
                <text:p>10.4156828661853</text:p>
              </table:table-cell>
              <table:table-cell office:value-type="float" office:value="8.53852007946879">
                <text:p>8.538520079468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6320652224347">
                <text:p>9.96320652224347</text:p>
              </table:table-cell>
              <table:table-cell office:value-type="float" office:value="8.29155594287184">
                <text:p>8.291555942871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51073017830169">
                <text:p>9.51073017830169</text:p>
              </table:table-cell>
              <table:table-cell office:value-type="float" office:value="8.04459189069407">
                <text:p>8.044591890694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05825383435993">
                <text:p>9.05825383435993</text:p>
              </table:table-cell>
              <table:table-cell office:value-type="float" office:value="7.75657683665694">
                <text:p>7.75657683665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60577749041816">
                <text:p>8.60577749041816</text:p>
              </table:table-cell>
              <table:table-cell office:value-type="float" office:value="7.46058833085912">
                <text:p>7.460588330859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15330114647638">
                <text:p>8.15330114647638</text:p>
              </table:table-cell>
              <table:table-cell office:value-type="float" office:value="7.16461176103624">
                <text:p>7.164611761036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0082480253462">
                <text:p>7.70082480253462</text:p>
              </table:table-cell>
              <table:table-cell office:value-type="float" office:value="6.82536179995576">
                <text:p>6.825361799955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24834845859285">
                <text:p>7.24834845859285</text:p>
              </table:table-cell>
              <table:table-cell office:value-type="float" office:value="6.47897258572784">
                <text:p>6.478972585727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9587211465107">
                <text:p>6.79587211465107</text:p>
              </table:table-cell>
              <table:table-cell office:value-type="float" office:value="6.13256816043008">
                <text:p>6.13256816043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34339577070931">
                <text:p>6.34339577070931</text:p>
              </table:table-cell>
              <table:table-cell office:value-type="float" office:value="5.74372243898744">
                <text:p>5.7437224389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89091942676754">
                <text:p>5.89091942676754</text:p>
              </table:table-cell>
              <table:table-cell office:value-type="float" office:value="5.34897436620995">
                <text:p>5.34897436620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43844308282576">
                <text:p>5.43844308282576</text:p>
              </table:table-cell>
              <table:table-cell office:value-type="float" office:value="4.95425319907811">
                <text:p>4.954253199078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985966738884">
                <text:p>4.985966738884</text:p>
              </table:table-cell>
              <table:table-cell office:value-type="float" office:value="4.52168954898148">
                <text:p>4.521689548981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53349039494222">
                <text:p>4.53349039494222</text:p>
              </table:table-cell>
              <table:table-cell office:value-type="float" office:value="4.08487818520257">
                <text:p>4.084878185202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08101405100045">
                <text:p>4.08101405100045</text:p>
              </table:table-cell>
              <table:table-cell office:value-type="float" office:value="3.6480611125861">
                <text:p>3.64806111258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2853770705869">
                <text:p>3.62853770705869</text:p>
              </table:table-cell>
              <table:table-cell office:value-type="float" office:value="3.18131525794288">
                <text:p>3.181315257942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7606136311692">
                <text:p>3.17606136311692</text:p>
              </table:table-cell>
              <table:table-cell office:value-type="float" office:value="2.71193843658682">
                <text:p>2.711938436586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2358501917514">
                <text:p>2.72358501917514</text:p>
              </table:table-cell>
              <table:table-cell office:value-type="float" office:value="2.24256750410091">
                <text:p>2.242567504100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7110867523338">
                <text:p>2.27110867523338</text:p>
              </table:table-cell>
              <table:table-cell office:value-type="float" office:value="1.75160172104441">
                <text:p>1.751601721044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1863233129159">
                <text:p>1.81863233129159</text:p>
              </table:table-cell>
              <table:table-cell office:value-type="float" office:value="1.25925432165552">
                <text:p>1.259254321655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6615598734985">
                <text:p>1.36615598734985</text:p>
              </table:table-cell>
              <table:table-cell office:value-type="float" office:value="0.766906032077273">
                <text:p>0.76690603207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